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arch_by_username_fake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busquedas</text:p>
          </table:table-cell>
          <table:table-cell office:value-type="string" calcext:value-type="string">
            <text:p><text:s/>Tiempo(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5476" calcext:value-type="float">
            <text:p>0,000225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6451" calcext:value-type="float">
            <text:p>0,000206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697" calcext:value-type="float">
            <text:p>0,000216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404" calcext:value-type="float">
            <text:p>0,0000124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081" calcext:value-type="float">
            <text:p>0,000270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4925" calcext:value-type="float">
            <text:p>0,0001949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2071" calcext:value-type="float">
            <text:p>0,0002720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25" calcext:value-type="float">
            <text:p>0,000012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3944" calcext:value-type="float">
            <text:p>0,0002839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2581" calcext:value-type="float">
            <text:p>0,0002025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5091" calcext:value-type="float">
            <text:p>0,0002250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631" calcext:value-type="float">
            <text:p>0,0000106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0289" calcext:value-type="float">
            <text:p>0,000260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7898" calcext:value-type="float">
            <text:p>0,0001878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184" calcext:value-type="float">
            <text:p>0,00019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869" calcext:value-type="float">
            <text:p>0,0000098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9646" calcext:value-type="float">
            <text:p>0,0002596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329" calcext:value-type="float">
            <text:p>0,000184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678" calcext:value-type="float">
            <text:p>0,000188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852" calcext:value-type="float">
            <text:p>0,0000098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943" calcext:value-type="float">
            <text:p>0,000289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3684" calcext:value-type="float">
            <text:p>0,000213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7531" calcext:value-type="float">
            <text:p>0,0002375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822" calcext:value-type="float">
            <text:p>0,0000098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4521" calcext:value-type="float">
            <text:p>0,000264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379" calcext:value-type="float">
            <text:p>0,000186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506" calcext:value-type="float">
            <text:p>0,0001885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9" calcext:value-type="float">
            <text:p>0,000009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6715" calcext:value-type="float">
            <text:p>0,000256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998" calcext:value-type="float">
            <text:p>0,000180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202" calcext:value-type="float">
            <text:p>0,0001842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1" calcext:value-type="float">
            <text:p>0,0000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6738" calcext:value-type="float">
            <text:p>0,0002567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1943" calcext:value-type="float">
            <text:p>0,0001819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5376" calcext:value-type="float">
            <text:p>0,0001853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292" calcext:value-type="float">
            <text:p>0,0000102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5656" calcext:value-type="float">
            <text:p>0,0002856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0283" calcext:value-type="float">
            <text:p>0,0002102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677" calcext:value-type="float">
            <text:p>0,00022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7" calcext:value-type="float">
            <text:p>0,00000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1984" calcext:value-type="float">
            <text:p>0,0002819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7217" calcext:value-type="float">
            <text:p>0,000207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5866" calcext:value-type="float">
            <text:p>0,000245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87" calcext:value-type="float">
            <text:p>0,0000107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2586" calcext:value-type="float">
            <text:p>0,0002625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429" calcext:value-type="float">
            <text:p>0,0001844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318" calcext:value-type="float">
            <text:p>0,000186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476" calcext:value-type="float">
            <text:p>0,0000094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807" calcext:value-type="float">
            <text:p>0,00028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4501" calcext:value-type="float">
            <text:p>0,0002345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1536" calcext:value-type="float">
            <text:p>0,0002315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16" calcext:value-type="float">
            <text:p>0,0000099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5924" calcext:value-type="float">
            <text:p>0,0002859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4934" calcext:value-type="float">
            <text:p>0,0001949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4325" calcext:value-type="float">
            <text:p>0,000194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768" calcext:value-type="float">
            <text:p>0,0000097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99" calcext:value-type="float">
            <text:p>0,0002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9778" calcext:value-type="float">
            <text:p>0,0001897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087" calcext:value-type="float">
            <text:p>0,000188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211" calcext:value-type="float">
            <text:p>0,0000142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5077" calcext:value-type="float">
            <text:p>0,000285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842" calcext:value-type="float">
            <text:p>0,0001868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377" calcext:value-type="float">
            <text:p>0,0001863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41" calcext:value-type="float">
            <text:p>0,0000099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9814" calcext:value-type="float">
            <text:p>0,0002698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202" calcext:value-type="float">
            <text:p>0,0001862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3235" calcext:value-type="float">
            <text:p>0,0002332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707" calcext:value-type="float">
            <text:p>0,0000097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63" calcext:value-type="float">
            <text:p>0,0002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1314" calcext:value-type="float">
            <text:p>0,0002013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3698" calcext:value-type="float">
            <text:p>0,000213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36" calcext:value-type="float">
            <text:p>0,0000096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4788" calcext:value-type="float">
            <text:p>0,000294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36" calcext:value-type="float">
            <text:p>0,00022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4224" calcext:value-type="float">
            <text:p>0,0002242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245" calcext:value-type="float">
            <text:p>0,0000102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7219" calcext:value-type="float">
            <text:p>0,0002872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4673" calcext:value-type="float">
            <text:p>0,000214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98" calcext:value-type="float">
            <text:p>0,00018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74" calcext:value-type="float">
            <text:p>0,000009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985" calcext:value-type="float">
            <text:p>0,000259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1117" calcext:value-type="float">
            <text:p>0,000181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185" calcext:value-type="float">
            <text:p>0,000221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374" calcext:value-type="float">
            <text:p>0,0000113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321" calcext:value-type="float">
            <text:p>0,000293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587" calcext:value-type="float">
            <text:p>0,0001865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461" calcext:value-type="float">
            <text:p>0,0001864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46" calcext:value-type="float">
            <text:p>0,000010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9513" calcext:value-type="float">
            <text:p>0,000289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2871" calcext:value-type="float">
            <text:p>0,0002028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973" calcext:value-type="float">
            <text:p>0,00021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435" calcext:value-type="float">
            <text:p>0,0000104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9001" calcext:value-type="float">
            <text:p>0,000309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788" calcext:value-type="float">
            <text:p>0,000207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2514" calcext:value-type="float">
            <text:p>0,000192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811" calcext:value-type="float">
            <text:p>0,0000098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929" calcext:value-type="float">
            <text:p>0,000289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6717" calcext:value-type="float">
            <text:p>0,000206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356" calcext:value-type="float">
            <text:p>0,00021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143" calcext:value-type="float">
            <text:p>0,0000101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8297" calcext:value-type="float">
            <text:p>0,000288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2602" calcext:value-type="float">
            <text:p>0,0001826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396" calcext:value-type="float">
            <text:p>0,0001883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748" calcext:value-type="float">
            <text:p>0,0000097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0444" calcext:value-type="float">
            <text:p>0,000290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2411" calcext:value-type="float">
            <text:p>0,0002024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57" calcext:value-type="float">
            <text:p>0,000184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82" calcext:value-type="float">
            <text:p>0,0000100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9224" calcext:value-type="float">
            <text:p>0,000259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729" calcext:value-type="float">
            <text:p>0,0001847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1535" calcext:value-type="float">
            <text:p>0,0002115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489" calcext:value-type="float">
            <text:p>0,0000094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8702" calcext:value-type="float">
            <text:p>0,000258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8173" calcext:value-type="float">
            <text:p>0,0001781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7111" calcext:value-type="float">
            <text:p>0,0001871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24" calcext:value-type="float">
            <text:p>0,0000099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881" calcext:value-type="float">
            <text:p>0,00025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1324" calcext:value-type="float">
            <text:p>0,0001813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419" calcext:value-type="float">
            <text:p>0,000184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824" calcext:value-type="float">
            <text:p>0,0000098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6925" calcext:value-type="float">
            <text:p>0,000286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8975" calcext:value-type="float">
            <text:p>0,000198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812" calcext:value-type="float">
            <text:p>0,000184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332" calcext:value-type="float">
            <text:p>0,0000093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137" calcext:value-type="float">
            <text:p>0,000261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927" calcext:value-type="float">
            <text:p>0,0001809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985" calcext:value-type="float">
            <text:p>0,000184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04" calcext:value-type="float">
            <text:p>0,0000095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1361" calcext:value-type="float">
            <text:p>0,0002613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1531" calcext:value-type="float">
            <text:p>0,000181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395" calcext:value-type="float">
            <text:p>0,0001863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278" calcext:value-type="float">
            <text:p>0,0000092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2852" calcext:value-type="float">
            <text:p>0,0002928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5937" calcext:value-type="float">
            <text:p>0,000215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6005" calcext:value-type="float">
            <text:p>0,0002060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481" calcext:value-type="float">
            <text:p>0,0000094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3436" calcext:value-type="float">
            <text:p>0,000263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975" calcext:value-type="float">
            <text:p>0,000180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9139" calcext:value-type="float">
            <text:p>0,000189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47" calcext:value-type="float">
            <text:p>0,0000099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2963" calcext:value-type="float">
            <text:p>0,000262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2454" calcext:value-type="float">
            <text:p>0,0001824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216" calcext:value-type="float">
            <text:p>0,000186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732" calcext:value-type="float">
            <text:p>0,0000097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464" calcext:value-type="float">
            <text:p>0,000274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529" calcext:value-type="float">
            <text:p>0,000195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2399" calcext:value-type="float">
            <text:p>0,000222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95" calcext:value-type="float">
            <text:p>0,0000088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0334" calcext:value-type="float">
            <text:p>0,0002603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086" calcext:value-type="float">
            <text:p>0,0001830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5795" calcext:value-type="float">
            <text:p>0,0001857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85" calcext:value-type="float">
            <text:p>0,0000096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01" calcext:value-type="float">
            <text:p>0,00026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846" calcext:value-type="float">
            <text:p>0,000178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7573" calcext:value-type="float">
            <text:p>0,0001875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8" calcext:value-type="float">
            <text:p>0,000009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7976" calcext:value-type="float">
            <text:p>0,000287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6653" calcext:value-type="float">
            <text:p>0,000206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7174" calcext:value-type="float">
            <text:p>0,000217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41" calcext:value-type="float">
            <text:p>0,0000096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9677" calcext:value-type="float">
            <text:p>0,0002896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9341" calcext:value-type="float">
            <text:p>0,0001993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3599" calcext:value-type="float">
            <text:p>0,000203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66" calcext:value-type="float">
            <text:p>0,0000107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5724" calcext:value-type="float">
            <text:p>0,000295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3058" calcext:value-type="float">
            <text:p>0,000223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5838" calcext:value-type="float">
            <text:p>0,0002058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799" calcext:value-type="float">
            <text:p>0,0000097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4174" calcext:value-type="float">
            <text:p>0,000264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303" calcext:value-type="float">
            <text:p>0,0001843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448" calcext:value-type="float">
            <text:p>0,000188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715" calcext:value-type="float">
            <text:p>0,0000097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2103" calcext:value-type="float">
            <text:p>0,0002821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6476" calcext:value-type="float">
            <text:p>0,000206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6217" calcext:value-type="float">
            <text:p>0,0002062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2" calcext:value-type="float">
            <text:p>0,000009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9102" calcext:value-type="float">
            <text:p>0,000289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0007" calcext:value-type="float">
            <text:p>0,0002000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182" calcext:value-type="float">
            <text:p>0,000193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342" calcext:value-type="float">
            <text:p>0,0000093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4495" calcext:value-type="float">
            <text:p>0,0002644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082" calcext:value-type="float">
            <text:p>0,000184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6387" calcext:value-type="float">
            <text:p>0,0001863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23" calcext:value-type="float">
            <text:p>0,0000096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9943" calcext:value-type="float">
            <text:p>0,0002599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41" calcext:value-type="float">
            <text:p>0,000180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9335" calcext:value-type="float">
            <text:p>0,000199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43" calcext:value-type="float">
            <text:p>0,0000095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5432" calcext:value-type="float">
            <text:p>0,000335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407" calcext:value-type="float">
            <text:p>0,00020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2932" calcext:value-type="float">
            <text:p>0,000222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37" calcext:value-type="float">
            <text:p>0,000009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6516" calcext:value-type="float">
            <text:p>0,0002665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648" calcext:value-type="float">
            <text:p>0,0001886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652" calcext:value-type="float">
            <text:p>0,000188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449" calcext:value-type="float">
            <text:p>0,0000104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2015" calcext:value-type="float">
            <text:p>0,000342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7157" calcext:value-type="float">
            <text:p>0,0002171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2646" calcext:value-type="float">
            <text:p>0,0002826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245" calcext:value-type="float">
            <text:p>0,0000122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6445" calcext:value-type="float">
            <text:p>0,000446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2195" calcext:value-type="float">
            <text:p>0,0003821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4163" calcext:value-type="float">
            <text:p>0,0005841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5" calcext:value-type="float">
            <text:p>0,00004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30308" calcext:value-type="float">
            <text:p>0,000430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0136" calcext:value-type="float">
            <text:p>0,0003001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5853" calcext:value-type="float">
            <text:p>0,0002758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63" calcext:value-type="float">
            <text:p>0,0000117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1202" calcext:value-type="float">
            <text:p>0,0004012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3122" calcext:value-type="float">
            <text:p>0,0002231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5356" calcext:value-type="float">
            <text:p>0,000245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22" calcext:value-type="float">
            <text:p>0,0000096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1169" calcext:value-type="float">
            <text:p>0,0002811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1469" calcext:value-type="float">
            <text:p>0,000201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1267" calcext:value-type="float">
            <text:p>0,0002412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26" calcext:value-type="float">
            <text:p>0,0000099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1466" calcext:value-type="float">
            <text:p>0,000281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9219" calcext:value-type="float">
            <text:p>0,000199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0093" calcext:value-type="float">
            <text:p>0,0002000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21" calcext:value-type="float">
            <text:p>0,00001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1228" calcext:value-type="float">
            <text:p>0,000301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0468" calcext:value-type="float">
            <text:p>0,0002604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6603" calcext:value-type="float">
            <text:p>0,0002866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643" calcext:value-type="float">
            <text:p>0,0000636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0894" calcext:value-type="float">
            <text:p>0,0003508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2155" calcext:value-type="float">
            <text:p>0,000242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4681" calcext:value-type="float">
            <text:p>0,0002446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606" calcext:value-type="float">
            <text:p>0,0000106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7695" calcext:value-type="float">
            <text:p>0,0003376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7889" calcext:value-type="float">
            <text:p>0,000207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2207" calcext:value-type="float">
            <text:p>0,0002522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51" calcext:value-type="float">
            <text:p>0,0000100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7618" calcext:value-type="float">
            <text:p>0,0003376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4629" calcext:value-type="float">
            <text:p>0,000234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7894" calcext:value-type="float">
            <text:p>0,000247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84" calcext:value-type="float">
            <text:p>0,0000096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9468" calcext:value-type="float">
            <text:p>0,000349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8217" calcext:value-type="float">
            <text:p>0,000228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1638" calcext:value-type="float">
            <text:p>0,0002216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72" calcext:value-type="float">
            <text:p>0,000009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0264" calcext:value-type="float">
            <text:p>0,0002702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657" calcext:value-type="float">
            <text:p>0,0001886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072" calcext:value-type="float">
            <text:p>0,000193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056" calcext:value-type="float">
            <text:p>0,000032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0924" calcext:value-type="float">
            <text:p>0,0004809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8054" calcext:value-type="float">
            <text:p>0,000248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58" calcext:value-type="float">
            <text:p>0,0002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01" calcext:value-type="float">
            <text:p>0,0000103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161" calcext:value-type="float">
            <text:p>0,000341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9504" calcext:value-type="float">
            <text:p>0,0002795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8028" calcext:value-type="float">
            <text:p>0,0002380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009" calcext:value-type="float">
            <text:p>0,0000230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4962" calcext:value-type="float">
            <text:p>0,000334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9682" calcext:value-type="float">
            <text:p>0,0002196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2012" calcext:value-type="float">
            <text:p>0,0003120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601" calcext:value-type="float">
            <text:p>0,0000156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6244" calcext:value-type="float">
            <text:p>0,0003762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5451" calcext:value-type="float">
            <text:p>0,000275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2491" calcext:value-type="float">
            <text:p>0,000282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812" calcext:value-type="float">
            <text:p>0,000013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5837" calcext:value-type="float">
            <text:p>0,0003358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8062" calcext:value-type="float">
            <text:p>0,0002280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7245" calcext:value-type="float">
            <text:p>0,0002572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554" calcext:value-type="float">
            <text:p>0,0000135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1077" calcext:value-type="float">
            <text:p>0,000591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8155" calcext:value-type="float">
            <text:p>0,000588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6159" calcext:value-type="float">
            <text:p>0,000256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104" calcext:value-type="float">
            <text:p>0,0000001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117" calcext:value-type="float">
            <text:p>0,0000211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54109" calcext:value-type="float">
            <text:p>0,0005541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1633" calcext:value-type="float">
            <text:p>0,0003316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6422" calcext:value-type="float">
            <text:p>0,000276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28" calcext:value-type="float">
            <text:p>0,000015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38374" calcext:value-type="float">
            <text:p>0,000638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7619" calcext:value-type="float">
            <text:p>0,0004876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2188" calcext:value-type="float">
            <text:p>0,000352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7" calcext:value-type="float">
            <text:p>0,0000000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253" calcext:value-type="float">
            <text:p>0,0000162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3851" calcext:value-type="float">
            <text:p>0,0003638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5811" calcext:value-type="float">
            <text:p>0,0002658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5979" calcext:value-type="float">
            <text:p>0,000255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543" calcext:value-type="float">
            <text:p>0,0000155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1576" calcext:value-type="float">
            <text:p>0,000401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6158" calcext:value-type="float">
            <text:p>0,0002661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8636" calcext:value-type="float">
            <text:p>0,0003586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42" calcext:value-type="float">
            <text:p>0,00000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922" calcext:value-type="float">
            <text:p>0,0000179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0105" calcext:value-type="float">
            <text:p>0,000400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65817" calcext:value-type="float">
            <text:p>0,0003658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9978" calcext:value-type="float">
            <text:p>0,000309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275" calcext:value-type="float">
            <text:p>0,0000132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6868" calcext:value-type="float">
            <text:p>0,0004068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934" calcext:value-type="float">
            <text:p>0,000319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142" calcext:value-type="float">
            <text:p>0,00051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819" calcext:value-type="float">
            <text:p>0,0000128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2916" calcext:value-type="float">
            <text:p>0,000472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5727" calcext:value-type="float">
            <text:p>0,0002857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6144" calcext:value-type="float">
            <text:p>0,000286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129" calcext:value-type="float">
            <text:p>0,0000001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049" calcext:value-type="float">
            <text:p>0,0000350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6514" calcext:value-type="float">
            <text:p>0,0004965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6125" calcext:value-type="float">
            <text:p>0,0003361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9559" calcext:value-type="float">
            <text:p>0,0002995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784" calcext:value-type="float">
            <text:p>0,0000367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4267" calcext:value-type="float">
            <text:p>0,000404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8193" calcext:value-type="float">
            <text:p>0,000258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7906" calcext:value-type="float">
            <text:p>0,0002879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057" calcext:value-type="float">
            <text:p>0,0000200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81707" calcext:value-type="float">
            <text:p>0,000581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947" calcext:value-type="float">
            <text:p>0,00027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3142" calcext:value-type="float">
            <text:p>0,000303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363" calcext:value-type="float">
            <text:p>0,0000113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9528" calcext:value-type="float">
            <text:p>0,0003795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4809" calcext:value-type="float">
            <text:p>0,000274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71" calcext:value-type="float">
            <text:p>0,00042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3" calcext:value-type="float">
            <text:p>0,000000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793" calcext:value-type="float">
            <text:p>0,0000217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06082" calcext:value-type="float">
            <text:p>0,0006060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1884" calcext:value-type="float">
            <text:p>0,0004818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417" calcext:value-type="float">
            <text:p>0,000314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775" calcext:value-type="float">
            <text:p>0,0000127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4749" calcext:value-type="float">
            <text:p>0,000394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4376" calcext:value-type="float">
            <text:p>0,000244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7099" calcext:value-type="float">
            <text:p>0,000247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814" calcext:value-type="float">
            <text:p>0,0000118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09248" calcext:value-type="float">
            <text:p>0,0005092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4711" calcext:value-type="float">
            <text:p>0,0003047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0346" calcext:value-type="float">
            <text:p>0,000330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221" calcext:value-type="float">
            <text:p>0,0000122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245" calcext:value-type="float">
            <text:p>0,000352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5821" calcext:value-type="float">
            <text:p>0,000245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2735" calcext:value-type="float">
            <text:p>0,0002727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847" calcext:value-type="float">
            <text:p>0,0000158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9672" calcext:value-type="float">
            <text:p>0,000429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8851" calcext:value-type="float">
            <text:p>0,0002288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0268" calcext:value-type="float">
            <text:p>0,0002302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25" calcext:value-type="float">
            <text:p>0,0000109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0669" calcext:value-type="float">
            <text:p>0,000310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477" calcext:value-type="float">
            <text:p>0,000194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0122" calcext:value-type="float">
            <text:p>0,0002001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92" calcext:value-type="float">
            <text:p>0,0000103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3788" calcext:value-type="float">
            <text:p>0,000273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0028" calcext:value-type="float">
            <text:p>0,000190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7627" calcext:value-type="float">
            <text:p>0,0001976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154" calcext:value-type="float">
            <text:p>0,0000101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2604" calcext:value-type="float">
            <text:p>0,0002926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3774" calcext:value-type="float">
            <text:p>0,0002337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08" calcext:value-type="float">
            <text:p>0,0002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491" calcext:value-type="float">
            <text:p>0,0000384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10192" calcext:value-type="float">
            <text:p>0,000410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0673" calcext:value-type="float">
            <text:p>0,000250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225" calcext:value-type="float">
            <text:p>0,000252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455" calcext:value-type="float">
            <text:p>0,0000104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998" calcext:value-type="float">
            <text:p>0,00033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1215" calcext:value-type="float">
            <text:p>0,0002412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8776" calcext:value-type="float">
            <text:p>0,0002387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848" calcext:value-type="float">
            <text:p>0,0000108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0576" calcext:value-type="float">
            <text:p>0,000340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566" calcext:value-type="float">
            <text:p>0,00019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7728" calcext:value-type="float">
            <text:p>0,0002277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76" calcext:value-type="float">
            <text:p>0,0000096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1745" calcext:value-type="float">
            <text:p>0,0003717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6538" calcext:value-type="float">
            <text:p>0,000326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1708" calcext:value-type="float">
            <text:p>0,0003217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1" calcext:value-type="float">
            <text:p>0,00001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7394" calcext:value-type="float">
            <text:p>0,000347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3577" calcext:value-type="float">
            <text:p>0,0003135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6651" calcext:value-type="float">
            <text:p>0,000286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97" calcext:value-type="float">
            <text:p>0,0000107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9182" calcext:value-type="float">
            <text:p>0,000359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2283" calcext:value-type="float">
            <text:p>0,0002322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1899" calcext:value-type="float">
            <text:p>0,0002018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19" calcext:value-type="float">
            <text:p>0,00001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5378" calcext:value-type="float">
            <text:p>0,000275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132" calcext:value-type="float">
            <text:p>0,0001931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6566" calcext:value-type="float">
            <text:p>0,000196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945" calcext:value-type="float">
            <text:p>0,0000139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9546" calcext:value-type="float">
            <text:p>0,000479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3635" calcext:value-type="float">
            <text:p>0,0003236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6939" calcext:value-type="float">
            <text:p>0,0002969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409" calcext:value-type="float">
            <text:p>0,0000114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6861" calcext:value-type="float">
            <text:p>0,000376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7724" calcext:value-type="float">
            <text:p>0,000287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8045" calcext:value-type="float">
            <text:p>0,000308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186" calcext:value-type="float">
            <text:p>0,0000121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2754" calcext:value-type="float">
            <text:p>0,0003427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9124" calcext:value-type="float">
            <text:p>0,0002491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9267" calcext:value-type="float">
            <text:p>0,0002392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24" calcext:value-type="float">
            <text:p>0,0000099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6822" calcext:value-type="float">
            <text:p>0,0002968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6309" calcext:value-type="float">
            <text:p>0,000206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6967" calcext:value-type="float">
            <text:p>0,000206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431" calcext:value-type="float">
            <text:p>0,0000104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1983" calcext:value-type="float">
            <text:p>0,0003319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3706" calcext:value-type="float">
            <text:p>0,000203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1227" calcext:value-type="float">
            <text:p>0,000271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854" calcext:value-type="float">
            <text:p>0,0000108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4104" calcext:value-type="float">
            <text:p>0,000284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0991" calcext:value-type="float">
            <text:p>0,000200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1881" calcext:value-type="float">
            <text:p>0,0002018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8" calcext:value-type="float">
            <text:p>0,0000000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47" calcext:value-type="float">
            <text:p>0,000010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8671" calcext:value-type="float">
            <text:p>0,0002786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0872" calcext:value-type="float">
            <text:p>0,000200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2798" calcext:value-type="float">
            <text:p>0,000202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58" calcext:value-type="float">
            <text:p>0,0000000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94" calcext:value-type="float">
            <text:p>0,0000103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48391" calcext:value-type="float">
            <text:p>0,000648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32345" calcext:value-type="float">
            <text:p>0,0007323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91786" calcext:value-type="float">
            <text:p>0,0006917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3" calcext:value-type="float">
            <text:p>0,0000000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901" calcext:value-type="float">
            <text:p>0,0000299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12896" calcext:value-type="float">
            <text:p>0,0007128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7265" calcext:value-type="float">
            <text:p>0,000507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71363" calcext:value-type="float">
            <text:p>0,000871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1521" calcext:value-type="float">
            <text:p>0,0000315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27145" calcext:value-type="float">
            <text:p>0,000727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7844" calcext:value-type="float">
            <text:p>0,000447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4863" calcext:value-type="float">
            <text:p>0,0004748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103" calcext:value-type="float">
            <text:p>0,0000001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76" calcext:value-type="float">
            <text:p>0,000028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27845" calcext:value-type="float">
            <text:p>0,0007278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97052" calcext:value-type="float">
            <text:p>0,000697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1722" calcext:value-type="float">
            <text:p>0,00101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9" calcext:value-type="float">
            <text:p>0,0000000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86" calcext:value-type="float">
            <text:p>0,000029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703" calcext:value-type="float">
            <text:p>0,00070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8951" calcext:value-type="float">
            <text:p>0,0005789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4916" calcext:value-type="float">
            <text:p>0,0005149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238" calcext:value-type="float">
            <text:p>0,0000282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2033" calcext:value-type="float">
            <text:p>0,000702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1539" calcext:value-type="float">
            <text:p>0,0004815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7384" calcext:value-type="float">
            <text:p>0,0004573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223" calcext:value-type="float">
            <text:p>0,0000282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0934" calcext:value-type="float">
            <text:p>0,0005909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2939" calcext:value-type="float">
            <text:p>0,0004229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41256" calcext:value-type="float">
            <text:p>0,0006412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1709" calcext:value-type="float">
            <text:p>0,0000317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36826" calcext:value-type="float">
            <text:p>0,0007368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0535" calcext:value-type="float">
            <text:p>0,000580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02946" calcext:value-type="float">
            <text:p>0,000602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9048" calcext:value-type="float">
            <text:p>0,000039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7599" calcext:value-type="float">
            <text:p>0,000875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08332" calcext:value-type="float">
            <text:p>0,000908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14612" calcext:value-type="float">
            <text:p>0,00114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618" calcext:value-type="float">
            <text:p>0,0000336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69998" calcext:value-type="float">
            <text:p>0,000769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43477" calcext:value-type="float">
            <text:p>0,0006434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2035" calcext:value-type="float">
            <text:p>0,0005320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82" calcext:value-type="float">
            <text:p>0,0000000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1648" calcext:value-type="float">
            <text:p>0,0000316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26127" calcext:value-type="float">
            <text:p>0,00126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1035" calcext:value-type="float">
            <text:p>0,0005510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5603" calcext:value-type="float">
            <text:p>0,0005756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411" calcext:value-type="float">
            <text:p>0,0000324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84166" calcext:value-type="float">
            <text:p>0,0006841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6998" calcext:value-type="float">
            <text:p>0,000536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1777" calcext:value-type="float">
            <text:p>0,0005817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1863" calcext:value-type="float">
            <text:p>0,0000318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8034" calcext:value-type="float">
            <text:p>0,000780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3559" calcext:value-type="float">
            <text:p>0,0005335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6597" calcext:value-type="float">
            <text:p>0,0005165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1491" calcext:value-type="float">
            <text:p>0,0001714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54728" calcext:value-type="float">
            <text:p>0,0008547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0898" calcext:value-type="float">
            <text:p>0,0005608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4941" calcext:value-type="float">
            <text:p>0,000564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1365" calcext:value-type="float">
            <text:p>0,0000313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0526" calcext:value-type="float">
            <text:p>0,00100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2255" calcext:value-type="float">
            <text:p>0,0005622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3617" calcext:value-type="float">
            <text:p>0,0005336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5237" calcext:value-type="float">
            <text:p>0,0000352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11894" calcext:value-type="float">
            <text:p>0,0006118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35993" calcext:value-type="float">
            <text:p>0,000435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28043" calcext:value-type="float">
            <text:p>0,000628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8715" calcext:value-type="float">
            <text:p>0,0000387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6884" calcext:value-type="float">
            <text:p>0,0007068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2201" calcext:value-type="float">
            <text:p>0,000512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9543" calcext:value-type="float">
            <text:p>0,0005295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94" calcext:value-type="float">
            <text:p>0,0000000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309" calcext:value-type="float">
            <text:p>0,0000343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11195" calcext:value-type="float">
            <text:p>0,0007111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5228" calcext:value-type="float">
            <text:p>0,000485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4938" calcext:value-type="float">
            <text:p>0,0005349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605" calcext:value-type="float">
            <text:p>0,0000296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7604" calcext:value-type="float">
            <text:p>0,000676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1068" calcext:value-type="float">
            <text:p>0,0005310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3704" calcext:value-type="float">
            <text:p>0,000463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119" calcext:value-type="float">
            <text:p>0,0000281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42089" calcext:value-type="float">
            <text:p>0,000742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6492" calcext:value-type="float">
            <text:p>0,0004664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9133" calcext:value-type="float">
            <text:p>0,0004791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668" calcext:value-type="float">
            <text:p>0,0000276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1169" calcext:value-type="float">
            <text:p>0,0006611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1462" calcext:value-type="float">
            <text:p>0,0004914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1965" calcext:value-type="float">
            <text:p>0,0004919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1626" calcext:value-type="float">
            <text:p>0,0000316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60187" calcext:value-type="float">
            <text:p>0,0008601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1338" calcext:value-type="float">
            <text:p>0,0005613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6864" calcext:value-type="float">
            <text:p>0,000596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134" calcext:value-type="float">
            <text:p>0,0000291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27746" calcext:value-type="float">
            <text:p>0,000727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3944" calcext:value-type="float">
            <text:p>0,000503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951" calcext:value-type="float">
            <text:p>0,00049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538" calcext:value-type="float">
            <text:p>0,0000275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20394" calcext:value-type="float">
            <text:p>0,000620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9519" calcext:value-type="float">
            <text:p>0,000469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4334" calcext:value-type="float">
            <text:p>0,000484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9" calcext:value-type="float">
            <text:p>0,0000000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46" calcext:value-type="float">
            <text:p>0,000028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91041" calcext:value-type="float">
            <text:p>0,000691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4686" calcext:value-type="float">
            <text:p>0,0005446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26" calcext:value-type="float">
            <text:p>0,0004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986" calcext:value-type="float">
            <text:p>0,0000279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09506" calcext:value-type="float">
            <text:p>0,000609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7329" calcext:value-type="float">
            <text:p>0,000417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0848" calcext:value-type="float">
            <text:p>0,000440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7" calcext:value-type="float">
            <text:p>0,0000000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142" calcext:value-type="float">
            <text:p>0,0000281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1721" calcext:value-type="float">
            <text:p>0,0007017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48769" calcext:value-type="float">
            <text:p>0,001487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52093" calcext:value-type="float">
            <text:p>0,0007520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852" calcext:value-type="float">
            <text:p>0,0000288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11375" calcext:value-type="float">
            <text:p>0,000711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6474" calcext:value-type="float">
            <text:p>0,000496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77867" calcext:value-type="float">
            <text:p>0,000677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7588" calcext:value-type="float">
            <text:p>0,0000475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6441" calcext:value-type="float">
            <text:p>0,0006664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8925" calcext:value-type="float">
            <text:p>0,0005089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9581" calcext:value-type="float">
            <text:p>0,0004995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986" calcext:value-type="float">
            <text:p>0,0000279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7673" calcext:value-type="float">
            <text:p>0,0005976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7009" calcext:value-type="float">
            <text:p>0,000507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4967" calcext:value-type="float">
            <text:p>0,000494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6" calcext:value-type="float">
            <text:p>0,000000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865" calcext:value-type="float">
            <text:p>0,0000278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115" calcext:value-type="float">
            <text:p>0,000591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2778" calcext:value-type="float">
            <text:p>0,0004127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6228" calcext:value-type="float">
            <text:p>0,0004262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342" calcext:value-type="float">
            <text:p>0,0000283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94" calcext:value-type="float">
            <text:p>0,00058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7918" calcext:value-type="float">
            <text:p>0,000547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6026" calcext:value-type="float">
            <text:p>0,000860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1" calcext:value-type="float">
            <text:p>0,0000000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28" calcext:value-type="float">
            <text:p>0,000029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21019" calcext:value-type="float">
            <text:p>0,000721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8282" calcext:value-type="float">
            <text:p>0,0005882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3249" calcext:value-type="float">
            <text:p>0,0005532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582" calcext:value-type="float">
            <text:p>0,0000285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9242" calcext:value-type="float">
            <text:p>0,0006692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376" calcext:value-type="float">
            <text:p>0,00048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728" calcext:value-type="float">
            <text:p>0,000447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386" calcext:value-type="float">
            <text:p>0,0000333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5268" calcext:value-type="float">
            <text:p>0,00065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16047" calcext:value-type="float">
            <text:p>0,000616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96663" calcext:value-type="float">
            <text:p>0,0007966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1049" calcext:value-type="float">
            <text:p>0,0000310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11213" calcext:value-type="float">
            <text:p>0,0007112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9403" calcext:value-type="float">
            <text:p>0,0006394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3327" calcext:value-type="float">
            <text:p>0,000523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233" calcext:value-type="float">
            <text:p>0,0000282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204" calcext:value-type="float">
            <text:p>0,000662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4478" calcext:value-type="float">
            <text:p>0,000444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2824" calcext:value-type="float">
            <text:p>0,0004528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116" calcext:value-type="float">
            <text:p>0,0000281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4096" calcext:value-type="float">
            <text:p>0,000594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8244" calcext:value-type="float">
            <text:p>0,000418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5488" calcext:value-type="float">
            <text:p>0,0004454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698" calcext:value-type="float">
            <text:p>0,0000296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1525" calcext:value-type="float">
            <text:p>0,0007015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8461" calcext:value-type="float">
            <text:p>0,0005284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4919" calcext:value-type="float">
            <text:p>0,0005149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8" calcext:value-type="float">
            <text:p>0,000000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74" calcext:value-type="float">
            <text:p>0,000028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76568" calcext:value-type="float">
            <text:p>0,0006765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1058" calcext:value-type="float">
            <text:p>0,000521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87563" calcext:value-type="float">
            <text:p>0,000887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0684" calcext:value-type="float">
            <text:p>0,0000306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7742" calcext:value-type="float">
            <text:p>0,000707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8679" calcext:value-type="float">
            <text:p>0,000508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971" calcext:value-type="float">
            <text:p>0,00051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5" calcext:value-type="float">
            <text:p>0,0000000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607" calcext:value-type="float">
            <text:p>0,0000276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5442" calcext:value-type="float">
            <text:p>0,000665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21242" calcext:value-type="float">
            <text:p>0,000621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7134" calcext:value-type="float">
            <text:p>0,0005271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88" calcext:value-type="float">
            <text:p>0,0000000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793" calcext:value-type="float">
            <text:p>0,0000277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69102" calcext:value-type="float">
            <text:p>0,000769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972" calcext:value-type="float">
            <text:p>0,00045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9952" calcext:value-type="float">
            <text:p>0,000489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7" calcext:value-type="float">
            <text:p>0,000000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307" calcext:value-type="float">
            <text:p>0,0000283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04631" calcext:value-type="float">
            <text:p>0,000604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9225" calcext:value-type="float">
            <text:p>0,000429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475" calcext:value-type="float">
            <text:p>0,000444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146" calcext:value-type="float">
            <text:p>0,0000001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366" calcext:value-type="float">
            <text:p>0,0000283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6052" calcext:value-type="float">
            <text:p>0,0005860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7942" calcext:value-type="float">
            <text:p>0,0004479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28996" calcext:value-type="float">
            <text:p>0,0006289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454" calcext:value-type="float">
            <text:p>0,0000334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9491" calcext:value-type="float">
            <text:p>0,0007094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3136" calcext:value-type="float">
            <text:p>0,0005131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0706" calcext:value-type="float">
            <text:p>0,000530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77" calcext:value-type="float">
            <text:p>0,0000000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6479" calcext:value-type="float">
            <text:p>0,0000364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80314" calcext:value-type="float">
            <text:p>0,000680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4722" calcext:value-type="float">
            <text:p>0,0005247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841" calcext:value-type="float">
            <text:p>0,00055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443" calcext:value-type="float">
            <text:p>0,0000284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51427" calcext:value-type="float">
            <text:p>0,000651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0862" calcext:value-type="float">
            <text:p>0,0004708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4383" calcext:value-type="float">
            <text:p>0,0005643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1431" calcext:value-type="float">
            <text:p>0,0000314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71614" calcext:value-type="float">
            <text:p>0,000771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2948" calcext:value-type="float">
            <text:p>0,000512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1975" calcext:value-type="float">
            <text:p>0,000521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9924" calcext:value-type="float">
            <text:p>0,0000499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0654" calcext:value-type="float">
            <text:p>0,000700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5142" calcext:value-type="float">
            <text:p>0,000485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0545" calcext:value-type="float">
            <text:p>0,0005205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279" calcext:value-type="float">
            <text:p>0,0000282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6867" calcext:value-type="float">
            <text:p>0,00066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624" calcext:value-type="float">
            <text:p>0,000466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5898" calcext:value-type="float">
            <text:p>0,000485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656" calcext:value-type="float">
            <text:p>0,0000296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54507" calcext:value-type="float">
            <text:p>0,000754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1846" calcext:value-type="float">
            <text:p>0,0004618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6447" calcext:value-type="float">
            <text:p>0,000446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038" calcext:value-type="float">
            <text:p>0,000029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50143" calcext:value-type="float">
            <text:p>0,000650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8638" calcext:value-type="float">
            <text:p>0,0004786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2076" calcext:value-type="float">
            <text:p>0,000492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739" calcext:value-type="float">
            <text:p>0,0000797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93773" calcext:value-type="float">
            <text:p>0,0008937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8184" calcext:value-type="float">
            <text:p>0,0005981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3359" calcext:value-type="float">
            <text:p>0,000533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508" calcext:value-type="float">
            <text:p>0,0000285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90185" calcext:value-type="float">
            <text:p>0,0006901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2166" calcext:value-type="float">
            <text:p>0,0004921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4472" calcext:value-type="float">
            <text:p>0,0004644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927" calcext:value-type="float">
            <text:p>0,0000279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7686" calcext:value-type="float">
            <text:p>0,000587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941" calcext:value-type="float">
            <text:p>0,000419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39116" calcext:value-type="float">
            <text:p>0,000439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647" calcext:value-type="float">
            <text:p>0,0000276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35366" calcext:value-type="float">
            <text:p>0,0006353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30399" calcext:value-type="float">
            <text:p>0,0004303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6571" calcext:value-type="float">
            <text:p>0,0004565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364" calcext:value-type="float">
            <text:p>0,0000283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4309" calcext:value-type="float">
            <text:p>0,000584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7185" calcext:value-type="float">
            <text:p>0,0005371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7617" calcext:value-type="float">
            <text:p>0,000976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71" calcext:value-type="float">
            <text:p>0,0000000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037" calcext:value-type="float">
            <text:p>0,000034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6924" calcext:value-type="float">
            <text:p>0,0007069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09902" calcext:value-type="float">
            <text:p>0,000509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0684" calcext:value-type="float">
            <text:p>0,0005306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265" calcext:value-type="float">
            <text:p>0,0000292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51142" calcext:value-type="float">
            <text:p>0,0008511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2713" calcext:value-type="float">
            <text:p>0,0004927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031" calcext:value-type="float">
            <text:p>0,00060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106" calcext:value-type="float">
            <text:p>0,0000001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888" calcext:value-type="float">
            <text:p>0,0000298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39904" calcext:value-type="float">
            <text:p>0,0007399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42185" calcext:value-type="float">
            <text:p>0,0006421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8376" calcext:value-type="float">
            <text:p>0,0004583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65" calcext:value-type="float">
            <text:p>0,0000000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8773" calcext:value-type="float">
            <text:p>0,0000487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98565" calcext:value-type="float">
            <text:p>0,0007985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8362" calcext:value-type="float">
            <text:p>0,0005483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3321" calcext:value-type="float">
            <text:p>0,000563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09" calcext:value-type="float">
            <text:p>0,000029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1435" calcext:value-type="float">
            <text:p>0,001014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8684" calcext:value-type="float">
            <text:p>0,00068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7722" calcext:value-type="float">
            <text:p>0,000537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8" calcext:value-type="float">
            <text:p>0,0000000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81" calcext:value-type="float">
            <text:p>0,000029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1181" calcext:value-type="float">
            <text:p>0,000701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87192" calcext:value-type="float">
            <text:p>0,0006871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23186" calcext:value-type="float">
            <text:p>0,001231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0096" calcext:value-type="float">
            <text:p>0,0000300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17793" calcext:value-type="float">
            <text:p>0,001177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8165" calcext:value-type="float">
            <text:p>0,0005181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19259" calcext:value-type="float">
            <text:p>0,001192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537" calcext:value-type="float">
            <text:p>0,000029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62177" calcext:value-type="float">
            <text:p>0,000762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1776" calcext:value-type="float">
            <text:p>0,0005517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1973" calcext:value-type="float">
            <text:p>0,000531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868" calcext:value-type="float">
            <text:p>0,0000638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18802" calcext:value-type="float">
            <text:p>0,0007188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4061" calcext:value-type="float">
            <text:p>0,0005540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2917" calcext:value-type="float">
            <text:p>0,0005829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243" calcext:value-type="float">
            <text:p>0,0000292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37128" calcext:value-type="float">
            <text:p>0,00137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4407" calcext:value-type="float">
            <text:p>0,000524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2669" calcext:value-type="float">
            <text:p>0,0005826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694" calcext:value-type="float">
            <text:p>0,0000286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42743" calcext:value-type="float">
            <text:p>0,00142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10888" calcext:value-type="float">
            <text:p>0,0008108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89867" calcext:value-type="float">
            <text:p>0,000689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9844" calcext:value-type="float">
            <text:p>0,0000998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45386" calcext:value-type="float">
            <text:p>0,000845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8529" calcext:value-type="float">
            <text:p>0,0005885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1202" calcext:value-type="float">
            <text:p>0,0005712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482" calcext:value-type="float">
            <text:p>0,000033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22044" calcext:value-type="float">
            <text:p>0,00122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9597" calcext:value-type="float">
            <text:p>0,000519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00515" calcext:value-type="float">
            <text:p>0,0006005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522" calcext:value-type="float">
            <text:p>0,0000295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72415" calcext:value-type="float">
            <text:p>0,0008724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6496" calcext:value-type="float">
            <text:p>0,00106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9453" calcext:value-type="float">
            <text:p>0,000539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427" calcext:value-type="float">
            <text:p>0,0000294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13933" calcext:value-type="float">
            <text:p>0,0007139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6373" calcext:value-type="float">
            <text:p>0,0005663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15837" calcext:value-type="float">
            <text:p>0,001158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941" calcext:value-type="float">
            <text:p>0,0000289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11349" calcext:value-type="float">
            <text:p>0,000711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4285" calcext:value-type="float">
            <text:p>0,0005742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3957" calcext:value-type="float">
            <text:p>0,0013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0747" calcext:value-type="float">
            <text:p>0,0000307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41941" calcext:value-type="float">
            <text:p>0,0007419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0936" calcext:value-type="float">
            <text:p>0,000510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6668" calcext:value-type="float">
            <text:p>0,0005266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986" calcext:value-type="float">
            <text:p>0,0000609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06699" calcext:value-type="float">
            <text:p>0,000806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333" calcext:value-type="float">
            <text:p>0,00051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5885" calcext:value-type="float">
            <text:p>0,0005658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976" calcext:value-type="float">
            <text:p>0,0000339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42267" calcext:value-type="float">
            <text:p>0,00142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0522" calcext:value-type="float">
            <text:p>0,0005205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0269" calcext:value-type="float">
            <text:p>0,0005602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414" calcext:value-type="float">
            <text:p>0,0000284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48588" calcext:value-type="float">
            <text:p>0,0007485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89388" calcext:value-type="float">
            <text:p>0,0008893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71957" calcext:value-type="float">
            <text:p>0,000571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226" calcext:value-type="float">
            <text:p>0,0000292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96354" calcext:value-type="float">
            <text:p>0,0007963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14018" calcext:value-type="float">
            <text:p>0,000614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12934" calcext:value-type="float">
            <text:p>0,001129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752" calcext:value-type="float">
            <text:p>0,0000297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3253" calcext:value-type="float">
            <text:p>0,000732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9697" calcext:value-type="float">
            <text:p>0,0005296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8701" calcext:value-type="float">
            <text:p>0,0005587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231" calcext:value-type="float">
            <text:p>0,0000292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08203" calcext:value-type="float">
            <text:p>0,0007082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5662" calcext:value-type="float">
            <text:p>0,0005556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6159" calcext:value-type="float">
            <text:p>0,000546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8539" calcext:value-type="float">
            <text:p>0,0000785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11545" calcext:value-type="float">
            <text:p>0,001115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5629" calcext:value-type="float">
            <text:p>0,000565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1086" calcext:value-type="float">
            <text:p>0,0005210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887" calcext:value-type="float">
            <text:p>0,0000278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63537" calcext:value-type="float">
            <text:p>0,0008635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8635" calcext:value-type="float">
            <text:p>0,000786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2667" calcext:value-type="float">
            <text:p>0,000592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106" calcext:value-type="float">
            <text:p>0,0000001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161" calcext:value-type="float">
            <text:p>0,0000281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59686" calcext:value-type="float">
            <text:p>0,000759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55602" calcext:value-type="float">
            <text:p>0,0008556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46235" calcext:value-type="float">
            <text:p>0,0008462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8525" calcext:value-type="float">
            <text:p>0,0000385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6386" calcext:value-type="float">
            <text:p>0,00076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0207" calcext:value-type="float">
            <text:p>0,000510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22616" calcext:value-type="float">
            <text:p>0,00122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0388" calcext:value-type="float">
            <text:p>0,0000303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2073" calcext:value-type="float">
            <text:p>0,000720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689" calcext:value-type="float">
            <text:p>0,000566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7642" calcext:value-type="float">
            <text:p>0,000547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965" calcext:value-type="float">
            <text:p>0,0000779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69785" calcext:value-type="float">
            <text:p>0,000769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2095" calcext:value-type="float">
            <text:p>0,000552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1896" calcext:value-type="float">
            <text:p>0,0005818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4739" calcext:value-type="float">
            <text:p>0,0000647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33111" calcext:value-type="float">
            <text:p>0,00133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5212" calcext:value-type="float">
            <text:p>0,000565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4975" calcext:value-type="float">
            <text:p>0,000554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823" calcext:value-type="float">
            <text:p>0,0000338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51186" calcext:value-type="float">
            <text:p>0,0008511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28631" calcext:value-type="float">
            <text:p>0,000928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5778" calcext:value-type="float">
            <text:p>0,000595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019" calcext:value-type="float">
            <text:p>0,000028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39869" calcext:value-type="float">
            <text:p>0,000739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7645" calcext:value-type="float">
            <text:p>0,000537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358" calcext:value-type="float">
            <text:p>0,00103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779" calcext:value-type="float">
            <text:p>0,0000297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69088" calcext:value-type="float">
            <text:p>0,0007690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1287" calcext:value-type="float">
            <text:p>0,0005112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18023" calcext:value-type="float">
            <text:p>0,0006180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966" calcext:value-type="float">
            <text:p>0,0000299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6504" calcext:value-type="float">
            <text:p>0,000765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3305" calcext:value-type="float">
            <text:p>0,000553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5427" calcext:value-type="float">
            <text:p>0,000565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249" calcext:value-type="float">
            <text:p>0,0000672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07915" calcext:value-type="float">
            <text:p>0,000907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1303" calcext:value-type="float">
            <text:p>0,0005613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2975" calcext:value-type="float">
            <text:p>0,000582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523" calcext:value-type="float">
            <text:p>0,0000285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72349" calcext:value-type="float">
            <text:p>0,00172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154" calcext:value-type="float">
            <text:p>0,00054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338" calcext:value-type="float">
            <text:p>0,000593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674" calcext:value-type="float">
            <text:p>0,0000276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67066" calcext:value-type="float">
            <text:p>0,000767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2603" calcext:value-type="float">
            <text:p>0,0012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22034" calcext:value-type="float">
            <text:p>0,0007220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0147" calcext:value-type="float">
            <text:p>0,0000301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1674" calcext:value-type="float">
            <text:p>0,000716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6937" calcext:value-type="float">
            <text:p>0,000526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02907" calcext:value-type="float">
            <text:p>0,00102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0232" calcext:value-type="float">
            <text:p>0,0000302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92371" calcext:value-type="float">
            <text:p>0,0007923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6408" calcext:value-type="float">
            <text:p>0,0005264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373" calcext:value-type="float">
            <text:p>0,000543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54" calcext:value-type="float">
            <text:p>0,000000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117" calcext:value-type="float">
            <text:p>0,0000831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862491" calcext:value-type="float">
            <text:p>0,0008624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736" calcext:value-type="float">
            <text:p>0,00056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0529" calcext:value-type="float">
            <text:p>0,0005805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056" calcext:value-type="float">
            <text:p>0,000029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146266" calcext:value-type="float">
            <text:p>0,001462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5829" calcext:value-type="float">
            <text:p>0,000535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1337" calcext:value-type="float">
            <text:p>0,0005313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704" calcext:value-type="float">
            <text:p>0,000028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765397" calcext:value-type="float">
            <text:p>0,0007653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27925" calcext:value-type="float">
            <text:p>0,0009279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91086" calcext:value-type="float">
            <text:p>0,0005910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5705" calcext:value-type="float">
            <text:p>0,0000357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4375" calcext:value-type="float">
            <text:p>0,00124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52566" calcext:value-type="float">
            <text:p>0,00252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64826" calcext:value-type="float">
            <text:p>0,001648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9099" calcext:value-type="float">
            <text:p>0,0000590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9437" calcext:value-type="float">
            <text:p>0,001294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06" calcext:value-type="float">
            <text:p>0,001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1696" calcext:value-type="float">
            <text:p>0,00151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449" calcext:value-type="float">
            <text:p>0,000064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8772" calcext:value-type="float">
            <text:p>0,00118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5151" calcext:value-type="float">
            <text:p>0,0009351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8041" calcext:value-type="float">
            <text:p>0,0018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0131" calcext:value-type="float">
            <text:p>0,000060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1394" calcext:value-type="float">
            <text:p>0,00121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6714" calcext:value-type="float">
            <text:p>0,0009367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5227" calcext:value-type="float">
            <text:p>0,0025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1082" calcext:value-type="float">
            <text:p>0,0000610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0635" calcext:value-type="float">
            <text:p>0,00120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9651" calcext:value-type="float">
            <text:p>0,0009396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1896" calcext:value-type="float">
            <text:p>0,001418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2391" calcext:value-type="float">
            <text:p>0,0000623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3116" calcext:value-type="float">
            <text:p>0,00123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20075" calcext:value-type="float">
            <text:p>0,000920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303" calcext:value-type="float">
            <text:p>0,001103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1991" calcext:value-type="float">
            <text:p>0,0000619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0236" calcext:value-type="float">
            <text:p>0,00120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8604" calcext:value-type="float">
            <text:p>0,000918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1194" calcext:value-type="float">
            <text:p>0,0009711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7449" calcext:value-type="float">
            <text:p>0,0000874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0881" calcext:value-type="float">
            <text:p>0,00120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7231" calcext:value-type="float">
            <text:p>0,0009572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4188" calcext:value-type="float">
            <text:p>0,000974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6427" calcext:value-type="float">
            <text:p>0,0002664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1213" calcext:value-type="float">
            <text:p>0,001512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205" calcext:value-type="float">
            <text:p>0,000972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2381" calcext:value-type="float">
            <text:p>0,000982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583" calcext:value-type="float">
            <text:p>0,0001435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8954" calcext:value-type="float">
            <text:p>0,001589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8573" calcext:value-type="float">
            <text:p>0,0009485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8647" calcext:value-type="float">
            <text:p>0,0009886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2891" calcext:value-type="float">
            <text:p>0,0000628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44756" calcext:value-type="float">
            <text:p>0,00244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1474" calcext:value-type="float">
            <text:p>0,00121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09" calcext:value-type="float">
            <text:p>0,00103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214" calcext:value-type="float">
            <text:p>0,0000582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62968" calcext:value-type="float">
            <text:p>0,00162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0857" calcext:value-type="float">
            <text:p>0,00150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98576" calcext:value-type="float">
            <text:p>0,0009985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378" calcext:value-type="float">
            <text:p>0,0000583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1682" calcext:value-type="float">
            <text:p>0,001216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142" calcext:value-type="float">
            <text:p>0,0012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6214" calcext:value-type="float">
            <text:p>0,00106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3772" calcext:value-type="float">
            <text:p>0,0000737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3397" calcext:value-type="float">
            <text:p>0,001233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99054" calcext:value-type="float">
            <text:p>0,00199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997" calcext:value-type="float">
            <text:p>0,001009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9498" calcext:value-type="float">
            <text:p>0,0000594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1409" calcext:value-type="float">
            <text:p>0,001214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6403" calcext:value-type="float">
            <text:p>0,0009064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4953" calcext:value-type="float">
            <text:p>0,001449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6157" calcext:value-type="float">
            <text:p>0,000066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9854" calcext:value-type="float">
            <text:p>0,00119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4873" calcext:value-type="float">
            <text:p>0,000954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206852" calcext:value-type="float">
            <text:p>0,00206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0734" calcext:value-type="float">
            <text:p>0,0000607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0933" calcext:value-type="float">
            <text:p>0,001209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8829" calcext:value-type="float">
            <text:p>0,000938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9457" calcext:value-type="float">
            <text:p>0,001194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2205" calcext:value-type="float">
            <text:p>0,0000622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0565" calcext:value-type="float">
            <text:p>0,001205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28672" calcext:value-type="float">
            <text:p>0,000928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0224" calcext:value-type="float">
            <text:p>0,001302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5321" calcext:value-type="float">
            <text:p>0,0001753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3223" calcext:value-type="float">
            <text:p>0,00123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0442" calcext:value-type="float">
            <text:p>0,0009404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798" calcext:value-type="float">
            <text:p>0,00111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3365" calcext:value-type="float">
            <text:p>0,0000633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8856" calcext:value-type="float">
            <text:p>0,001188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1066" calcext:value-type="float">
            <text:p>0,0009510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7121" calcext:value-type="float">
            <text:p>0,0009771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0688" calcext:value-type="float">
            <text:p>0,0000606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6038" calcext:value-type="float">
            <text:p>0,00160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9347" calcext:value-type="float">
            <text:p>0,000909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8189" calcext:value-type="float">
            <text:p>0,0009781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623" calcext:value-type="float">
            <text:p>0,0000586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499" calcext:value-type="float">
            <text:p>0,001004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628" calcext:value-type="float">
            <text:p>0,00076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5332" calcext:value-type="float">
            <text:p>0,000895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044" calcext:value-type="float">
            <text:p>0,0000580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699" calcext:value-type="float">
            <text:p>0,00110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401" calcext:value-type="float">
            <text:p>0,000834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8731" calcext:value-type="float">
            <text:p>0,000838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779" calcext:value-type="float">
            <text:p>0,0000577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045" calcext:value-type="float">
            <text:p>0,001010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9216" calcext:value-type="float">
            <text:p>0,0007592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8252" calcext:value-type="float">
            <text:p>0,0007882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282" calcext:value-type="float">
            <text:p>0,0000572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2452" calcext:value-type="float">
            <text:p>0,001024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2151" calcext:value-type="float">
            <text:p>0,0007821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7317" calcext:value-type="float">
            <text:p>0,0009173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0413" calcext:value-type="float">
            <text:p>0,0000604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4705" calcext:value-type="float">
            <text:p>0,001147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5732" calcext:value-type="float">
            <text:p>0,000785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5423" calcext:value-type="float">
            <text:p>0,0008154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6919" calcext:value-type="float">
            <text:p>0,0000569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2093" calcext:value-type="float">
            <text:p>0,001020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2309" calcext:value-type="float">
            <text:p>0,000782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21425" calcext:value-type="float">
            <text:p>0,0008214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1567" calcext:value-type="float">
            <text:p>0,0000715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963" calcext:value-type="float">
            <text:p>0,00101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7368" calcext:value-type="float">
            <text:p>0,0007773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2064" calcext:value-type="float">
            <text:p>0,0007920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261" calcext:value-type="float">
            <text:p>0,0000582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2042" calcext:value-type="float">
            <text:p>0,001020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7657" calcext:value-type="float">
            <text:p>0,0007676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9056" calcext:value-type="float">
            <text:p>0,000839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862" calcext:value-type="float">
            <text:p>0,0000578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766" calcext:value-type="float">
            <text:p>0,00101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2645" calcext:value-type="float">
            <text:p>0,000782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8008" calcext:value-type="float">
            <text:p>0,000808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803" calcext:value-type="float">
            <text:p>0,0000578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052" calcext:value-type="float">
            <text:p>0,001030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009" calcext:value-type="float">
            <text:p>0,00085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4435" calcext:value-type="float">
            <text:p>0,0008944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566" calcext:value-type="float">
            <text:p>0,0000585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8569" calcext:value-type="float">
            <text:p>0,00108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4978" calcext:value-type="float">
            <text:p>0,0007749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3719" calcext:value-type="float">
            <text:p>0,0008437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9041" calcext:value-type="float">
            <text:p>0,0000590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041" calcext:value-type="float">
            <text:p>0,00111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3999" calcext:value-type="float">
            <text:p>0,0008639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1119" calcext:value-type="float">
            <text:p>0,0008911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0264" calcext:value-type="float">
            <text:p>0,0000702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619" calcext:value-type="float">
            <text:p>0,001116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0558" calcext:value-type="float">
            <text:p>0,000890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21721" calcext:value-type="float">
            <text:p>0,0009217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397" calcext:value-type="float">
            <text:p>0,000058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8378" calcext:value-type="float">
            <text:p>0,00118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0206" calcext:value-type="float">
            <text:p>0,000800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5299" calcext:value-type="float">
            <text:p>0,0009052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996" calcext:value-type="float">
            <text:p>0,000059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883" calcext:value-type="float">
            <text:p>0,0013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6193" calcext:value-type="float">
            <text:p>0,000806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1817" calcext:value-type="float">
            <text:p>0,000851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373" calcext:value-type="float">
            <text:p>0,0000573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314" calcext:value-type="float">
            <text:p>0,00103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3707" calcext:value-type="float">
            <text:p>0,0007837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6479" calcext:value-type="float">
            <text:p>0,0008164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629" calcext:value-type="float">
            <text:p>0,0000576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7233" calcext:value-type="float">
            <text:p>0,000987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563" calcext:value-type="float">
            <text:p>0,000765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919" calcext:value-type="float">
            <text:p>0,000789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028" calcext:value-type="float">
            <text:p>0,000057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9925" calcext:value-type="float">
            <text:p>0,000989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48328" calcext:value-type="float">
            <text:p>0,0007483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3435" calcext:value-type="float">
            <text:p>0,0007934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475" calcext:value-type="float">
            <text:p>0,0000574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9437" calcext:value-type="float">
            <text:p>0,0009894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34282" calcext:value-type="float">
            <text:p>0,0007342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2615" calcext:value-type="float">
            <text:p>0,000826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0237" calcext:value-type="float">
            <text:p>0,0000602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236" calcext:value-type="float">
            <text:p>0,00103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1317" calcext:value-type="float">
            <text:p>0,000801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3912" calcext:value-type="float">
            <text:p>0,0008139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742" calcext:value-type="float">
            <text:p>0,0000577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578" calcext:value-type="float">
            <text:p>0,001005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39562" calcext:value-type="float">
            <text:p>0,0007395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2614" calcext:value-type="float">
            <text:p>0,0007826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633" calcext:value-type="float">
            <text:p>0,0000586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99" calcext:value-type="float">
            <text:p>0,000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0403" calcext:value-type="float">
            <text:p>0,0008804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8812" calcext:value-type="float">
            <text:p>0,000968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" calcext:value-type="float">
            <text:p>0,000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2483" calcext:value-type="float">
            <text:p>0,0000724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1981" calcext:value-type="float">
            <text:p>0,00121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2251" calcext:value-type="float">
            <text:p>0,0009022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947" calcext:value-type="float">
            <text:p>0,00100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7424" calcext:value-type="float">
            <text:p>0,0000674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8963" calcext:value-type="float">
            <text:p>0,00158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6653" calcext:value-type="float">
            <text:p>0,000936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244" calcext:value-type="float">
            <text:p>0,001012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3638" calcext:value-type="float">
            <text:p>0,0000636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448" calcext:value-type="float">
            <text:p>0,00124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2153" calcext:value-type="float">
            <text:p>0,000812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9603" calcext:value-type="float">
            <text:p>0,0008496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647" calcext:value-type="float">
            <text:p>0,0000586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549" calcext:value-type="float">
            <text:p>0,001005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6355" calcext:value-type="float">
            <text:p>0,000756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1477" calcext:value-type="float">
            <text:p>0,000791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2566" calcext:value-type="float">
            <text:p>0,0000625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945" calcext:value-type="float">
            <text:p>0,00101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6512" calcext:value-type="float">
            <text:p>0,0008465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3433" calcext:value-type="float">
            <text:p>0,000843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9763" calcext:value-type="float">
            <text:p>0,0000597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0362" calcext:value-type="float">
            <text:p>0,00130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9408" calcext:value-type="float">
            <text:p>0,0007794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8508" calcext:value-type="float">
            <text:p>0,000878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4" calcext:value-type="float">
            <text:p>0,000000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199" calcext:value-type="float">
            <text:p>0,0000581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8127" calcext:value-type="float">
            <text:p>0,00108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29919" calcext:value-type="float">
            <text:p>0,0008299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3518" calcext:value-type="float">
            <text:p>0,0008635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915" calcext:value-type="float">
            <text:p>0,0000589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2609" calcext:value-type="float">
            <text:p>0,00102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3371" calcext:value-type="float">
            <text:p>0,0007833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3549" calcext:value-type="float">
            <text:p>0,000813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437" calcext:value-type="float">
            <text:p>0,0000584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867" calcext:value-type="float">
            <text:p>0,00101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243" calcext:value-type="float">
            <text:p>0,000882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8892" calcext:value-type="float">
            <text:p>0,0008988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51" calcext:value-type="float">
            <text:p>0,0000000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212" calcext:value-type="float">
            <text:p>0,0000582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9397" calcext:value-type="float">
            <text:p>0,001093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25222" calcext:value-type="float">
            <text:p>0,000825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1516" calcext:value-type="float">
            <text:p>0,0008815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9173" calcext:value-type="float">
            <text:p>0,0000591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181" calcext:value-type="float">
            <text:p>0,00111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2937" calcext:value-type="float">
            <text:p>0,000852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1948" calcext:value-type="float">
            <text:p>0,0008119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933" calcext:value-type="float">
            <text:p>0,0000589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735" calcext:value-type="float">
            <text:p>0,0010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0043" calcext:value-type="float">
            <text:p>0,000900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9305" calcext:value-type="float">
            <text:p>0,0009393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748" calcext:value-type="float">
            <text:p>0,0000587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6403" calcext:value-type="float">
            <text:p>0,001264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9373" calcext:value-type="float">
            <text:p>0,0007893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0524" calcext:value-type="float">
            <text:p>0,000840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572" calcext:value-type="float">
            <text:p>0,0000585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2291" calcext:value-type="float">
            <text:p>0,001122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5174" calcext:value-type="float">
            <text:p>0,000865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9086" calcext:value-type="float">
            <text:p>0,0008890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6786" calcext:value-type="float">
            <text:p>0,0000767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8409" calcext:value-type="float">
            <text:p>0,001084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5637" calcext:value-type="float">
            <text:p>0,0008756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2176" calcext:value-type="float">
            <text:p>0,000882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9683" calcext:value-type="float">
            <text:p>0,0000596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2982" calcext:value-type="float">
            <text:p>0,001229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1203" calcext:value-type="float">
            <text:p>0,0007812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909" calcext:value-type="float">
            <text:p>0,000889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798" calcext:value-type="float">
            <text:p>0,0000587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3197" calcext:value-type="float">
            <text:p>0,001131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98" calcext:value-type="float">
            <text:p>0,00083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29402" calcext:value-type="float">
            <text:p>0,0008294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8422" calcext:value-type="float">
            <text:p>0,0000784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06" calcext:value-type="float">
            <text:p>0,0010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092" calcext:value-type="float">
            <text:p>0,000780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439" calcext:value-type="float">
            <text:p>0,000794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025" calcext:value-type="float">
            <text:p>0,000057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753" calcext:value-type="float">
            <text:p>0,001007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9026" calcext:value-type="float">
            <text:p>0,000789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8396" calcext:value-type="float">
            <text:p>0,0007983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596" calcext:value-type="float">
            <text:p>0,0000575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254" calcext:value-type="float">
            <text:p>0,001012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46971" calcext:value-type="float">
            <text:p>0,000746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8745" calcext:value-type="float">
            <text:p>0,0008087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93" calcext:value-type="float">
            <text:p>0,000057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788" calcext:value-type="float">
            <text:p>0,00101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7439" calcext:value-type="float">
            <text:p>0,000767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8332" calcext:value-type="float">
            <text:p>0,000798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437" calcext:value-type="float">
            <text:p>0,0000574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316" calcext:value-type="float">
            <text:p>0,001003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9335" calcext:value-type="float">
            <text:p>0,0008193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4423" calcext:value-type="float">
            <text:p>0,0008844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182" calcext:value-type="float">
            <text:p>0,0000581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8666" calcext:value-type="float">
            <text:p>0,00108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0959" calcext:value-type="float">
            <text:p>0,000850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5599" calcext:value-type="float">
            <text:p>0,000805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117" calcext:value-type="float">
            <text:p>0,0000581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629" calcext:value-type="float">
            <text:p>0,001016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0811" calcext:value-type="float">
            <text:p>0,0007708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7696" calcext:value-type="float">
            <text:p>0,000797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753" calcext:value-type="float">
            <text:p>0,0000587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164" calcext:value-type="float">
            <text:p>0,00101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2564" calcext:value-type="float">
            <text:p>0,0008425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7816" calcext:value-type="float">
            <text:p>0,0008778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7653" calcext:value-type="float">
            <text:p>0,0000676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759" calcext:value-type="float">
            <text:p>0,001047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0549" calcext:value-type="float">
            <text:p>0,000770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5466" calcext:value-type="float">
            <text:p>0,0007754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593" calcext:value-type="float">
            <text:p>0,0000575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912" calcext:value-type="float">
            <text:p>0,001009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4978" calcext:value-type="float">
            <text:p>0,0008049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2595" calcext:value-type="float">
            <text:p>0,0008025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911" calcext:value-type="float">
            <text:p>0,0000579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2939" calcext:value-type="float">
            <text:p>0,001029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37592" calcext:value-type="float">
            <text:p>0,0007375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723" calcext:value-type="float">
            <text:p>0,000807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2389" calcext:value-type="float">
            <text:p>0,0000623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449" calcext:value-type="float">
            <text:p>0,001004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1649" calcext:value-type="float">
            <text:p>0,0007716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29292" calcext:value-type="float">
            <text:p>0,0008292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754" calcext:value-type="float">
            <text:p>0,0000587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309" calcext:value-type="float">
            <text:p>0,00110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1453" calcext:value-type="float">
            <text:p>0,0008814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1035" calcext:value-type="float">
            <text:p>0,0009810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7157" calcext:value-type="float">
            <text:p>0,000077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7666" calcext:value-type="float">
            <text:p>0,00107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692" calcext:value-type="float">
            <text:p>0,000846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0184" calcext:value-type="float">
            <text:p>0,000880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836" calcext:value-type="float">
            <text:p>0,0000588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9962" calcext:value-type="float">
            <text:p>0,00119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2776" calcext:value-type="float">
            <text:p>0,0007927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27008" calcext:value-type="float">
            <text:p>0,000827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515" calcext:value-type="float">
            <text:p>0,0000585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239" calcext:value-type="float">
            <text:p>0,001032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7475" calcext:value-type="float">
            <text:p>0,000767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713" calcext:value-type="float">
            <text:p>0,00079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9647" calcext:value-type="float">
            <text:p>0,0000596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7276" calcext:value-type="float">
            <text:p>0,001172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737" calcext:value-type="float">
            <text:p>0,00089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6365" calcext:value-type="float">
            <text:p>0,0009763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757" calcext:value-type="float">
            <text:p>0,0000587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2318" calcext:value-type="float">
            <text:p>0,00122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9995" calcext:value-type="float">
            <text:p>0,000839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481" calcext:value-type="float">
            <text:p>0,00089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2051" calcext:value-type="float">
            <text:p>0,0000820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61" calcext:value-type="float">
            <text:p>0,00110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062" calcext:value-type="float">
            <text:p>0,000770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9131" calcext:value-type="float">
            <text:p>0,000809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046" calcext:value-type="float">
            <text:p>0,000057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888" calcext:value-type="float">
            <text:p>0,001008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6292" calcext:value-type="float">
            <text:p>0,0007562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7058" calcext:value-type="float">
            <text:p>0,0008070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815" calcext:value-type="float">
            <text:p>0,0000578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518" calcext:value-type="float">
            <text:p>0,001015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0614" calcext:value-type="float">
            <text:p>0,000770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5063" calcext:value-type="float">
            <text:p>0,0008050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82" calcext:value-type="float">
            <text:p>0,000057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672" calcext:value-type="float">
            <text:p>0,00100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0484" calcext:value-type="float">
            <text:p>0,0007604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7145" calcext:value-type="float">
            <text:p>0,0007771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558" calcext:value-type="float">
            <text:p>0,0000585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2628" calcext:value-type="float">
            <text:p>0,00102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5815" calcext:value-type="float">
            <text:p>0,000765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4214" calcext:value-type="float">
            <text:p>0,000814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364" calcext:value-type="float">
            <text:p>0,0000573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967" calcext:value-type="float">
            <text:p>0,001009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9764" calcext:value-type="float">
            <text:p>0,0008397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5864" calcext:value-type="float">
            <text:p>0,000945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96" calcext:value-type="float">
            <text:p>0,00005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4676" calcext:value-type="float">
            <text:p>0,00114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2222" calcext:value-type="float">
            <text:p>0,000782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7076" calcext:value-type="float">
            <text:p>0,000847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7006" calcext:value-type="float">
            <text:p>0,0000670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0812" calcext:value-type="float">
            <text:p>0,001208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3171" calcext:value-type="float">
            <text:p>0,000943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993" calcext:value-type="float">
            <text:p>0,00100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694" calcext:value-type="float">
            <text:p>0,0000586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0925" calcext:value-type="float">
            <text:p>0,00120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471" calcext:value-type="float">
            <text:p>0,000784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1805" calcext:value-type="float">
            <text:p>0,000841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441" calcext:value-type="float">
            <text:p>0,0000574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628" calcext:value-type="float">
            <text:p>0,00101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765" calcext:value-type="float">
            <text:p>0,00076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961" calcext:value-type="float">
            <text:p>0,00087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7383" calcext:value-type="float">
            <text:p>0,0000773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9791" calcext:value-type="float">
            <text:p>0,001097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46" calcext:value-type="float">
            <text:p>0,00091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348" calcext:value-type="float">
            <text:p>0,00079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796" calcext:value-type="float">
            <text:p>0,0000577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734" calcext:value-type="float">
            <text:p>0,00100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1951" calcext:value-type="float">
            <text:p>0,0007519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3267" calcext:value-type="float">
            <text:p>0,0008132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412" calcext:value-type="float">
            <text:p>0,0000574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858" calcext:value-type="float">
            <text:p>0,00101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3173" calcext:value-type="float">
            <text:p>0,0007531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6206" calcext:value-type="float">
            <text:p>0,0008062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7594" calcext:value-type="float">
            <text:p>0,0000775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87" calcext:value-type="float">
            <text:p>0,00101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3868" calcext:value-type="float">
            <text:p>0,0007838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5236" calcext:value-type="float">
            <text:p>0,000795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342" calcext:value-type="float">
            <text:p>0,0000583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3306" calcext:value-type="float">
            <text:p>0,00113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7635" calcext:value-type="float">
            <text:p>0,0008376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7022" calcext:value-type="float">
            <text:p>0,000907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339" calcext:value-type="float">
            <text:p>0,0000583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2152" calcext:value-type="float">
            <text:p>0,001021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5109" calcext:value-type="float">
            <text:p>0,000835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3436" calcext:value-type="float">
            <text:p>0,0009734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909" calcext:value-type="float">
            <text:p>0,000059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0985" calcext:value-type="float">
            <text:p>0,001209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611" calcext:value-type="float">
            <text:p>0,000786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85881" calcext:value-type="float">
            <text:p>0,0007858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693" calcext:value-type="float">
            <text:p>0,0000576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699" calcext:value-type="float">
            <text:p>0,00101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5615" calcext:value-type="float">
            <text:p>0,0007756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3344" calcext:value-type="float">
            <text:p>0,0008133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731" calcext:value-type="float">
            <text:p>0,000057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6979" calcext:value-type="float">
            <text:p>0,001069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5407" calcext:value-type="float">
            <text:p>0,000845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269" calcext:value-type="float">
            <text:p>0,000882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274" calcext:value-type="float">
            <text:p>0,0000582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788" calcext:value-type="float">
            <text:p>0,00103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9172" calcext:value-type="float">
            <text:p>0,0009091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9934" calcext:value-type="float">
            <text:p>0,0009199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4784" calcext:value-type="float">
            <text:p>0,0000647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097" calcext:value-type="float">
            <text:p>0,00120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8139" calcext:value-type="float">
            <text:p>0,000908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359" calcext:value-type="float">
            <text:p>0,00100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4598" calcext:value-type="float">
            <text:p>0,0000645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281" calcext:value-type="float">
            <text:p>0,0010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5954" calcext:value-type="float">
            <text:p>0,0007959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3079" calcext:value-type="float">
            <text:p>0,0008030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8251" calcext:value-type="float">
            <text:p>0,0000582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5349" calcext:value-type="float">
            <text:p>0,00175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4809" calcext:value-type="float">
            <text:p>0,00154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595" calcext:value-type="float">
            <text:p>0,001625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8339" calcext:value-type="float">
            <text:p>0,0001283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1752" calcext:value-type="float">
            <text:p>0,001817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332" calcext:value-type="float">
            <text:p>0,00140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193" calcext:value-type="float">
            <text:p>0,00156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794" calcext:value-type="float">
            <text:p>0,0001167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0347" calcext:value-type="float">
            <text:p>0,001903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1616" calcext:value-type="float">
            <text:p>0,001516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652" calcext:value-type="float">
            <text:p>0,00145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634" calcext:value-type="float">
            <text:p>0,0001166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8348" calcext:value-type="float">
            <text:p>0,001783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4929" calcext:value-type="float">
            <text:p>0,001449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345" calcext:value-type="float">
            <text:p>0,001493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636" calcext:value-type="float">
            <text:p>0,0001166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3975" calcext:value-type="float">
            <text:p>0,00193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702" calcext:value-type="float">
            <text:p>0,00145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675" calcext:value-type="float">
            <text:p>0,001586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5293" calcext:value-type="float">
            <text:p>0,0001152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1509" calcext:value-type="float">
            <text:p>0,001915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2915" calcext:value-type="float">
            <text:p>0,001529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0348" calcext:value-type="float">
            <text:p>0,00160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377" calcext:value-type="float">
            <text:p>0,0001163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6919" calcext:value-type="float">
            <text:p>0,00186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234" calcext:value-type="float">
            <text:p>0,001392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126" calcext:value-type="float">
            <text:p>0,001451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325" calcext:value-type="float">
            <text:p>0,0001173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7279" calcext:value-type="float">
            <text:p>0,00177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1281" calcext:value-type="float">
            <text:p>0,001412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891" calcext:value-type="float">
            <text:p>0,00168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1254" calcext:value-type="float">
            <text:p>0,0001312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2573" calcext:value-type="float">
            <text:p>0,001925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566" calcext:value-type="float">
            <text:p>0,00150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8341" calcext:value-type="float">
            <text:p>0,00148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095" calcext:value-type="float">
            <text:p>0,0001160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6637" calcext:value-type="float">
            <text:p>0,001866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096" calcext:value-type="float">
            <text:p>0,00142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459" calcext:value-type="float">
            <text:p>0,001464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32" calcext:value-type="float">
            <text:p>0,000117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8256" calcext:value-type="float">
            <text:p>0,001782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395" calcext:value-type="float">
            <text:p>0,00143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497" calcext:value-type="float">
            <text:p>0,00150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3787" calcext:value-type="float">
            <text:p>0,0001337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8702" calcext:value-type="float">
            <text:p>0,00178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1943" calcext:value-type="float">
            <text:p>0,001519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9642" calcext:value-type="float">
            <text:p>0,00159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592" calcext:value-type="float">
            <text:p>0,0001175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95" calcext:value-type="float">
            <text:p>0,0018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711" calcext:value-type="float">
            <text:p>0,001427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128" calcext:value-type="float">
            <text:p>0,001581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359" calcext:value-type="float">
            <text:p>0,0001173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1357" calcext:value-type="float">
            <text:p>0,001913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011" calcext:value-type="float">
            <text:p>0,001400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209" calcext:value-type="float">
            <text:p>0,0015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5238" calcext:value-type="float">
            <text:p>0,0001252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9562" calcext:value-type="float">
            <text:p>0,00189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673" calcext:value-type="float">
            <text:p>0,00161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197" calcext:value-type="float">
            <text:p>0,00149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3842" calcext:value-type="float">
            <text:p>0,000153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3164" calcext:value-type="float">
            <text:p>0,00203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7018" calcext:value-type="float">
            <text:p>0,00167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0747" calcext:value-type="float">
            <text:p>0,001707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7143" calcext:value-type="float">
            <text:p>0,0001371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2236" calcext:value-type="float">
            <text:p>0,00182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461" calcext:value-type="float">
            <text:p>0,001494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524" calcext:value-type="float">
            <text:p>0,00149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311" calcext:value-type="float">
            <text:p>0,0001173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2779" calcext:value-type="float">
            <text:p>0,00182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7924" calcext:value-type="float">
            <text:p>0,00157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9805" calcext:value-type="float">
            <text:p>0,00159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9525" calcext:value-type="float">
            <text:p>0,0001195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152" calcext:value-type="float">
            <text:p>0,00191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562" calcext:value-type="float">
            <text:p>0,001495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4373" calcext:value-type="float">
            <text:p>0,001643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984" calcext:value-type="float">
            <text:p>0,0001169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6137" calcext:value-type="float">
            <text:p>0,001861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482" calcext:value-type="float">
            <text:p>0,001404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7337" calcext:value-type="float">
            <text:p>0,001473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5777" calcext:value-type="float">
            <text:p>0,0001157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319" calcext:value-type="float">
            <text:p>0,001793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129" calcext:value-type="float">
            <text:p>0,001391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7832" calcext:value-type="float">
            <text:p>0,001478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5309" calcext:value-type="float">
            <text:p>0,0001153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58" calcext:value-type="float">
            <text:p>0,00179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434" calcext:value-type="float">
            <text:p>0,001424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775" calcext:value-type="float">
            <text:p>0,001467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2844" calcext:value-type="float">
            <text:p>0,0001328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8091" calcext:value-type="float">
            <text:p>0,001980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024" calcext:value-type="float">
            <text:p>0,00158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713" calcext:value-type="float">
            <text:p>0,00162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7122" calcext:value-type="float">
            <text:p>0,0001471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7963" calcext:value-type="float">
            <text:p>0,00177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005" calcext:value-type="float">
            <text:p>0,001400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2298" calcext:value-type="float">
            <text:p>0,00152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6938" calcext:value-type="float">
            <text:p>0,0001469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1055" calcext:value-type="float">
            <text:p>0,00181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4147" calcext:value-type="float">
            <text:p>0,001441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331" calcext:value-type="float">
            <text:p>0,001623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8466" calcext:value-type="float">
            <text:p>0,0001184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3768" calcext:value-type="float">
            <text:p>0,002137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8834" calcext:value-type="float">
            <text:p>0,001488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376" calcext:value-type="float">
            <text:p>0,001613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8107" calcext:value-type="float">
            <text:p>0,000128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0289" calcext:value-type="float">
            <text:p>0,00210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818" calcext:value-type="float">
            <text:p>0,0017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2255" calcext:value-type="float">
            <text:p>0,001722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418" calcext:value-type="float">
            <text:p>0,0001164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1941" calcext:value-type="float">
            <text:p>0,002019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5642" calcext:value-type="float">
            <text:p>0,001656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284" calcext:value-type="float">
            <text:p>0,001502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5846" calcext:value-type="float">
            <text:p>0,0001158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6981" calcext:value-type="float">
            <text:p>0,00196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1061" calcext:value-type="float">
            <text:p>0,001510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212" calcext:value-type="float">
            <text:p>0,00152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605" calcext:value-type="float">
            <text:p>0,0001166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85" calcext:value-type="float">
            <text:p>0,0018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7" calcext:value-type="float">
            <text:p>0,001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762" calcext:value-type="float">
            <text:p>0,00146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8629" calcext:value-type="float">
            <text:p>0,0001486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746" calcext:value-type="float">
            <text:p>0,00179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435" calcext:value-type="float">
            <text:p>0,00139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571" calcext:value-type="float">
            <text:p>0,001455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902" calcext:value-type="float">
            <text:p>0,0001169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8342" calcext:value-type="float">
            <text:p>0,001783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1583" calcext:value-type="float">
            <text:p>0,001415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9724" calcext:value-type="float">
            <text:p>0,001597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5787" calcext:value-type="float">
            <text:p>0,0001257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3854" calcext:value-type="float">
            <text:p>0,00193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9971" calcext:value-type="float">
            <text:p>0,00159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002" calcext:value-type="float">
            <text:p>0,001490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8039" calcext:value-type="float">
            <text:p>0,000128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1861" calcext:value-type="float">
            <text:p>0,00191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4603" calcext:value-type="float">
            <text:p>0,00154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201" calcext:value-type="float">
            <text:p>0,001492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8536" calcext:value-type="float">
            <text:p>0,0001285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9585" calcext:value-type="float">
            <text:p>0,002095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322" calcext:value-type="float">
            <text:p>0,00163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4083" calcext:value-type="float">
            <text:p>0,001640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529" calcext:value-type="float">
            <text:p>0,0001175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786" calcext:value-type="float">
            <text:p>0,00177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714" calcext:value-type="float">
            <text:p>0,001427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893" calcext:value-type="float">
            <text:p>0,001468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6685" calcext:value-type="float">
            <text:p>0,0001466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798" calcext:value-type="float">
            <text:p>0,00177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962" calcext:value-type="float">
            <text:p>0,00139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8177" calcext:value-type="float">
            <text:p>0,00148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486" calcext:value-type="float">
            <text:p>0,0001174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525" calcext:value-type="float">
            <text:p>0,001795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176" calcext:value-type="float">
            <text:p>0,00143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9933" calcext:value-type="float">
            <text:p>0,001599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651" calcext:value-type="float">
            <text:p>0,0001166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3892" calcext:value-type="float">
            <text:p>0,00193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745" calcext:value-type="float">
            <text:p>0,001427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243" calcext:value-type="float">
            <text:p>0,00150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922" calcext:value-type="float">
            <text:p>0,0001169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1669" calcext:value-type="float">
            <text:p>0,00191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779" calcext:value-type="float">
            <text:p>0,001537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4056" calcext:value-type="float">
            <text:p>0,00164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191" calcext:value-type="float">
            <text:p>0,0001161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2434" calcext:value-type="float">
            <text:p>0,00182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579" calcext:value-type="float">
            <text:p>0,001395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882" calcext:value-type="float">
            <text:p>0,00145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3167" calcext:value-type="float">
            <text:p>0,0001231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4154" calcext:value-type="float">
            <text:p>0,001841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399" calcext:value-type="float">
            <text:p>0,001533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444" calcext:value-type="float">
            <text:p>0,001614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54" calcext:value-type="float">
            <text:p>0,000000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8536" calcext:value-type="float">
            <text:p>0,0001185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6306" calcext:value-type="float">
            <text:p>0,00196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902" calcext:value-type="float">
            <text:p>0,00149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0886" calcext:value-type="float">
            <text:p>0,00160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319" calcext:value-type="float">
            <text:p>0,0001173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5263" calcext:value-type="float">
            <text:p>0,001952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7812" calcext:value-type="float">
            <text:p>0,00137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498" calcext:value-type="float">
            <text:p>0,001504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725" calcext:value-type="float">
            <text:p>0,0001177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867" calcext:value-type="float">
            <text:p>0,0018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7131" calcext:value-type="float">
            <text:p>0,001471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7799" calcext:value-type="float">
            <text:p>0,001477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4987" calcext:value-type="float">
            <text:p>0,0001149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0145" calcext:value-type="float">
            <text:p>0,00180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875" calcext:value-type="float">
            <text:p>0,001398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271" calcext:value-type="float">
            <text:p>0,001462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134" calcext:value-type="float">
            <text:p>0,0001161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6635" calcext:value-type="float">
            <text:p>0,00176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684" calcext:value-type="float">
            <text:p>0,00142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1336" calcext:value-type="float">
            <text:p>0,00151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498" calcext:value-type="float">
            <text:p>0,0001164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7734" calcext:value-type="float">
            <text:p>0,00177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684" calcext:value-type="float">
            <text:p>0,00138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235" calcext:value-type="float">
            <text:p>0,001452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636" calcext:value-type="float">
            <text:p>0,0001166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5738" calcext:value-type="float">
            <text:p>0,001757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824" calcext:value-type="float">
            <text:p>0,001428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302" calcext:value-type="float">
            <text:p>0,001613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4429" calcext:value-type="float">
            <text:p>0,0001344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1964" calcext:value-type="float">
            <text:p>0,001919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8833" calcext:value-type="float">
            <text:p>0,001488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378" calcext:value-type="float">
            <text:p>0,001463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8597" calcext:value-type="float">
            <text:p>0,0001185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105" calcext:value-type="float">
            <text:p>0,0019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4518" calcext:value-type="float">
            <text:p>0,00154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402" calcext:value-type="float">
            <text:p>0,001554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232" calcext:value-type="float">
            <text:p>0,0001172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6786" calcext:value-type="float">
            <text:p>0,001767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898" calcext:value-type="float">
            <text:p>0,001458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717" calcext:value-type="float">
            <text:p>0,00150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132" calcext:value-type="float">
            <text:p>0,0001161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062" calcext:value-type="float">
            <text:p>0,00190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891" calcext:value-type="float">
            <text:p>0,001558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6714" calcext:value-type="float">
            <text:p>0,00166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8208" calcext:value-type="float">
            <text:p>0,0001182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224" calcext:value-type="float">
            <text:p>0,0020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722" calcext:value-type="float">
            <text:p>0,001457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148" calcext:value-type="float">
            <text:p>0,001621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8968" calcext:value-type="float">
            <text:p>0,0001189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4986" calcext:value-type="float">
            <text:p>0,001949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067" calcext:value-type="float">
            <text:p>0,00139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052" calcext:value-type="float">
            <text:p>0,001450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5408" calcext:value-type="float">
            <text:p>0,0001154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022" calcext:value-type="float">
            <text:p>0,001790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283" calcext:value-type="float">
            <text:p>0,001422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154" calcext:value-type="float">
            <text:p>0,00149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7761" calcext:value-type="float">
            <text:p>0,0001377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0347" calcext:value-type="float">
            <text:p>0,001803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362" calcext:value-type="float">
            <text:p>0,001403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53" calcext:value-type="float">
            <text:p>0,0014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319" calcext:value-type="float">
            <text:p>0,0001163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8202" calcext:value-type="float">
            <text:p>0,001782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324" calcext:value-type="float">
            <text:p>0,001433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9" calcext:value-type="float">
            <text:p>0,0014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3963" calcext:value-type="float">
            <text:p>0,0001439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8089" calcext:value-type="float">
            <text:p>0,00178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876" calcext:value-type="float">
            <text:p>0,00138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709" calcext:value-type="float">
            <text:p>0,001457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5956" calcext:value-type="float">
            <text:p>0,0001159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592" calcext:value-type="float">
            <text:p>0,00175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1763" calcext:value-type="float">
            <text:p>0,00141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9135" calcext:value-type="float">
            <text:p>0,001591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9803" calcext:value-type="float">
            <text:p>0,0001398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0565" calcext:value-type="float">
            <text:p>0,001905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1562" calcext:value-type="float">
            <text:p>0,001515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761" calcext:value-type="float">
            <text:p>0,001497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412" calcext:value-type="float">
            <text:p>0,0001174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2219" calcext:value-type="float">
            <text:p>0,001922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119" calcext:value-type="float">
            <text:p>0,001531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6597" calcext:value-type="float">
            <text:p>0,001665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983" calcext:value-type="float">
            <text:p>0,0001169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7971" calcext:value-type="float">
            <text:p>0,001779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168" calcext:value-type="float">
            <text:p>0,001401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863" calcext:value-type="float">
            <text:p>0,001468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267" calcext:value-type="float">
            <text:p>0,0001162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4307" calcext:value-type="float">
            <text:p>0,00184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353" calcext:value-type="float">
            <text:p>0,001563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3653" calcext:value-type="float">
            <text:p>0,00163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612" calcext:value-type="float">
            <text:p>0,0001176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8594" calcext:value-type="float">
            <text:p>0,001985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4259" calcext:value-type="float">
            <text:p>0,001542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35" calcext:value-type="float">
            <text:p>0,00162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9316" calcext:value-type="float">
            <text:p>0,0001193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5172" calcext:value-type="float">
            <text:p>0,002051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03" calcext:value-type="float">
            <text:p>0,00143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9008" calcext:value-type="float">
            <text:p>0,00159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0497" calcext:value-type="float">
            <text:p>0,0001204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6553" calcext:value-type="float">
            <text:p>0,00186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7395" calcext:value-type="float">
            <text:p>0,00147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4761" calcext:value-type="float">
            <text:p>0,001447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08" calcext:value-type="float">
            <text:p>0,000117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9481" calcext:value-type="float">
            <text:p>0,001994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0244" calcext:value-type="float">
            <text:p>0,00160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4973" calcext:value-type="float">
            <text:p>0,00154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6374" calcext:value-type="float">
            <text:p>0,0001463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097" calcext:value-type="float">
            <text:p>0,00180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266" calcext:value-type="float">
            <text:p>0,001402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8431" calcext:value-type="float">
            <text:p>0,00148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5994" calcext:value-type="float">
            <text:p>0,0001159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9492" calcext:value-type="float">
            <text:p>0,001894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097" calcext:value-type="float">
            <text:p>0,001530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967" calcext:value-type="float">
            <text:p>0,0015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9077" calcext:value-type="float">
            <text:p>0,0001190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731" calcext:value-type="float">
            <text:p>0,00187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3999" calcext:value-type="float">
            <text:p>0,001739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71" calcext:value-type="float">
            <text:p>0,001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0028" calcext:value-type="float">
            <text:p>0,00014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401" calcext:value-type="float">
            <text:p>0,00204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4794" calcext:value-type="float">
            <text:p>0,00144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209" calcext:value-type="float">
            <text:p>0,00155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1357" calcext:value-type="float">
            <text:p>0,0001413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0019" calcext:value-type="float">
            <text:p>0,00180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45" calcext:value-type="float">
            <text:p>0,00140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943" calcext:value-type="float">
            <text:p>0,00149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876" calcext:value-type="float">
            <text:p>0,0001178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8298" calcext:value-type="float">
            <text:p>0,001882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1523" calcext:value-type="float">
            <text:p>0,001515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695" calcext:value-type="float">
            <text:p>0,001436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5616" calcext:value-type="float">
            <text:p>0,000115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2283" calcext:value-type="float">
            <text:p>0,001722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5823" calcext:value-type="float">
            <text:p>0,001358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918" calcext:value-type="float">
            <text:p>0,001459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5963" calcext:value-type="float">
            <text:p>0,0001159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2974" calcext:value-type="float">
            <text:p>0,00182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005" calcext:value-type="float">
            <text:p>0,001400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132" calcext:value-type="float">
            <text:p>0,001451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047" calcext:value-type="float">
            <text:p>0,000116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7101" calcext:value-type="float">
            <text:p>0,001771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783" calcext:value-type="float">
            <text:p>0,001557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571" calcext:value-type="float">
            <text:p>0,001625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0081" calcext:value-type="float">
            <text:p>0,0001300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3734" calcext:value-type="float">
            <text:p>0,00193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1978" calcext:value-type="float">
            <text:p>0,001419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221" calcext:value-type="float">
            <text:p>0,00161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2808" calcext:value-type="float">
            <text:p>0,0001228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5637" calcext:value-type="float">
            <text:p>0,001856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8583" calcext:value-type="float">
            <text:p>0,001485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682" calcext:value-type="float">
            <text:p>0,00142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184" calcext:value-type="float">
            <text:p>0,0001171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8857" calcext:value-type="float">
            <text:p>0,00178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057" calcext:value-type="float">
            <text:p>0,001430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7786" calcext:value-type="float">
            <text:p>0,001477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7505" calcext:value-type="float">
            <text:p>0,0001375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7503" calcext:value-type="float">
            <text:p>0,001775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044" calcext:value-type="float">
            <text:p>0,00150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1903" calcext:value-type="float">
            <text:p>0,001519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383" calcext:value-type="float">
            <text:p>0,0000003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915" calcext:value-type="float">
            <text:p>0,0001179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5268" calcext:value-type="float">
            <text:p>0,00175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474" calcext:value-type="float">
            <text:p>0,00153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145" calcext:value-type="float">
            <text:p>0,001551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8471" calcext:value-type="float">
            <text:p>0,0001184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5498" calcext:value-type="float">
            <text:p>0,00185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4405" calcext:value-type="float">
            <text:p>0,00144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57" calcext:value-type="float">
            <text:p>0,00143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25" calcext:value-type="float">
            <text:p>0,000117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6559" calcext:value-type="float">
            <text:p>0,001765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411" calcext:value-type="float">
            <text:p>0,001364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952" calcext:value-type="float">
            <text:p>0,00142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0326" calcext:value-type="float">
            <text:p>0,0001203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4188" calcext:value-type="float">
            <text:p>0,00184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1071" calcext:value-type="float">
            <text:p>0,001510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408" calcext:value-type="float">
            <text:p>0,00149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6188" calcext:value-type="float">
            <text:p>0,0001161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579" calcext:value-type="float">
            <text:p>0,00179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432" calcext:value-type="float">
            <text:p>0,001404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819" calcext:value-type="float">
            <text:p>0,00146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5829" calcext:value-type="float">
            <text:p>0,0001158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0696" calcext:value-type="float">
            <text:p>0,00180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453" calcext:value-type="float">
            <text:p>0,001564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3032" calcext:value-type="float">
            <text:p>0,00163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017" calcext:value-type="float">
            <text:p>0,000117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6872" calcext:value-type="float">
            <text:p>0,001768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658" calcext:value-type="float">
            <text:p>0,001506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2242" calcext:value-type="float">
            <text:p>0,00162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2331" calcext:value-type="float">
            <text:p>0,0001223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7009" calcext:value-type="float">
            <text:p>0,00187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589" calcext:value-type="float">
            <text:p>0,001425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326" calcext:value-type="float">
            <text:p>0,001533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9005" calcext:value-type="float">
            <text:p>0,000119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6296" calcext:value-type="float">
            <text:p>0,00196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509" calcext:value-type="float">
            <text:p>0,0016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4527" calcext:value-type="float">
            <text:p>0,001545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602" calcext:value-type="float">
            <text:p>0,0001176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1322" calcext:value-type="float">
            <text:p>0,001913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7488" calcext:value-type="float">
            <text:p>0,00157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282" calcext:value-type="float">
            <text:p>0,00152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5581" calcext:value-type="float">
            <text:p>0,0001155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8809" calcext:value-type="float">
            <text:p>0,001788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1188" calcext:value-type="float">
            <text:p>0,00141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326" calcext:value-type="float">
            <text:p>0,001453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5301" calcext:value-type="float">
            <text:p>0,0001153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4129" calcext:value-type="float">
            <text:p>0,00174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97" calcext:value-type="float">
            <text:p>0,00156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0799" calcext:value-type="float">
            <text:p>0,001607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107" calcext:value-type="float">
            <text:p>0,00012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5228" calcext:value-type="float">
            <text:p>0,00185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974" calcext:value-type="float">
            <text:p>0,00150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905" calcext:value-type="float">
            <text:p>0,001559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2512" calcext:value-type="float">
            <text:p>0,0001225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8897" calcext:value-type="float">
            <text:p>0,00178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5842" calcext:value-type="float">
            <text:p>0,001358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1699" calcext:value-type="float">
            <text:p>0,001516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8148" calcext:value-type="float">
            <text:p>0,0001181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489" calcext:value-type="float">
            <text:p>0,00194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5524" calcext:value-type="float">
            <text:p>0,001655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063" calcext:value-type="float">
            <text:p>0,001490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579" calcext:value-type="float">
            <text:p>0,0001175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174" calcext:value-type="float">
            <text:p>0,00179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775" calcext:value-type="float">
            <text:p>0,001537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303" calcext:value-type="float">
            <text:p>0,001453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1676" calcext:value-type="float">
            <text:p>0,0001416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7031" calcext:value-type="float">
            <text:p>0,001870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038" calcext:value-type="float">
            <text:p>0,001560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5471" calcext:value-type="float">
            <text:p>0,00175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8994" calcext:value-type="float">
            <text:p>0,0001289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5971" calcext:value-type="float">
            <text:p>0,002059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9429" calcext:value-type="float">
            <text:p>0,001694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3522" calcext:value-type="float">
            <text:p>0,00213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4546" calcext:value-type="float">
            <text:p>0,0001345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9209" calcext:value-type="float">
            <text:p>0,00219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7177" calcext:value-type="float">
            <text:p>0,001971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584" calcext:value-type="float">
            <text:p>0,00175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3" calcext:value-type="float">
            <text:p>0,0001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5089" calcext:value-type="float">
            <text:p>0,00245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582" calcext:value-type="float">
            <text:p>0,00201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6214" calcext:value-type="float">
            <text:p>0,00196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205" calcext:value-type="float">
            <text:p>0,0001462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0767" calcext:value-type="float">
            <text:p>0,002307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318" calcext:value-type="float">
            <text:p>0,001703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7427" calcext:value-type="float">
            <text:p>0,00177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521" calcext:value-type="float">
            <text:p>0,0001445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5018" calcext:value-type="float">
            <text:p>0,002150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976" calcext:value-type="float">
            <text:p>0,00167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27" calcext:value-type="float">
            <text:p>0,00179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776" calcext:value-type="float">
            <text:p>0,000147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153" calcext:value-type="float">
            <text:p>0,00213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049" calcext:value-type="float">
            <text:p>0,001700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515" calcext:value-type="float">
            <text:p>0,001755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3824" calcext:value-type="float">
            <text:p>0,0001438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7421" calcext:value-type="float">
            <text:p>0,00217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59" calcext:value-type="float">
            <text:p>0,00172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368" calcext:value-type="float">
            <text:p>0,00188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7046" calcext:value-type="float">
            <text:p>0,000147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2929" calcext:value-type="float">
            <text:p>0,002229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3982" calcext:value-type="float">
            <text:p>0,001839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679" calcext:value-type="float">
            <text:p>0,00178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27055" calcext:value-type="float">
            <text:p>0,0002270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8266" calcext:value-type="float">
            <text:p>0,002182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678" calcext:value-type="float">
            <text:p>0,00171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3324" calcext:value-type="float">
            <text:p>0,001833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243" calcext:value-type="float">
            <text:p>0,000182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849" calcext:value-type="float">
            <text:p>0,0021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651" calcext:value-type="float">
            <text:p>0,001726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794" calcext:value-type="float">
            <text:p>0,00176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106" calcext:value-type="float">
            <text:p>0,0001451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9834" calcext:value-type="float">
            <text:p>0,002298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1753" calcext:value-type="float">
            <text:p>0,00181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1054" calcext:value-type="float">
            <text:p>0,001910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77" calcext:value-type="float">
            <text:p>0,00014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4135" calcext:value-type="float">
            <text:p>0,00234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887" calcext:value-type="float">
            <text:p>0,001728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978" calcext:value-type="float">
            <text:p>0,00175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106" calcext:value-type="float">
            <text:p>0,0001461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7391" calcext:value-type="float">
            <text:p>0,00217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291" calcext:value-type="float">
            <text:p>0,00172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92" calcext:value-type="float">
            <text:p>0,00179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155" calcext:value-type="float">
            <text:p>0,0001461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712" calcext:value-type="float">
            <text:p>0,0020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5909" calcext:value-type="float">
            <text:p>0,00165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791" calcext:value-type="float">
            <text:p>0,00188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01" calcext:value-type="float">
            <text:p>0,000146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1507" calcext:value-type="float">
            <text:p>0,00221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4252" calcext:value-type="float">
            <text:p>0,001642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933" calcext:value-type="float">
            <text:p>0,001889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5922" calcext:value-type="float">
            <text:p>0,0001759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1632" calcext:value-type="float">
            <text:p>0,002316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654" calcext:value-type="float">
            <text:p>0,001706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0094" calcext:value-type="float">
            <text:p>0,001800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2744" calcext:value-type="float">
            <text:p>0,0001627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2772" calcext:value-type="float">
            <text:p>0,00232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2706" calcext:value-type="float">
            <text:p>0,00192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3857" calcext:value-type="float">
            <text:p>0,00173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3926" calcext:value-type="float">
            <text:p>0,0001439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7887" calcext:value-type="float">
            <text:p>0,00207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3709" calcext:value-type="float">
            <text:p>0,00163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801" calcext:value-type="float">
            <text:p>0,001768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1182" calcext:value-type="float">
            <text:p>0,0001711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0253" calcext:value-type="float">
            <text:p>0,002302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252" calcext:value-type="float">
            <text:p>0,001882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545" calcext:value-type="float">
            <text:p>0,001905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2043" calcext:value-type="float">
            <text:p>0,0001720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6502" calcext:value-type="float">
            <text:p>0,00226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5084" calcext:value-type="float">
            <text:p>0,001850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86" calcext:value-type="float">
            <text:p>0,00190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6422" calcext:value-type="float">
            <text:p>0,0001764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9643" calcext:value-type="float">
            <text:p>0,00219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462" calcext:value-type="float">
            <text:p>0,001704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4649" calcext:value-type="float">
            <text:p>0,00174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449" calcext:value-type="float">
            <text:p>0,0001454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726" calcext:value-type="float">
            <text:p>0,002137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552" calcext:value-type="float">
            <text:p>0,00187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7853" calcext:value-type="float">
            <text:p>0,001978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728" calcext:value-type="float">
            <text:p>0,000147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2976" calcext:value-type="float">
            <text:p>0,00222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582" calcext:value-type="float">
            <text:p>0,00170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2877" calcext:value-type="float">
            <text:p>0,001928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998" calcext:value-type="float">
            <text:p>0,0001459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2949" calcext:value-type="float">
            <text:p>0,00232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34" calcext:value-type="float">
            <text:p>0,00168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675" calcext:value-type="float">
            <text:p>0,001846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463" calcext:value-type="float">
            <text:p>0,0001464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0936" calcext:value-type="float">
            <text:p>0,002309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0792" calcext:value-type="float">
            <text:p>0,001807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228" calcext:value-type="float">
            <text:p>0,001782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791" calcext:value-type="float">
            <text:p>0,00016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1523" calcext:value-type="float">
            <text:p>0,00231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6184" calcext:value-type="float">
            <text:p>0,001961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1383" calcext:value-type="float">
            <text:p>0,001813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388" calcext:value-type="float">
            <text:p>0,000143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5132" calcext:value-type="float">
            <text:p>0,00225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6883" calcext:value-type="float">
            <text:p>0,00186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4277" calcext:value-type="float">
            <text:p>0,001942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1049" calcext:value-type="float">
            <text:p>0,0001610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5998" calcext:value-type="float">
            <text:p>0,00215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312" calcext:value-type="float">
            <text:p>0,001703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745" calcext:value-type="float">
            <text:p>0,001767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568" calcext:value-type="float">
            <text:p>0,0001465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5332" calcext:value-type="float">
            <text:p>0,002253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2526" calcext:value-type="float">
            <text:p>0,001825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6769" calcext:value-type="float">
            <text:p>0,001867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7178" calcext:value-type="float">
            <text:p>0,0001471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4359" calcext:value-type="float">
            <text:p>0,00234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5539" calcext:value-type="float">
            <text:p>0,001855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2863" calcext:value-type="float">
            <text:p>0,001928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743" calcext:value-type="float">
            <text:p>0,0001457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8906" calcext:value-type="float">
            <text:p>0,002389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82" calcext:value-type="float">
            <text:p>0,0017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686" calcext:value-type="float">
            <text:p>0,001796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089" calcext:value-type="float">
            <text:p>0,0001450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7019" calcext:value-type="float">
            <text:p>0,00207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4739" calcext:value-type="float">
            <text:p>0,001647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1366" calcext:value-type="float">
            <text:p>0,00191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609" calcext:value-type="float">
            <text:p>0,0001466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6975" calcext:value-type="float">
            <text:p>0,00236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55" calcext:value-type="float">
            <text:p>0,00169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5054" calcext:value-type="float">
            <text:p>0,001850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339" calcext:value-type="float">
            <text:p>0,0001453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1415" calcext:value-type="float">
            <text:p>0,002314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899" calcext:value-type="float">
            <text:p>0,00179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7911" calcext:value-type="float">
            <text:p>0,00177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2713" calcext:value-type="float">
            <text:p>0,0001527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6183" calcext:value-type="float">
            <text:p>0,002261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584" calcext:value-type="float">
            <text:p>0,001755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6908" calcext:value-type="float">
            <text:p>0,00186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321" calcext:value-type="float">
            <text:p>0,000153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8852" calcext:value-type="float">
            <text:p>0,002088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6161" calcext:value-type="float">
            <text:p>0,001661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083" calcext:value-type="float">
            <text:p>0,001720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3903" calcext:value-type="float">
            <text:p>0,0001439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747" calcext:value-type="float">
            <text:p>0,00207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2857" calcext:value-type="float">
            <text:p>0,00162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926" calcext:value-type="float">
            <text:p>0,00171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611" calcext:value-type="float">
            <text:p>0,0001456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7223" calcext:value-type="float">
            <text:p>0,00217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576" calcext:value-type="float">
            <text:p>0,001715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3777" calcext:value-type="float">
            <text:p>0,001837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48" calcext:value-type="float">
            <text:p>0,000146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724" calcext:value-type="float">
            <text:p>0,00213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632" calcext:value-type="float">
            <text:p>0,001686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456" calcext:value-type="float">
            <text:p>0,001784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8942" calcext:value-type="float">
            <text:p>0,0001489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131" calcext:value-type="float">
            <text:p>0,002131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976" calcext:value-type="float">
            <text:p>0,00172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6194" calcext:value-type="float">
            <text:p>0,002061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8151" calcext:value-type="float">
            <text:p>0,0001481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3116" calcext:value-type="float">
            <text:p>0,00233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4001" calcext:value-type="float">
            <text:p>0,001740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51" calcext:value-type="float">
            <text:p>0,0017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405" calcext:value-type="float">
            <text:p>0,0001454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047" calcext:value-type="float">
            <text:p>0,002130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83" calcext:value-type="float">
            <text:p>0,00172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7991" calcext:value-type="float">
            <text:p>0,001779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2564" calcext:value-type="float">
            <text:p>0,0001625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1933" calcext:value-type="float">
            <text:p>0,002319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7061" calcext:value-type="float">
            <text:p>0,001970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563" calcext:value-type="float">
            <text:p>0,00179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9361" calcext:value-type="float">
            <text:p>0,0001493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1688" calcext:value-type="float">
            <text:p>0,00231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13" calcext:value-type="float">
            <text:p>0,00179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2003" calcext:value-type="float">
            <text:p>0,001820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87" calcext:value-type="float">
            <text:p>0,000144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9815" calcext:value-type="float">
            <text:p>0,00219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39" calcext:value-type="float">
            <text:p>0,0017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7616" calcext:value-type="float">
            <text:p>0,00177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803" calcext:value-type="float">
            <text:p>0,0001468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8459" calcext:value-type="float">
            <text:p>0,002084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5083" calcext:value-type="float">
            <text:p>0,001650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3438" calcext:value-type="float">
            <text:p>0,00173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527" calcext:value-type="float">
            <text:p>0,0001455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327" calcext:value-type="float">
            <text:p>0,00213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5984" calcext:value-type="float">
            <text:p>0,001859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2833" calcext:value-type="float">
            <text:p>0,001928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32" calcext:value-type="float">
            <text:p>0,000146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9556" calcext:value-type="float">
            <text:p>0,002195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375" calcext:value-type="float">
            <text:p>0,00171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211" calcext:value-type="float">
            <text:p>0,001792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329" calcext:value-type="float">
            <text:p>0,0001443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5155" calcext:value-type="float">
            <text:p>0,002151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89" calcext:value-type="float">
            <text:p>0,0016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2389" calcext:value-type="float">
            <text:p>0,001923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8989" calcext:value-type="float">
            <text:p>0,0001489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9543" calcext:value-type="float">
            <text:p>0,002195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5089" calcext:value-type="float">
            <text:p>0,00165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673" calcext:value-type="float">
            <text:p>0,00178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399" calcext:value-type="float">
            <text:p>0,0001463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0429" calcext:value-type="float">
            <text:p>0,00230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1558" calcext:value-type="float">
            <text:p>0,00191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598" calcext:value-type="float">
            <text:p>0,001795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854" calcext:value-type="float">
            <text:p>0,0001468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3831" calcext:value-type="float">
            <text:p>0,002338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5546" calcext:value-type="float">
            <text:p>0,001955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902" calcext:value-type="float">
            <text:p>0,00176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365" calcext:value-type="float">
            <text:p>0,0001443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309" calcext:value-type="float">
            <text:p>0,00214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6662" calcext:value-type="float">
            <text:p>0,001666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639" calcext:value-type="float">
            <text:p>0,001796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5055" calcext:value-type="float">
            <text:p>0,0001750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8011" calcext:value-type="float">
            <text:p>0,002180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3127" calcext:value-type="float">
            <text:p>0,001731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195" calcext:value-type="float">
            <text:p>0,001791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844" calcext:value-type="float">
            <text:p>0,0001448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2565" calcext:value-type="float">
            <text:p>0,002225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481" calcext:value-type="float">
            <text:p>0,001874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3" calcext:value-type="float">
            <text:p>0,0019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7222" calcext:value-type="float">
            <text:p>0,0001472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2642" calcext:value-type="float">
            <text:p>0,002226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6727" calcext:value-type="float">
            <text:p>0,001867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1969" calcext:value-type="float">
            <text:p>0,00191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7343" calcext:value-type="float">
            <text:p>0,0001473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925" calcext:value-type="float">
            <text:p>0,00214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601" calcext:value-type="float">
            <text:p>0,001716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7427" calcext:value-type="float">
            <text:p>0,00177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698" calcext:value-type="float">
            <text:p>0,0001456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93" calcext:value-type="float">
            <text:p>0,0021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327" calcext:value-type="float">
            <text:p>0,0017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79" calcext:value-type="float">
            <text:p>0,00190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405" calcext:value-type="float">
            <text:p>0,0001464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6158" calcext:value-type="float">
            <text:p>0,002261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297" calcext:value-type="float">
            <text:p>0,00171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466" calcext:value-type="float">
            <text:p>0,001874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5969" calcext:value-type="float">
            <text:p>0,0001559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6233" calcext:value-type="float">
            <text:p>0,00236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3565" calcext:value-type="float">
            <text:p>0,001935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377" calcext:value-type="float">
            <text:p>0,00183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1293" calcext:value-type="float">
            <text:p>0,0001512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8344" calcext:value-type="float">
            <text:p>0,00228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4055" calcext:value-type="float">
            <text:p>0,002040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757" calcext:value-type="float">
            <text:p>0,00179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053" calcext:value-type="float">
            <text:p>0,0001450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8231" calcext:value-type="float">
            <text:p>0,00218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685" calcext:value-type="float">
            <text:p>0,00168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3373" calcext:value-type="float">
            <text:p>0,001933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564" calcext:value-type="float">
            <text:p>0,0001445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5825" calcext:value-type="float">
            <text:p>0,002158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476" calcext:value-type="float">
            <text:p>0,00169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229" calcext:value-type="float">
            <text:p>0,001782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801" calcext:value-type="float">
            <text:p>0,0001468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6406" calcext:value-type="float">
            <text:p>0,00216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787" calcext:value-type="float">
            <text:p>0,00170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352" calcext:value-type="float">
            <text:p>0,00175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154" calcext:value-type="float">
            <text:p>0,0001451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873" calcext:value-type="float">
            <text:p>0,00218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3386" calcext:value-type="float">
            <text:p>0,00183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64" calcext:value-type="float">
            <text:p>0,0019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974" calcext:value-type="float">
            <text:p>0,0001459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189" calcext:value-type="float">
            <text:p>0,00211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534" calcext:value-type="float">
            <text:p>0,00169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057" calcext:value-type="float">
            <text:p>0,001790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0687" calcext:value-type="float">
            <text:p>0,0001806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017" calcext:value-type="float">
            <text:p>0,002140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993" calcext:value-type="float">
            <text:p>0,00175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3265" calcext:value-type="float">
            <text:p>0,00193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7411" calcext:value-type="float">
            <text:p>0,0001474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0372" calcext:value-type="float">
            <text:p>0,002303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506" calcext:value-type="float">
            <text:p>0,001685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426" calcext:value-type="float">
            <text:p>0,001754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96" calcext:value-type="float">
            <text:p>0,000144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698" calcext:value-type="float">
            <text:p>0,002126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156" calcext:value-type="float">
            <text:p>0,001681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0737" calcext:value-type="float">
            <text:p>0,002107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00699" calcext:value-type="float">
            <text:p>0,0002006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1297" calcext:value-type="float">
            <text:p>0,00251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3424" calcext:value-type="float">
            <text:p>0,002034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0949" calcext:value-type="float">
            <text:p>0,002809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3957" calcext:value-type="float">
            <text:p>0,0001639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2628" calcext:value-type="float">
            <text:p>0,00252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0191" calcext:value-type="float">
            <text:p>0,001801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1167" calcext:value-type="float">
            <text:p>0,00191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902" calcext:value-type="float">
            <text:p>0,0001459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6333" calcext:value-type="float">
            <text:p>0,00226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1241" calcext:value-type="float">
            <text:p>0,00191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762" calcext:value-type="float">
            <text:p>0,00175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1075" calcext:value-type="float">
            <text:p>0,0001710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8603" calcext:value-type="float">
            <text:p>0,00218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722" calcext:value-type="float">
            <text:p>0,001697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355" calcext:value-type="float">
            <text:p>0,00173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278" calcext:value-type="float">
            <text:p>0,0001452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659" calcext:value-type="float">
            <text:p>0,00214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536" calcext:value-type="float">
            <text:p>0,001675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8" calcext:value-type="float">
            <text:p>0,001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7955" calcext:value-type="float">
            <text:p>0,0001579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7141" calcext:value-type="float">
            <text:p>0,002071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3556" calcext:value-type="float">
            <text:p>0,001635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762" calcext:value-type="float">
            <text:p>0,00179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115" calcext:value-type="float">
            <text:p>0,0001441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5735" calcext:value-type="float">
            <text:p>0,00215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3301" calcext:value-type="float">
            <text:p>0,002033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5293" calcext:value-type="float">
            <text:p>0,00185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204" calcext:value-type="float">
            <text:p>0,0001442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8028" calcext:value-type="float">
            <text:p>0,002180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548" calcext:value-type="float">
            <text:p>0,00169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161" calcext:value-type="float">
            <text:p>0,001751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9893" calcext:value-type="float">
            <text:p>0,0001598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7239" calcext:value-type="float">
            <text:p>0,002172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534" calcext:value-type="float">
            <text:p>0,00172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2458" calcext:value-type="float">
            <text:p>0,00192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857" calcext:value-type="float">
            <text:p>0,0001458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5537" calcext:value-type="float">
            <text:p>0,002255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84" calcext:value-type="float">
            <text:p>0,00170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9171" calcext:value-type="float">
            <text:p>0,00199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7079" calcext:value-type="float">
            <text:p>0,0001470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973" calcext:value-type="float">
            <text:p>0,0022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74" calcext:value-type="float">
            <text:p>0,0017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7886" calcext:value-type="float">
            <text:p>0,00177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654" calcext:value-type="float">
            <text:p>0,0001456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7218" calcext:value-type="float">
            <text:p>0,002272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3167" calcext:value-type="float">
            <text:p>0,001931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756" calcext:value-type="float">
            <text:p>0,00177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539" calcext:value-type="float">
            <text:p>0,0001455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531" calcext:value-type="float">
            <text:p>0,0021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753" calcext:value-type="float">
            <text:p>0,00168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059" calcext:value-type="float">
            <text:p>0,001760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373" calcext:value-type="float">
            <text:p>0,0001453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6635" calcext:value-type="float">
            <text:p>0,00226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6658" calcext:value-type="float">
            <text:p>0,001866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5933" calcext:value-type="float">
            <text:p>0,001859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216" calcext:value-type="float">
            <text:p>0,0001442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3505" calcext:value-type="float">
            <text:p>0,002235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672" calcext:value-type="float">
            <text:p>0,00184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9056" calcext:value-type="float">
            <text:p>0,00189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7517" calcext:value-type="float">
            <text:p>0,0001475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8779" calcext:value-type="float">
            <text:p>0,00228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557" calcext:value-type="float">
            <text:p>0,00188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9847" calcext:value-type="float">
            <text:p>0,00199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616" calcext:value-type="float">
            <text:p>0,000146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9037" calcext:value-type="float">
            <text:p>0,002290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902" calcext:value-type="float">
            <text:p>0,00169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322" calcext:value-type="float">
            <text:p>0,001763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516" calcext:value-type="float">
            <text:p>0,0001445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951" calcext:value-type="float">
            <text:p>0,002139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03" calcext:value-type="float">
            <text:p>0,0016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466" calcext:value-type="float">
            <text:p>0,001904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7034" calcext:value-type="float">
            <text:p>0,000147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2429" calcext:value-type="float">
            <text:p>0,00242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692" calcext:value-type="float">
            <text:p>0,001706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5288" calcext:value-type="float">
            <text:p>0,001852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7616" calcext:value-type="float">
            <text:p>0,000147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6292" calcext:value-type="float">
            <text:p>0,002262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936" calcext:value-type="float">
            <text:p>0,00176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94" calcext:value-type="float">
            <text:p>0,00175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7507" calcext:value-type="float">
            <text:p>0,0001475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5386" calcext:value-type="float">
            <text:p>0,00225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697" calcext:value-type="float">
            <text:p>0,001906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217" calcext:value-type="float">
            <text:p>0,001752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7643" calcext:value-type="float">
            <text:p>0,0001576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5089" calcext:value-type="float">
            <text:p>0,00225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102" calcext:value-type="float">
            <text:p>0,001721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937" calcext:value-type="float">
            <text:p>0,00179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317" calcext:value-type="float">
            <text:p>0,0001463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38" calcext:value-type="float">
            <text:p>0,00212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964" calcext:value-type="float">
            <text:p>0,001689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116" calcext:value-type="float">
            <text:p>0,0018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968" calcext:value-type="float">
            <text:p>0,0001459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1014" calcext:value-type="float">
            <text:p>0,00221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7955" calcext:value-type="float">
            <text:p>0,001979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7364" calcext:value-type="float">
            <text:p>0,001973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373" calcext:value-type="float">
            <text:p>0,0001463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3119" calcext:value-type="float">
            <text:p>0,00223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68" calcext:value-type="float">
            <text:p>0,0018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3373" calcext:value-type="float">
            <text:p>0,001933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8345" calcext:value-type="float">
            <text:p>0,0001483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8621" calcext:value-type="float">
            <text:p>0,002086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595" calcext:value-type="float">
            <text:p>0,001685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635" calcext:value-type="float">
            <text:p>0,001726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422" calcext:value-type="float">
            <text:p>0,0001454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5624" calcext:value-type="float">
            <text:p>0,002056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2808" calcext:value-type="float">
            <text:p>0,001628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416" calcext:value-type="float">
            <text:p>0,001704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92" calcext:value-type="float">
            <text:p>0,000145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7756" calcext:value-type="float">
            <text:p>0,00207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4105" calcext:value-type="float">
            <text:p>0,001641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806" calcext:value-type="float">
            <text:p>0,00169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241" calcext:value-type="float">
            <text:p>0,0001442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6163" calcext:value-type="float">
            <text:p>0,00216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6962" calcext:value-type="float">
            <text:p>0,00166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862" calcext:value-type="float">
            <text:p>0,001768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9395" calcext:value-type="float">
            <text:p>0,0001493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063" calcext:value-type="float">
            <text:p>0,00214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789" calcext:value-type="float">
            <text:p>0,001707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264" calcext:value-type="float">
            <text:p>0,001752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778" calcext:value-type="float">
            <text:p>0,0001467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777" calcext:value-type="float">
            <text:p>0,002127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6103" calcext:value-type="float">
            <text:p>0,001661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1219" calcext:value-type="float">
            <text:p>0,00181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396" calcext:value-type="float">
            <text:p>0,0001453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424" calcext:value-type="float">
            <text:p>0,00214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611" calcext:value-type="float">
            <text:p>0,001846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6968" calcext:value-type="float">
            <text:p>0,001969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8383" calcext:value-type="float">
            <text:p>0,0001483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8582" calcext:value-type="float">
            <text:p>0,00238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8503" calcext:value-type="float">
            <text:p>0,002085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1859" calcext:value-type="float">
            <text:p>0,00211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6888" calcext:value-type="float">
            <text:p>0,0001468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1048" calcext:value-type="float">
            <text:p>0,00301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653" calcext:value-type="float">
            <text:p>0,00221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0565" calcext:value-type="float">
            <text:p>0,002505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979" calcext:value-type="float">
            <text:p>0,0001749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4412" calcext:value-type="float">
            <text:p>0,002744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997" calcext:value-type="float">
            <text:p>0,00221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424" calcext:value-type="float">
            <text:p>0,00254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48724" calcext:value-type="float">
            <text:p>0,0002487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473" calcext:value-type="float">
            <text:p>0,0028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4503" calcext:value-type="float">
            <text:p>0,002345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7032" calcext:value-type="float">
            <text:p>0,00237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2608" calcext:value-type="float">
            <text:p>0,0001726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8594" calcext:value-type="float">
            <text:p>0,002485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935" calcext:value-type="float">
            <text:p>0,00199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208" calcext:value-type="float">
            <text:p>0,002072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257" calcext:value-type="float">
            <text:p>0,000202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6233" calcext:value-type="float">
            <text:p>0,00256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047" calcext:value-type="float">
            <text:p>0,00208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479" calcext:value-type="float">
            <text:p>0,002254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619" calcext:value-type="float">
            <text:p>0,000206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0598" calcext:value-type="float">
            <text:p>0,002705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4" calcext:value-type="float">
            <text:p>0,002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0167" calcext:value-type="float">
            <text:p>0,00220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603" calcext:value-type="float">
            <text:p>0,000176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3201" calcext:value-type="float">
            <text:p>0,002532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2083" calcext:value-type="float">
            <text:p>0,001920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439" calcext:value-type="float">
            <text:p>0,002214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3459" calcext:value-type="float">
            <text:p>0,0001734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5608" calcext:value-type="float">
            <text:p>0,002856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292" calcext:value-type="float">
            <text:p>0,002102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1327" calcext:value-type="float">
            <text:p>0,00231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777" calcext:value-type="float">
            <text:p>0,000187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0505" calcext:value-type="float">
            <text:p>0,002605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53" calcext:value-type="float">
            <text:p>0,00195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505" calcext:value-type="float">
            <text:p>0,002085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3418" calcext:value-type="float">
            <text:p>0,0001734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6037" calcext:value-type="float">
            <text:p>0,002460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2123" calcext:value-type="float">
            <text:p>0,00192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4696" calcext:value-type="float">
            <text:p>0,00214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0769" calcext:value-type="float">
            <text:p>0,0001807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2178" calcext:value-type="float">
            <text:p>0,002621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996" calcext:value-type="float">
            <text:p>0,002019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189" calcext:value-type="float">
            <text:p>0,002021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957" calcext:value-type="float">
            <text:p>0,0001749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1951" calcext:value-type="float">
            <text:p>0,002619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213" calcext:value-type="float">
            <text:p>0,00199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6402" calcext:value-type="float">
            <text:p>0,002064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7" calcext:value-type="float">
            <text:p>0,000000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605" calcext:value-type="float">
            <text:p>0,000176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2734" calcext:value-type="float">
            <text:p>0,00262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4825" calcext:value-type="float">
            <text:p>0,002148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589" calcext:value-type="float">
            <text:p>0,0020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0725" calcext:value-type="float">
            <text:p>0,0002107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4178" calcext:value-type="float">
            <text:p>0,002541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8" calcext:value-type="float">
            <text:p>0,0019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5855" calcext:value-type="float">
            <text:p>0,00205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013" calcext:value-type="float">
            <text:p>0,000175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5388" calcext:value-type="float">
            <text:p>0,00245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582" calcext:value-type="float">
            <text:p>0,00197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349" calcext:value-type="float">
            <text:p>0,00207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6654" calcext:value-type="float">
            <text:p>0,0001766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349" calcext:value-type="float">
            <text:p>0,00252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422" calcext:value-type="float">
            <text:p>0,001974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626" calcext:value-type="float">
            <text:p>0,00207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1592" calcext:value-type="float">
            <text:p>0,0001715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8899" calcext:value-type="float">
            <text:p>0,002488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535" calcext:value-type="float">
            <text:p>0,00198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6376" calcext:value-type="float">
            <text:p>0,002063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6377" calcext:value-type="float">
            <text:p>0,0001963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047" calcext:value-type="float">
            <text:p>0,002520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55" calcext:value-type="float">
            <text:p>0,00199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157" calcext:value-type="float">
            <text:p>0,002101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3368" calcext:value-type="float">
            <text:p>0,0001733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5107" calcext:value-type="float">
            <text:p>0,002551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5523" calcext:value-type="float">
            <text:p>0,002155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182" calcext:value-type="float">
            <text:p>0,00225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517" calcext:value-type="float">
            <text:p>0,0001755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9907" calcext:value-type="float">
            <text:p>0,002599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193" calcext:value-type="float">
            <text:p>0,00217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3902" calcext:value-type="float">
            <text:p>0,00223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488" calcext:value-type="float">
            <text:p>0,0001754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7109" calcext:value-type="float">
            <text:p>0,002571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2704" calcext:value-type="float">
            <text:p>0,001927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3028" calcext:value-type="float">
            <text:p>0,002030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366" calcext:value-type="float">
            <text:p>0,0001743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9624" calcext:value-type="float">
            <text:p>0,002396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715" calcext:value-type="float">
            <text:p>0,002047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2291" calcext:value-type="float">
            <text:p>0,00222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6444" calcext:value-type="float">
            <text:p>0,0001764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9384" calcext:value-type="float">
            <text:p>0,00269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5938" calcext:value-type="float">
            <text:p>0,002059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4236" calcext:value-type="float">
            <text:p>0,00224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764" calcext:value-type="float">
            <text:p>0,0001757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5138" calcext:value-type="float">
            <text:p>0,002751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666" calcext:value-type="float">
            <text:p>0,002016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59" calcext:value-type="float">
            <text:p>0,00210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2651" calcext:value-type="float">
            <text:p>0,0001726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42" calcext:value-type="float">
            <text:p>0,0025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179" calcext:value-type="float">
            <text:p>0,00202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7553" calcext:value-type="float">
            <text:p>0,00227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453" calcext:value-type="float">
            <text:p>0,0001754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1065" calcext:value-type="float">
            <text:p>0,002610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115" calcext:value-type="float">
            <text:p>0,001981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034" calcext:value-type="float">
            <text:p>0,002070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7225" calcext:value-type="float">
            <text:p>0,0002072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1853" calcext:value-type="float">
            <text:p>0,002518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273" calcext:value-type="float">
            <text:p>0,00197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97" calcext:value-type="float">
            <text:p>0,00213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2667" calcext:value-type="float">
            <text:p>0,0001726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8553" calcext:value-type="float">
            <text:p>0,00248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917" calcext:value-type="float">
            <text:p>0,001979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233" calcext:value-type="float">
            <text:p>0,00216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72" calcext:value-type="float">
            <text:p>0,000174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8154" calcext:value-type="float">
            <text:p>0,002681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4851" calcext:value-type="float">
            <text:p>0,002148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176" calcext:value-type="float">
            <text:p>0,00211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68" calcext:value-type="float">
            <text:p>0,00017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3692" calcext:value-type="float">
            <text:p>0,002636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485" calcext:value-type="float">
            <text:p>0,002104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395" calcext:value-type="float">
            <text:p>0,002173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8108" calcext:value-type="float">
            <text:p>0,0001881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6051" calcext:value-type="float">
            <text:p>0,002660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892" calcext:value-type="float">
            <text:p>0,002118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534" calcext:value-type="float">
            <text:p>0,002015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149" calcext:value-type="float">
            <text:p>0,0001741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8921" calcext:value-type="float">
            <text:p>0,002489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653" calcext:value-type="float">
            <text:p>0,00200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952" calcext:value-type="float">
            <text:p>0,00207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254" calcext:value-type="float">
            <text:p>0,0001742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9071" calcext:value-type="float">
            <text:p>0,002490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109" calcext:value-type="float">
            <text:p>0,00197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9978" calcext:value-type="float">
            <text:p>0,00219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2516" calcext:value-type="float">
            <text:p>0,0001825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6761" calcext:value-type="float">
            <text:p>0,002767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3306" calcext:value-type="float">
            <text:p>0,002333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5994" calcext:value-type="float">
            <text:p>0,00285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3148" calcext:value-type="float">
            <text:p>0,0001931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5323" calcext:value-type="float">
            <text:p>0,002753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6355" calcext:value-type="float">
            <text:p>0,00246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6603" calcext:value-type="float">
            <text:p>0,002466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168" calcext:value-type="float">
            <text:p>0,0001751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7482" calcext:value-type="float">
            <text:p>0,00277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672" calcext:value-type="float">
            <text:p>0,00207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218" calcext:value-type="float">
            <text:p>0,002132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288" calcext:value-type="float">
            <text:p>0,000172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2206" calcext:value-type="float">
            <text:p>0,002422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907" calcext:value-type="float">
            <text:p>0,001989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302" calcext:value-type="float">
            <text:p>0,002083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211" calcext:value-type="float">
            <text:p>0,0001742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6112" calcext:value-type="float">
            <text:p>0,00256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149" calcext:value-type="float">
            <text:p>0,001981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298" calcext:value-type="float">
            <text:p>0,00208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499" calcext:value-type="float">
            <text:p>0,0001744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7163" calcext:value-type="float">
            <text:p>0,00247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759" calcext:value-type="float">
            <text:p>0,001987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246" calcext:value-type="float">
            <text:p>0,002522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6482" calcext:value-type="float">
            <text:p>0,000176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0804" calcext:value-type="float">
            <text:p>0,002708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829" calcext:value-type="float">
            <text:p>0,00204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435" calcext:value-type="float">
            <text:p>0,002094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2145" calcext:value-type="float">
            <text:p>0,0001721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5909" calcext:value-type="float">
            <text:p>0,00245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831" calcext:value-type="float">
            <text:p>0,001968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918" calcext:value-type="float">
            <text:p>0,002119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4809" calcext:value-type="float">
            <text:p>0,0001848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6176" calcext:value-type="float">
            <text:p>0,002561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493" calcext:value-type="float">
            <text:p>0,0021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527" calcext:value-type="float">
            <text:p>0,002215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5153" calcext:value-type="float">
            <text:p>0,0001851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4806" calcext:value-type="float">
            <text:p>0,00274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248" calcext:value-type="float">
            <text:p>0,00212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4244" calcext:value-type="float">
            <text:p>0,002242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176" calcext:value-type="float">
            <text:p>0,000175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5844" calcext:value-type="float">
            <text:p>0,00255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506" calcext:value-type="float">
            <text:p>0,002175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2671" calcext:value-type="float">
            <text:p>0,00322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1144" calcext:value-type="float">
            <text:p>0,0001811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9795" calcext:value-type="float">
            <text:p>0,00269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634" calcext:value-type="float">
            <text:p>0,00217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308" calcext:value-type="float">
            <text:p>0,002103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9735" calcext:value-type="float">
            <text:p>0,0001797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3096" calcext:value-type="float">
            <text:p>0,00243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0751" calcext:value-type="float">
            <text:p>0,00190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3283" calcext:value-type="float">
            <text:p>0,002032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0805" calcext:value-type="float">
            <text:p>0,000180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0406" calcext:value-type="float">
            <text:p>0,00240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937" calcext:value-type="float">
            <text:p>0,00191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3773" calcext:value-type="float">
            <text:p>0,002037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0348" calcext:value-type="float">
            <text:p>0,0001803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5096" calcext:value-type="float">
            <text:p>0,00245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215" calcext:value-type="float">
            <text:p>0,00192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958" calcext:value-type="float">
            <text:p>0,00207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068" calcext:value-type="float">
            <text:p>0,00018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5416" calcext:value-type="float">
            <text:p>0,00245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078" calcext:value-type="float">
            <text:p>0,002160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9116" calcext:value-type="float">
            <text:p>0,00219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788" calcext:value-type="float">
            <text:p>0,0001747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0106" calcext:value-type="float">
            <text:p>0,00240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2004" calcext:value-type="float">
            <text:p>0,001920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904" calcext:value-type="float">
            <text:p>0,001999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2595" calcext:value-type="float">
            <text:p>0,0001725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8222" calcext:value-type="float">
            <text:p>0,00248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6268" calcext:value-type="float">
            <text:p>0,002062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4409" calcext:value-type="float">
            <text:p>0,002244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78" calcext:value-type="float">
            <text:p>0,0000000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3306" calcext:value-type="float">
            <text:p>0,0001833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8201" calcext:value-type="float">
            <text:p>0,002482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3613" calcext:value-type="float">
            <text:p>0,001936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9483" calcext:value-type="float">
            <text:p>0,00219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8" calcext:value-type="float">
            <text:p>0,00017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0352" calcext:value-type="float">
            <text:p>0,002503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0058" calcext:value-type="float">
            <text:p>0,00190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591" calcext:value-type="float">
            <text:p>0,00217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415" calcext:value-type="float">
            <text:p>0,0001754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5688" calcext:value-type="float">
            <text:p>0,00255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668" calcext:value-type="float">
            <text:p>0,00191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5026" calcext:value-type="float">
            <text:p>0,002150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2406" calcext:value-type="float">
            <text:p>0,0001824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7077" calcext:value-type="float">
            <text:p>0,00257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274" calcext:value-type="float">
            <text:p>0,002172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6101" calcext:value-type="float">
            <text:p>0,002261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69" calcext:value-type="float">
            <text:p>0,0000000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6101" calcext:value-type="float">
            <text:p>0,0001761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4269" calcext:value-type="float">
            <text:p>0,00264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2158" calcext:value-type="float">
            <text:p>0,002221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3558" calcext:value-type="float">
            <text:p>0,002035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169" calcext:value-type="float">
            <text:p>0,0001741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7145" calcext:value-type="float">
            <text:p>0,00257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874" calcext:value-type="float">
            <text:p>0,002108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952" calcext:value-type="float">
            <text:p>0,00200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9662" calcext:value-type="float">
            <text:p>0,0001796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3361" calcext:value-type="float">
            <text:p>0,002433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707" calcext:value-type="float">
            <text:p>0,001947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065" calcext:value-type="float">
            <text:p>0,00202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3394" calcext:value-type="float">
            <text:p>0,0001833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2984" calcext:value-type="float">
            <text:p>0,002429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553" calcext:value-type="float">
            <text:p>0,001945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019" calcext:value-type="float">
            <text:p>0,00202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6" calcext:value-type="float">
            <text:p>0,00000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9197" calcext:value-type="float">
            <text:p>0,0001791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4472" calcext:value-type="float">
            <text:p>0,002544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834" calcext:value-type="float">
            <text:p>0,002118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521" calcext:value-type="float">
            <text:p>0,002175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3639" calcext:value-type="float">
            <text:p>0,0001736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1879" calcext:value-type="float">
            <text:p>0,002518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806" calcext:value-type="float">
            <text:p>0,002088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596" calcext:value-type="float">
            <text:p>0,002215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383" calcext:value-type="float">
            <text:p>0,0001743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3323" calcext:value-type="float">
            <text:p>0,002533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2165" calcext:value-type="float">
            <text:p>0,002121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2947" calcext:value-type="float">
            <text:p>0,00222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7071" calcext:value-type="float">
            <text:p>0,0001770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8706" calcext:value-type="float">
            <text:p>0,00248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719" calcext:value-type="float">
            <text:p>0,00194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451" calcext:value-type="float">
            <text:p>0,002014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2472" calcext:value-type="float">
            <text:p>0,0001724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9439" calcext:value-type="float">
            <text:p>0,002394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6965" calcext:value-type="float">
            <text:p>0,00206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136" calcext:value-type="float">
            <text:p>0,002211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6121" calcext:value-type="float">
            <text:p>0,0001761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843" calcext:value-type="float">
            <text:p>0,00252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17" calcext:value-type="float">
            <text:p>0,00194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9173" calcext:value-type="float">
            <text:p>0,00219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143" calcext:value-type="float">
            <text:p>0,0001741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428" calcext:value-type="float">
            <text:p>0,002524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3476" calcext:value-type="float">
            <text:p>0,00193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032" calcext:value-type="float">
            <text:p>0,00202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383" calcext:value-type="float">
            <text:p>0,0001743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5355" calcext:value-type="float">
            <text:p>0,002453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465" calcext:value-type="float">
            <text:p>0,001914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062" calcext:value-type="float">
            <text:p>0,002170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9305" calcext:value-type="float">
            <text:p>0,0001793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8119" calcext:value-type="float">
            <text:p>0,00258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012" calcext:value-type="float">
            <text:p>0,00202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546" calcext:value-type="float">
            <text:p>0,00208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6988" calcext:value-type="float">
            <text:p>0,0001969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2807" calcext:value-type="float">
            <text:p>0,00262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5532" calcext:value-type="float">
            <text:p>0,002155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5257" calcext:value-type="float">
            <text:p>0,00205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69" calcext:value-type="float">
            <text:p>0,0000000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361" calcext:value-type="float">
            <text:p>0,000173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3547" calcext:value-type="float">
            <text:p>0,002435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223" calcext:value-type="float">
            <text:p>0,00192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348" calcext:value-type="float">
            <text:p>0,00199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3732" calcext:value-type="float">
            <text:p>0,0001737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1852" calcext:value-type="float">
            <text:p>0,002418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74" calcext:value-type="float">
            <text:p>0,0019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833" calcext:value-type="float">
            <text:p>0,002258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6002" calcext:value-type="float">
            <text:p>0,000176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7486" calcext:value-type="float">
            <text:p>0,002474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443" calcext:value-type="float">
            <text:p>0,002004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957" calcext:value-type="float">
            <text:p>0,00204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104" calcext:value-type="float">
            <text:p>0,0000001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3635" calcext:value-type="float">
            <text:p>0,0001736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0843" calcext:value-type="float">
            <text:p>0,00240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151" calcext:value-type="float">
            <text:p>0,001911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708" calcext:value-type="float">
            <text:p>0,002007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814" calcext:value-type="float">
            <text:p>0,0001758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7893" calcext:value-type="float">
            <text:p>0,002478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58" calcext:value-type="float">
            <text:p>0,0021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804" calcext:value-type="float">
            <text:p>0,00217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157" calcext:value-type="float">
            <text:p>0,000175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6269" calcext:value-type="float">
            <text:p>0,00266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08" calcext:value-type="float">
            <text:p>0,00211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2265" calcext:value-type="float">
            <text:p>0,00232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7932" calcext:value-type="float">
            <text:p>0,0001779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549" calcext:value-type="float">
            <text:p>0,002525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177" calcext:value-type="float">
            <text:p>0,002001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433" calcext:value-type="float">
            <text:p>0,00202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827" calcext:value-type="float">
            <text:p>0,0001748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1403" calcext:value-type="float">
            <text:p>0,002414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5299" calcext:value-type="float">
            <text:p>0,00205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0037" calcext:value-type="float">
            <text:p>0,002200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215" calcext:value-type="float">
            <text:p>0,0001742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365" calcext:value-type="float">
            <text:p>0,00253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217" calcext:value-type="float">
            <text:p>0,00194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8371" calcext:value-type="float">
            <text:p>0,002183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6024" calcext:value-type="float">
            <text:p>0,000176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164" calcext:value-type="float">
            <text:p>0,00252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963" calcext:value-type="float">
            <text:p>0,00191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0725" calcext:value-type="float">
            <text:p>0,002207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2268" calcext:value-type="float">
            <text:p>0,0001822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4314" calcext:value-type="float">
            <text:p>0,00254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867" calcext:value-type="float">
            <text:p>0,001918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061" calcext:value-type="float">
            <text:p>0,002130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014" calcext:value-type="float">
            <text:p>0,000174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5977" calcext:value-type="float">
            <text:p>0,002559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847" calcext:value-type="float">
            <text:p>0,002008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613" calcext:value-type="float">
            <text:p>0,00210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6749" calcext:value-type="float">
            <text:p>0,0001767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0403" calcext:value-type="float">
            <text:p>0,002604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284" calcext:value-type="float">
            <text:p>0,00202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923" calcext:value-type="float">
            <text:p>0,00201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603" calcext:value-type="float">
            <text:p>0,0001756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1431" calcext:value-type="float">
            <text:p>0,00261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5378" calcext:value-type="float">
            <text:p>0,00205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587" calcext:value-type="float">
            <text:p>0,002005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3711" calcext:value-type="float">
            <text:p>0,0001737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6098" calcext:value-type="float">
            <text:p>0,002460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324" calcext:value-type="float">
            <text:p>0,001913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855" calcext:value-type="float">
            <text:p>0,00200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71" calcext:value-type="float">
            <text:p>0,0000000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2621" calcext:value-type="float">
            <text:p>0,0001726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1539" calcext:value-type="float">
            <text:p>0,002415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0376" calcext:value-type="float">
            <text:p>0,00190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722" calcext:value-type="float">
            <text:p>0,00200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139" calcext:value-type="float">
            <text:p>0,0001741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2648" calcext:value-type="float">
            <text:p>0,002426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2432" calcext:value-type="float">
            <text:p>0,001924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362" calcext:value-type="float">
            <text:p>0,002013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3597" calcext:value-type="float">
            <text:p>0,0001735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6582" calcext:value-type="float">
            <text:p>0,00246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981" calcext:value-type="float">
            <text:p>0,002099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299" calcext:value-type="float">
            <text:p>0,002252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6574" calcext:value-type="float">
            <text:p>0,0001765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6836" calcext:value-type="float">
            <text:p>0,002668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451" calcext:value-type="float">
            <text:p>0,00197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607" calcext:value-type="float">
            <text:p>0,002116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8122" calcext:value-type="float">
            <text:p>0,0001881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0194" calcext:value-type="float">
            <text:p>0,00260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0794" calcext:value-type="float">
            <text:p>0,00220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112" calcext:value-type="float">
            <text:p>0,002251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75" calcext:value-type="float">
            <text:p>0,0000000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857" calcext:value-type="float">
            <text:p>0,0001748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6695" calcext:value-type="float">
            <text:p>0,002666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001" calcext:value-type="float">
            <text:p>0,002090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3257" calcext:value-type="float">
            <text:p>0,00223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75" calcext:value-type="float">
            <text:p>0,0000000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874" calcext:value-type="float">
            <text:p>0,0001748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5827" calcext:value-type="float">
            <text:p>0,002558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3495" calcext:value-type="float">
            <text:p>0,00193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205" calcext:value-type="float">
            <text:p>0,002042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3713" calcext:value-type="float">
            <text:p>0,0001737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1742" calcext:value-type="float">
            <text:p>0,00241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098" calcext:value-type="float">
            <text:p>0,00191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166" calcext:value-type="float">
            <text:p>0,00221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3353" calcext:value-type="float">
            <text:p>0,0001733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4603" calcext:value-type="float">
            <text:p>0,00254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2554" calcext:value-type="float">
            <text:p>0,001925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029" calcext:value-type="float">
            <text:p>0,002130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251" calcext:value-type="float">
            <text:p>0,0001742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8653" calcext:value-type="float">
            <text:p>0,002586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556" calcext:value-type="float">
            <text:p>0,002005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038" calcext:value-type="float">
            <text:p>0,002100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244" calcext:value-type="float">
            <text:p>0,0001742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1632" calcext:value-type="float">
            <text:p>0,002416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102" calcext:value-type="float">
            <text:p>0,001951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667" calcext:value-type="float">
            <text:p>0,0020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3987" calcext:value-type="float">
            <text:p>0,0001739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9963" calcext:value-type="float">
            <text:p>0,00259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5694" calcext:value-type="float">
            <text:p>0,00205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515" calcext:value-type="float">
            <text:p>0,002015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142" calcext:value-type="float">
            <text:p>0,0000001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3025" calcext:value-type="float">
            <text:p>0,000173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2641" calcext:value-type="float">
            <text:p>0,00242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976" calcext:value-type="float">
            <text:p>0,00191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042" calcext:value-type="float">
            <text:p>0,002000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526" calcext:value-type="float">
            <text:p>0,0001745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1028" calcext:value-type="float">
            <text:p>0,002410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2295" calcext:value-type="float">
            <text:p>0,00212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6592" calcext:value-type="float">
            <text:p>0,00296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48656" calcext:value-type="float">
            <text:p>0,0002486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00425" calcext:value-type="float">
            <text:p>0,004004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624" calcext:value-type="float">
            <text:p>0,002176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8759" calcext:value-type="float">
            <text:p>0,002687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5243" calcext:value-type="float">
            <text:p>0,0002052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728" calcext:value-type="float">
            <text:p>0,00287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5807" calcext:value-type="float">
            <text:p>0,002358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7002" calcext:value-type="float">
            <text:p>0,002470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1875" calcext:value-type="float">
            <text:p>0,0001818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3836" calcext:value-type="float">
            <text:p>0,003038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971" calcext:value-type="float">
            <text:p>0,00234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649" calcext:value-type="float">
            <text:p>0,00249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8776" calcext:value-type="float">
            <text:p>0,0002087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8654" calcext:value-type="float">
            <text:p>0,00308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2547" calcext:value-type="float">
            <text:p>0,00222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924" calcext:value-type="float">
            <text:p>0,00249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28" calcext:value-type="float">
            <text:p>0,000203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1346" calcext:value-type="float">
            <text:p>0,00291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556" calcext:value-type="float">
            <text:p>0,002385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5533" calcext:value-type="float">
            <text:p>0,00275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6124" calcext:value-type="float">
            <text:p>0,0002061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2002" calcext:value-type="float">
            <text:p>0,002820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464" calcext:value-type="float">
            <text:p>0,002254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652" calcext:value-type="float">
            <text:p>0,00251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937" calcext:value-type="float">
            <text:p>0,000209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9954" calcext:value-type="float">
            <text:p>0,002899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045" calcext:value-type="float">
            <text:p>0,00220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914" calcext:value-type="float">
            <text:p>0,002389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0546" calcext:value-type="float">
            <text:p>0,0002105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8631" calcext:value-type="float">
            <text:p>0,00288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938" calcext:value-type="float">
            <text:p>0,002239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497" calcext:value-type="float">
            <text:p>0,00244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148" calcext:value-type="float">
            <text:p>0,0000001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7572" calcext:value-type="float">
            <text:p>0,0002075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3982" calcext:value-type="float">
            <text:p>0,002939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555" calcext:value-type="float">
            <text:p>0,002155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455" calcext:value-type="float">
            <text:p>0,002384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556" calcext:value-type="float">
            <text:p>0,0002055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2221" calcext:value-type="float">
            <text:p>0,00292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4438" calcext:value-type="float">
            <text:p>0,00214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722" calcext:value-type="float">
            <text:p>0,00226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9" calcext:value-type="float">
            <text:p>0,000000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294" calcext:value-type="float">
            <text:p>0,0002032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365" calcext:value-type="float">
            <text:p>0,002723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4732" calcext:value-type="float">
            <text:p>0,00214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877" calcext:value-type="float">
            <text:p>0,002298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612" calcext:value-type="float">
            <text:p>0,0002056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0056" calcext:value-type="float">
            <text:p>0,00290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109" calcext:value-type="float">
            <text:p>0,00221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123" calcext:value-type="float">
            <text:p>0,002271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77" calcext:value-type="float">
            <text:p>0,0000000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614" calcext:value-type="float">
            <text:p>0,0002036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0534" calcext:value-type="float">
            <text:p>0,002705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4915" calcext:value-type="float">
            <text:p>0,002149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4969" calcext:value-type="float">
            <text:p>0,00224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738" calcext:value-type="float">
            <text:p>0,0002027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1184" calcext:value-type="float">
            <text:p>0,002711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2204" calcext:value-type="float">
            <text:p>0,002122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138" calcext:value-type="float">
            <text:p>0,00227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81701" calcext:value-type="float">
            <text:p>0,0002817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746" calcext:value-type="float">
            <text:p>0,00272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571" calcext:value-type="float">
            <text:p>0,00215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309" calcext:value-type="float">
            <text:p>0,002293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86" calcext:value-type="float">
            <text:p>0,0000000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9576" calcext:value-type="float">
            <text:p>0,0002095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3698" calcext:value-type="float">
            <text:p>0,002736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4926" calcext:value-type="float">
            <text:p>0,00214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294" calcext:value-type="float">
            <text:p>0,00229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6983" calcext:value-type="float">
            <text:p>0,0002069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7461" calcext:value-type="float">
            <text:p>0,002774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0719" calcext:value-type="float">
            <text:p>0,00220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023" calcext:value-type="float">
            <text:p>0,002300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0918" calcext:value-type="float">
            <text:p>0,0002109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7066" calcext:value-type="float">
            <text:p>0,00277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23" calcext:value-type="float">
            <text:p>0,0021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651" calcext:value-type="float">
            <text:p>0,00231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7498" calcext:value-type="float">
            <text:p>0,0002074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1353" calcext:value-type="float">
            <text:p>0,002913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995" calcext:value-type="float">
            <text:p>0,00235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3564" calcext:value-type="float">
            <text:p>0,002435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641" calcext:value-type="float">
            <text:p>0,0002026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481" calcext:value-type="float">
            <text:p>0,002744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684" calcext:value-type="float">
            <text:p>0,00215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046" calcext:value-type="float">
            <text:p>0,002290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419" calcext:value-type="float">
            <text:p>0,0002024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945" calcext:value-type="float">
            <text:p>0,0028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7935" calcext:value-type="float">
            <text:p>0,00247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2898" calcext:value-type="float">
            <text:p>0,00252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177" calcext:value-type="float">
            <text:p>0,0002031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3685" calcext:value-type="float">
            <text:p>0,002936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7408" calcext:value-type="float">
            <text:p>0,002374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506" calcext:value-type="float">
            <text:p>0,002495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909" calcext:value-type="float">
            <text:p>0,0002029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644" calcext:value-type="float">
            <text:p>0,00286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473" calcext:value-type="float">
            <text:p>0,002344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207" calcext:value-type="float">
            <text:p>0,002442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485" calcext:value-type="float">
            <text:p>0,0002044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3598" calcext:value-type="float">
            <text:p>0,002835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304" calcext:value-type="float">
            <text:p>0,002343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896" calcext:value-type="float">
            <text:p>0,002458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112" calcext:value-type="float">
            <text:p>0,0002021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8392" calcext:value-type="float">
            <text:p>0,002783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766" calcext:value-type="float">
            <text:p>0,002357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606" calcext:value-type="float">
            <text:p>0,002626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654" calcext:value-type="float">
            <text:p>0,000206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113" calcext:value-type="float">
            <text:p>0,0030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423" calcext:value-type="float">
            <text:p>0,002394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6367" calcext:value-type="float">
            <text:p>0,002463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475" calcext:value-type="float">
            <text:p>0,0002024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2287" calcext:value-type="float">
            <text:p>0,002822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743" calcext:value-type="float">
            <text:p>0,002367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6096" calcext:value-type="float">
            <text:p>0,00246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64" calcext:value-type="float">
            <text:p>0,000000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238" calcext:value-type="float">
            <text:p>0,0002042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0767" calcext:value-type="float">
            <text:p>0,002807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845" calcext:value-type="float">
            <text:p>0,002358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8428" calcext:value-type="float">
            <text:p>0,002484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96" calcext:value-type="float">
            <text:p>0,0000000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834" calcext:value-type="float">
            <text:p>0,0002048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7182" calcext:value-type="float">
            <text:p>0,00287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679" calcext:value-type="float">
            <text:p>0,00235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842" calcext:value-type="float">
            <text:p>0,002508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6208" calcext:value-type="float">
            <text:p>0,0002062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2986" calcext:value-type="float">
            <text:p>0,002929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12" calcext:value-type="float">
            <text:p>0,0023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6047" calcext:value-type="float">
            <text:p>0,002460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7333" calcext:value-type="float">
            <text:p>0,0002073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265" calcext:value-type="float">
            <text:p>0,002742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6396" calcext:value-type="float">
            <text:p>0,002163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243" calcext:value-type="float">
            <text:p>0,00225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8" calcext:value-type="float">
            <text:p>0,0002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8243" calcext:value-type="float">
            <text:p>0,00278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735" calcext:value-type="float">
            <text:p>0,0023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7812" calcext:value-type="float">
            <text:p>0,00247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6642" calcext:value-type="float">
            <text:p>0,0002066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2557" calcext:value-type="float">
            <text:p>0,003025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8662" calcext:value-type="float">
            <text:p>0,002486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6592" calcext:value-type="float">
            <text:p>0,00256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664" calcext:value-type="float">
            <text:p>0,0002046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2131" calcext:value-type="float">
            <text:p>0,002921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9315" calcext:value-type="float">
            <text:p>0,002193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074" calcext:value-type="float">
            <text:p>0,002290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341" calcext:value-type="float">
            <text:p>0,0002043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7159" calcext:value-type="float">
            <text:p>0,002771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899" calcext:value-type="float">
            <text:p>0,00238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236" calcext:value-type="float">
            <text:p>0,00245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8459" calcext:value-type="float">
            <text:p>0,0002084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1387" calcext:value-type="float">
            <text:p>0,002813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229" calcext:value-type="float">
            <text:p>0,002742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5802" calcext:value-type="float">
            <text:p>0,002558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1178" calcext:value-type="float">
            <text:p>0,0002111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124" calcext:value-type="float">
            <text:p>0,00281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565" calcext:value-type="float">
            <text:p>0,002175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492" calcext:value-type="float">
            <text:p>0,002274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6717" calcext:value-type="float">
            <text:p>0,0002067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503" calcext:value-type="float">
            <text:p>0,002745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443" calcext:value-type="float">
            <text:p>0,002344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6508" calcext:value-type="float">
            <text:p>0,00246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79" calcext:value-type="float">
            <text:p>0,0000000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837" calcext:value-type="float">
            <text:p>0,0002058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5398" calcext:value-type="float">
            <text:p>0,002853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049" calcext:value-type="float">
            <text:p>0,002180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858" calcext:value-type="float">
            <text:p>0,002268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048" calcext:value-type="float">
            <text:p>0,000205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0717" calcext:value-type="float">
            <text:p>0,002707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456" calcext:value-type="float">
            <text:p>0,00214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86" calcext:value-type="float">
            <text:p>0,0022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819" calcext:value-type="float">
            <text:p>0,0002038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502" calcext:value-type="float">
            <text:p>0,00272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3428" calcext:value-type="float">
            <text:p>0,002334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575" calcext:value-type="float">
            <text:p>0,002495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575" calcext:value-type="float">
            <text:p>0,0002055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3109" calcext:value-type="float">
            <text:p>0,002831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3947" calcext:value-type="float">
            <text:p>0,00233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804" calcext:value-type="float">
            <text:p>0,00253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6497" calcext:value-type="float">
            <text:p>0,0002064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3412" calcext:value-type="float">
            <text:p>0,002934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204" calcext:value-type="float">
            <text:p>0,002362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323" calcext:value-type="float">
            <text:p>0,002493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83" calcext:value-type="float">
            <text:p>0,000204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2256" calcext:value-type="float">
            <text:p>0,002822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614" calcext:value-type="float">
            <text:p>0,00228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618" calcext:value-type="float">
            <text:p>0,00250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777" calcext:value-type="float">
            <text:p>0,0002047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9457" calcext:value-type="float">
            <text:p>0,00289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206" calcext:value-type="float">
            <text:p>0,00226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5466" calcext:value-type="float">
            <text:p>0,002554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931" calcext:value-type="float">
            <text:p>0,0002049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8166" calcext:value-type="float">
            <text:p>0,002881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0792" calcext:value-type="float">
            <text:p>0,002207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698" calcext:value-type="float">
            <text:p>0,00230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743" calcext:value-type="float">
            <text:p>0,000207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845" calcext:value-type="float">
            <text:p>0,002748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454" calcext:value-type="float">
            <text:p>0,002234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908" calcext:value-type="float">
            <text:p>0,00244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401" calcext:value-type="float">
            <text:p>0,0002044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9679" calcext:value-type="float">
            <text:p>0,002796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407" calcext:value-type="float">
            <text:p>0,00217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7798" calcext:value-type="float">
            <text:p>0,00247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279" calcext:value-type="float">
            <text:p>0,0002042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8362" calcext:value-type="float">
            <text:p>0,00288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664" calcext:value-type="float">
            <text:p>0,002186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233" calcext:value-type="float">
            <text:p>0,00231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101" calcext:value-type="float">
            <text:p>0,0000001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695" calcext:value-type="float">
            <text:p>0,0002026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3904" calcext:value-type="float">
            <text:p>0,002739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803" calcext:value-type="float">
            <text:p>0,002278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611" calcext:value-type="float">
            <text:p>0,00229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1962" calcext:value-type="float">
            <text:p>0,0002019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5705" calcext:value-type="float">
            <text:p>0,002757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4769" calcext:value-type="float">
            <text:p>0,002147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3318" calcext:value-type="float">
            <text:p>0,00243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171" calcext:value-type="float">
            <text:p>0,0002051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5486" calcext:value-type="float">
            <text:p>0,002954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869" calcext:value-type="float">
            <text:p>0,002238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673" calcext:value-type="float">
            <text:p>0,00251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87" calcext:value-type="float">
            <text:p>0,0000000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732" calcext:value-type="float">
            <text:p>0,0002057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961" calcext:value-type="float">
            <text:p>0,0028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068" calcext:value-type="float">
            <text:p>0,002150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6755" calcext:value-type="float">
            <text:p>0,00246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301" calcext:value-type="float">
            <text:p>0,0000003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0381" calcext:value-type="float">
            <text:p>0,0002103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0653" calcext:value-type="float">
            <text:p>0,002906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761" calcext:value-type="float">
            <text:p>0,00215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1727" calcext:value-type="float">
            <text:p>0,00241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12" calcext:value-type="float">
            <text:p>0,000205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9777" calcext:value-type="float">
            <text:p>0,002897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4612" calcext:value-type="float">
            <text:p>0,00224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61" calcext:value-type="float">
            <text:p>0,0023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83" calcext:value-type="float">
            <text:p>0,0000000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244" calcext:value-type="float">
            <text:p>0,0002042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2682" calcext:value-type="float">
            <text:p>0,002926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2386" calcext:value-type="float">
            <text:p>0,00222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301" calcext:value-type="float">
            <text:p>0,002443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818" calcext:value-type="float">
            <text:p>0,0002038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2516" calcext:value-type="float">
            <text:p>0,002925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345" calcext:value-type="float">
            <text:p>0,002253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7863" calcext:value-type="float">
            <text:p>0,002378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74" calcext:value-type="float">
            <text:p>0,0000000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2374" calcext:value-type="float">
            <text:p>0,0002223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147" calcext:value-type="float">
            <text:p>0,00291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057" calcext:value-type="float">
            <text:p>0,002170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025" calcext:value-type="float">
            <text:p>0,00238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458" calcext:value-type="float">
            <text:p>0,0002054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174" calcext:value-type="float">
            <text:p>0,0029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578" calcext:value-type="float">
            <text:p>0,002255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086" calcext:value-type="float">
            <text:p>0,002310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0249" calcext:value-type="float">
            <text:p>0,0002102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9427" calcext:value-type="float">
            <text:p>0,00289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925" calcext:value-type="float">
            <text:p>0,002259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992" calcext:value-type="float">
            <text:p>0,002299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349" calcext:value-type="float">
            <text:p>0,0002023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8723" calcext:value-type="float">
            <text:p>0,003087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565" calcext:value-type="float">
            <text:p>0,002305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152" calcext:value-type="float">
            <text:p>0,002341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6083" calcext:value-type="float">
            <text:p>0,0002360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56449" calcext:value-type="float">
            <text:p>0,004564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9304" calcext:value-type="float">
            <text:p>0,003293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06904" calcext:value-type="float">
            <text:p>0,004069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9619" calcext:value-type="float">
            <text:p>0,0002396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6591" calcext:value-type="float">
            <text:p>0,002965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047" calcext:value-type="float">
            <text:p>0,00223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193" calcext:value-type="float">
            <text:p>0,00236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143" calcext:value-type="float">
            <text:p>0,0002041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0307" calcext:value-type="float">
            <text:p>0,00300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2636" calcext:value-type="float">
            <text:p>0,002426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724" calcext:value-type="float">
            <text:p>0,00257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92" calcext:value-type="float">
            <text:p>0,0000000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755" calcext:value-type="float">
            <text:p>0,000207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3514" calcext:value-type="float">
            <text:p>0,002835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4963" calcext:value-type="float">
            <text:p>0,00214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09" calcext:value-type="float">
            <text:p>0,0023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741" calcext:value-type="float">
            <text:p>0,0002037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3134" calcext:value-type="float">
            <text:p>0,00273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818" calcext:value-type="float">
            <text:p>0,00217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971" calcext:value-type="float">
            <text:p>0,00253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75" calcext:value-type="float">
            <text:p>0,0000000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338" calcext:value-type="float">
            <text:p>0,0002033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0006" calcext:value-type="float">
            <text:p>0,002800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381" calcext:value-type="float">
            <text:p>0,002213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827" calcext:value-type="float">
            <text:p>0,00230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223" calcext:value-type="float">
            <text:p>0,0002042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3221" calcext:value-type="float">
            <text:p>0,00283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7" calcext:value-type="float">
            <text:p>0,0023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6391" calcext:value-type="float">
            <text:p>0,002463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6498" calcext:value-type="float">
            <text:p>0,0002064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2985" calcext:value-type="float">
            <text:p>0,002829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227" calcext:value-type="float">
            <text:p>0,002312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4162" calcext:value-type="float">
            <text:p>0,002541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571" calcext:value-type="float">
            <text:p>0,0002035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0701" calcext:value-type="float">
            <text:p>0,00300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638" calcext:value-type="float">
            <text:p>0,002286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23" calcext:value-type="float">
            <text:p>0,00251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0446" calcext:value-type="float">
            <text:p>0,0002104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6919" calcext:value-type="float">
            <text:p>0,00286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2023" calcext:value-type="float">
            <text:p>0,002220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008" calcext:value-type="float">
            <text:p>0,00232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458" calcext:value-type="float">
            <text:p>0,0002034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7453" calcext:value-type="float">
            <text:p>0,002774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629" calcext:value-type="float">
            <text:p>0,00228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398" calcext:value-type="float">
            <text:p>0,002493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58" calcext:value-type="float">
            <text:p>0,0000000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154" calcext:value-type="float">
            <text:p>0,0002041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2066" calcext:value-type="float">
            <text:p>0,00282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404" calcext:value-type="float">
            <text:p>0,00218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621" calcext:value-type="float">
            <text:p>0,002456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2729" calcext:value-type="float">
            <text:p>0,0002127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6134" calcext:value-type="float">
            <text:p>0,00276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424" calcext:value-type="float">
            <text:p>0,002184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272" calcext:value-type="float">
            <text:p>0,0024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65" calcext:value-type="float">
            <text:p>0,0000000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109" calcext:value-type="float">
            <text:p>0,0002041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7885" calcext:value-type="float">
            <text:p>0,002878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4947" calcext:value-type="float">
            <text:p>0,00214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254" calcext:value-type="float">
            <text:p>0,00245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334" calcext:value-type="float">
            <text:p>0,0002043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3327" calcext:value-type="float">
            <text:p>0,00283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4837" calcext:value-type="float">
            <text:p>0,002148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012" calcext:value-type="float">
            <text:p>0,002290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8" calcext:value-type="float">
            <text:p>0,0002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3433" calcext:value-type="float">
            <text:p>0,002734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4512" calcext:value-type="float">
            <text:p>0,002145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068" calcext:value-type="float">
            <text:p>0,002280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8457" calcext:value-type="float">
            <text:p>0,0002084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3727" calcext:value-type="float">
            <text:p>0,002737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4539" calcext:value-type="float">
            <text:p>0,002145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0924" calcext:value-type="float">
            <text:p>0,00240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65" calcext:value-type="float">
            <text:p>0,0000000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6914" calcext:value-type="float">
            <text:p>0,0002069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854" calcext:value-type="float">
            <text:p>0,0028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2313" calcext:value-type="float">
            <text:p>0,00222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928" calcext:value-type="float">
            <text:p>0,002399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6007" calcext:value-type="float">
            <text:p>0,0002060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9032" calcext:value-type="float">
            <text:p>0,002890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6741" calcext:value-type="float">
            <text:p>0,002167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807" calcext:value-type="float">
            <text:p>0,002318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866" calcext:value-type="float">
            <text:p>0,0002038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5032" calcext:value-type="float">
            <text:p>0,002750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867" calcext:value-type="float">
            <text:p>0,002178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021" calcext:value-type="float">
            <text:p>0,002290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6659" calcext:value-type="float">
            <text:p>0,0002166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9888" calcext:value-type="float">
            <text:p>0,002998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313" calcext:value-type="float">
            <text:p>0,00231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024" calcext:value-type="float">
            <text:p>0,00232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2195" calcext:value-type="float">
            <text:p>0,000232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1352" calcext:value-type="float">
            <text:p>0,002913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493" calcext:value-type="float">
            <text:p>0,00225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642" calcext:value-type="float">
            <text:p>0,00228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176" calcext:value-type="float">
            <text:p>0,000203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0636" calcext:value-type="float">
            <text:p>0,002706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055" calcext:value-type="float">
            <text:p>0,002150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2659" calcext:value-type="float">
            <text:p>0,00222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582" calcext:value-type="float">
            <text:p>0,0002035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621" calcext:value-type="float">
            <text:p>0,002746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2537" calcext:value-type="float">
            <text:p>0,00212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929" calcext:value-type="float">
            <text:p>0,002269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924" calcext:value-type="float">
            <text:p>0,0002029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532" calcext:value-type="float">
            <text:p>0,0027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429" calcext:value-type="float">
            <text:p>0,002154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054" calcext:value-type="float">
            <text:p>0,002290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9237" calcext:value-type="float">
            <text:p>0,0002092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8538" calcext:value-type="float">
            <text:p>0,00278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957" calcext:value-type="float">
            <text:p>0,00217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382" calcext:value-type="float">
            <text:p>0,0023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9584" calcext:value-type="float">
            <text:p>0,0002095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825" calcext:value-type="float">
            <text:p>0,002728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876" calcext:value-type="float">
            <text:p>0,00217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962" calcext:value-type="float">
            <text:p>0,002289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7664" calcext:value-type="float">
            <text:p>0,0002076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952" calcext:value-type="float">
            <text:p>0,00272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771" calcext:value-type="float">
            <text:p>0,00221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646" calcext:value-type="float">
            <text:p>0,002266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8441" calcext:value-type="float">
            <text:p>0,0002084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771" calcext:value-type="float">
            <text:p>0,002727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6243" calcext:value-type="float">
            <text:p>0,002162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788" calcext:value-type="float">
            <text:p>0,00227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7386" calcext:value-type="float">
            <text:p>0,0002073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0368" calcext:value-type="float">
            <text:p>0,002903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7906" calcext:value-type="float">
            <text:p>0,00237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1974" calcext:value-type="float">
            <text:p>0,00241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479" calcext:value-type="float">
            <text:p>0,0002034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0632" calcext:value-type="float">
            <text:p>0,002806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37" calcext:value-type="float">
            <text:p>0,00236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499" calcext:value-type="float">
            <text:p>0,002454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9571" calcext:value-type="float">
            <text:p>0,0002095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2287" calcext:value-type="float">
            <text:p>0,002922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871" calcext:value-type="float">
            <text:p>0,002368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945" calcext:value-type="float">
            <text:p>0,00244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215" calcext:value-type="float">
            <text:p>0,0002052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0581" calcext:value-type="float">
            <text:p>0,002905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879" calcext:value-type="float">
            <text:p>0,002458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624" calcext:value-type="float">
            <text:p>0,00253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852" calcext:value-type="float">
            <text:p>0,0002038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5163" calcext:value-type="float">
            <text:p>0,00275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338" calcext:value-type="float">
            <text:p>0,002183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614" calcext:value-type="float">
            <text:p>0,002286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614" calcext:value-type="float">
            <text:p>0,0002046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6787" calcext:value-type="float">
            <text:p>0,00286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262" calcext:value-type="float">
            <text:p>0,002352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7379" calcext:value-type="float">
            <text:p>0,002473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354" calcext:value-type="float">
            <text:p>0,0002053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1014" calcext:value-type="float">
            <text:p>0,00281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989" calcext:value-type="float">
            <text:p>0,002669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526" calcext:value-type="float">
            <text:p>0,00262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772" calcext:value-type="float">
            <text:p>0,0002057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2543" calcext:value-type="float">
            <text:p>0,002825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6209" calcext:value-type="float">
            <text:p>0,002162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629" calcext:value-type="float">
            <text:p>0,00227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001" calcext:value-type="float">
            <text:p>0,0002040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8761" calcext:value-type="float">
            <text:p>0,002787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091" calcext:value-type="float">
            <text:p>0,00232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6651" calcext:value-type="float">
            <text:p>0,00246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266" calcext:value-type="float">
            <text:p>0,0002052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3474" calcext:value-type="float">
            <text:p>0,002834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341" calcext:value-type="float">
            <text:p>0,002323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2537" calcext:value-type="float">
            <text:p>0,00242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8737" calcext:value-type="float">
            <text:p>0,0002087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2666" calcext:value-type="float">
            <text:p>0,00282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4398" calcext:value-type="float">
            <text:p>0,002143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269" calcext:value-type="float">
            <text:p>0,002282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237" calcext:value-type="float">
            <text:p>0,0002032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3315" calcext:value-type="float">
            <text:p>0,002733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565" calcext:value-type="float">
            <text:p>0,002345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66" calcext:value-type="float">
            <text:p>0,0024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6484" calcext:value-type="float">
            <text:p>0,0002064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3019" calcext:value-type="float">
            <text:p>0,00303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5899" calcext:value-type="float">
            <text:p>0,00235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0321" calcext:value-type="float">
            <text:p>0,00250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471" calcext:value-type="float">
            <text:p>0,0002314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181" calcext:value-type="float">
            <text:p>0,0030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6728" calcext:value-type="float">
            <text:p>0,002367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0098" calcext:value-type="float">
            <text:p>0,002500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5291" calcext:value-type="float">
            <text:p>0,0002352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3816" calcext:value-type="float">
            <text:p>0,003038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27" calcext:value-type="float">
            <text:p>0,00241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956" calcext:value-type="float">
            <text:p>0,002519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3081" calcext:value-type="float">
            <text:p>0,0002330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3218" calcext:value-type="float">
            <text:p>0,003032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5714" calcext:value-type="float">
            <text:p>0,002557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097" calcext:value-type="float">
            <text:p>0,00270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3455" calcext:value-type="float">
            <text:p>0,0002334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5344" calcext:value-type="float">
            <text:p>0,00315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7676" calcext:value-type="float">
            <text:p>0,00257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0624" calcext:value-type="float">
            <text:p>0,00270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403" calcext:value-type="float">
            <text:p>0,0002314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5586" calcext:value-type="float">
            <text:p>0,003055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334" calcext:value-type="float">
            <text:p>0,00263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4533" calcext:value-type="float">
            <text:p>0,00274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4802" calcext:value-type="float">
            <text:p>0,0002348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4565" calcext:value-type="float">
            <text:p>0,003045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7678" calcext:value-type="float">
            <text:p>0,00257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9601" calcext:value-type="float">
            <text:p>0,002696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588" calcext:value-type="float">
            <text:p>0,0002315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4273" calcext:value-type="float">
            <text:p>0,003142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6927" calcext:value-type="float">
            <text:p>0,002569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1738" calcext:value-type="float">
            <text:p>0,002717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7414" calcext:value-type="float">
            <text:p>0,0002374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5734" calcext:value-type="float">
            <text:p>0,00305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8881" calcext:value-type="float">
            <text:p>0,002588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8926" calcext:value-type="float">
            <text:p>0,00268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8817" calcext:value-type="float">
            <text:p>0,0002388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7597" calcext:value-type="float">
            <text:p>0,003075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9613" calcext:value-type="float">
            <text:p>0,002596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6737" calcext:value-type="float">
            <text:p>0,002867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0509" calcext:value-type="float">
            <text:p>0,0002305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8362" calcext:value-type="float">
            <text:p>0,00318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2926" calcext:value-type="float">
            <text:p>0,00262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9402" calcext:value-type="float">
            <text:p>0,002694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9236" calcext:value-type="float">
            <text:p>0,0002292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5696" calcext:value-type="float">
            <text:p>0,00335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848" calcext:value-type="float">
            <text:p>0,00258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8907" calcext:value-type="float">
            <text:p>0,00278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3665" calcext:value-type="float">
            <text:p>0,0002336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9367" calcext:value-type="float">
            <text:p>0,003093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8356" calcext:value-type="float">
            <text:p>0,002383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963" calcext:value-type="float">
            <text:p>0,00251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8673" calcext:value-type="float">
            <text:p>0,0002286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2353" calcext:value-type="float">
            <text:p>0,003023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948" calcext:value-type="float">
            <text:p>0,0023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9885" calcext:value-type="float">
            <text:p>0,002498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3423" calcext:value-type="float">
            <text:p>0,0002334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7845" calcext:value-type="float">
            <text:p>0,003078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8794" calcext:value-type="float">
            <text:p>0,00238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2921" calcext:value-type="float">
            <text:p>0,00252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65" calcext:value-type="float">
            <text:p>0,0000000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181" calcext:value-type="float">
            <text:p>0,0002311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3647" calcext:value-type="float">
            <text:p>0,003036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2082" calcext:value-type="float">
            <text:p>0,00242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2041" calcext:value-type="float">
            <text:p>0,00252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0972" calcext:value-type="float">
            <text:p>0,0002309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5108" calcext:value-type="float">
            <text:p>0,003051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9689" calcext:value-type="float">
            <text:p>0,002396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4643" calcext:value-type="float">
            <text:p>0,002546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4218" calcext:value-type="float">
            <text:p>0,0002342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5216" calcext:value-type="float">
            <text:p>0,003052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7808" calcext:value-type="float">
            <text:p>0,002378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3903" calcext:value-type="float">
            <text:p>0,002539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8881" calcext:value-type="float">
            <text:p>0,0002388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5849" calcext:value-type="float">
            <text:p>0,00305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7557" calcext:value-type="float">
            <text:p>0,00237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4299" calcext:value-type="float">
            <text:p>0,002542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4296" calcext:value-type="float">
            <text:p>0,0002342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9249" calcext:value-type="float">
            <text:p>0,003092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9289" calcext:value-type="float">
            <text:p>0,00239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055" calcext:value-type="float">
            <text:p>0,002510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2337" calcext:value-type="float">
            <text:p>0,0002323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555" calcext:value-type="float">
            <text:p>0,004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53551" calcext:value-type="float">
            <text:p>0,003535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98385" calcext:value-type="float">
            <text:p>0,003983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3328" calcext:value-type="float">
            <text:p>0,0004633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62283" calcext:value-type="float">
            <text:p>0,003622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134" calcext:value-type="float">
            <text:p>0,00291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5846" calcext:value-type="float">
            <text:p>0,002958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1409" calcext:value-type="float">
            <text:p>0,0002614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45122" calcext:value-type="float">
            <text:p>0,00345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7091" calcext:value-type="float">
            <text:p>0,00277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8657" calcext:value-type="float">
            <text:p>0,002886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2712" calcext:value-type="float">
            <text:p>0,0002627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49431" calcext:value-type="float">
            <text:p>0,00349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4506" calcext:value-type="float">
            <text:p>0,002945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5665" calcext:value-type="float">
            <text:p>0,00275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2382" calcext:value-type="float">
            <text:p>0,0002923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56407" calcext:value-type="float">
            <text:p>0,003564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5927" calcext:value-type="float">
            <text:p>0,002759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8548" calcext:value-type="float">
            <text:p>0,002785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4192" calcext:value-type="float">
            <text:p>0,0002841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49468" calcext:value-type="float">
            <text:p>0,00349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906" calcext:value-type="float">
            <text:p>0,00245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9168" calcext:value-type="float">
            <text:p>0,002591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5572" calcext:value-type="float">
            <text:p>0,0002655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3098" calcext:value-type="float">
            <text:p>0,003130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802" calcext:value-type="float">
            <text:p>0,00247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8836" calcext:value-type="float">
            <text:p>0,002588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208" calcext:value-type="float">
            <text:p>0,0002312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763" calcext:value-type="float">
            <text:p>0,00317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917" calcext:value-type="float">
            <text:p>0,002479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5839" calcext:value-type="float">
            <text:p>0,002558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0972" calcext:value-type="float">
            <text:p>0,0002309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9865" calcext:value-type="float">
            <text:p>0,003098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5075" calcext:value-type="float">
            <text:p>0,00255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6521" calcext:value-type="float">
            <text:p>0,002765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2019" calcext:value-type="float">
            <text:p>0,000252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1172" calcext:value-type="float">
            <text:p>0,003111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585" calcext:value-type="float">
            <text:p>0,00245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823" calcext:value-type="float">
            <text:p>0,0025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9364" calcext:value-type="float">
            <text:p>0,0002593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1683" calcext:value-type="float">
            <text:p>0,003116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437" calcext:value-type="float">
            <text:p>0,00245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8064" calcext:value-type="float">
            <text:p>0,002580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1646" calcext:value-type="float">
            <text:p>0,0002716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892" calcext:value-type="float">
            <text:p>0,0030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2751" calcext:value-type="float">
            <text:p>0,00272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3202" calcext:value-type="float">
            <text:p>0,002732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2423" calcext:value-type="float">
            <text:p>0,0002324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3914" calcext:value-type="float">
            <text:p>0,00313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0191" calcext:value-type="float">
            <text:p>0,002701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823" calcext:value-type="float">
            <text:p>0,0027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979" calcext:value-type="float">
            <text:p>0,000229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3423" calcext:value-type="float">
            <text:p>0,003134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092" calcext:value-type="float">
            <text:p>0,002450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8774" calcext:value-type="float">
            <text:p>0,00258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2404" calcext:value-type="float">
            <text:p>0,0002324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4092" calcext:value-type="float">
            <text:p>0,00314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4772" calcext:value-type="float">
            <text:p>0,002447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9587" calcext:value-type="float">
            <text:p>0,002595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5624" calcext:value-type="float">
            <text:p>0,0002656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7642" calcext:value-type="float">
            <text:p>0,003176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873" calcext:value-type="float">
            <text:p>0,00246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7796" calcext:value-type="float">
            <text:p>0,00257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062" calcext:value-type="float">
            <text:p>0,0002310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8417" calcext:value-type="float">
            <text:p>0,003084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472" calcext:value-type="float">
            <text:p>0,002464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5842" calcext:value-type="float">
            <text:p>0,002558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7509" calcext:value-type="float">
            <text:p>0,0002275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7457" calcext:value-type="float">
            <text:p>0,00327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4324" calcext:value-type="float">
            <text:p>0,002643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6913" calcext:value-type="float">
            <text:p>0,002669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721" calcext:value-type="float">
            <text:p>0,0002317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5756" calcext:value-type="float">
            <text:p>0,00335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5871" calcext:value-type="float">
            <text:p>0,002658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4009" calcext:value-type="float">
            <text:p>0,00264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2206" calcext:value-type="float">
            <text:p>0,0002322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12" calcext:value-type="float">
            <text:p>0,0030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7253" calcext:value-type="float">
            <text:p>0,002372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635" calcext:value-type="float">
            <text:p>0,002516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641" calcext:value-type="float">
            <text:p>0,000236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2244" calcext:value-type="float">
            <text:p>0,003222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9263" calcext:value-type="float">
            <text:p>0,00269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5441" calcext:value-type="float">
            <text:p>0,002554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642" calcext:value-type="float">
            <text:p>0,0002316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3592" calcext:value-type="float">
            <text:p>0,003235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6234" calcext:value-type="float">
            <text:p>0,002662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0704" calcext:value-type="float">
            <text:p>0,00250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9305" calcext:value-type="float">
            <text:p>0,0002293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581" calcext:value-type="float">
            <text:p>0,00315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335" calcext:value-type="float">
            <text:p>0,002453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0568" calcext:value-type="float">
            <text:p>0,002605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2221" calcext:value-type="float">
            <text:p>0,0002622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9346" calcext:value-type="float">
            <text:p>0,00329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4577" calcext:value-type="float">
            <text:p>0,002745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2733" calcext:value-type="float">
            <text:p>0,002627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0728" calcext:value-type="float">
            <text:p>0,0002307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3686" calcext:value-type="float">
            <text:p>0,00313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846" calcext:value-type="float">
            <text:p>0,002468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5438" calcext:value-type="float">
            <text:p>0,00265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4082" calcext:value-type="float">
            <text:p>0,0002640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5849" calcext:value-type="float">
            <text:p>0,00315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1039" calcext:value-type="float">
            <text:p>0,002610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7374" calcext:value-type="float">
            <text:p>0,00267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0201" calcext:value-type="float">
            <text:p>0,0002302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1857" calcext:value-type="float">
            <text:p>0,00321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853" calcext:value-type="float">
            <text:p>0,002468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6355" calcext:value-type="float">
            <text:p>0,002763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061" calcext:value-type="float">
            <text:p>0,000260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5885" calcext:value-type="float">
            <text:p>0,003358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705" calcext:value-type="float">
            <text:p>0,00257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4055" calcext:value-type="float">
            <text:p>0,002640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6262" calcext:value-type="float">
            <text:p>0,0002662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7886" calcext:value-type="float">
            <text:p>0,003178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105" calcext:value-type="float">
            <text:p>0,002511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6764" calcext:value-type="float">
            <text:p>0,002667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506" calcext:value-type="float">
            <text:p>0,0002315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0534" calcext:value-type="float">
            <text:p>0,003105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9916" calcext:value-type="float">
            <text:p>0,002599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9498" calcext:value-type="float">
            <text:p>0,002794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1302" calcext:value-type="float">
            <text:p>0,0002613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8613" calcext:value-type="float">
            <text:p>0,003186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5315" calcext:value-type="float">
            <text:p>0,002653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867" calcext:value-type="float">
            <text:p>0,0027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8898" calcext:value-type="float">
            <text:p>0,0002288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5489" calcext:value-type="float">
            <text:p>0,003154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5965" calcext:value-type="float">
            <text:p>0,00265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2017" calcext:value-type="float">
            <text:p>0,00282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7179" calcext:value-type="float">
            <text:p>0,0002471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6923" calcext:value-type="float">
            <text:p>0,00336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1753" calcext:value-type="float">
            <text:p>0,00281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9325" calcext:value-type="float">
            <text:p>0,00259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9681" calcext:value-type="float">
            <text:p>0,0002296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7059" calcext:value-type="float">
            <text:p>0,003170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366" calcext:value-type="float">
            <text:p>0,00246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996" calcext:value-type="float">
            <text:p>0,00259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8832" calcext:value-type="float">
            <text:p>0,0002288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3142" calcext:value-type="float">
            <text:p>0,003131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9281" calcext:value-type="float">
            <text:p>0,002392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361" calcext:value-type="float">
            <text:p>0,0026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8559" calcext:value-type="float">
            <text:p>0,0002285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5574" calcext:value-type="float">
            <text:p>0,00315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8433" calcext:value-type="float">
            <text:p>0,002484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1203" calcext:value-type="float">
            <text:p>0,002612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3376" calcext:value-type="float">
            <text:p>0,0002533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2442" calcext:value-type="float">
            <text:p>0,00332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7885" calcext:value-type="float">
            <text:p>0,002678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663" calcext:value-type="float">
            <text:p>0,00276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307" calcext:value-type="float">
            <text:p>0,0002313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9257" calcext:value-type="float">
            <text:p>0,003292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4865" calcext:value-type="float">
            <text:p>0,00264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6819" calcext:value-type="float">
            <text:p>0,00276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0869" calcext:value-type="float">
            <text:p>0,0002308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3606" calcext:value-type="float">
            <text:p>0,003136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4709" calcext:value-type="float">
            <text:p>0,00244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6861" calcext:value-type="float">
            <text:p>0,002568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3842" calcext:value-type="float">
            <text:p>0,000233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276" calcext:value-type="float">
            <text:p>0,00332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3186" calcext:value-type="float">
            <text:p>0,002631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7739" calcext:value-type="float">
            <text:p>0,002577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7326" calcext:value-type="float">
            <text:p>0,0002473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8104" calcext:value-type="float">
            <text:p>0,00318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4662" calcext:value-type="float">
            <text:p>0,002546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1335" calcext:value-type="float">
            <text:p>0,00261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0246" calcext:value-type="float">
            <text:p>0,0002302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6079" calcext:value-type="float">
            <text:p>0,003160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4698" calcext:value-type="float">
            <text:p>0,002446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868" calcext:value-type="float">
            <text:p>0,00258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5652" calcext:value-type="float">
            <text:p>0,0002356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0962" calcext:value-type="float">
            <text:p>0,00330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4035" calcext:value-type="float">
            <text:p>0,002640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164" calcext:value-type="float">
            <text:p>0,0027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1282" calcext:value-type="float">
            <text:p>0,0002612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8311" calcext:value-type="float">
            <text:p>0,00328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4026" calcext:value-type="float">
            <text:p>0,00274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2244" calcext:value-type="float">
            <text:p>0,002622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2645" calcext:value-type="float">
            <text:p>0,0002326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1267" calcext:value-type="float">
            <text:p>0,00311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3258" calcext:value-type="float">
            <text:p>0,00243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1245" calcext:value-type="float">
            <text:p>0,002612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0092" calcext:value-type="float">
            <text:p>0,0002300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2831" calcext:value-type="float">
            <text:p>0,003128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0387" calcext:value-type="float">
            <text:p>0,002403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0192" calcext:value-type="float">
            <text:p>0,002601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488" calcext:value-type="float">
            <text:p>0,000244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5169" calcext:value-type="float">
            <text:p>0,003151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3795" calcext:value-type="float">
            <text:p>0,002537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0197" calcext:value-type="float">
            <text:p>0,00280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319" calcext:value-type="float">
            <text:p>0,0002313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0602" calcext:value-type="float">
            <text:p>0,003306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237" calcext:value-type="float">
            <text:p>0,00247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3463" calcext:value-type="float">
            <text:p>0,002834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2905" calcext:value-type="float">
            <text:p>0,0002329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6246" calcext:value-type="float">
            <text:p>0,003162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9403" calcext:value-type="float">
            <text:p>0,002494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3578" calcext:value-type="float">
            <text:p>0,002635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0244" calcext:value-type="float">
            <text:p>0,0002602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276" calcext:value-type="float">
            <text:p>0,00312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6382" calcext:value-type="float">
            <text:p>0,002663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8006" calcext:value-type="float">
            <text:p>0,002780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703" calcext:value-type="float">
            <text:p>0,0002317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3155" calcext:value-type="float">
            <text:p>0,003131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334" calcext:value-type="float">
            <text:p>0,002453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4177" calcext:value-type="float">
            <text:p>0,00264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763" calcext:value-type="float">
            <text:p>0,0002317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7116" calcext:value-type="float">
            <text:p>0,00317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8661" calcext:value-type="float">
            <text:p>0,002686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4376" calcext:value-type="float">
            <text:p>0,002843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2185" calcext:value-type="float">
            <text:p>0,0002321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8436" calcext:value-type="float">
            <text:p>0,00318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8237" calcext:value-type="float">
            <text:p>0,00248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1047" calcext:value-type="float">
            <text:p>0,002610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3475" calcext:value-type="float">
            <text:p>0,0002934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1289" calcext:value-type="float">
            <text:p>0,00321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5656" calcext:value-type="float">
            <text:p>0,00265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0979" calcext:value-type="float">
            <text:p>0,00280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7131" calcext:value-type="float">
            <text:p>0,000267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7199" calcext:value-type="float">
            <text:p>0,00317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504" calcext:value-type="float">
            <text:p>0,002455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9449" calcext:value-type="float">
            <text:p>0,00259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0178" calcext:value-type="float">
            <text:p>0,0002301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5973" calcext:value-type="float">
            <text:p>0,00315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857" calcext:value-type="float">
            <text:p>0,00247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6516" calcext:value-type="float">
            <text:p>0,002565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9176" calcext:value-type="float">
            <text:p>0,000229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51" calcext:value-type="float">
            <text:p>0,0031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43" calcext:value-type="float">
            <text:p>0,00246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6523" calcext:value-type="float">
            <text:p>0,002665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8348" calcext:value-type="float">
            <text:p>0,0002683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44783" calcext:value-type="float">
            <text:p>0,003447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5526" calcext:value-type="float">
            <text:p>0,002755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1063" calcext:value-type="float">
            <text:p>0,002810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8825" calcext:value-type="float">
            <text:p>0,0002788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45507" calcext:value-type="float">
            <text:p>0,00345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4214" calcext:value-type="float">
            <text:p>0,003142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1241" calcext:value-type="float">
            <text:p>0,002912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8555" calcext:value-type="float">
            <text:p>0,0002585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48834" calcext:value-type="float">
            <text:p>0,003488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922" calcext:value-type="float">
            <text:p>0,0023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2529" calcext:value-type="float">
            <text:p>0,002525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9737" calcext:value-type="float">
            <text:p>0,0002297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4667" calcext:value-type="float">
            <text:p>0,00314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7218" calcext:value-type="float">
            <text:p>0,002872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3892" calcext:value-type="float">
            <text:p>0,002838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44" calcext:value-type="float">
            <text:p>0,000000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028" calcext:value-type="float">
            <text:p>0,000231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7864" calcext:value-type="float">
            <text:p>0,003378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132" calcext:value-type="float">
            <text:p>0,002511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139" calcext:value-type="float">
            <text:p>0,0026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054" calcext:value-type="float">
            <text:p>0,0002310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1265" calcext:value-type="float">
            <text:p>0,003112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475" calcext:value-type="float">
            <text:p>0,00251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7096" calcext:value-type="float">
            <text:p>0,00257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9061" calcext:value-type="float">
            <text:p>0,0002290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6181" calcext:value-type="float">
            <text:p>0,00316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183" calcext:value-type="float">
            <text:p>0,00247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0768" calcext:value-type="float">
            <text:p>0,002607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343" calcext:value-type="float">
            <text:p>0,0002313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3296" calcext:value-type="float">
            <text:p>0,00313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527" calcext:value-type="float">
            <text:p>0,002475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8798" calcext:value-type="float">
            <text:p>0,00258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0004" calcext:value-type="float">
            <text:p>0,000230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4536" calcext:value-type="float">
            <text:p>0,00314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6569" calcext:value-type="float">
            <text:p>0,00266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9171" calcext:value-type="float">
            <text:p>0,00279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3321" calcext:value-type="float">
            <text:p>0,0002433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237" calcext:value-type="float">
            <text:p>0,00312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7715" calcext:value-type="float">
            <text:p>0,002677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8433" calcext:value-type="float">
            <text:p>0,00278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99" calcext:value-type="float">
            <text:p>0,00022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4628" calcext:value-type="float">
            <text:p>0,00314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3993" calcext:value-type="float">
            <text:p>0,00243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824" calcext:value-type="float">
            <text:p>0,002518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0171" calcext:value-type="float">
            <text:p>0,0002301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6621" calcext:value-type="float">
            <text:p>0,003166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819" calcext:value-type="float">
            <text:p>0,002458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3898" calcext:value-type="float">
            <text:p>0,00263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815" calcext:value-type="float">
            <text:p>0,000228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6615" calcext:value-type="float">
            <text:p>0,003166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337" calcext:value-type="float">
            <text:p>0,00246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3" calcext:value-type="float">
            <text:p>0,00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5475" calcext:value-type="float">
            <text:p>0,0002654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368" calcext:value-type="float">
            <text:p>0,00323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8285" calcext:value-type="float">
            <text:p>0,002482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4699" calcext:value-type="float">
            <text:p>0,002546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0692" calcext:value-type="float">
            <text:p>0,0002306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405" calcext:value-type="float">
            <text:p>0,00314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4939" calcext:value-type="float">
            <text:p>0,002449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299" calcext:value-type="float">
            <text:p>0,00252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9999" calcext:value-type="float">
            <text:p>0,0002299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2441" calcext:value-type="float">
            <text:p>0,003024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7736" calcext:value-type="float">
            <text:p>0,00237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607" calcext:value-type="float">
            <text:p>0,002516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078" calcext:value-type="float">
            <text:p>0,000230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4239" calcext:value-type="float">
            <text:p>0,003142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9737" calcext:value-type="float">
            <text:p>0,00249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1612" calcext:value-type="float">
            <text:p>0,00261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474" calcext:value-type="float">
            <text:p>0,0002314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1275" calcext:value-type="float">
            <text:p>0,003312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6112" calcext:value-type="float">
            <text:p>0,002761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8505" calcext:value-type="float">
            <text:p>0,002585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401" calcext:value-type="float">
            <text:p>0,000234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3127" calcext:value-type="float">
            <text:p>0,00333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4775" calcext:value-type="float">
            <text:p>0,002747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9688" calcext:value-type="float">
            <text:p>0,00259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2737" calcext:value-type="float">
            <text:p>0,0002627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3941" calcext:value-type="float">
            <text:p>0,003339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2078" calcext:value-type="float">
            <text:p>0,002720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5696" calcext:value-type="float">
            <text:p>0,00255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2245" calcext:value-type="float">
            <text:p>0,0002322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0671" calcext:value-type="float">
            <text:p>0,003306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6322" calcext:value-type="float">
            <text:p>0,002663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8369" calcext:value-type="float">
            <text:p>0,002583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0585" calcext:value-type="float">
            <text:p>0,0002605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6244" calcext:value-type="float">
            <text:p>0,003162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939" calcext:value-type="float">
            <text:p>0,002459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1628" calcext:value-type="float">
            <text:p>0,002616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8473" calcext:value-type="float">
            <text:p>0,0002484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3595" calcext:value-type="float">
            <text:p>0,003135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459" calcext:value-type="float">
            <text:p>0,002454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9633" calcext:value-type="float">
            <text:p>0,002596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9749" calcext:value-type="float">
            <text:p>0,000229749</text:p>
          </table:table-cell>
        </table:table-row>
      </table:table>
      <table:table table:name="Tabla dinámica_search_by_username_fakeusers_1" table:style-name="ta1">
        <table:shapes>
          <draw:frame draw:z-index="0" draw:style-name="gr1" draw:text-style-name="P1" svg:width="15.999cm" svg:height="8.999cm" svg:x="16.929cm" svg:y="0.595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Tiempo(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busqueda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0000191" calcext:value-type="float">
            <text:p>0,0000000191</text:p>
          </table:table-cell>
          <table:table-cell table:style-name="ce14" office:value-type="float" office:value="0.00023306632" calcext:value-type="float">
            <text:p>0,00023306632</text:p>
          </table:table-cell>
          <table:table-cell table:style-name="ce14" office:value-type="float" office:value="0.00033215042" calcext:value-type="float">
            <text:p>0,00033215042</text:p>
          </table:table-cell>
          <table:table-cell table:style-name="ce14" office:value-type="float" office:value="0.00023964461" calcext:value-type="float">
            <text:p>0,00023964461</text:p>
          </table:table-cell>
          <table:table-cell table:style-name="ce18" office:value-type="float" office:value="0.00001313244" calcext:value-type="float">
            <text:p>0,00001313244</text:p>
          </table:table-cell>
          <table:table-cell table:style-name="ce24" office:value-type="float" office:value="0.000163602578" calcext:value-type="float">
            <text:p>0,00016360257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0003049" calcext:value-type="float">
            <text:p>0,00000003049</text:p>
          </table:table-cell>
          <table:table-cell office:value-type="float" office:value="0.0005757674" calcext:value-type="float">
            <text:p>0,0005757674</text:p>
          </table:table-cell>
          <table:table-cell office:value-type="float" office:value="0.00078997912" calcext:value-type="float">
            <text:p>0,00078997912</text:p>
          </table:table-cell>
          <table:table-cell office:value-type="float" office:value="0.00062346013" calcext:value-type="float">
            <text:p>0,00062346013</text:p>
          </table:table-cell>
          <table:table-cell office:value-type="float" office:value="0.00003619605" calcext:value-type="float">
            <text:p>0,00003619605</text:p>
          </table:table-cell>
          <table:table-cell office:value-type="float" office:value="0.000405086638" calcext:value-type="float">
            <text:p>0,00040508663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1646" calcext:value-type="float">
            <text:p>0,00000001646</text:p>
          </table:table-cell>
          <table:table-cell office:value-type="float" office:value="0.0008776931" calcext:value-type="float">
            <text:p>0,0008776931</text:p>
          </table:table-cell>
          <table:table-cell office:value-type="float" office:value="0.00113902945" calcext:value-type="float">
            <text:p>0,00113902945</text:p>
          </table:table-cell>
          <table:table-cell office:value-type="float" office:value="0.00094628976" calcext:value-type="float">
            <text:p>0,00094628976</text:p>
          </table:table-cell>
          <table:table-cell office:value-type="float" office:value="0.00006544676" calcext:value-type="float">
            <text:p>0,00006544676</text:p>
          </table:table-cell>
          <table:table-cell office:value-type="float" office:value="0.000605695105999999" calcext:value-type="float">
            <text:p>0,0006056951059999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001856" calcext:value-type="float">
            <text:p>0,00000001856</text:p>
          </table:table-cell>
          <table:table-cell office:value-type="float" office:value="0.0014898951" calcext:value-type="float">
            <text:p>0,0014898951</text:p>
          </table:table-cell>
          <table:table-cell office:value-type="float" office:value="0.0018695682" calcext:value-type="float">
            <text:p>0,0018695682</text:p>
          </table:table-cell>
          <table:table-cell office:value-type="float" office:value="0.0015464101" calcext:value-type="float">
            <text:p>0,0015464101</text:p>
          </table:table-cell>
          <table:table-cell office:value-type="float" office:value="0.00012298833" calcext:value-type="float">
            <text:p>0,00012298833</text:p>
          </table:table-cell>
          <table:table-cell office:value-type="float" office:value="0.001005776058" calcext:value-type="float">
            <text:p>0,001005776058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00001386" calcext:value-type="float">
            <text:p>0,00000001386</text:p>
          </table:table-cell>
          <table:table-cell office:value-type="float" office:value="0.0017699528" calcext:value-type="float">
            <text:p>0,0017699528</text:p>
          </table:table-cell>
          <table:table-cell office:value-type="float" office:value="0.0022213907" calcext:value-type="float">
            <text:p>0,0022213907</text:p>
          </table:table-cell>
          <table:table-cell office:value-type="float" office:value="0.0018475733" calcext:value-type="float">
            <text:p>0,0018475733</text:p>
          </table:table-cell>
          <table:table-cell office:value-type="float" office:value="0.00015136612" calcext:value-type="float">
            <text:p>0,00015136612</text:p>
          </table:table-cell>
          <table:table-cell office:value-type="float" office:value="0.001198059356" calcext:value-type="float">
            <text:p>0,00119805935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0002297" calcext:value-type="float">
            <text:p>0,00000002297</text:p>
          </table:table-cell>
          <table:table-cell office:value-type="float" office:value="0.002038871" calcext:value-type="float">
            <text:p>0,002038871</text:p>
          </table:table-cell>
          <table:table-cell office:value-type="float" office:value="0.0025711857" calcext:value-type="float">
            <text:p>0,0025711857</text:p>
          </table:table-cell>
          <table:table-cell office:value-type="float" office:value="0.0021777176" calcext:value-type="float">
            <text:p>0,0021777176</text:p>
          </table:table-cell>
          <table:table-cell office:value-type="float" office:value="0.00017990046" calcext:value-type="float">
            <text:p>0,00017990046</text:p>
          </table:table-cell>
          <table:table-cell office:value-type="float" office:value="0.001393539546" calcext:value-type="float">
            <text:p>0,001393539546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00003138" calcext:value-type="float">
            <text:p>0,00000003138</text:p>
          </table:table-cell>
          <table:table-cell office:value-type="float" office:value="0.0022711465" calcext:value-type="float">
            <text:p>0,0022711465</text:p>
          </table:table-cell>
          <table:table-cell office:value-type="float" office:value="0.0028605518" calcext:value-type="float">
            <text:p>0,0028605518</text:p>
          </table:table-cell>
          <table:table-cell office:value-type="float" office:value="0.0024193846" calcext:value-type="float">
            <text:p>0,0024193846</text:p>
          </table:table-cell>
          <table:table-cell office:value-type="float" office:value="0.00020758777" calcext:value-type="float">
            <text:p>0,00020758777</text:p>
          </table:table-cell>
          <table:table-cell office:value-type="float" office:value="0.00155174041" calcext:value-type="float">
            <text:p>0,00155174041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10" office:value-type="float" office:value="0.00000001663" calcext:value-type="float">
            <text:p>0,00000001663</text:p>
          </table:table-cell>
          <table:table-cell table:style-name="ce16" office:value-type="float" office:value="0.0025648771" calcext:value-type="float">
            <text:p>0,0025648771</text:p>
          </table:table-cell>
          <table:table-cell table:style-name="ce16" office:value-type="float" office:value="0.0032052717" calcext:value-type="float">
            <text:p>0,0032052717</text:p>
          </table:table-cell>
          <table:table-cell table:style-name="ce16" office:value-type="float" office:value="0.0026637211" calcext:value-type="float">
            <text:p>0,0026637211</text:p>
          </table:table-cell>
          <table:table-cell table:style-name="ce20" office:value-type="float" office:value="0.00024336986" calcext:value-type="float">
            <text:p>0,00024336986</text:p>
          </table:table-cell>
          <table:table-cell table:style-name="ce26" office:value-type="float" office:value="0.001735451278" calcext:value-type="float">
            <text:p>0,001735451278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000002118125" calcext:value-type="float">
            <text:p>0,00000002118125</text:p>
          </table:table-cell>
          <table:table-cell table:style-name="ce17" office:value-type="float" office:value="0.001477658665" calcext:value-type="float">
            <text:p>0,001477658665</text:p>
          </table:table-cell>
          <table:table-cell table:style-name="ce17" office:value-type="float" office:value="0.00187364088625" calcext:value-type="float">
            <text:p>0,00187364088625</text:p>
          </table:table-cell>
          <table:table-cell table:style-name="ce17" office:value-type="float" office:value="0.00155802515" calcext:value-type="float">
            <text:p>0,00155802515</text:p>
          </table:table-cell>
          <table:table-cell table:style-name="ce21" office:value-type="float" office:value="0.00012749847375" calcext:value-type="float">
            <text:p>0,00012749847375</text:p>
          </table:table-cell>
          <table:table-cell table:style-name="ce27" office:value-type="float" office:value="0.00100736887125" calcext:value-type="float">
            <text:p>0,00100736887125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search_by_username_fakeusers_1'.A1:'Tabla dinámica_search_by_username_fakeusers_1'.G11" table:buttons="'Tabla dinámica_search_by_username_fakeusers_1'.A2 'Tabla dinámica_search_by_username_fakeusers_1'.B1" table:show-filter-button="false" table:drill-down-on-double-click="false">
          <table:source-cell-range table:cell-range-address="search_by_username_fakeusers.A1:search_by_username_fakeusers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busqueda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s)" table:orientation="data" table:used-hierarchy="0" table:function="average">
            <table:data-pilot-level table:show-empty="false" calcext:repeat-item-labels="false">
              <table:data-pilot-members>
                <table:data-pilot-member table:name="0,000000011" table:display="true" table:show-details="true"/>
                <table:data-pilot-member table:name="0,000000012" table:display="true" table:show-details="true"/>
                <table:data-pilot-member table:name="0,000000013" table:display="true" table:show-details="true"/>
                <table:data-pilot-member table:name="0,000000014" table:display="true" table:show-details="true"/>
                <table:data-pilot-member table:name="0,000000015" table:display="true" table:show-details="true"/>
                <table:data-pilot-member table:name="0,000000016" table:display="true" table:show-details="true"/>
                <table:data-pilot-member table:name="0,000000017" table:display="true" table:show-details="true"/>
                <table:data-pilot-member table:name="0,000000018" table:display="true" table:show-details="true"/>
                <table:data-pilot-member table:name="0,000000019" table:display="true" table:show-details="true"/>
                <table:data-pilot-member table:name="0,00000002" table:display="true" table:show-details="true"/>
                <table:data-pilot-member table:name="0,000000021" table:display="true" table:show-details="true"/>
                <table:data-pilot-member table:name="0,000000022" table:display="true" table:show-details="true"/>
                <table:data-pilot-member table:name="0,000000023" table:display="true" table:show-details="true"/>
                <table:data-pilot-member table:name="0,000000024" table:display="true" table:show-details="true"/>
                <table:data-pilot-member table:name="0,000000025" table:display="true" table:show-details="true"/>
                <table:data-pilot-member table:name="0,000000026" table:display="true" table:show-details="true"/>
                <table:data-pilot-member table:name="0,000000027" table:display="true" table:show-details="true"/>
                <table:data-pilot-member table:name="0,000000028" table:display="true" table:show-details="true"/>
                <table:data-pilot-member table:name="0,000000029" table:display="true" table:show-details="true"/>
                <table:data-pilot-member table:name="0,00000003" table:display="true" table:show-details="true"/>
                <table:data-pilot-member table:name="0,000000031" table:display="true" table:show-details="true"/>
                <table:data-pilot-member table:name="0,000000032" table:display="true" table:show-details="true"/>
                <table:data-pilot-member table:name="0,000000033" table:display="true" table:show-details="true"/>
                <table:data-pilot-member table:name="0,000000034" table:display="true" table:show-details="true"/>
                <table:data-pilot-member table:name="0,000000035" table:display="true" table:show-details="true"/>
                <table:data-pilot-member table:name="0,000000037" table:display="true" table:show-details="true"/>
                <table:data-pilot-member table:name="0,000000038" table:display="true" table:show-details="true"/>
                <table:data-pilot-member table:name="0,000000039" table:display="true" table:show-details="true"/>
                <table:data-pilot-member table:name="0,00000004" table:display="true" table:show-details="true"/>
                <table:data-pilot-member table:name="0,000000042" table:display="true" table:show-details="true"/>
                <table:data-pilot-member table:name="0,000000043" table:display="true" table:show-details="true"/>
                <table:data-pilot-member table:name="0,000000044" table:display="true" table:show-details="true"/>
                <table:data-pilot-member table:name="0,000000045" table:display="true" table:show-details="true"/>
                <table:data-pilot-member table:name="0,000000048" table:display="true" table:show-details="true"/>
                <table:data-pilot-member table:name="0,00000005" table:display="true" table:show-details="true"/>
                <table:data-pilot-member table:name="0,000000051" table:display="true" table:show-details="true"/>
                <table:data-pilot-member table:name="0,000000053" table:display="true" table:show-details="true"/>
                <table:data-pilot-member table:name="0,000000054" table:display="true" table:show-details="true"/>
                <table:data-pilot-member table:name="0,000000055" table:display="true" table:show-details="true"/>
                <table:data-pilot-member table:name="0,000000056" table:display="true" table:show-details="true"/>
                <table:data-pilot-member table:name="0,000000057" table:display="true" table:show-details="true"/>
                <table:data-pilot-member table:name="0,000000058" table:display="true" table:show-details="true"/>
                <table:data-pilot-member table:name="0,00000006" table:display="true" table:show-details="true"/>
                <table:data-pilot-member table:name="0,000000061" table:display="true" table:show-details="true"/>
                <table:data-pilot-member table:name="0,000000063" table:display="true" table:show-details="true"/>
                <table:data-pilot-member table:name="0,000000064" table:display="true" table:show-details="true"/>
                <table:data-pilot-member table:name="0,000000065" table:display="true" table:show-details="true"/>
                <table:data-pilot-member table:name="0,000000068" table:display="true" table:show-details="true"/>
                <table:data-pilot-member table:name="0,000000069" table:display="true" table:show-details="true"/>
                <table:data-pilot-member table:name="0,00000007" table:display="true" table:show-details="true"/>
                <table:data-pilot-member table:name="0,000000071" table:display="true" table:show-details="true"/>
                <table:data-pilot-member table:name="0,000000074" table:display="true" table:show-details="true"/>
                <table:data-pilot-member table:name="0,000000075" table:display="true" table:show-details="true"/>
                <table:data-pilot-member table:name="0,000000077" table:display="true" table:show-details="true"/>
                <table:data-pilot-member table:name="0,000000078" table:display="true" table:show-details="true"/>
                <table:data-pilot-member table:name="0,000000079" table:display="true" table:show-details="true"/>
                <table:data-pilot-member table:name="0,000000082" table:display="true" table:show-details="true"/>
                <table:data-pilot-member table:name="0,000000083" table:display="true" table:show-details="true"/>
                <table:data-pilot-member table:name="0,000000086" table:display="true" table:show-details="true"/>
                <table:data-pilot-member table:name="0,000000087" table:display="true" table:show-details="true"/>
                <table:data-pilot-member table:name="0,000000088" table:display="true" table:show-details="true"/>
                <table:data-pilot-member table:name="0,00000009" table:display="true" table:show-details="true"/>
                <table:data-pilot-member table:name="0,000000092" table:display="true" table:show-details="true"/>
                <table:data-pilot-member table:name="0,000000094" table:display="true" table:show-details="true"/>
                <table:data-pilot-member table:name="0,000000096" table:display="true" table:show-details="true"/>
                <table:data-pilot-member table:name="0,000000101" table:display="true" table:show-details="true"/>
                <table:data-pilot-member table:name="0,000000103" table:display="true" table:show-details="true"/>
                <table:data-pilot-member table:name="0,000000104" table:display="true" table:show-details="true"/>
                <table:data-pilot-member table:name="0,000000106" table:display="true" table:show-details="true"/>
                <table:data-pilot-member table:name="0,000000129" table:display="true" table:show-details="true"/>
                <table:data-pilot-member table:name="0,000000142" table:display="true" table:show-details="true"/>
                <table:data-pilot-member table:name="0,000000146" table:display="true" table:show-details="true"/>
                <table:data-pilot-member table:name="0,000000148" table:display="true" table:show-details="true"/>
                <table:data-pilot-member table:name="0,000000301" table:display="true" table:show-details="true"/>
                <table:data-pilot-member table:name="0,000000383" table:display="true" table:show-details="true"/>
                <table:data-pilot-member table:name="0,000008895" table:display="true" table:show-details="true"/>
                <table:data-pilot-member table:name="0,000009278" table:display="true" table:show-details="true"/>
                <table:data-pilot-member table:name="0,000009332" table:display="true" table:show-details="true"/>
                <table:data-pilot-member table:name="0,000009342" table:display="true" table:show-details="true"/>
                <table:data-pilot-member table:name="0,000009476" table:display="true" table:show-details="true"/>
                <table:data-pilot-member table:name="0,000009481" table:display="true" table:show-details="true"/>
                <table:data-pilot-member table:name="0,000009489" table:display="true" table:show-details="true"/>
                <table:data-pilot-member table:name="0,000009504" table:display="true" table:show-details="true"/>
                <table:data-pilot-member table:name="0,000009537" table:display="true" table:show-details="true"/>
                <table:data-pilot-member table:name="0,000009543" table:display="true" table:show-details="true"/>
                <table:data-pilot-member table:name="0,00000959" table:display="true" table:show-details="true"/>
                <table:data-pilot-member table:name="0,000009622" table:display="true" table:show-details="true"/>
                <table:data-pilot-member table:name="0,000009623" table:display="true" table:show-details="true"/>
                <table:data-pilot-member table:name="0,000009636" table:display="true" table:show-details="true"/>
                <table:data-pilot-member table:name="0,000009641" table:display="true" table:show-details="true"/>
                <table:data-pilot-member table:name="0,000009676" table:display="true" table:show-details="true"/>
                <table:data-pilot-member table:name="0,00000968" table:display="true" table:show-details="true"/>
                <table:data-pilot-member table:name="0,000009684" table:display="true" table:show-details="true"/>
                <table:data-pilot-member table:name="0,000009685" table:display="true" table:show-details="true"/>
                <table:data-pilot-member table:name="0,0000097" table:display="true" table:show-details="true"/>
                <table:data-pilot-member table:name="0,000009707" table:display="true" table:show-details="true"/>
                <table:data-pilot-member table:name="0,000009715" table:display="true" table:show-details="true"/>
                <table:data-pilot-member table:name="0,00000972" table:display="true" table:show-details="true"/>
                <table:data-pilot-member table:name="0,000009732" table:display="true" table:show-details="true"/>
                <table:data-pilot-member table:name="0,00000974" table:display="true" table:show-details="true"/>
                <table:data-pilot-member table:name="0,000009748" table:display="true" table:show-details="true"/>
                <table:data-pilot-member table:name="0,000009768" table:display="true" table:show-details="true"/>
                <table:data-pilot-member table:name="0,000009799" table:display="true" table:show-details="true"/>
                <table:data-pilot-member table:name="0,000009811" table:display="true" table:show-details="true"/>
                <table:data-pilot-member table:name="0,000009822" table:display="true" table:show-details="true"/>
                <table:data-pilot-member table:name="0,000009824" table:display="true" table:show-details="true"/>
                <table:data-pilot-member table:name="0,000009852" table:display="true" table:show-details="true"/>
                <table:data-pilot-member table:name="0,000009869" table:display="true" table:show-details="true"/>
                <table:data-pilot-member table:name="0,000009916" table:display="true" table:show-details="true"/>
                <table:data-pilot-member table:name="0,00000992" table:display="true" table:show-details="true"/>
                <table:data-pilot-member table:name="0,000009924" table:display="true" table:show-details="true"/>
                <table:data-pilot-member table:name="0,000009926" table:display="true" table:show-details="true"/>
                <table:data-pilot-member table:name="0,000009941" table:display="true" table:show-details="true"/>
                <table:data-pilot-member table:name="0,000009947" table:display="true" table:show-details="true"/>
                <table:data-pilot-member table:name="0,000010019" table:display="true" table:show-details="true"/>
                <table:data-pilot-member table:name="0,000010046" table:display="true" table:show-details="true"/>
                <table:data-pilot-member table:name="0,000010051" table:display="true" table:show-details="true"/>
                <table:data-pilot-member table:name="0,000010082" table:display="true" table:show-details="true"/>
                <table:data-pilot-member table:name="0,0000101" table:display="true" table:show-details="true"/>
                <table:data-pilot-member table:name="0,000010143" table:display="true" table:show-details="true"/>
                <table:data-pilot-member table:name="0,000010154" table:display="true" table:show-details="true"/>
                <table:data-pilot-member table:name="0,00001021" table:display="true" table:show-details="true"/>
                <table:data-pilot-member table:name="0,000010245" table:display="true" table:show-details="true"/>
                <table:data-pilot-member table:name="0,000010292" table:display="true" table:show-details="true"/>
                <table:data-pilot-member table:name="0,000010301" table:display="true" table:show-details="true"/>
                <table:data-pilot-member table:name="0,000010347" table:display="true" table:show-details="true"/>
                <table:data-pilot-member table:name="0,000010392" table:display="true" table:show-details="true"/>
                <table:data-pilot-member table:name="0,000010394" table:display="true" table:show-details="true"/>
                <table:data-pilot-member table:name="0,000010431" table:display="true" table:show-details="true"/>
                <table:data-pilot-member table:name="0,000010435" table:display="true" table:show-details="true"/>
                <table:data-pilot-member table:name="0,000010449" table:display="true" table:show-details="true"/>
                <table:data-pilot-member table:name="0,000010455" table:display="true" table:show-details="true"/>
                <table:data-pilot-member table:name="0,000010606" table:display="true" table:show-details="true"/>
                <table:data-pilot-member table:name="0,000010631" table:display="true" table:show-details="true"/>
                <table:data-pilot-member table:name="0,000010766" table:display="true" table:show-details="true"/>
                <table:data-pilot-member table:name="0,000010787" table:display="true" table:show-details="true"/>
                <table:data-pilot-member table:name="0,000010797" table:display="true" table:show-details="true"/>
                <table:data-pilot-member table:name="0,000010848" table:display="true" table:show-details="true"/>
                <table:data-pilot-member table:name="0,000010854" table:display="true" table:show-details="true"/>
                <table:data-pilot-member table:name="0,000010925" table:display="true" table:show-details="true"/>
                <table:data-pilot-member table:name="0,000011363" table:display="true" table:show-details="true"/>
                <table:data-pilot-member table:name="0,000011374" table:display="true" table:show-details="true"/>
                <table:data-pilot-member table:name="0,000011409" table:display="true" table:show-details="true"/>
                <table:data-pilot-member table:name="0,000011763" table:display="true" table:show-details="true"/>
                <table:data-pilot-member table:name="0,000011814" table:display="true" table:show-details="true"/>
                <table:data-pilot-member table:name="0,000012186" table:display="true" table:show-details="true"/>
                <table:data-pilot-member table:name="0,000012221" table:display="true" table:show-details="true"/>
                <table:data-pilot-member table:name="0,000012245" table:display="true" table:show-details="true"/>
                <table:data-pilot-member table:name="0,00001225" table:display="true" table:show-details="true"/>
                <table:data-pilot-member table:name="0,000012404" table:display="true" table:show-details="true"/>
                <table:data-pilot-member table:name="0,000012775" table:display="true" table:show-details="true"/>
                <table:data-pilot-member table:name="0,000012819" table:display="true" table:show-details="true"/>
                <table:data-pilot-member table:name="0,0000131" table:display="true" table:show-details="true"/>
                <table:data-pilot-member table:name="0,000013275" table:display="true" table:show-details="true"/>
                <table:data-pilot-member table:name="0,000013554" table:display="true" table:show-details="true"/>
                <table:data-pilot-member table:name="0,000013812" table:display="true" table:show-details="true"/>
                <table:data-pilot-member table:name="0,000013945" table:display="true" table:show-details="true"/>
                <table:data-pilot-member table:name="0,000014211" table:display="true" table:show-details="true"/>
                <table:data-pilot-member table:name="0,00001528" table:display="true" table:show-details="true"/>
                <table:data-pilot-member table:name="0,000015543" table:display="true" table:show-details="true"/>
                <table:data-pilot-member table:name="0,000015601" table:display="true" table:show-details="true"/>
                <table:data-pilot-member table:name="0,000015847" table:display="true" table:show-details="true"/>
                <table:data-pilot-member table:name="0,000016253" table:display="true" table:show-details="true"/>
                <table:data-pilot-member table:name="0,000017922" table:display="true" table:show-details="true"/>
                <table:data-pilot-member table:name="0,000020057" table:display="true" table:show-details="true"/>
                <table:data-pilot-member table:name="0,000021117" table:display="true" table:show-details="true"/>
                <table:data-pilot-member table:name="0,000021793" table:display="true" table:show-details="true"/>
                <table:data-pilot-member table:name="0,000023009" table:display="true" table:show-details="true"/>
                <table:data-pilot-member table:name="0,000027538" table:display="true" table:show-details="true"/>
                <table:data-pilot-member table:name="0,000027607" table:display="true" table:show-details="true"/>
                <table:data-pilot-member table:name="0,000027647" table:display="true" table:show-details="true"/>
                <table:data-pilot-member table:name="0,000027668" table:display="true" table:show-details="true"/>
                <table:data-pilot-member table:name="0,000027674" table:display="true" table:show-details="true"/>
                <table:data-pilot-member table:name="0,000027793" table:display="true" table:show-details="true"/>
                <table:data-pilot-member table:name="0,000027865" table:display="true" table:show-details="true"/>
                <table:data-pilot-member table:name="0,000027887" table:display="true" table:show-details="true"/>
                <table:data-pilot-member table:name="0,000027927" table:display="true" table:show-details="true"/>
                <table:data-pilot-member table:name="0,000027986" table:display="true" table:show-details="true"/>
                <table:data-pilot-member table:name="0,000028019" table:display="true" table:show-details="true"/>
                <table:data-pilot-member table:name="0,000028116" table:display="true" table:show-details="true"/>
                <table:data-pilot-member table:name="0,000028119" table:display="true" table:show-details="true"/>
                <table:data-pilot-member table:name="0,000028142" table:display="true" table:show-details="true"/>
                <table:data-pilot-member table:name="0,000028161" table:display="true" table:show-details="true"/>
                <table:data-pilot-member table:name="0,000028223" table:display="true" table:show-details="true"/>
                <table:data-pilot-member table:name="0,000028233" table:display="true" table:show-details="true"/>
                <table:data-pilot-member table:name="0,000028238" table:display="true" table:show-details="true"/>
                <table:data-pilot-member table:name="0,000028279" table:display="true" table:show-details="true"/>
                <table:data-pilot-member table:name="0,000028307" table:display="true" table:show-details="true"/>
                <table:data-pilot-member table:name="0,000028342" table:display="true" table:show-details="true"/>
                <table:data-pilot-member table:name="0,000028364" table:display="true" table:show-details="true"/>
                <table:data-pilot-member table:name="0,000028366" table:display="true" table:show-details="true"/>
                <table:data-pilot-member table:name="0,000028414" table:display="true" table:show-details="true"/>
                <table:data-pilot-member table:name="0,000028443" table:display="true" table:show-details="true"/>
                <table:data-pilot-member table:name="0,00002846" table:display="true" table:show-details="true"/>
                <table:data-pilot-member table:name="0,000028508" table:display="true" table:show-details="true"/>
                <table:data-pilot-member table:name="0,000028523" table:display="true" table:show-details="true"/>
                <table:data-pilot-member table:name="0,000028582" table:display="true" table:show-details="true"/>
                <table:data-pilot-member table:name="0,000028694" table:display="true" table:show-details="true"/>
                <table:data-pilot-member table:name="0,000028704" table:display="true" table:show-details="true"/>
                <table:data-pilot-member table:name="0,00002874" table:display="true" table:show-details="true"/>
                <table:data-pilot-member table:name="0,00002876" table:display="true" table:show-details="true"/>
                <table:data-pilot-member table:name="0,000028852" table:display="true" table:show-details="true"/>
                <table:data-pilot-member table:name="0,000028941" table:display="true" table:show-details="true"/>
                <table:data-pilot-member table:name="0,000029038" table:display="true" table:show-details="true"/>
                <table:data-pilot-member table:name="0,000029056" table:display="true" table:show-details="true"/>
                <table:data-pilot-member table:name="0,00002909" table:display="true" table:show-details="true"/>
                <table:data-pilot-member table:name="0,000029134" table:display="true" table:show-details="true"/>
                <table:data-pilot-member table:name="0,000029226" table:display="true" table:show-details="true"/>
                <table:data-pilot-member table:name="0,000029231" table:display="true" table:show-details="true"/>
                <table:data-pilot-member table:name="0,000029243" table:display="true" table:show-details="true"/>
                <table:data-pilot-member table:name="0,000029265" table:display="true" table:show-details="true"/>
                <table:data-pilot-member table:name="0,00002928" table:display="true" table:show-details="true"/>
                <table:data-pilot-member table:name="0,000029427" table:display="true" table:show-details="true"/>
                <table:data-pilot-member table:name="0,000029522" table:display="true" table:show-details="true"/>
                <table:data-pilot-member table:name="0,000029537" table:display="true" table:show-details="true"/>
                <table:data-pilot-member table:name="0,000029605" table:display="true" table:show-details="true"/>
                <table:data-pilot-member table:name="0,000029656" table:display="true" table:show-details="true"/>
                <table:data-pilot-member table:name="0,000029698" table:display="true" table:show-details="true"/>
                <table:data-pilot-member table:name="0,000029752" table:display="true" table:show-details="true"/>
                <table:data-pilot-member table:name="0,000029779" table:display="true" table:show-details="true"/>
                <table:data-pilot-member table:name="0,00002981" table:display="true" table:show-details="true"/>
                <table:data-pilot-member table:name="0,00002986" table:display="true" table:show-details="true"/>
                <table:data-pilot-member table:name="0,000029888" table:display="true" table:show-details="true"/>
                <table:data-pilot-member table:name="0,000029901" table:display="true" table:show-details="true"/>
                <table:data-pilot-member table:name="0,000029966" table:display="true" table:show-details="true"/>
                <table:data-pilot-member table:name="0,000030096" table:display="true" table:show-details="true"/>
                <table:data-pilot-member table:name="0,000030147" table:display="true" table:show-details="true"/>
                <table:data-pilot-member table:name="0,000030232" table:display="true" table:show-details="true"/>
                <table:data-pilot-member table:name="0,000030388" table:display="true" table:show-details="true"/>
                <table:data-pilot-member table:name="0,000030684" table:display="true" table:show-details="true"/>
                <table:data-pilot-member table:name="0,000030747" table:display="true" table:show-details="true"/>
                <table:data-pilot-member table:name="0,000031049" table:display="true" table:show-details="true"/>
                <table:data-pilot-member table:name="0,000031365" table:display="true" table:show-details="true"/>
                <table:data-pilot-member table:name="0,000031431" table:display="true" table:show-details="true"/>
                <table:data-pilot-member table:name="0,000031521" table:display="true" table:show-details="true"/>
                <table:data-pilot-member table:name="0,000031626" table:display="true" table:show-details="true"/>
                <table:data-pilot-member table:name="0,000031648" table:display="true" table:show-details="true"/>
                <table:data-pilot-member table:name="0,000031709" table:display="true" table:show-details="true"/>
                <table:data-pilot-member table:name="0,000031863" table:display="true" table:show-details="true"/>
                <table:data-pilot-member table:name="0,000032056" table:display="true" table:show-details="true"/>
                <table:data-pilot-member table:name="0,000032411" table:display="true" table:show-details="true"/>
                <table:data-pilot-member table:name="0,000033386" table:display="true" table:show-details="true"/>
                <table:data-pilot-member table:name="0,000033454" table:display="true" table:show-details="true"/>
                <table:data-pilot-member table:name="0,000033482" table:display="true" table:show-details="true"/>
                <table:data-pilot-member table:name="0,000033618" table:display="true" table:show-details="true"/>
                <table:data-pilot-member table:name="0,000033823" table:display="true" table:show-details="true"/>
                <table:data-pilot-member table:name="0,000033976" table:display="true" table:show-details="true"/>
                <table:data-pilot-member table:name="0,000034037" table:display="true" table:show-details="true"/>
                <table:data-pilot-member table:name="0,000034309" table:display="true" table:show-details="true"/>
                <table:data-pilot-member table:name="0,000035049" table:display="true" table:show-details="true"/>
                <table:data-pilot-member table:name="0,000035237" table:display="true" table:show-details="true"/>
                <table:data-pilot-member table:name="0,000035705" table:display="true" table:show-details="true"/>
                <table:data-pilot-member table:name="0,000036479" table:display="true" table:show-details="true"/>
                <table:data-pilot-member table:name="0,000036784" table:display="true" table:show-details="true"/>
                <table:data-pilot-member table:name="0,000038491" table:display="true" table:show-details="true"/>
                <table:data-pilot-member table:name="0,000038525" table:display="true" table:show-details="true"/>
                <table:data-pilot-member table:name="0,000038715" table:display="true" table:show-details="true"/>
                <table:data-pilot-member table:name="0,000039048" table:display="true" table:show-details="true"/>
                <table:data-pilot-member table:name="0,0000405" table:display="true" table:show-details="true"/>
                <table:data-pilot-member table:name="0,000047588" table:display="true" table:show-details="true"/>
                <table:data-pilot-member table:name="0,000048773" table:display="true" table:show-details="true"/>
                <table:data-pilot-member table:name="0,000049924" table:display="true" table:show-details="true"/>
                <table:data-pilot-member table:name="0,000056919" table:display="true" table:show-details="true"/>
                <table:data-pilot-member table:name="0,000057025" table:display="true" table:show-details="true"/>
                <table:data-pilot-member table:name="0,000057028" table:display="true" table:show-details="true"/>
                <table:data-pilot-member table:name="0,000057046" table:display="true" table:show-details="true"/>
                <table:data-pilot-member table:name="0,000057282" table:display="true" table:show-details="true"/>
                <table:data-pilot-member table:name="0,00005731" table:display="true" table:show-details="true"/>
                <table:data-pilot-member table:name="0,000057364" table:display="true" table:show-details="true"/>
                <table:data-pilot-member table:name="0,000057373" table:display="true" table:show-details="true"/>
                <table:data-pilot-member table:name="0,000057412" table:display="true" table:show-details="true"/>
                <table:data-pilot-member table:name="0,000057437" table:display="true" table:show-details="true"/>
                <table:data-pilot-member table:name="0,000057441" table:display="true" table:show-details="true"/>
                <table:data-pilot-member table:name="0,000057475" table:display="true" table:show-details="true"/>
                <table:data-pilot-member table:name="0,000057593" table:display="true" table:show-details="true"/>
                <table:data-pilot-member table:name="0,000057596" table:display="true" table:show-details="true"/>
                <table:data-pilot-member table:name="0,000057629" table:display="true" table:show-details="true"/>
                <table:data-pilot-member table:name="0,000057693" table:display="true" table:show-details="true"/>
                <table:data-pilot-member table:name="0,000057742" table:display="true" table:show-details="true"/>
                <table:data-pilot-member table:name="0,000057779" table:display="true" table:show-details="true"/>
                <table:data-pilot-member table:name="0,000057796" table:display="true" table:show-details="true"/>
                <table:data-pilot-member table:name="0,000057803" table:display="true" table:show-details="true"/>
                <table:data-pilot-member table:name="0,000057815" table:display="true" table:show-details="true"/>
                <table:data-pilot-member table:name="0,00005782" table:display="true" table:show-details="true"/>
                <table:data-pilot-member table:name="0,000057862" table:display="true" table:show-details="true"/>
                <table:data-pilot-member table:name="0,000057911" table:display="true" table:show-details="true"/>
                <table:data-pilot-member table:name="0,00005793" table:display="true" table:show-details="true"/>
                <table:data-pilot-member table:name="0,000058044" table:display="true" table:show-details="true"/>
                <table:data-pilot-member table:name="0,000058117" table:display="true" table:show-details="true"/>
                <table:data-pilot-member table:name="0,000058182" table:display="true" table:show-details="true"/>
                <table:data-pilot-member table:name="0,000058199" table:display="true" table:show-details="true"/>
                <table:data-pilot-member table:name="0,000058212" table:display="true" table:show-details="true"/>
                <table:data-pilot-member table:name="0,000058214" table:display="true" table:show-details="true"/>
                <table:data-pilot-member table:name="0,000058251" table:display="true" table:show-details="true"/>
                <table:data-pilot-member table:name="0,000058261" table:display="true" table:show-details="true"/>
                <table:data-pilot-member table:name="0,000058274" table:display="true" table:show-details="true"/>
                <table:data-pilot-member table:name="0,000058339" table:display="true" table:show-details="true"/>
                <table:data-pilot-member table:name="0,000058342" table:display="true" table:show-details="true"/>
                <table:data-pilot-member table:name="0,000058378" table:display="true" table:show-details="true"/>
                <table:data-pilot-member table:name="0,000058397" table:display="true" table:show-details="true"/>
                <table:data-pilot-member table:name="0,000058437" table:display="true" table:show-details="true"/>
                <table:data-pilot-member table:name="0,000058515" table:display="true" table:show-details="true"/>
                <table:data-pilot-member table:name="0,000058558" table:display="true" table:show-details="true"/>
                <table:data-pilot-member table:name="0,000058566" table:display="true" table:show-details="true"/>
                <table:data-pilot-member table:name="0,000058572" table:display="true" table:show-details="true"/>
                <table:data-pilot-member table:name="0,000058623" table:display="true" table:show-details="true"/>
                <table:data-pilot-member table:name="0,000058633" table:display="true" table:show-details="true"/>
                <table:data-pilot-member table:name="0,000058647" table:display="true" table:show-details="true"/>
                <table:data-pilot-member table:name="0,000058694" table:display="true" table:show-details="true"/>
                <table:data-pilot-member table:name="0,000058748" table:display="true" table:show-details="true"/>
                <table:data-pilot-member table:name="0,000058753" table:display="true" table:show-details="true"/>
                <table:data-pilot-member table:name="0,000058754" table:display="true" table:show-details="true"/>
                <table:data-pilot-member table:name="0,000058757" table:display="true" table:show-details="true"/>
                <table:data-pilot-member table:name="0,000058798" table:display="true" table:show-details="true"/>
                <table:data-pilot-member table:name="0,000058836" table:display="true" table:show-details="true"/>
                <table:data-pilot-member table:name="0,000058915" table:display="true" table:show-details="true"/>
                <table:data-pilot-member table:name="0,000058933" table:display="true" table:show-details="true"/>
                <table:data-pilot-member table:name="0,000059041" table:display="true" table:show-details="true"/>
                <table:data-pilot-member table:name="0,00005909" table:display="true" table:show-details="true"/>
                <table:data-pilot-member table:name="0,000059099" table:display="true" table:show-details="true"/>
                <table:data-pilot-member table:name="0,000059173" table:display="true" table:show-details="true"/>
                <table:data-pilot-member table:name="0,000059498" table:display="true" table:show-details="true"/>
                <table:data-pilot-member table:name="0,0000596" table:display="true" table:show-details="true"/>
                <table:data-pilot-member table:name="0,000059647" table:display="true" table:show-details="true"/>
                <table:data-pilot-member table:name="0,000059683" table:display="true" table:show-details="true"/>
                <table:data-pilot-member table:name="0,000059763" table:display="true" table:show-details="true"/>
                <table:data-pilot-member table:name="0,00005996" table:display="true" table:show-details="true"/>
                <table:data-pilot-member table:name="0,000060131" table:display="true" table:show-details="true"/>
                <table:data-pilot-member table:name="0,000060237" table:display="true" table:show-details="true"/>
                <table:data-pilot-member table:name="0,000060413" table:display="true" table:show-details="true"/>
                <table:data-pilot-member table:name="0,000060688" table:display="true" table:show-details="true"/>
                <table:data-pilot-member table:name="0,000060734" table:display="true" table:show-details="true"/>
                <table:data-pilot-member table:name="0,000060986" table:display="true" table:show-details="true"/>
                <table:data-pilot-member table:name="0,000061082" table:display="true" table:show-details="true"/>
                <table:data-pilot-member table:name="0,000061991" table:display="true" table:show-details="true"/>
                <table:data-pilot-member table:name="0,000062205" table:display="true" table:show-details="true"/>
                <table:data-pilot-member table:name="0,000062389" table:display="true" table:show-details="true"/>
                <table:data-pilot-member table:name="0,000062391" table:display="true" table:show-details="true"/>
                <table:data-pilot-member table:name="0,000062566" table:display="true" table:show-details="true"/>
                <table:data-pilot-member table:name="0,000062891" table:display="true" table:show-details="true"/>
                <table:data-pilot-member table:name="0,000063365" table:display="true" table:show-details="true"/>
                <table:data-pilot-member table:name="0,000063638" table:display="true" table:show-details="true"/>
                <table:data-pilot-member table:name="0,000063643" table:display="true" table:show-details="true"/>
                <table:data-pilot-member table:name="0,000063868" table:display="true" table:show-details="true"/>
                <table:data-pilot-member table:name="0,00006449" table:display="true" table:show-details="true"/>
                <table:data-pilot-member table:name="0,000064598" table:display="true" table:show-details="true"/>
                <table:data-pilot-member table:name="0,000064739" table:display="true" table:show-details="true"/>
                <table:data-pilot-member table:name="0,000064784" table:display="true" table:show-details="true"/>
                <table:data-pilot-member table:name="0,000066157" table:display="true" table:show-details="true"/>
                <table:data-pilot-member table:name="0,000067006" table:display="true" table:show-details="true"/>
                <table:data-pilot-member table:name="0,000067249" table:display="true" table:show-details="true"/>
                <table:data-pilot-member table:name="0,000067424" table:display="true" table:show-details="true"/>
                <table:data-pilot-member table:name="0,000067653" table:display="true" table:show-details="true"/>
                <table:data-pilot-member table:name="0,000070264" table:display="true" table:show-details="true"/>
                <table:data-pilot-member table:name="0,000071567" table:display="true" table:show-details="true"/>
                <table:data-pilot-member table:name="0,000072483" table:display="true" table:show-details="true"/>
                <table:data-pilot-member table:name="0,000073772" table:display="true" table:show-details="true"/>
                <table:data-pilot-member table:name="0,000076786" table:display="true" table:show-details="true"/>
                <table:data-pilot-member table:name="0,000077157" table:display="true" table:show-details="true"/>
                <table:data-pilot-member table:name="0,000077383" table:display="true" table:show-details="true"/>
                <table:data-pilot-member table:name="0,000077594" table:display="true" table:show-details="true"/>
                <table:data-pilot-member table:name="0,000077965" table:display="true" table:show-details="true"/>
                <table:data-pilot-member table:name="0,000078422" table:display="true" table:show-details="true"/>
                <table:data-pilot-member table:name="0,000078539" table:display="true" table:show-details="true"/>
                <table:data-pilot-member table:name="0,000079739" table:display="true" table:show-details="true"/>
                <table:data-pilot-member table:name="0,000082051" table:display="true" table:show-details="true"/>
                <table:data-pilot-member table:name="0,000083117" table:display="true" table:show-details="true"/>
                <table:data-pilot-member table:name="0,000087449" table:display="true" table:show-details="true"/>
                <table:data-pilot-member table:name="0,000099844" table:display="true" table:show-details="true"/>
                <table:data-pilot-member table:name="0,000114987" table:display="true" table:show-details="true"/>
                <table:data-pilot-member table:name="0,000115293" table:display="true" table:show-details="true"/>
                <table:data-pilot-member table:name="0,000115301" table:display="true" table:show-details="true"/>
                <table:data-pilot-member table:name="0,000115309" table:display="true" table:show-details="true"/>
                <table:data-pilot-member table:name="0,000115408" table:display="true" table:show-details="true"/>
                <table:data-pilot-member table:name="0,000115581" table:display="true" table:show-details="true"/>
                <table:data-pilot-member table:name="0,000115616" table:display="true" table:show-details="true"/>
                <table:data-pilot-member table:name="0,000115777" table:display="true" table:show-details="true"/>
                <table:data-pilot-member table:name="0,000115829" table:display="true" table:show-details="true"/>
                <table:data-pilot-member table:name="0,000115846" table:display="true" table:show-details="true"/>
                <table:data-pilot-member table:name="0,000115956" table:display="true" table:show-details="true"/>
                <table:data-pilot-member table:name="0,000115963" table:display="true" table:show-details="true"/>
                <table:data-pilot-member table:name="0,000115994" table:display="true" table:show-details="true"/>
                <table:data-pilot-member table:name="0,000116047" table:display="true" table:show-details="true"/>
                <table:data-pilot-member table:name="0,000116095" table:display="true" table:show-details="true"/>
                <table:data-pilot-member table:name="0,000116132" table:display="true" table:show-details="true"/>
                <table:data-pilot-member table:name="0,000116134" table:display="true" table:show-details="true"/>
                <table:data-pilot-member table:name="0,000116188" table:display="true" table:show-details="true"/>
                <table:data-pilot-member table:name="0,000116191" table:display="true" table:show-details="true"/>
                <table:data-pilot-member table:name="0,000116267" table:display="true" table:show-details="true"/>
                <table:data-pilot-member table:name="0,000116319" table:display="true" table:show-details="true"/>
                <table:data-pilot-member table:name="0,000116377" table:display="true" table:show-details="true"/>
                <table:data-pilot-member table:name="0,000116418" table:display="true" table:show-details="true"/>
                <table:data-pilot-member table:name="0,000116498" table:display="true" table:show-details="true"/>
                <table:data-pilot-member table:name="0,000116605" table:display="true" table:show-details="true"/>
                <table:data-pilot-member table:name="0,000116634" table:display="true" table:show-details="true"/>
                <table:data-pilot-member table:name="0,000116636" table:display="true" table:show-details="true"/>
                <table:data-pilot-member table:name="0,000116651" table:display="true" table:show-details="true"/>
                <table:data-pilot-member table:name="0,000116794" table:display="true" table:show-details="true"/>
                <table:data-pilot-member table:name="0,000116902" table:display="true" table:show-details="true"/>
                <table:data-pilot-member table:name="0,000116922" table:display="true" table:show-details="true"/>
                <table:data-pilot-member table:name="0,000116983" table:display="true" table:show-details="true"/>
                <table:data-pilot-member table:name="0,000116984" table:display="true" table:show-details="true"/>
                <table:data-pilot-member table:name="0,000117017" table:display="true" table:show-details="true"/>
                <table:data-pilot-member table:name="0,00011708" table:display="true" table:show-details="true"/>
                <table:data-pilot-member table:name="0,000117184" table:display="true" table:show-details="true"/>
                <table:data-pilot-member table:name="0,000117232" table:display="true" table:show-details="true"/>
                <table:data-pilot-member table:name="0,00011725" table:display="true" table:show-details="true"/>
                <table:data-pilot-member table:name="0,000117311" table:display="true" table:show-details="true"/>
                <table:data-pilot-member table:name="0,000117319" table:display="true" table:show-details="true"/>
                <table:data-pilot-member table:name="0,00011732" table:display="true" table:show-details="true"/>
                <table:data-pilot-member table:name="0,000117325" table:display="true" table:show-details="true"/>
                <table:data-pilot-member table:name="0,000117359" table:display="true" table:show-details="true"/>
                <table:data-pilot-member table:name="0,000117412" table:display="true" table:show-details="true"/>
                <table:data-pilot-member table:name="0,000117486" table:display="true" table:show-details="true"/>
                <table:data-pilot-member table:name="0,000117529" table:display="true" table:show-details="true"/>
                <table:data-pilot-member table:name="0,000117579" table:display="true" table:show-details="true"/>
                <table:data-pilot-member table:name="0,000117592" table:display="true" table:show-details="true"/>
                <table:data-pilot-member table:name="0,000117602" table:display="true" table:show-details="true"/>
                <table:data-pilot-member table:name="0,000117612" table:display="true" table:show-details="true"/>
                <table:data-pilot-member table:name="0,000117725" table:display="true" table:show-details="true"/>
                <table:data-pilot-member table:name="0,000117876" table:display="true" table:show-details="true"/>
                <table:data-pilot-member table:name="0,000117915" table:display="true" table:show-details="true"/>
                <table:data-pilot-member table:name="0,000118148" table:display="true" table:show-details="true"/>
                <table:data-pilot-member table:name="0,000118208" table:display="true" table:show-details="true"/>
                <table:data-pilot-member table:name="0,000118466" table:display="true" table:show-details="true"/>
                <table:data-pilot-member table:name="0,000118471" table:display="true" table:show-details="true"/>
                <table:data-pilot-member table:name="0,000118536" table:display="true" table:show-details="true"/>
                <table:data-pilot-member table:name="0,000118597" table:display="true" table:show-details="true"/>
                <table:data-pilot-member table:name="0,000118968" table:display="true" table:show-details="true"/>
                <table:data-pilot-member table:name="0,000119005" table:display="true" table:show-details="true"/>
                <table:data-pilot-member table:name="0,000119077" table:display="true" table:show-details="true"/>
                <table:data-pilot-member table:name="0,000119316" table:display="true" table:show-details="true"/>
                <table:data-pilot-member table:name="0,000119525" table:display="true" table:show-details="true"/>
                <table:data-pilot-member table:name="0,000120326" table:display="true" table:show-details="true"/>
                <table:data-pilot-member table:name="0,000120497" table:display="true" table:show-details="true"/>
                <table:data-pilot-member table:name="0,00012107" table:display="true" table:show-details="true"/>
                <table:data-pilot-member table:name="0,000122331" table:display="true" table:show-details="true"/>
                <table:data-pilot-member table:name="0,000122512" table:display="true" table:show-details="true"/>
                <table:data-pilot-member table:name="0,000122808" table:display="true" table:show-details="true"/>
                <table:data-pilot-member table:name="0,000123167" table:display="true" table:show-details="true"/>
                <table:data-pilot-member table:name="0,000125238" table:display="true" table:show-details="true"/>
                <table:data-pilot-member table:name="0,000125787" table:display="true" table:show-details="true"/>
                <table:data-pilot-member table:name="0,000128039" table:display="true" table:show-details="true"/>
                <table:data-pilot-member table:name="0,000128107" table:display="true" table:show-details="true"/>
                <table:data-pilot-member table:name="0,000128339" table:display="true" table:show-details="true"/>
                <table:data-pilot-member table:name="0,000128536" table:display="true" table:show-details="true"/>
                <table:data-pilot-member table:name="0,000128994" table:display="true" table:show-details="true"/>
                <table:data-pilot-member table:name="0,000130081" table:display="true" table:show-details="true"/>
                <table:data-pilot-member table:name="0,000131254" table:display="true" table:show-details="true"/>
                <table:data-pilot-member table:name="0,000132844" table:display="true" table:show-details="true"/>
                <table:data-pilot-member table:name="0,000133787" table:display="true" table:show-details="true"/>
                <table:data-pilot-member table:name="0,000134429" table:display="true" table:show-details="true"/>
                <table:data-pilot-member table:name="0,000134546" table:display="true" table:show-details="true"/>
                <table:data-pilot-member table:name="0,000137143" table:display="true" table:show-details="true"/>
                <table:data-pilot-member table:name="0,000137505" table:display="true" table:show-details="true"/>
                <table:data-pilot-member table:name="0,000137761" table:display="true" table:show-details="true"/>
                <table:data-pilot-member table:name="0,000139803" table:display="true" table:show-details="true"/>
                <table:data-pilot-member table:name="0,000140028" table:display="true" table:show-details="true"/>
                <table:data-pilot-member table:name="0,000141357" table:display="true" table:show-details="true"/>
                <table:data-pilot-member table:name="0,000141676" table:display="true" table:show-details="true"/>
                <table:data-pilot-member table:name="0,000143" table:display="true" table:show-details="true"/>
                <table:data-pilot-member table:name="0,000143583" table:display="true" table:show-details="true"/>
                <table:data-pilot-member table:name="0,000143824" table:display="true" table:show-details="true"/>
                <table:data-pilot-member table:name="0,00014388" table:display="true" table:show-details="true"/>
                <table:data-pilot-member table:name="0,000143903" table:display="true" table:show-details="true"/>
                <table:data-pilot-member table:name="0,000143926" table:display="true" table:show-details="true"/>
                <table:data-pilot-member table:name="0,000143963" table:display="true" table:show-details="true"/>
                <table:data-pilot-member table:name="0,000144115" table:display="true" table:show-details="true"/>
                <table:data-pilot-member table:name="0,000144204" table:display="true" table:show-details="true"/>
                <table:data-pilot-member table:name="0,000144216" table:display="true" table:show-details="true"/>
                <table:data-pilot-member table:name="0,000144241" table:display="true" table:show-details="true"/>
                <table:data-pilot-member table:name="0,000144329" table:display="true" table:show-details="true"/>
                <table:data-pilot-member table:name="0,000144365" table:display="true" table:show-details="true"/>
                <table:data-pilot-member table:name="0,000144516" table:display="true" table:show-details="true"/>
                <table:data-pilot-member table:name="0,000144521" table:display="true" table:show-details="true"/>
                <table:data-pilot-member table:name="0,000144564" table:display="true" table:show-details="true"/>
                <table:data-pilot-member table:name="0,000144844" table:display="true" table:show-details="true"/>
                <table:data-pilot-member table:name="0,00014487" table:display="true" table:show-details="true"/>
                <table:data-pilot-member table:name="0,00014496" table:display="true" table:show-details="true"/>
                <table:data-pilot-member table:name="0,000145053" table:display="true" table:show-details="true"/>
                <table:data-pilot-member table:name="0,000145089" table:display="true" table:show-details="true"/>
                <table:data-pilot-member table:name="0,000145106" table:display="true" table:show-details="true"/>
                <table:data-pilot-member table:name="0,000145154" table:display="true" table:show-details="true"/>
                <table:data-pilot-member table:name="0,000145278" table:display="true" table:show-details="true"/>
                <table:data-pilot-member table:name="0,000145339" table:display="true" table:show-details="true"/>
                <table:data-pilot-member table:name="0,000145373" table:display="true" table:show-details="true"/>
                <table:data-pilot-member table:name="0,000145396" table:display="true" table:show-details="true"/>
                <table:data-pilot-member table:name="0,000145405" table:display="true" table:show-details="true"/>
                <table:data-pilot-member table:name="0,000145422" table:display="true" table:show-details="true"/>
                <table:data-pilot-member table:name="0,000145449" table:display="true" table:show-details="true"/>
                <table:data-pilot-member table:name="0,000145527" table:display="true" table:show-details="true"/>
                <table:data-pilot-member table:name="0,000145539" table:display="true" table:show-details="true"/>
                <table:data-pilot-member table:name="0,000145611" table:display="true" table:show-details="true"/>
                <table:data-pilot-member table:name="0,000145654" table:display="true" table:show-details="true"/>
                <table:data-pilot-member table:name="0,000145698" table:display="true" table:show-details="true"/>
                <table:data-pilot-member table:name="0,000145743" table:display="true" table:show-details="true"/>
                <table:data-pilot-member table:name="0,000145857" table:display="true" table:show-details="true"/>
                <table:data-pilot-member table:name="0,000145902" table:display="true" table:show-details="true"/>
                <table:data-pilot-member table:name="0,00014592" table:display="true" table:show-details="true"/>
                <table:data-pilot-member table:name="0,000145968" table:display="true" table:show-details="true"/>
                <table:data-pilot-member table:name="0,000145974" table:display="true" table:show-details="true"/>
                <table:data-pilot-member table:name="0,000145998" table:display="true" table:show-details="true"/>
                <table:data-pilot-member table:name="0,00014601" table:display="true" table:show-details="true"/>
                <table:data-pilot-member table:name="0,000146106" table:display="true" table:show-details="true"/>
                <table:data-pilot-member table:name="0,000146155" table:display="true" table:show-details="true"/>
                <table:data-pilot-member table:name="0,000146205" table:display="true" table:show-details="true"/>
                <table:data-pilot-member table:name="0,000146317" table:display="true" table:show-details="true"/>
                <table:data-pilot-member table:name="0,00014632" table:display="true" table:show-details="true"/>
                <table:data-pilot-member table:name="0,000146373" table:display="true" table:show-details="true"/>
                <table:data-pilot-member table:name="0,000146374" table:display="true" table:show-details="true"/>
                <table:data-pilot-member table:name="0,000146399" table:display="true" table:show-details="true"/>
                <table:data-pilot-member table:name="0,000146405" table:display="true" table:show-details="true"/>
                <table:data-pilot-member table:name="0,000146463" table:display="true" table:show-details="true"/>
                <table:data-pilot-member table:name="0,00014648" table:display="true" table:show-details="true"/>
                <table:data-pilot-member table:name="0,000146568" table:display="true" table:show-details="true"/>
                <table:data-pilot-member table:name="0,000146609" table:display="true" table:show-details="true"/>
                <table:data-pilot-member table:name="0,000146616" table:display="true" table:show-details="true"/>
                <table:data-pilot-member table:name="0,000146685" table:display="true" table:show-details="true"/>
                <table:data-pilot-member table:name="0,000146778" table:display="true" table:show-details="true"/>
                <table:data-pilot-member table:name="0,000146801" table:display="true" table:show-details="true"/>
                <table:data-pilot-member table:name="0,000146803" table:display="true" table:show-details="true"/>
                <table:data-pilot-member table:name="0,000146854" table:display="true" table:show-details="true"/>
                <table:data-pilot-member table:name="0,000146888" table:display="true" table:show-details="true"/>
                <table:data-pilot-member table:name="0,000146938" table:display="true" table:show-details="true"/>
                <table:data-pilot-member table:name="0,000147034" table:display="true" table:show-details="true"/>
                <table:data-pilot-member table:name="0,000147046" table:display="true" table:show-details="true"/>
                <table:data-pilot-member table:name="0,000147079" table:display="true" table:show-details="true"/>
                <table:data-pilot-member table:name="0,000147122" table:display="true" table:show-details="true"/>
                <table:data-pilot-member table:name="0,000147178" table:display="true" table:show-details="true"/>
                <table:data-pilot-member table:name="0,000147222" table:display="true" table:show-details="true"/>
                <table:data-pilot-member table:name="0,00014728" table:display="true" table:show-details="true"/>
                <table:data-pilot-member table:name="0,000147343" table:display="true" table:show-details="true"/>
                <table:data-pilot-member table:name="0,000147411" table:display="true" table:show-details="true"/>
                <table:data-pilot-member table:name="0,000147507" table:display="true" table:show-details="true"/>
                <table:data-pilot-member table:name="0,000147517" table:display="true" table:show-details="true"/>
                <table:data-pilot-member table:name="0,000147616" table:display="true" table:show-details="true"/>
                <table:data-pilot-member table:name="0,0001477" table:display="true" table:show-details="true"/>
                <table:data-pilot-member table:name="0,00014776" table:display="true" table:show-details="true"/>
                <table:data-pilot-member table:name="0,000148151" table:display="true" table:show-details="true"/>
                <table:data-pilot-member table:name="0,000148345" table:display="true" table:show-details="true"/>
                <table:data-pilot-member table:name="0,000148383" table:display="true" table:show-details="true"/>
                <table:data-pilot-member table:name="0,000148629" table:display="true" table:show-details="true"/>
                <table:data-pilot-member table:name="0,000148942" table:display="true" table:show-details="true"/>
                <table:data-pilot-member table:name="0,000148989" table:display="true" table:show-details="true"/>
                <table:data-pilot-member table:name="0,000149361" table:display="true" table:show-details="true"/>
                <table:data-pilot-member table:name="0,000149395" table:display="true" table:show-details="true"/>
                <table:data-pilot-member table:name="0,000151293" table:display="true" table:show-details="true"/>
                <table:data-pilot-member table:name="0,000152713" table:display="true" table:show-details="true"/>
                <table:data-pilot-member table:name="0,00015321" table:display="true" table:show-details="true"/>
                <table:data-pilot-member table:name="0,000153842" table:display="true" table:show-details="true"/>
                <table:data-pilot-member table:name="0,000155969" table:display="true" table:show-details="true"/>
                <table:data-pilot-member table:name="0,000157643" table:display="true" table:show-details="true"/>
                <table:data-pilot-member table:name="0,000157955" table:display="true" table:show-details="true"/>
                <table:data-pilot-member table:name="0,000159893" table:display="true" table:show-details="true"/>
                <table:data-pilot-member table:name="0,000161049" table:display="true" table:show-details="true"/>
                <table:data-pilot-member table:name="0,000162564" table:display="true" table:show-details="true"/>
                <table:data-pilot-member table:name="0,000162744" table:display="true" table:show-details="true"/>
                <table:data-pilot-member table:name="0,000163957" table:display="true" table:show-details="true"/>
                <table:data-pilot-member table:name="0,00016791" table:display="true" table:show-details="true"/>
                <table:data-pilot-member table:name="0,000171075" table:display="true" table:show-details="true"/>
                <table:data-pilot-member table:name="0,000171182" table:display="true" table:show-details="true"/>
                <table:data-pilot-member table:name="0,000171491" table:display="true" table:show-details="true"/>
                <table:data-pilot-member table:name="0,000171592" table:display="true" table:show-details="true"/>
                <table:data-pilot-member table:name="0,000172043" table:display="true" table:show-details="true"/>
                <table:data-pilot-member table:name="0,000172145" table:display="true" table:show-details="true"/>
                <table:data-pilot-member table:name="0,000172472" table:display="true" table:show-details="true"/>
                <table:data-pilot-member table:name="0,000172595" table:display="true" table:show-details="true"/>
                <table:data-pilot-member table:name="0,000172608" table:display="true" table:show-details="true"/>
                <table:data-pilot-member table:name="0,000172621" table:display="true" table:show-details="true"/>
                <table:data-pilot-member table:name="0,000172651" table:display="true" table:show-details="true"/>
                <table:data-pilot-member table:name="0,000172667" table:display="true" table:show-details="true"/>
                <table:data-pilot-member table:name="0,00017288" table:display="true" table:show-details="true"/>
                <table:data-pilot-member table:name="0,000173025" table:display="true" table:show-details="true"/>
                <table:data-pilot-member table:name="0,000173353" table:display="true" table:show-details="true"/>
                <table:data-pilot-member table:name="0,000173368" table:display="true" table:show-details="true"/>
                <table:data-pilot-member table:name="0,000173418" table:display="true" table:show-details="true"/>
                <table:data-pilot-member table:name="0,000173459" table:display="true" table:show-details="true"/>
                <table:data-pilot-member table:name="0,000173597" table:display="true" table:show-details="true"/>
                <table:data-pilot-member table:name="0,00017361" table:display="true" table:show-details="true"/>
                <table:data-pilot-member table:name="0,000173635" table:display="true" table:show-details="true"/>
                <table:data-pilot-member table:name="0,000173639" table:display="true" table:show-details="true"/>
                <table:data-pilot-member table:name="0,000173711" table:display="true" table:show-details="true"/>
                <table:data-pilot-member table:name="0,000173713" table:display="true" table:show-details="true"/>
                <table:data-pilot-member table:name="0,000173732" table:display="true" table:show-details="true"/>
                <table:data-pilot-member table:name="0,000173987" table:display="true" table:show-details="true"/>
                <table:data-pilot-member table:name="0,000174014" table:display="true" table:show-details="true"/>
                <table:data-pilot-member table:name="0,000174139" table:display="true" table:show-details="true"/>
                <table:data-pilot-member table:name="0,000174143" table:display="true" table:show-details="true"/>
                <table:data-pilot-member table:name="0,000174149" table:display="true" table:show-details="true"/>
                <table:data-pilot-member table:name="0,000174169" table:display="true" table:show-details="true"/>
                <table:data-pilot-member table:name="0,000174211" table:display="true" table:show-details="true"/>
                <table:data-pilot-member table:name="0,000174215" table:display="true" table:show-details="true"/>
                <table:data-pilot-member table:name="0,000174244" table:display="true" table:show-details="true"/>
                <table:data-pilot-member table:name="0,000174251" table:display="true" table:show-details="true"/>
                <table:data-pilot-member table:name="0,000174254" table:display="true" table:show-details="true"/>
                <table:data-pilot-member table:name="0,000174366" table:display="true" table:show-details="true"/>
                <table:data-pilot-member table:name="0,000174383" table:display="true" table:show-details="true"/>
                <table:data-pilot-member table:name="0,000174499" table:display="true" table:show-details="true"/>
                <table:data-pilot-member table:name="0,000174526" table:display="true" table:show-details="true"/>
                <table:data-pilot-member table:name="0,00017472" table:display="true" table:show-details="true"/>
                <table:data-pilot-member table:name="0,000174788" table:display="true" table:show-details="true"/>
                <table:data-pilot-member table:name="0,000174827" table:display="true" table:show-details="true"/>
                <table:data-pilot-member table:name="0,000174857" table:display="true" table:show-details="true"/>
                <table:data-pilot-member table:name="0,000174874" table:display="true" table:show-details="true"/>
                <table:data-pilot-member table:name="0,000174957" table:display="true" table:show-details="true"/>
                <table:data-pilot-member table:name="0,000174979" table:display="true" table:show-details="true"/>
                <table:data-pilot-member table:name="0,000175013" table:display="true" table:show-details="true"/>
                <table:data-pilot-member table:name="0,000175055" table:display="true" table:show-details="true"/>
                <table:data-pilot-member table:name="0,000175157" table:display="true" table:show-details="true"/>
                <table:data-pilot-member table:name="0,000175168" table:display="true" table:show-details="true"/>
                <table:data-pilot-member table:name="0,000175176" table:display="true" table:show-details="true"/>
                <table:data-pilot-member table:name="0,000175321" table:display="true" table:show-details="true"/>
                <table:data-pilot-member table:name="0,000175415" table:display="true" table:show-details="true"/>
                <table:data-pilot-member table:name="0,000175453" table:display="true" table:show-details="true"/>
                <table:data-pilot-member table:name="0,000175488" table:display="true" table:show-details="true"/>
                <table:data-pilot-member table:name="0,000175517" table:display="true" table:show-details="true"/>
                <table:data-pilot-member table:name="0,000175603" table:display="true" table:show-details="true"/>
                <table:data-pilot-member table:name="0,000175764" table:display="true" table:show-details="true"/>
                <table:data-pilot-member table:name="0,0001758" table:display="true" table:show-details="true"/>
                <table:data-pilot-member table:name="0,000175814" table:display="true" table:show-details="true"/>
                <table:data-pilot-member table:name="0,000175922" table:display="true" table:show-details="true"/>
                <table:data-pilot-member table:name="0,000176002" table:display="true" table:show-details="true"/>
                <table:data-pilot-member table:name="0,000176024" table:display="true" table:show-details="true"/>
                <table:data-pilot-member table:name="0,00017603" table:display="true" table:show-details="true"/>
                <table:data-pilot-member table:name="0,00017605" table:display="true" table:show-details="true"/>
                <table:data-pilot-member table:name="0,000176101" table:display="true" table:show-details="true"/>
                <table:data-pilot-member table:name="0,000176121" table:display="true" table:show-details="true"/>
                <table:data-pilot-member table:name="0,000176422" table:display="true" table:show-details="true"/>
                <table:data-pilot-member table:name="0,000176444" table:display="true" table:show-details="true"/>
                <table:data-pilot-member table:name="0,000176482" table:display="true" table:show-details="true"/>
                <table:data-pilot-member table:name="0,000176574" table:display="true" table:show-details="true"/>
                <table:data-pilot-member table:name="0,000176654" table:display="true" table:show-details="true"/>
                <table:data-pilot-member table:name="0,000176749" table:display="true" table:show-details="true"/>
                <table:data-pilot-member table:name="0,0001768" table:display="true" table:show-details="true"/>
                <table:data-pilot-member table:name="0,000177071" table:display="true" table:show-details="true"/>
                <table:data-pilot-member table:name="0,000177932" table:display="true" table:show-details="true"/>
                <table:data-pilot-member table:name="0,000178173" table:display="true" table:show-details="true"/>
                <table:data-pilot-member table:name="0,00017846" table:display="true" table:show-details="true"/>
                <table:data-pilot-member table:name="0,000179197" table:display="true" table:show-details="true"/>
                <table:data-pilot-member table:name="0,000179305" table:display="true" table:show-details="true"/>
                <table:data-pilot-member table:name="0,000179662" table:display="true" table:show-details="true"/>
                <table:data-pilot-member table:name="0,000179735" table:display="true" table:show-details="true"/>
                <table:data-pilot-member table:name="0,000180348" table:display="true" table:show-details="true"/>
                <table:data-pilot-member table:name="0,00018041" table:display="true" table:show-details="true"/>
                <table:data-pilot-member table:name="0,00018068" table:display="true" table:show-details="true"/>
                <table:data-pilot-member table:name="0,000180687" table:display="true" table:show-details="true"/>
                <table:data-pilot-member table:name="0,000180769" table:display="true" table:show-details="true"/>
                <table:data-pilot-member table:name="0,000180805" table:display="true" table:show-details="true"/>
                <table:data-pilot-member table:name="0,000180927" table:display="true" table:show-details="true"/>
                <table:data-pilot-member table:name="0,000180975" table:display="true" table:show-details="true"/>
                <table:data-pilot-member table:name="0,000180998" table:display="true" table:show-details="true"/>
                <table:data-pilot-member table:name="0,000181117" table:display="true" table:show-details="true"/>
                <table:data-pilot-member table:name="0,000181144" table:display="true" table:show-details="true"/>
                <table:data-pilot-member table:name="0,000181324" table:display="true" table:show-details="true"/>
                <table:data-pilot-member table:name="0,000181531" table:display="true" table:show-details="true"/>
                <table:data-pilot-member table:name="0,000181875" table:display="true" table:show-details="true"/>
                <table:data-pilot-member table:name="0,000181943" table:display="true" table:show-details="true"/>
                <table:data-pilot-member table:name="0,000182268" table:display="true" table:show-details="true"/>
                <table:data-pilot-member table:name="0,000182406" table:display="true" table:show-details="true"/>
                <table:data-pilot-member table:name="0,00018243" table:display="true" table:show-details="true"/>
                <table:data-pilot-member table:name="0,000182454" table:display="true" table:show-details="true"/>
                <table:data-pilot-member table:name="0,000182516" table:display="true" table:show-details="true"/>
                <table:data-pilot-member table:name="0,000182602" table:display="true" table:show-details="true"/>
                <table:data-pilot-member table:name="0,000183086" table:display="true" table:show-details="true"/>
                <table:data-pilot-member table:name="0,000183306" table:display="true" table:show-details="true"/>
                <table:data-pilot-member table:name="0,000183394" table:display="true" table:show-details="true"/>
                <table:data-pilot-member table:name="0,000184082" table:display="true" table:show-details="true"/>
                <table:data-pilot-member table:name="0,000184202" table:display="true" table:show-details="true"/>
                <table:data-pilot-member table:name="0,000184303" table:display="true" table:show-details="true"/>
                <table:data-pilot-member table:name="0,000184329" table:display="true" table:show-details="true"/>
                <table:data-pilot-member table:name="0,000184419" table:display="true" table:show-details="true"/>
                <table:data-pilot-member table:name="0,000184429" table:display="true" table:show-details="true"/>
                <table:data-pilot-member table:name="0,00018457" table:display="true" table:show-details="true"/>
                <table:data-pilot-member table:name="0,000184729" table:display="true" table:show-details="true"/>
                <table:data-pilot-member table:name="0,000184809" table:display="true" table:show-details="true"/>
                <table:data-pilot-member table:name="0,000184812" table:display="true" table:show-details="true"/>
                <table:data-pilot-member table:name="0,000184985" table:display="true" table:show-details="true"/>
                <table:data-pilot-member table:name="0,000185153" table:display="true" table:show-details="true"/>
                <table:data-pilot-member table:name="0,000185376" table:display="true" table:show-details="true"/>
                <table:data-pilot-member table:name="0,000185795" table:display="true" table:show-details="true"/>
                <table:data-pilot-member table:name="0,000186202" table:display="true" table:show-details="true"/>
                <table:data-pilot-member table:name="0,000186216" table:display="true" table:show-details="true"/>
                <table:data-pilot-member table:name="0,000186318" table:display="true" table:show-details="true"/>
                <table:data-pilot-member table:name="0,000186377" table:display="true" table:show-details="true"/>
                <table:data-pilot-member table:name="0,000186379" table:display="true" table:show-details="true"/>
                <table:data-pilot-member table:name="0,000186387" table:display="true" table:show-details="true"/>
                <table:data-pilot-member table:name="0,000186395" table:display="true" table:show-details="true"/>
                <table:data-pilot-member table:name="0,000186461" table:display="true" table:show-details="true"/>
                <table:data-pilot-member table:name="0,000186587" table:display="true" table:show-details="true"/>
                <table:data-pilot-member table:name="0,000186842" table:display="true" table:show-details="true"/>
                <table:data-pilot-member table:name="0,00018698" table:display="true" table:show-details="true"/>
                <table:data-pilot-member table:name="0,000187111" table:display="true" table:show-details="true"/>
                <table:data-pilot-member table:name="0,000187573" table:display="true" table:show-details="true"/>
                <table:data-pilot-member table:name="0,00018777" table:display="true" table:show-details="true"/>
                <table:data-pilot-member table:name="0,000187898" table:display="true" table:show-details="true"/>
                <table:data-pilot-member table:name="0,000188087" table:display="true" table:show-details="true"/>
                <table:data-pilot-member table:name="0,000188108" table:display="true" table:show-details="true"/>
                <table:data-pilot-member table:name="0,000188122" table:display="true" table:show-details="true"/>
                <table:data-pilot-member table:name="0,000188396" table:display="true" table:show-details="true"/>
                <table:data-pilot-member table:name="0,000188448" table:display="true" table:show-details="true"/>
                <table:data-pilot-member table:name="0,000188506" table:display="true" table:show-details="true"/>
                <table:data-pilot-member table:name="0,000188648" table:display="true" table:show-details="true"/>
                <table:data-pilot-member table:name="0,000188652" table:display="true" table:show-details="true"/>
                <table:data-pilot-member table:name="0,000188657" table:display="true" table:show-details="true"/>
                <table:data-pilot-member table:name="0,000188678" table:display="true" table:show-details="true"/>
                <table:data-pilot-member table:name="0,000189139" table:display="true" table:show-details="true"/>
                <table:data-pilot-member table:name="0,000189778" table:display="true" table:show-details="true"/>
                <table:data-pilot-member table:name="0,000190028" table:display="true" table:show-details="true"/>
                <table:data-pilot-member table:name="0,00019184" table:display="true" table:show-details="true"/>
                <table:data-pilot-member table:name="0,000192514" table:display="true" table:show-details="true"/>
                <table:data-pilot-member table:name="0,000193072" table:display="true" table:show-details="true"/>
                <table:data-pilot-member table:name="0,000193132" table:display="true" table:show-details="true"/>
                <table:data-pilot-member table:name="0,000193148" table:display="true" table:show-details="true"/>
                <table:data-pilot-member table:name="0,000193182" table:display="true" table:show-details="true"/>
                <table:data-pilot-member table:name="0,000194325" table:display="true" table:show-details="true"/>
                <table:data-pilot-member table:name="0,00019477" table:display="true" table:show-details="true"/>
                <table:data-pilot-member table:name="0,000194925" table:display="true" table:show-details="true"/>
                <table:data-pilot-member table:name="0,000194934" table:display="true" table:show-details="true"/>
                <table:data-pilot-member table:name="0,00019529" table:display="true" table:show-details="true"/>
                <table:data-pilot-member table:name="0,00019566" table:display="true" table:show-details="true"/>
                <table:data-pilot-member table:name="0,000196377" table:display="true" table:show-details="true"/>
                <table:data-pilot-member table:name="0,000196566" table:display="true" table:show-details="true"/>
                <table:data-pilot-member table:name="0,000196988" table:display="true" table:show-details="true"/>
                <table:data-pilot-member table:name="0,000197627" table:display="true" table:show-details="true"/>
                <table:data-pilot-member table:name="0,000198975" table:display="true" table:show-details="true"/>
                <table:data-pilot-member table:name="0,000199219" table:display="true" table:show-details="true"/>
                <table:data-pilot-member table:name="0,000199335" table:display="true" table:show-details="true"/>
                <table:data-pilot-member table:name="0,000199341" table:display="true" table:show-details="true"/>
                <table:data-pilot-member table:name="0,000200007" table:display="true" table:show-details="true"/>
                <table:data-pilot-member table:name="0,000200093" table:display="true" table:show-details="true"/>
                <table:data-pilot-member table:name="0,000200122" table:display="true" table:show-details="true"/>
                <table:data-pilot-member table:name="0,000200699" table:display="true" table:show-details="true"/>
                <table:data-pilot-member table:name="0,000200872" table:display="true" table:show-details="true"/>
                <table:data-pilot-member table:name="0,000200991" table:display="true" table:show-details="true"/>
                <table:data-pilot-member table:name="0,000201314" table:display="true" table:show-details="true"/>
                <table:data-pilot-member table:name="0,000201469" table:display="true" table:show-details="true"/>
                <table:data-pilot-member table:name="0,000201881" table:display="true" table:show-details="true"/>
                <table:data-pilot-member table:name="0,000201899" table:display="true" table:show-details="true"/>
                <table:data-pilot-member table:name="0,000201962" table:display="true" table:show-details="true"/>
                <table:data-pilot-member table:name="0,000202112" table:display="true" table:show-details="true"/>
                <table:data-pilot-member table:name="0,000202349" table:display="true" table:show-details="true"/>
                <table:data-pilot-member table:name="0,000202411" table:display="true" table:show-details="true"/>
                <table:data-pilot-member table:name="0,000202419" table:display="true" table:show-details="true"/>
                <table:data-pilot-member table:name="0,000202475" table:display="true" table:show-details="true"/>
                <table:data-pilot-member table:name="0,00020257" table:display="true" table:show-details="true"/>
                <table:data-pilot-member table:name="0,000202581" table:display="true" table:show-details="true"/>
                <table:data-pilot-member table:name="0,000202641" table:display="true" table:show-details="true"/>
                <table:data-pilot-member table:name="0,000202695" table:display="true" table:show-details="true"/>
                <table:data-pilot-member table:name="0,000202738" table:display="true" table:show-details="true"/>
                <table:data-pilot-member table:name="0,000202798" table:display="true" table:show-details="true"/>
                <table:data-pilot-member table:name="0,0002028" table:display="true" table:show-details="true"/>
                <table:data-pilot-member table:name="0,000202871" table:display="true" table:show-details="true"/>
                <table:data-pilot-member table:name="0,000202909" table:display="true" table:show-details="true"/>
                <table:data-pilot-member table:name="0,000202924" table:display="true" table:show-details="true"/>
                <table:data-pilot-member table:name="0,000203176" table:display="true" table:show-details="true"/>
                <table:data-pilot-member table:name="0,000203177" table:display="true" table:show-details="true"/>
                <table:data-pilot-member table:name="0,000203237" table:display="true" table:show-details="true"/>
                <table:data-pilot-member table:name="0,00020328" table:display="true" table:show-details="true"/>
                <table:data-pilot-member table:name="0,000203294" table:display="true" table:show-details="true"/>
                <table:data-pilot-member table:name="0,000203338" table:display="true" table:show-details="true"/>
                <table:data-pilot-member table:name="0,000203458" table:display="true" table:show-details="true"/>
                <table:data-pilot-member table:name="0,000203479" table:display="true" table:show-details="true"/>
                <table:data-pilot-member table:name="0,000203571" table:display="true" table:show-details="true"/>
                <table:data-pilot-member table:name="0,000203582" table:display="true" table:show-details="true"/>
                <table:data-pilot-member table:name="0,000203599" table:display="true" table:show-details="true"/>
                <table:data-pilot-member table:name="0,000203614" table:display="true" table:show-details="true"/>
                <table:data-pilot-member table:name="0,000203706" table:display="true" table:show-details="true"/>
                <table:data-pilot-member table:name="0,000203741" table:display="true" table:show-details="true"/>
                <table:data-pilot-member table:name="0,000203818" table:display="true" table:show-details="true"/>
                <table:data-pilot-member table:name="0,000203819" table:display="true" table:show-details="true"/>
                <table:data-pilot-member table:name="0,000203852" table:display="true" table:show-details="true"/>
                <table:data-pilot-member table:name="0,000203866" table:display="true" table:show-details="true"/>
                <table:data-pilot-member table:name="0,000204001" table:display="true" table:show-details="true"/>
                <table:data-pilot-member table:name="0,00020407" table:display="true" table:show-details="true"/>
                <table:data-pilot-member table:name="0,000204109" table:display="true" table:show-details="true"/>
                <table:data-pilot-member table:name="0,000204143" table:display="true" table:show-details="true"/>
                <table:data-pilot-member table:name="0,000204154" table:display="true" table:show-details="true"/>
                <table:data-pilot-member table:name="0,000204223" table:display="true" table:show-details="true"/>
                <table:data-pilot-member table:name="0,000204238" table:display="true" table:show-details="true"/>
                <table:data-pilot-member table:name="0,000204244" table:display="true" table:show-details="true"/>
                <table:data-pilot-member table:name="0,000204279" table:display="true" table:show-details="true"/>
                <table:data-pilot-member table:name="0,000204334" table:display="true" table:show-details="true"/>
                <table:data-pilot-member table:name="0,000204341" table:display="true" table:show-details="true"/>
                <table:data-pilot-member table:name="0,000204401" table:display="true" table:show-details="true"/>
                <table:data-pilot-member table:name="0,000204485" table:display="true" table:show-details="true"/>
                <table:data-pilot-member table:name="0,000204614" table:display="true" table:show-details="true"/>
                <table:data-pilot-member table:name="0,000204664" table:display="true" table:show-details="true"/>
                <table:data-pilot-member table:name="0,000204777" table:display="true" table:show-details="true"/>
                <table:data-pilot-member table:name="0,0002048" table:display="true" table:show-details="true"/>
                <table:data-pilot-member table:name="0,00020483" table:display="true" table:show-details="true"/>
                <table:data-pilot-member table:name="0,000204834" table:display="true" table:show-details="true"/>
                <table:data-pilot-member table:name="0,000204931" table:display="true" table:show-details="true"/>
                <table:data-pilot-member table:name="0,000205048" table:display="true" table:show-details="true"/>
                <table:data-pilot-member table:name="0,00020512" table:display="true" table:show-details="true"/>
                <table:data-pilot-member table:name="0,000205171" table:display="true" table:show-details="true"/>
                <table:data-pilot-member table:name="0,000205215" table:display="true" table:show-details="true"/>
                <table:data-pilot-member table:name="0,000205243" table:display="true" table:show-details="true"/>
                <table:data-pilot-member table:name="0,000205266" table:display="true" table:show-details="true"/>
                <table:data-pilot-member table:name="0,000205354" table:display="true" table:show-details="true"/>
                <table:data-pilot-member table:name="0,000205458" table:display="true" table:show-details="true"/>
                <table:data-pilot-member table:name="0,000205556" table:display="true" table:show-details="true"/>
                <table:data-pilot-member table:name="0,000205575" table:display="true" table:show-details="true"/>
                <table:data-pilot-member table:name="0,000205612" table:display="true" table:show-details="true"/>
                <table:data-pilot-member table:name="0,000205732" table:display="true" table:show-details="true"/>
                <table:data-pilot-member table:name="0,000205772" table:display="true" table:show-details="true"/>
                <table:data-pilot-member table:name="0,000205837" table:display="true" table:show-details="true"/>
                <table:data-pilot-member table:name="0,000205838" table:display="true" table:show-details="true"/>
                <table:data-pilot-member table:name="0,000206005" table:display="true" table:show-details="true"/>
                <table:data-pilot-member table:name="0,000206007" table:display="true" table:show-details="true"/>
                <table:data-pilot-member table:name="0,000206124" table:display="true" table:show-details="true"/>
                <table:data-pilot-member table:name="0,00020619" table:display="true" table:show-details="true"/>
                <table:data-pilot-member table:name="0,000206208" table:display="true" table:show-details="true"/>
                <table:data-pilot-member table:name="0,000206217" table:display="true" table:show-details="true"/>
                <table:data-pilot-member table:name="0,000206309" table:display="true" table:show-details="true"/>
                <table:data-pilot-member table:name="0,000206451" table:display="true" table:show-details="true"/>
                <table:data-pilot-member table:name="0,000206476" table:display="true" table:show-details="true"/>
                <table:data-pilot-member table:name="0,000206484" table:display="true" table:show-details="true"/>
                <table:data-pilot-member table:name="0,000206497" table:display="true" table:show-details="true"/>
                <table:data-pilot-member table:name="0,000206498" table:display="true" table:show-details="true"/>
                <table:data-pilot-member table:name="0,00020654" table:display="true" table:show-details="true"/>
                <table:data-pilot-member table:name="0,000206642" table:display="true" table:show-details="true"/>
                <table:data-pilot-member table:name="0,000206653" table:display="true" table:show-details="true"/>
                <table:data-pilot-member table:name="0,000206717" table:display="true" table:show-details="true"/>
                <table:data-pilot-member table:name="0,000206914" table:display="true" table:show-details="true"/>
                <table:data-pilot-member table:name="0,000206967" table:display="true" table:show-details="true"/>
                <table:data-pilot-member table:name="0,000206983" table:display="true" table:show-details="true"/>
                <table:data-pilot-member table:name="0,000207217" table:display="true" table:show-details="true"/>
                <table:data-pilot-member table:name="0,000207225" table:display="true" table:show-details="true"/>
                <table:data-pilot-member table:name="0,000207333" table:display="true" table:show-details="true"/>
                <table:data-pilot-member table:name="0,000207386" table:display="true" table:show-details="true"/>
                <table:data-pilot-member table:name="0,00020743" table:display="true" table:show-details="true"/>
                <table:data-pilot-member table:name="0,000207498" table:display="true" table:show-details="true"/>
                <table:data-pilot-member table:name="0,00020755" table:display="true" table:show-details="true"/>
                <table:data-pilot-member table:name="0,000207572" table:display="true" table:show-details="true"/>
                <table:data-pilot-member table:name="0,000207664" table:display="true" table:show-details="true"/>
                <table:data-pilot-member table:name="0,00020788" table:display="true" table:show-details="true"/>
                <table:data-pilot-member table:name="0,000207889" table:display="true" table:show-details="true"/>
                <table:data-pilot-member table:name="0,000208441" table:display="true" table:show-details="true"/>
                <table:data-pilot-member table:name="0,000208457" table:display="true" table:show-details="true"/>
                <table:data-pilot-member table:name="0,000208459" table:display="true" table:show-details="true"/>
                <table:data-pilot-member table:name="0,000208737" table:display="true" table:show-details="true"/>
                <table:data-pilot-member table:name="0,000208776" table:display="true" table:show-details="true"/>
                <table:data-pilot-member table:name="0,000209237" table:display="true" table:show-details="true"/>
                <table:data-pilot-member table:name="0,00020937" table:display="true" table:show-details="true"/>
                <table:data-pilot-member table:name="0,000209571" table:display="true" table:show-details="true"/>
                <table:data-pilot-member table:name="0,000209576" table:display="true" table:show-details="true"/>
                <table:data-pilot-member table:name="0,000209584" table:display="true" table:show-details="true"/>
                <table:data-pilot-member table:name="0,000210249" table:display="true" table:show-details="true"/>
                <table:data-pilot-member table:name="0,000210283" table:display="true" table:show-details="true"/>
                <table:data-pilot-member table:name="0,000210381" table:display="true" table:show-details="true"/>
                <table:data-pilot-member table:name="0,000210446" table:display="true" table:show-details="true"/>
                <table:data-pilot-member table:name="0,000210546" table:display="true" table:show-details="true"/>
                <table:data-pilot-member table:name="0,000210725" table:display="true" table:show-details="true"/>
                <table:data-pilot-member table:name="0,000210918" table:display="true" table:show-details="true"/>
                <table:data-pilot-member table:name="0,000211178" table:display="true" table:show-details="true"/>
                <table:data-pilot-member table:name="0,000211535" table:display="true" table:show-details="true"/>
                <table:data-pilot-member table:name="0,000212729" table:display="true" table:show-details="true"/>
                <table:data-pilot-member table:name="0,00021356" table:display="true" table:show-details="true"/>
                <table:data-pilot-member table:name="0,000213684" table:display="true" table:show-details="true"/>
                <table:data-pilot-member table:name="0,000213698" table:display="true" table:show-details="true"/>
                <table:data-pilot-member table:name="0,000214673" table:display="true" table:show-details="true"/>
                <table:data-pilot-member table:name="0,000215937" table:display="true" table:show-details="true"/>
                <table:data-pilot-member table:name="0,000216659" table:display="true" table:show-details="true"/>
                <table:data-pilot-member table:name="0,00021697" table:display="true" table:show-details="true"/>
                <table:data-pilot-member table:name="0,000217157" table:display="true" table:show-details="true"/>
                <table:data-pilot-member table:name="0,000217174" table:display="true" table:show-details="true"/>
                <table:data-pilot-member table:name="0,000219682" table:display="true" table:show-details="true"/>
                <table:data-pilot-member table:name="0,00021973" table:display="true" table:show-details="true"/>
                <table:data-pilot-member table:name="0,000221638" table:display="true" table:show-details="true"/>
                <table:data-pilot-member table:name="0,00022185" table:display="true" table:show-details="true"/>
                <table:data-pilot-member table:name="0,000222374" table:display="true" table:show-details="true"/>
                <table:data-pilot-member table:name="0,000222399" table:display="true" table:show-details="true"/>
                <table:data-pilot-member table:name="0,000222932" table:display="true" table:show-details="true"/>
                <table:data-pilot-member table:name="0,000223058" table:display="true" table:show-details="true"/>
                <table:data-pilot-member table:name="0,000223122" table:display="true" table:show-details="true"/>
                <table:data-pilot-member table:name="0,0002236" table:display="true" table:show-details="true"/>
                <table:data-pilot-member table:name="0,000224224" table:display="true" table:show-details="true"/>
                <table:data-pilot-member table:name="0,000225091" table:display="true" table:show-details="true"/>
                <table:data-pilot-member table:name="0,000225476" table:display="true" table:show-details="true"/>
                <table:data-pilot-member table:name="0,00022677" table:display="true" table:show-details="true"/>
                <table:data-pilot-member table:name="0,000227055" table:display="true" table:show-details="true"/>
                <table:data-pilot-member table:name="0,000227509" table:display="true" table:show-details="true"/>
                <table:data-pilot-member table:name="0,000227728" table:display="true" table:show-details="true"/>
                <table:data-pilot-member table:name="0,000228062" table:display="true" table:show-details="true"/>
                <table:data-pilot-member table:name="0,00022815" table:display="true" table:show-details="true"/>
                <table:data-pilot-member table:name="0,000228217" table:display="true" table:show-details="true"/>
                <table:data-pilot-member table:name="0,000228559" table:display="true" table:show-details="true"/>
                <table:data-pilot-member table:name="0,000228673" table:display="true" table:show-details="true"/>
                <table:data-pilot-member table:name="0,000228832" table:display="true" table:show-details="true"/>
                <table:data-pilot-member table:name="0,000228851" table:display="true" table:show-details="true"/>
                <table:data-pilot-member table:name="0,000228898" table:display="true" table:show-details="true"/>
                <table:data-pilot-member table:name="0,000229061" table:display="true" table:show-details="true"/>
                <table:data-pilot-member table:name="0,000229176" table:display="true" table:show-details="true"/>
                <table:data-pilot-member table:name="0,000229236" table:display="true" table:show-details="true"/>
                <table:data-pilot-member table:name="0,000229305" table:display="true" table:show-details="true"/>
                <table:data-pilot-member table:name="0,000229681" table:display="true" table:show-details="true"/>
                <table:data-pilot-member table:name="0,000229737" table:display="true" table:show-details="true"/>
                <table:data-pilot-member table:name="0,000229749" table:display="true" table:show-details="true"/>
                <table:data-pilot-member table:name="0,00022979" table:display="true" table:show-details="true"/>
                <table:data-pilot-member table:name="0,0002299" table:display="true" table:show-details="true"/>
                <table:data-pilot-member table:name="0,000229999" table:display="true" table:show-details="true"/>
                <table:data-pilot-member table:name="0,000230004" table:display="true" table:show-details="true"/>
                <table:data-pilot-member table:name="0,000230092" table:display="true" table:show-details="true"/>
                <table:data-pilot-member table:name="0,000230171" table:display="true" table:show-details="true"/>
                <table:data-pilot-member table:name="0,000230178" table:display="true" table:show-details="true"/>
                <table:data-pilot-member table:name="0,000230201" table:display="true" table:show-details="true"/>
                <table:data-pilot-member table:name="0,000230246" table:display="true" table:show-details="true"/>
                <table:data-pilot-member table:name="0,000230268" table:display="true" table:show-details="true"/>
                <table:data-pilot-member table:name="0,000230509" table:display="true" table:show-details="true"/>
                <table:data-pilot-member table:name="0,000230692" table:display="true" table:show-details="true"/>
                <table:data-pilot-member table:name="0,000230728" table:display="true" table:show-details="true"/>
                <table:data-pilot-member table:name="0,00023078" table:display="true" table:show-details="true"/>
                <table:data-pilot-member table:name="0,000230869" table:display="true" table:show-details="true"/>
                <table:data-pilot-member table:name="0,000230972" table:display="true" table:show-details="true"/>
                <table:data-pilot-member table:name="0,000231028" table:display="true" table:show-details="true"/>
                <table:data-pilot-member table:name="0,000231054" table:display="true" table:show-details="true"/>
                <table:data-pilot-member table:name="0,000231062" table:display="true" table:show-details="true"/>
                <table:data-pilot-member table:name="0,000231181" table:display="true" table:show-details="true"/>
                <table:data-pilot-member table:name="0,000231208" table:display="true" table:show-details="true"/>
                <table:data-pilot-member table:name="0,000231307" table:display="true" table:show-details="true"/>
                <table:data-pilot-member table:name="0,000231319" table:display="true" table:show-details="true"/>
                <table:data-pilot-member table:name="0,000231343" table:display="true" table:show-details="true"/>
                <table:data-pilot-member table:name="0,000231403" table:display="true" table:show-details="true"/>
                <table:data-pilot-member table:name="0,000231471" table:display="true" table:show-details="true"/>
                <table:data-pilot-member table:name="0,000231474" table:display="true" table:show-details="true"/>
                <table:data-pilot-member table:name="0,000231506" table:display="true" table:show-details="true"/>
                <table:data-pilot-member table:name="0,000231536" table:display="true" table:show-details="true"/>
                <table:data-pilot-member table:name="0,000231588" table:display="true" table:show-details="true"/>
                <table:data-pilot-member table:name="0,000231642" table:display="true" table:show-details="true"/>
                <table:data-pilot-member table:name="0,000231703" table:display="true" table:show-details="true"/>
                <table:data-pilot-member table:name="0,000231721" table:display="true" table:show-details="true"/>
                <table:data-pilot-member table:name="0,000231763" table:display="true" table:show-details="true"/>
                <table:data-pilot-member table:name="0,000232185" table:display="true" table:show-details="true"/>
                <table:data-pilot-member table:name="0,000232195" table:display="true" table:show-details="true"/>
                <table:data-pilot-member table:name="0,000232206" table:display="true" table:show-details="true"/>
                <table:data-pilot-member table:name="0,000232245" table:display="true" table:show-details="true"/>
                <table:data-pilot-member table:name="0,000232283" table:display="true" table:show-details="true"/>
                <table:data-pilot-member table:name="0,000232337" table:display="true" table:show-details="true"/>
                <table:data-pilot-member table:name="0,000232404" table:display="true" table:show-details="true"/>
                <table:data-pilot-member table:name="0,000232423" table:display="true" table:show-details="true"/>
                <table:data-pilot-member table:name="0,000232645" table:display="true" table:show-details="true"/>
                <table:data-pilot-member table:name="0,000232905" table:display="true" table:show-details="true"/>
                <table:data-pilot-member table:name="0,000233081" table:display="true" table:show-details="true"/>
                <table:data-pilot-member table:name="0,000233235" table:display="true" table:show-details="true"/>
                <table:data-pilot-member table:name="0,000233423" table:display="true" table:show-details="true"/>
                <table:data-pilot-member table:name="0,000233455" table:display="true" table:show-details="true"/>
                <table:data-pilot-member table:name="0,000233665" table:display="true" table:show-details="true"/>
                <table:data-pilot-member table:name="0,000233774" table:display="true" table:show-details="true"/>
                <table:data-pilot-member table:name="0,000233842" table:display="true" table:show-details="true"/>
                <table:data-pilot-member table:name="0,00023401" table:display="true" table:show-details="true"/>
                <table:data-pilot-member table:name="0,000234218" table:display="true" table:show-details="true"/>
                <table:data-pilot-member table:name="0,000234296" table:display="true" table:show-details="true"/>
                <table:data-pilot-member table:name="0,000234501" table:display="true" table:show-details="true"/>
                <table:data-pilot-member table:name="0,000234629" table:display="true" table:show-details="true"/>
                <table:data-pilot-member table:name="0,000234802" table:display="true" table:show-details="true"/>
                <table:data-pilot-member table:name="0,000235291" table:display="true" table:show-details="true"/>
                <table:data-pilot-member table:name="0,000235652" table:display="true" table:show-details="true"/>
                <table:data-pilot-member table:name="0,000236083" table:display="true" table:show-details="true"/>
                <table:data-pilot-member table:name="0,00023641" table:display="true" table:show-details="true"/>
                <table:data-pilot-member table:name="0,000237414" table:display="true" table:show-details="true"/>
                <table:data-pilot-member table:name="0,000237531" table:display="true" table:show-details="true"/>
                <table:data-pilot-member table:name="0,000238028" table:display="true" table:show-details="true"/>
                <table:data-pilot-member table:name="0,000238776" table:display="true" table:show-details="true"/>
                <table:data-pilot-member table:name="0,000238817" table:display="true" table:show-details="true"/>
                <table:data-pilot-member table:name="0,000238881" table:display="true" table:show-details="true"/>
                <table:data-pilot-member table:name="0,000239267" table:display="true" table:show-details="true"/>
                <table:data-pilot-member table:name="0,000239619" table:display="true" table:show-details="true"/>
                <table:data-pilot-member table:name="0,0002408" table:display="true" table:show-details="true"/>
                <table:data-pilot-member table:name="0,000241215" table:display="true" table:show-details="true"/>
                <table:data-pilot-member table:name="0,000241267" table:display="true" table:show-details="true"/>
                <table:data-pilot-member table:name="0,000242155" table:display="true" table:show-details="true"/>
                <table:data-pilot-member table:name="0,000243321" table:display="true" table:show-details="true"/>
                <table:data-pilot-member table:name="0,000244376" table:display="true" table:show-details="true"/>
                <table:data-pilot-member table:name="0,000244681" table:display="true" table:show-details="true"/>
                <table:data-pilot-member table:name="0,00024488" table:display="true" table:show-details="true"/>
                <table:data-pilot-member table:name="0,000245356" table:display="true" table:show-details="true"/>
                <table:data-pilot-member table:name="0,0002458" table:display="true" table:show-details="true"/>
                <table:data-pilot-member table:name="0,000245821" table:display="true" table:show-details="true"/>
                <table:data-pilot-member table:name="0,000245866" table:display="true" table:show-details="true"/>
                <table:data-pilot-member table:name="0,000247099" table:display="true" table:show-details="true"/>
                <table:data-pilot-member table:name="0,000247179" table:display="true" table:show-details="true"/>
                <table:data-pilot-member table:name="0,000247326" table:display="true" table:show-details="true"/>
                <table:data-pilot-member table:name="0,000247894" table:display="true" table:show-details="true"/>
                <table:data-pilot-member table:name="0,000248054" table:display="true" table:show-details="true"/>
                <table:data-pilot-member table:name="0,000248473" table:display="true" table:show-details="true"/>
                <table:data-pilot-member table:name="0,000248656" table:display="true" table:show-details="true"/>
                <table:data-pilot-member table:name="0,000248724" table:display="true" table:show-details="true"/>
                <table:data-pilot-member table:name="0,000249124" table:display="true" table:show-details="true"/>
                <table:data-pilot-member table:name="0,000250673" table:display="true" table:show-details="true"/>
                <table:data-pilot-member table:name="0,000252019" table:display="true" table:show-details="true"/>
                <table:data-pilot-member table:name="0,000252207" table:display="true" table:show-details="true"/>
                <table:data-pilot-member table:name="0,00025225" table:display="true" table:show-details="true"/>
                <table:data-pilot-member table:name="0,000253376" table:display="true" table:show-details="true"/>
                <table:data-pilot-member table:name="0,000255979" table:display="true" table:show-details="true"/>
                <table:data-pilot-member table:name="0,000256159" table:display="true" table:show-details="true"/>
                <table:data-pilot-member table:name="0,000256715" table:display="true" table:show-details="true"/>
                <table:data-pilot-member table:name="0,000256738" table:display="true" table:show-details="true"/>
                <table:data-pilot-member table:name="0,000257245" table:display="true" table:show-details="true"/>
                <table:data-pilot-member table:name="0,000258193" table:display="true" table:show-details="true"/>
                <table:data-pilot-member table:name="0,000258555" table:display="true" table:show-details="true"/>
                <table:data-pilot-member table:name="0,000258702" table:display="true" table:show-details="true"/>
                <table:data-pilot-member table:name="0,00025881" table:display="true" table:show-details="true"/>
                <table:data-pilot-member table:name="0,000259224" table:display="true" table:show-details="true"/>
                <table:data-pilot-member table:name="0,000259364" table:display="true" table:show-details="true"/>
                <table:data-pilot-member table:name="0,000259646" table:display="true" table:show-details="true"/>
                <table:data-pilot-member table:name="0,00025985" table:display="true" table:show-details="true"/>
                <table:data-pilot-member table:name="0,000259943" table:display="true" table:show-details="true"/>
                <table:data-pilot-member table:name="0,0002601" table:display="true" table:show-details="true"/>
                <table:data-pilot-member table:name="0,000260244" table:display="true" table:show-details="true"/>
                <table:data-pilot-member table:name="0,000260289" table:display="true" table:show-details="true"/>
                <table:data-pilot-member table:name="0,000260334" table:display="true" table:show-details="true"/>
                <table:data-pilot-member table:name="0,000260468" table:display="true" table:show-details="true"/>
                <table:data-pilot-member table:name="0,000260585" table:display="true" table:show-details="true"/>
                <table:data-pilot-member table:name="0,00026061" table:display="true" table:show-details="true"/>
                <table:data-pilot-member table:name="0,000261282" table:display="true" table:show-details="true"/>
                <table:data-pilot-member table:name="0,000261302" table:display="true" table:show-details="true"/>
                <table:data-pilot-member table:name="0,000261361" table:display="true" table:show-details="true"/>
                <table:data-pilot-member table:name="0,00026137" table:display="true" table:show-details="true"/>
                <table:data-pilot-member table:name="0,000261409" table:display="true" table:show-details="true"/>
                <table:data-pilot-member table:name="0,000262221" table:display="true" table:show-details="true"/>
                <table:data-pilot-member table:name="0,000262586" table:display="true" table:show-details="true"/>
                <table:data-pilot-member table:name="0,000262712" table:display="true" table:show-details="true"/>
                <table:data-pilot-member table:name="0,000262737" table:display="true" table:show-details="true"/>
                <table:data-pilot-member table:name="0,000262963" table:display="true" table:show-details="true"/>
                <table:data-pilot-member table:name="0,000263436" table:display="true" table:show-details="true"/>
                <table:data-pilot-member table:name="0,000264082" table:display="true" table:show-details="true"/>
                <table:data-pilot-member table:name="0,000264174" table:display="true" table:show-details="true"/>
                <table:data-pilot-member table:name="0,000264495" table:display="true" table:show-details="true"/>
                <table:data-pilot-member table:name="0,000264521" table:display="true" table:show-details="true"/>
                <table:data-pilot-member table:name="0,000265475" table:display="true" table:show-details="true"/>
                <table:data-pilot-member table:name="0,000265572" table:display="true" table:show-details="true"/>
                <table:data-pilot-member table:name="0,000265624" table:display="true" table:show-details="true"/>
                <table:data-pilot-member table:name="0,000265811" table:display="true" table:show-details="true"/>
                <table:data-pilot-member table:name="0,000266158" table:display="true" table:show-details="true"/>
                <table:data-pilot-member table:name="0,000266262" table:display="true" table:show-details="true"/>
                <table:data-pilot-member table:name="0,000266427" table:display="true" table:show-details="true"/>
                <table:data-pilot-member table:name="0,000266516" table:display="true" table:show-details="true"/>
                <table:data-pilot-member table:name="0,000267131" table:display="true" table:show-details="true"/>
                <table:data-pilot-member table:name="0,000268348" table:display="true" table:show-details="true"/>
                <table:data-pilot-member table:name="0,000269814" table:display="true" table:show-details="true"/>
                <table:data-pilot-member table:name="0,0002699" table:display="true" table:show-details="true"/>
                <table:data-pilot-member table:name="0,000270264" table:display="true" table:show-details="true"/>
                <table:data-pilot-member table:name="0,00027081" table:display="true" table:show-details="true"/>
                <table:data-pilot-member table:name="0,000271227" table:display="true" table:show-details="true"/>
                <table:data-pilot-member table:name="0,000271646" table:display="true" table:show-details="true"/>
                <table:data-pilot-member table:name="0,000272071" table:display="true" table:show-details="true"/>
                <table:data-pilot-member table:name="0,000272735" table:display="true" table:show-details="true"/>
                <table:data-pilot-member table:name="0,000273788" table:display="true" table:show-details="true"/>
                <table:data-pilot-member table:name="0,00027464" table:display="true" table:show-details="true"/>
                <table:data-pilot-member table:name="0,000274809" table:display="true" table:show-details="true"/>
                <table:data-pilot-member table:name="0,000275378" table:display="true" table:show-details="true"/>
                <table:data-pilot-member table:name="0,000275451" table:display="true" table:show-details="true"/>
                <table:data-pilot-member table:name="0,000275853" table:display="true" table:show-details="true"/>
                <table:data-pilot-member table:name="0,000276422" table:display="true" table:show-details="true"/>
                <table:data-pilot-member table:name="0,000278671" table:display="true" table:show-details="true"/>
                <table:data-pilot-member table:name="0,000278825" table:display="true" table:show-details="true"/>
                <table:data-pilot-member table:name="0,00027947" table:display="true" table:show-details="true"/>
                <table:data-pilot-member table:name="0,000279504" table:display="true" table:show-details="true"/>
                <table:data-pilot-member table:name="0,000281169" table:display="true" table:show-details="true"/>
                <table:data-pilot-member table:name="0,000281466" table:display="true" table:show-details="true"/>
                <table:data-pilot-member table:name="0,000281701" table:display="true" table:show-details="true"/>
                <table:data-pilot-member table:name="0,000281984" table:display="true" table:show-details="true"/>
                <table:data-pilot-member table:name="0,000282103" table:display="true" table:show-details="true"/>
                <table:data-pilot-member table:name="0,000282491" table:display="true" table:show-details="true"/>
                <table:data-pilot-member table:name="0,000282646" table:display="true" table:show-details="true"/>
                <table:data-pilot-member table:name="0,000283944" table:display="true" table:show-details="true"/>
                <table:data-pilot-member table:name="0,000284104" table:display="true" table:show-details="true"/>
                <table:data-pilot-member table:name="0,000284192" table:display="true" table:show-details="true"/>
                <table:data-pilot-member table:name="0,000285077" table:display="true" table:show-details="true"/>
                <table:data-pilot-member table:name="0,000285656" table:display="true" table:show-details="true"/>
                <table:data-pilot-member table:name="0,000285727" table:display="true" table:show-details="true"/>
                <table:data-pilot-member table:name="0,000285924" table:display="true" table:show-details="true"/>
                <table:data-pilot-member table:name="0,000286144" table:display="true" table:show-details="true"/>
                <table:data-pilot-member table:name="0,0002863" table:display="true" table:show-details="true"/>
                <table:data-pilot-member table:name="0,000286603" table:display="true" table:show-details="true"/>
                <table:data-pilot-member table:name="0,000286651" table:display="true" table:show-details="true"/>
                <table:data-pilot-member table:name="0,000286925" table:display="true" table:show-details="true"/>
                <table:data-pilot-member table:name="0,000287219" table:display="true" table:show-details="true"/>
                <table:data-pilot-member table:name="0,000287724" table:display="true" table:show-details="true"/>
                <table:data-pilot-member table:name="0,000287906" table:display="true" table:show-details="true"/>
                <table:data-pilot-member table:name="0,000287976" table:display="true" table:show-details="true"/>
                <table:data-pilot-member table:name="0,00028807" table:display="true" table:show-details="true"/>
                <table:data-pilot-member table:name="0,000288297" table:display="true" table:show-details="true"/>
                <table:data-pilot-member table:name="0,000289102" table:display="true" table:show-details="true"/>
                <table:data-pilot-member table:name="0,00028929" table:display="true" table:show-details="true"/>
                <table:data-pilot-member table:name="0,00028943" table:display="true" table:show-details="true"/>
                <table:data-pilot-member table:name="0,000289513" table:display="true" table:show-details="true"/>
                <table:data-pilot-member table:name="0,000289677" table:display="true" table:show-details="true"/>
                <table:data-pilot-member table:name="0,000290444" table:display="true" table:show-details="true"/>
                <table:data-pilot-member table:name="0,000292382" table:display="true" table:show-details="true"/>
                <table:data-pilot-member table:name="0,000292604" table:display="true" table:show-details="true"/>
                <table:data-pilot-member table:name="0,000292852" table:display="true" table:show-details="true"/>
                <table:data-pilot-member table:name="0,00029321" table:display="true" table:show-details="true"/>
                <table:data-pilot-member table:name="0,000293475" table:display="true" table:show-details="true"/>
                <table:data-pilot-member table:name="0,000294788" table:display="true" table:show-details="true"/>
                <table:data-pilot-member table:name="0,000295724" table:display="true" table:show-details="true"/>
                <table:data-pilot-member table:name="0,000296822" table:display="true" table:show-details="true"/>
                <table:data-pilot-member table:name="0,000296939" table:display="true" table:show-details="true"/>
                <table:data-pilot-member table:name="0,000299559" table:display="true" table:show-details="true"/>
                <table:data-pilot-member table:name="0,000300136" table:display="true" table:show-details="true"/>
                <table:data-pilot-member table:name="0,000301228" table:display="true" table:show-details="true"/>
                <table:data-pilot-member table:name="0,000303142" table:display="true" table:show-details="true"/>
                <table:data-pilot-member table:name="0,000304711" table:display="true" table:show-details="true"/>
                <table:data-pilot-member table:name="0,000308045" table:display="true" table:show-details="true"/>
                <table:data-pilot-member table:name="0,000309001" table:display="true" table:show-details="true"/>
                <table:data-pilot-member table:name="0,000309978" table:display="true" table:show-details="true"/>
                <table:data-pilot-member table:name="0,000310669" table:display="true" table:show-details="true"/>
                <table:data-pilot-member table:name="0,000312012" table:display="true" table:show-details="true"/>
                <table:data-pilot-member table:name="0,000313577" table:display="true" table:show-details="true"/>
                <table:data-pilot-member table:name="0,00031417" table:display="true" table:show-details="true"/>
                <table:data-pilot-member table:name="0,00031934" table:display="true" table:show-details="true"/>
                <table:data-pilot-member table:name="0,000321708" table:display="true" table:show-details="true"/>
                <table:data-pilot-member table:name="0,000323635" table:display="true" table:show-details="true"/>
                <table:data-pilot-member table:name="0,000326538" table:display="true" table:show-details="true"/>
                <table:data-pilot-member table:name="0,000330346" table:display="true" table:show-details="true"/>
                <table:data-pilot-member table:name="0,000331633" table:display="true" table:show-details="true"/>
                <table:data-pilot-member table:name="0,000331983" table:display="true" table:show-details="true"/>
                <table:data-pilot-member table:name="0,000334962" table:display="true" table:show-details="true"/>
                <table:data-pilot-member table:name="0,000335432" table:display="true" table:show-details="true"/>
                <table:data-pilot-member table:name="0,000335837" table:display="true" table:show-details="true"/>
                <table:data-pilot-member table:name="0,000336125" table:display="true" table:show-details="true"/>
                <table:data-pilot-member table:name="0,000337618" table:display="true" table:show-details="true"/>
                <table:data-pilot-member table:name="0,000337695" table:display="true" table:show-details="true"/>
                <table:data-pilot-member table:name="0,00033998" table:display="true" table:show-details="true"/>
                <table:data-pilot-member table:name="0,000340576" table:display="true" table:show-details="true"/>
                <table:data-pilot-member table:name="0,00034161" table:display="true" table:show-details="true"/>
                <table:data-pilot-member table:name="0,000342015" table:display="true" table:show-details="true"/>
                <table:data-pilot-member table:name="0,000342754" table:display="true" table:show-details="true"/>
                <table:data-pilot-member table:name="0,000347394" table:display="true" table:show-details="true"/>
                <table:data-pilot-member table:name="0,000349468" table:display="true" table:show-details="true"/>
                <table:data-pilot-member table:name="0,000350894" table:display="true" table:show-details="true"/>
                <table:data-pilot-member table:name="0,000352188" table:display="true" table:show-details="true"/>
                <table:data-pilot-member table:name="0,00035245" table:display="true" table:show-details="true"/>
                <table:data-pilot-member table:name="0,000358636" table:display="true" table:show-details="true"/>
                <table:data-pilot-member table:name="0,000359182" table:display="true" table:show-details="true"/>
                <table:data-pilot-member table:name="0,000363851" table:display="true" table:show-details="true"/>
                <table:data-pilot-member table:name="0,000365817" table:display="true" table:show-details="true"/>
                <table:data-pilot-member table:name="0,000371745" table:display="true" table:show-details="true"/>
                <table:data-pilot-member table:name="0,000376244" table:display="true" table:show-details="true"/>
                <table:data-pilot-member table:name="0,000376861" table:display="true" table:show-details="true"/>
                <table:data-pilot-member table:name="0,000379528" table:display="true" table:show-details="true"/>
                <table:data-pilot-member table:name="0,000382195" table:display="true" table:show-details="true"/>
                <table:data-pilot-member table:name="0,000394749" table:display="true" table:show-details="true"/>
                <table:data-pilot-member table:name="0,000400105" table:display="true" table:show-details="true"/>
                <table:data-pilot-member table:name="0,000401202" table:display="true" table:show-details="true"/>
                <table:data-pilot-member table:name="0,000401576" table:display="true" table:show-details="true"/>
                <table:data-pilot-member table:name="0,000404267" table:display="true" table:show-details="true"/>
                <table:data-pilot-member table:name="0,000406868" table:display="true" table:show-details="true"/>
                <table:data-pilot-member table:name="0,000410192" table:display="true" table:show-details="true"/>
                <table:data-pilot-member table:name="0,000412778" table:display="true" table:show-details="true"/>
                <table:data-pilot-member table:name="0,000417329" table:display="true" table:show-details="true"/>
                <table:data-pilot-member table:name="0,000418244" table:display="true" table:show-details="true"/>
                <table:data-pilot-member table:name="0,00041941" table:display="true" table:show-details="true"/>
                <table:data-pilot-member table:name="0,000422939" table:display="true" table:show-details="true"/>
                <table:data-pilot-member table:name="0,000426228" table:display="true" table:show-details="true"/>
                <table:data-pilot-member table:name="0,0004271" table:display="true" table:show-details="true"/>
                <table:data-pilot-member table:name="0,000429225" table:display="true" table:show-details="true"/>
                <table:data-pilot-member table:name="0,000429672" table:display="true" table:show-details="true"/>
                <table:data-pilot-member table:name="0,000430308" table:display="true" table:show-details="true"/>
                <table:data-pilot-member table:name="0,000430399" table:display="true" table:show-details="true"/>
                <table:data-pilot-member table:name="0,000435993" table:display="true" table:show-details="true"/>
                <table:data-pilot-member table:name="0,000439116" table:display="true" table:show-details="true"/>
                <table:data-pilot-member table:name="0,000440848" table:display="true" table:show-details="true"/>
                <table:data-pilot-member table:name="0,000444478" table:display="true" table:show-details="true"/>
                <table:data-pilot-member table:name="0,00044475" table:display="true" table:show-details="true"/>
                <table:data-pilot-member table:name="0,000445488" table:display="true" table:show-details="true"/>
                <table:data-pilot-member table:name="0,000446445" table:display="true" table:show-details="true"/>
                <table:data-pilot-member table:name="0,000446447" table:display="true" table:show-details="true"/>
                <table:data-pilot-member table:name="0,00044728" table:display="true" table:show-details="true"/>
                <table:data-pilot-member table:name="0,000447844" table:display="true" table:show-details="true"/>
                <table:data-pilot-member table:name="0,000447942" table:display="true" table:show-details="true"/>
                <table:data-pilot-member table:name="0,0004526" table:display="true" table:show-details="true"/>
                <table:data-pilot-member table:name="0,000452824" table:display="true" table:show-details="true"/>
                <table:data-pilot-member table:name="0,000456571" table:display="true" table:show-details="true"/>
                <table:data-pilot-member table:name="0,000457384" table:display="true" table:show-details="true"/>
                <table:data-pilot-member table:name="0,000458376" table:display="true" table:show-details="true"/>
                <table:data-pilot-member table:name="0,00045972" table:display="true" table:show-details="true"/>
                <table:data-pilot-member table:name="0,000461846" table:display="true" table:show-details="true"/>
                <table:data-pilot-member table:name="0,000463328" table:display="true" table:show-details="true"/>
                <table:data-pilot-member table:name="0,000463704" table:display="true" table:show-details="true"/>
                <table:data-pilot-member table:name="0,000464472" table:display="true" table:show-details="true"/>
                <table:data-pilot-member table:name="0,00046624" table:display="true" table:show-details="true"/>
                <table:data-pilot-member table:name="0,000466492" table:display="true" table:show-details="true"/>
                <table:data-pilot-member table:name="0,000469519" table:display="true" table:show-details="true"/>
                <table:data-pilot-member table:name="0,000470862" table:display="true" table:show-details="true"/>
                <table:data-pilot-member table:name="0,000472916" table:display="true" table:show-details="true"/>
                <table:data-pilot-member table:name="0,000474863" table:display="true" table:show-details="true"/>
                <table:data-pilot-member table:name="0,000478638" table:display="true" table:show-details="true"/>
                <table:data-pilot-member table:name="0,000479133" table:display="true" table:show-details="true"/>
                <table:data-pilot-member table:name="0,000479546" table:display="true" table:show-details="true"/>
                <table:data-pilot-member table:name="0,000480924" table:display="true" table:show-details="true"/>
                <table:data-pilot-member table:name="0,000481539" table:display="true" table:show-details="true"/>
                <table:data-pilot-member table:name="0,000481884" table:display="true" table:show-details="true"/>
                <table:data-pilot-member table:name="0,00048376" table:display="true" table:show-details="true"/>
                <table:data-pilot-member table:name="0,000484334" table:display="true" table:show-details="true"/>
                <table:data-pilot-member table:name="0,000485142" table:display="true" table:show-details="true"/>
                <table:data-pilot-member table:name="0,000485228" table:display="true" table:show-details="true"/>
                <table:data-pilot-member table:name="0,000485898" table:display="true" table:show-details="true"/>
                <table:data-pilot-member table:name="0,000487619" table:display="true" table:show-details="true"/>
                <table:data-pilot-member table:name="0,000489952" table:display="true" table:show-details="true"/>
                <table:data-pilot-member table:name="0,000491462" table:display="true" table:show-details="true"/>
                <table:data-pilot-member table:name="0,000491965" table:display="true" table:show-details="true"/>
                <table:data-pilot-member table:name="0,000492076" table:display="true" table:show-details="true"/>
                <table:data-pilot-member table:name="0,000492166" table:display="true" table:show-details="true"/>
                <table:data-pilot-member table:name="0,000492713" table:display="true" table:show-details="true"/>
                <table:data-pilot-member table:name="0,000494967" table:display="true" table:show-details="true"/>
                <table:data-pilot-member table:name="0,000496474" table:display="true" table:show-details="true"/>
                <table:data-pilot-member table:name="0,000496514" table:display="true" table:show-details="true"/>
                <table:data-pilot-member table:name="0,00049951" table:display="true" table:show-details="true"/>
                <table:data-pilot-member table:name="0,000499581" table:display="true" table:show-details="true"/>
                <table:data-pilot-member table:name="0,000503944" table:display="true" table:show-details="true"/>
                <table:data-pilot-member table:name="0,000507009" table:display="true" table:show-details="true"/>
                <table:data-pilot-member table:name="0,000507265" table:display="true" table:show-details="true"/>
                <table:data-pilot-member table:name="0,000508679" table:display="true" table:show-details="true"/>
                <table:data-pilot-member table:name="0,000508925" table:display="true" table:show-details="true"/>
                <table:data-pilot-member table:name="0,000509248" table:display="true" table:show-details="true"/>
                <table:data-pilot-member table:name="0,000509902" table:display="true" table:show-details="true"/>
                <table:data-pilot-member table:name="0,000510207" table:display="true" table:show-details="true"/>
                <table:data-pilot-member table:name="0,000510936" table:display="true" table:show-details="true"/>
                <table:data-pilot-member table:name="0,000511287" table:display="true" table:show-details="true"/>
                <table:data-pilot-member table:name="0,00051142" table:display="true" table:show-details="true"/>
                <table:data-pilot-member table:name="0,000512201" table:display="true" table:show-details="true"/>
                <table:data-pilot-member table:name="0,000512948" table:display="true" table:show-details="true"/>
                <table:data-pilot-member table:name="0,000513136" table:display="true" table:show-details="true"/>
                <table:data-pilot-member table:name="0,00051333" table:display="true" table:show-details="true"/>
                <table:data-pilot-member table:name="0,000514916" table:display="true" table:show-details="true"/>
                <table:data-pilot-member table:name="0,000514919" table:display="true" table:show-details="true"/>
                <table:data-pilot-member table:name="0,000516597" table:display="true" table:show-details="true"/>
                <table:data-pilot-member table:name="0,000518165" table:display="true" table:show-details="true"/>
                <table:data-pilot-member table:name="0,000519597" table:display="true" table:show-details="true"/>
                <table:data-pilot-member table:name="0,00051971" table:display="true" table:show-details="true"/>
                <table:data-pilot-member table:name="0,000520522" table:display="true" table:show-details="true"/>
                <table:data-pilot-member table:name="0,000520545" table:display="true" table:show-details="true"/>
                <table:data-pilot-member table:name="0,000521058" table:display="true" table:show-details="true"/>
                <table:data-pilot-member table:name="0,000521086" table:display="true" table:show-details="true"/>
                <table:data-pilot-member table:name="0,000521975" table:display="true" table:show-details="true"/>
                <table:data-pilot-member table:name="0,000523327" table:display="true" table:show-details="true"/>
                <table:data-pilot-member table:name="0,000524407" table:display="true" table:show-details="true"/>
                <table:data-pilot-member table:name="0,000524722" table:display="true" table:show-details="true"/>
                <table:data-pilot-member table:name="0,000526408" table:display="true" table:show-details="true"/>
                <table:data-pilot-member table:name="0,000526668" table:display="true" table:show-details="true"/>
                <table:data-pilot-member table:name="0,000526937" table:display="true" table:show-details="true"/>
                <table:data-pilot-member table:name="0,000527134" table:display="true" table:show-details="true"/>
                <table:data-pilot-member table:name="0,000528461" table:display="true" table:show-details="true"/>
                <table:data-pilot-member table:name="0,000529543" table:display="true" table:show-details="true"/>
                <table:data-pilot-member table:name="0,000529697" table:display="true" table:show-details="true"/>
                <table:data-pilot-member table:name="0,000530684" table:display="true" table:show-details="true"/>
                <table:data-pilot-member table:name="0,000530706" table:display="true" table:show-details="true"/>
                <table:data-pilot-member table:name="0,000531068" table:display="true" table:show-details="true"/>
                <table:data-pilot-member table:name="0,000531337" table:display="true" table:show-details="true"/>
                <table:data-pilot-member table:name="0,000531973" table:display="true" table:show-details="true"/>
                <table:data-pilot-member table:name="0,000532035" table:display="true" table:show-details="true"/>
                <table:data-pilot-member table:name="0,000533359" table:display="true" table:show-details="true"/>
                <table:data-pilot-member table:name="0,000533559" table:display="true" table:show-details="true"/>
                <table:data-pilot-member table:name="0,000533617" table:display="true" table:show-details="true"/>
                <table:data-pilot-member table:name="0,000534938" table:display="true" table:show-details="true"/>
                <table:data-pilot-member table:name="0,000535829" table:display="true" table:show-details="true"/>
                <table:data-pilot-member table:name="0,000536998" table:display="true" table:show-details="true"/>
                <table:data-pilot-member table:name="0,000537185" table:display="true" table:show-details="true"/>
                <table:data-pilot-member table:name="0,000537645" table:display="true" table:show-details="true"/>
                <table:data-pilot-member table:name="0,000537722" table:display="true" table:show-details="true"/>
                <table:data-pilot-member table:name="0,000539453" table:display="true" table:show-details="true"/>
                <table:data-pilot-member table:name="0,00054154" table:display="true" table:show-details="true"/>
                <table:data-pilot-member table:name="0,00054373" table:display="true" table:show-details="true"/>
                <table:data-pilot-member table:name="0,000544686" table:display="true" table:show-details="true"/>
                <table:data-pilot-member table:name="0,000546159" table:display="true" table:show-details="true"/>
                <table:data-pilot-member table:name="0,000547642" table:display="true" table:show-details="true"/>
                <table:data-pilot-member table:name="0,000547918" table:display="true" table:show-details="true"/>
                <table:data-pilot-member table:name="0,000548362" table:display="true" table:show-details="true"/>
                <table:data-pilot-member table:name="0,000551035" table:display="true" table:show-details="true"/>
                <table:data-pilot-member table:name="0,000551776" table:display="true" table:show-details="true"/>
                <table:data-pilot-member table:name="0,000552095" table:display="true" table:show-details="true"/>
                <table:data-pilot-member table:name="0,000553249" table:display="true" table:show-details="true"/>
                <table:data-pilot-member table:name="0,000553305" table:display="true" table:show-details="true"/>
                <table:data-pilot-member table:name="0,000554061" table:display="true" table:show-details="true"/>
                <table:data-pilot-member table:name="0,000554109" table:display="true" table:show-details="true"/>
                <table:data-pilot-member table:name="0,000554975" table:display="true" table:show-details="true"/>
                <table:data-pilot-member table:name="0,000555662" table:display="true" table:show-details="true"/>
                <table:data-pilot-member table:name="0,00055841" table:display="true" table:show-details="true"/>
                <table:data-pilot-member table:name="0,000558701" table:display="true" table:show-details="true"/>
                <table:data-pilot-member table:name="0,000560269" table:display="true" table:show-details="true"/>
                <table:data-pilot-member table:name="0,000560898" table:display="true" table:show-details="true"/>
                <table:data-pilot-member table:name="0,000561303" table:display="true" table:show-details="true"/>
                <table:data-pilot-member table:name="0,000561338" table:display="true" table:show-details="true"/>
                <table:data-pilot-member table:name="0,000562255" table:display="true" table:show-details="true"/>
                <table:data-pilot-member table:name="0,000563321" table:display="true" table:show-details="true"/>
                <table:data-pilot-member table:name="0,000564383" table:display="true" table:show-details="true"/>
                <table:data-pilot-member table:name="0,000564941" table:display="true" table:show-details="true"/>
                <table:data-pilot-member table:name="0,000565212" table:display="true" table:show-details="true"/>
                <table:data-pilot-member table:name="0,000565427" table:display="true" table:show-details="true"/>
                <table:data-pilot-member table:name="0,000565629" table:display="true" table:show-details="true"/>
                <table:data-pilot-member table:name="0,000565885" table:display="true" table:show-details="true"/>
                <table:data-pilot-member table:name="0,000566373" table:display="true" table:show-details="true"/>
                <table:data-pilot-member table:name="0,00056689" table:display="true" table:show-details="true"/>
                <table:data-pilot-member table:name="0,00056736" table:display="true" table:show-details="true"/>
                <table:data-pilot-member table:name="0,000571202" table:display="true" table:show-details="true"/>
                <table:data-pilot-member table:name="0,000571957" table:display="true" table:show-details="true"/>
                <table:data-pilot-member table:name="0,000574285" table:display="true" table:show-details="true"/>
                <table:data-pilot-member table:name="0,000575603" table:display="true" table:show-details="true"/>
                <table:data-pilot-member table:name="0,000578951" table:display="true" table:show-details="true"/>
                <table:data-pilot-member table:name="0,000580529" table:display="true" table:show-details="true"/>
                <table:data-pilot-member table:name="0,000580535" table:display="true" table:show-details="true"/>
                <table:data-pilot-member table:name="0,000581707" table:display="true" table:show-details="true"/>
                <table:data-pilot-member table:name="0,000581777" table:display="true" table:show-details="true"/>
                <table:data-pilot-member table:name="0,000581896" table:display="true" table:show-details="true"/>
                <table:data-pilot-member table:name="0,000582669" table:display="true" table:show-details="true"/>
                <table:data-pilot-member table:name="0,000582917" table:display="true" table:show-details="true"/>
                <table:data-pilot-member table:name="0,000582975" table:display="true" table:show-details="true"/>
                <table:data-pilot-member table:name="0,000584163" table:display="true" table:show-details="true"/>
                <table:data-pilot-member table:name="0,000584309" table:display="true" table:show-details="true"/>
                <table:data-pilot-member table:name="0,000586052" table:display="true" table:show-details="true"/>
                <table:data-pilot-member table:name="0,000587686" table:display="true" table:show-details="true"/>
                <table:data-pilot-member table:name="0,000588155" table:display="true" table:show-details="true"/>
                <table:data-pilot-member table:name="0,000588282" table:display="true" table:show-details="true"/>
                <table:data-pilot-member table:name="0,000588529" table:display="true" table:show-details="true"/>
                <table:data-pilot-member table:name="0,0005894" table:display="true" table:show-details="true"/>
                <table:data-pilot-member table:name="0,000590934" table:display="true" table:show-details="true"/>
                <table:data-pilot-member table:name="0,000591077" table:display="true" table:show-details="true"/>
                <table:data-pilot-member table:name="0,000591086" table:display="true" table:show-details="true"/>
                <table:data-pilot-member table:name="0,00059115" table:display="true" table:show-details="true"/>
                <table:data-pilot-member table:name="0,000592667" table:display="true" table:show-details="true"/>
                <table:data-pilot-member table:name="0,00059338" table:display="true" table:show-details="true"/>
                <table:data-pilot-member table:name="0,000594096" table:display="true" table:show-details="true"/>
                <table:data-pilot-member table:name="0,000595778" table:display="true" table:show-details="true"/>
                <table:data-pilot-member table:name="0,000596864" table:display="true" table:show-details="true"/>
                <table:data-pilot-member table:name="0,000597673" table:display="true" table:show-details="true"/>
                <table:data-pilot-member table:name="0,000598184" table:display="true" table:show-details="true"/>
                <table:data-pilot-member table:name="0,000600515" table:display="true" table:show-details="true"/>
                <table:data-pilot-member table:name="0,000602946" table:display="true" table:show-details="true"/>
                <table:data-pilot-member table:name="0,0006031" table:display="true" table:show-details="true"/>
                <table:data-pilot-member table:name="0,000604631" table:display="true" table:show-details="true"/>
                <table:data-pilot-member table:name="0,000606082" table:display="true" table:show-details="true"/>
                <table:data-pilot-member table:name="0,000609506" table:display="true" table:show-details="true"/>
                <table:data-pilot-member table:name="0,000611894" table:display="true" table:show-details="true"/>
                <table:data-pilot-member table:name="0,000614018" table:display="true" table:show-details="true"/>
                <table:data-pilot-member table:name="0,000616047" table:display="true" table:show-details="true"/>
                <table:data-pilot-member table:name="0,000618023" table:display="true" table:show-details="true"/>
                <table:data-pilot-member table:name="0,000620394" table:display="true" table:show-details="true"/>
                <table:data-pilot-member table:name="0,000621242" table:display="true" table:show-details="true"/>
                <table:data-pilot-member table:name="0,000628043" table:display="true" table:show-details="true"/>
                <table:data-pilot-member table:name="0,000628996" table:display="true" table:show-details="true"/>
                <table:data-pilot-member table:name="0,000635366" table:display="true" table:show-details="true"/>
                <table:data-pilot-member table:name="0,000638374" table:display="true" table:show-details="true"/>
                <table:data-pilot-member table:name="0,000639403" table:display="true" table:show-details="true"/>
                <table:data-pilot-member table:name="0,000641256" table:display="true" table:show-details="true"/>
                <table:data-pilot-member table:name="0,000642185" table:display="true" table:show-details="true"/>
                <table:data-pilot-member table:name="0,000643477" table:display="true" table:show-details="true"/>
                <table:data-pilot-member table:name="0,000648391" table:display="true" table:show-details="true"/>
                <table:data-pilot-member table:name="0,000650143" table:display="true" table:show-details="true"/>
                <table:data-pilot-member table:name="0,000651427" table:display="true" table:show-details="true"/>
                <table:data-pilot-member table:name="0,00065268" table:display="true" table:show-details="true"/>
                <table:data-pilot-member table:name="0,000661169" table:display="true" table:show-details="true"/>
                <table:data-pilot-member table:name="0,00066204" table:display="true" table:show-details="true"/>
                <table:data-pilot-member table:name="0,000665442" table:display="true" table:show-details="true"/>
                <table:data-pilot-member table:name="0,000666441" table:display="true" table:show-details="true"/>
                <table:data-pilot-member table:name="0,00066867" table:display="true" table:show-details="true"/>
                <table:data-pilot-member table:name="0,000669242" table:display="true" table:show-details="true"/>
                <table:data-pilot-member table:name="0,00067604" table:display="true" table:show-details="true"/>
                <table:data-pilot-member table:name="0,000676568" table:display="true" table:show-details="true"/>
                <table:data-pilot-member table:name="0,000677867" table:display="true" table:show-details="true"/>
                <table:data-pilot-member table:name="0,000680314" table:display="true" table:show-details="true"/>
                <table:data-pilot-member table:name="0,000684166" table:display="true" table:show-details="true"/>
                <table:data-pilot-member table:name="0,00068684" table:display="true" table:show-details="true"/>
                <table:data-pilot-member table:name="0,000687192" table:display="true" table:show-details="true"/>
                <table:data-pilot-member table:name="0,000689867" table:display="true" table:show-details="true"/>
                <table:data-pilot-member table:name="0,000690185" table:display="true" table:show-details="true"/>
                <table:data-pilot-member table:name="0,000691041" table:display="true" table:show-details="true"/>
                <table:data-pilot-member table:name="0,000691786" table:display="true" table:show-details="true"/>
                <table:data-pilot-member table:name="0,000697052" table:display="true" table:show-details="true"/>
                <table:data-pilot-member table:name="0,000700654" table:display="true" table:show-details="true"/>
                <table:data-pilot-member table:name="0,000701181" table:display="true" table:show-details="true"/>
                <table:data-pilot-member table:name="0,000701525" table:display="true" table:show-details="true"/>
                <table:data-pilot-member table:name="0,000701721" table:display="true" table:show-details="true"/>
                <table:data-pilot-member table:name="0,000702033" table:display="true" table:show-details="true"/>
                <table:data-pilot-member table:name="0,000706884" table:display="true" table:show-details="true"/>
                <table:data-pilot-member table:name="0,000706924" table:display="true" table:show-details="true"/>
                <table:data-pilot-member table:name="0,00070703" table:display="true" table:show-details="true"/>
                <table:data-pilot-member table:name="0,000707742" table:display="true" table:show-details="true"/>
                <table:data-pilot-member table:name="0,000708203" table:display="true" table:show-details="true"/>
                <table:data-pilot-member table:name="0,000709491" table:display="true" table:show-details="true"/>
                <table:data-pilot-member table:name="0,000711195" table:display="true" table:show-details="true"/>
                <table:data-pilot-member table:name="0,000711213" table:display="true" table:show-details="true"/>
                <table:data-pilot-member table:name="0,000711349" table:display="true" table:show-details="true"/>
                <table:data-pilot-member table:name="0,000711375" table:display="true" table:show-details="true"/>
                <table:data-pilot-member table:name="0,000712896" table:display="true" table:show-details="true"/>
                <table:data-pilot-member table:name="0,000713933" table:display="true" table:show-details="true"/>
                <table:data-pilot-member table:name="0,00071674" table:display="true" table:show-details="true"/>
                <table:data-pilot-member table:name="0,000718802" table:display="true" table:show-details="true"/>
                <table:data-pilot-member table:name="0,00072073" table:display="true" table:show-details="true"/>
                <table:data-pilot-member table:name="0,000721019" table:display="true" table:show-details="true"/>
                <table:data-pilot-member table:name="0,000722034" table:display="true" table:show-details="true"/>
                <table:data-pilot-member table:name="0,000727145" table:display="true" table:show-details="true"/>
                <table:data-pilot-member table:name="0,000727746" table:display="true" table:show-details="true"/>
                <table:data-pilot-member table:name="0,000727845" table:display="true" table:show-details="true"/>
                <table:data-pilot-member table:name="0,000732345" table:display="true" table:show-details="true"/>
                <table:data-pilot-member table:name="0,00073253" table:display="true" table:show-details="true"/>
                <table:data-pilot-member table:name="0,000734282" table:display="true" table:show-details="true"/>
                <table:data-pilot-member table:name="0,000736826" table:display="true" table:show-details="true"/>
                <table:data-pilot-member table:name="0,000737592" table:display="true" table:show-details="true"/>
                <table:data-pilot-member table:name="0,000739562" table:display="true" table:show-details="true"/>
                <table:data-pilot-member table:name="0,000739869" table:display="true" table:show-details="true"/>
                <table:data-pilot-member table:name="0,000739904" table:display="true" table:show-details="true"/>
                <table:data-pilot-member table:name="0,000741941" table:display="true" table:show-details="true"/>
                <table:data-pilot-member table:name="0,000742089" table:display="true" table:show-details="true"/>
                <table:data-pilot-member table:name="0,000746971" table:display="true" table:show-details="true"/>
                <table:data-pilot-member table:name="0,000748328" table:display="true" table:show-details="true"/>
                <table:data-pilot-member table:name="0,000748588" table:display="true" table:show-details="true"/>
                <table:data-pilot-member table:name="0,000751951" table:display="true" table:show-details="true"/>
                <table:data-pilot-member table:name="0,000752093" table:display="true" table:show-details="true"/>
                <table:data-pilot-member table:name="0,000753173" table:display="true" table:show-details="true"/>
                <table:data-pilot-member table:name="0,000754507" table:display="true" table:show-details="true"/>
                <table:data-pilot-member table:name="0,000756292" table:display="true" table:show-details="true"/>
                <table:data-pilot-member table:name="0,000756355" table:display="true" table:show-details="true"/>
                <table:data-pilot-member table:name="0,000759216" table:display="true" table:show-details="true"/>
                <table:data-pilot-member table:name="0,000759686" table:display="true" table:show-details="true"/>
                <table:data-pilot-member table:name="0,000760484" table:display="true" table:show-details="true"/>
                <table:data-pilot-member table:name="0,000762177" table:display="true" table:show-details="true"/>
                <table:data-pilot-member table:name="0,00076386" table:display="true" table:show-details="true"/>
                <table:data-pilot-member table:name="0,00076504" table:display="true" table:show-details="true"/>
                <table:data-pilot-member table:name="0,000765397" table:display="true" table:show-details="true"/>
                <table:data-pilot-member table:name="0,00076563" table:display="true" table:show-details="true"/>
                <table:data-pilot-member table:name="0,000765815" table:display="true" table:show-details="true"/>
                <table:data-pilot-member table:name="0,00076628" table:display="true" table:show-details="true"/>
                <table:data-pilot-member table:name="0,000767066" table:display="true" table:show-details="true"/>
                <table:data-pilot-member table:name="0,000767439" table:display="true" table:show-details="true"/>
                <table:data-pilot-member table:name="0,000767475" table:display="true" table:show-details="true"/>
                <table:data-pilot-member table:name="0,00076765" table:display="true" table:show-details="true"/>
                <table:data-pilot-member table:name="0,000767657" table:display="true" table:show-details="true"/>
                <table:data-pilot-member table:name="0,000769088" table:display="true" table:show-details="true"/>
                <table:data-pilot-member table:name="0,000769102" table:display="true" table:show-details="true"/>
                <table:data-pilot-member table:name="0,000769785" table:display="true" table:show-details="true"/>
                <table:data-pilot-member table:name="0,000769998" table:display="true" table:show-details="true"/>
                <table:data-pilot-member table:name="0,000770549" table:display="true" table:show-details="true"/>
                <table:data-pilot-member table:name="0,000770614" table:display="true" table:show-details="true"/>
                <table:data-pilot-member table:name="0,00077062" table:display="true" table:show-details="true"/>
                <table:data-pilot-member table:name="0,000770811" table:display="true" table:show-details="true"/>
                <table:data-pilot-member table:name="0,000771614" table:display="true" table:show-details="true"/>
                <table:data-pilot-member table:name="0,000771649" table:display="true" table:show-details="true"/>
                <table:data-pilot-member table:name="0,000774978" table:display="true" table:show-details="true"/>
                <table:data-pilot-member table:name="0,000775466" table:display="true" table:show-details="true"/>
                <table:data-pilot-member table:name="0,000775615" table:display="true" table:show-details="true"/>
                <table:data-pilot-member table:name="0,000777145" table:display="true" table:show-details="true"/>
                <table:data-pilot-member table:name="0,000777368" table:display="true" table:show-details="true"/>
                <table:data-pilot-member table:name="0,000779408" table:display="true" table:show-details="true"/>
                <table:data-pilot-member table:name="0,00078034" table:display="true" table:show-details="true"/>
                <table:data-pilot-member table:name="0,00078092" table:display="true" table:show-details="true"/>
                <table:data-pilot-member table:name="0,000781203" table:display="true" table:show-details="true"/>
                <table:data-pilot-member table:name="0,000782151" table:display="true" table:show-details="true"/>
                <table:data-pilot-member table:name="0,000782222" table:display="true" table:show-details="true"/>
                <table:data-pilot-member table:name="0,000782309" table:display="true" table:show-details="true"/>
                <table:data-pilot-member table:name="0,000782614" table:display="true" table:show-details="true"/>
                <table:data-pilot-member table:name="0,000782645" table:display="true" table:show-details="true"/>
                <table:data-pilot-member table:name="0,000783371" table:display="true" table:show-details="true"/>
                <table:data-pilot-member table:name="0,000783707" table:display="true" table:show-details="true"/>
                <table:data-pilot-member table:name="0,000783868" table:display="true" table:show-details="true"/>
                <table:data-pilot-member table:name="0,00078471" table:display="true" table:show-details="true"/>
                <table:data-pilot-member table:name="0,000785732" table:display="true" table:show-details="true"/>
                <table:data-pilot-member table:name="0,000785881" table:display="true" table:show-details="true"/>
                <table:data-pilot-member table:name="0,00078611" table:display="true" table:show-details="true"/>
                <table:data-pilot-member table:name="0,00078635" table:display="true" table:show-details="true"/>
                <table:data-pilot-member table:name="0,000788252" table:display="true" table:show-details="true"/>
                <table:data-pilot-member table:name="0,000789026" table:display="true" table:show-details="true"/>
                <table:data-pilot-member table:name="0,00078919" table:display="true" table:show-details="true"/>
                <table:data-pilot-member table:name="0,000789373" table:display="true" table:show-details="true"/>
                <table:data-pilot-member table:name="0,000791477" table:display="true" table:show-details="true"/>
                <table:data-pilot-member table:name="0,000792064" table:display="true" table:show-details="true"/>
                <table:data-pilot-member table:name="0,000792371" table:display="true" table:show-details="true"/>
                <table:data-pilot-member table:name="0,000792776" table:display="true" table:show-details="true"/>
                <table:data-pilot-member table:name="0,000793435" table:display="true" table:show-details="true"/>
                <table:data-pilot-member table:name="0,00079348" table:display="true" table:show-details="true"/>
                <table:data-pilot-member table:name="0,00079439" table:display="true" table:show-details="true"/>
                <table:data-pilot-member table:name="0,000795236" table:display="true" table:show-details="true"/>
                <table:data-pilot-member table:name="0,000795954" table:display="true" table:show-details="true"/>
                <table:data-pilot-member table:name="0,000796354" table:display="true" table:show-details="true"/>
                <table:data-pilot-member table:name="0,000796663" table:display="true" table:show-details="true"/>
                <table:data-pilot-member table:name="0,00079713" table:display="true" table:show-details="true"/>
                <table:data-pilot-member table:name="0,000797696" table:display="true" table:show-details="true"/>
                <table:data-pilot-member table:name="0,000798332" table:display="true" table:show-details="true"/>
                <table:data-pilot-member table:name="0,000798396" table:display="true" table:show-details="true"/>
                <table:data-pilot-member table:name="0,000798565" table:display="true" table:show-details="true"/>
                <table:data-pilot-member table:name="0,000800206" table:display="true" table:show-details="true"/>
                <table:data-pilot-member table:name="0,000801317" table:display="true" table:show-details="true"/>
                <table:data-pilot-member table:name="0,000802595" table:display="true" table:show-details="true"/>
                <table:data-pilot-member table:name="0,000803079" table:display="true" table:show-details="true"/>
                <table:data-pilot-member table:name="0,000804978" table:display="true" table:show-details="true"/>
                <table:data-pilot-member table:name="0,000805063" table:display="true" table:show-details="true"/>
                <table:data-pilot-member table:name="0,000805599" table:display="true" table:show-details="true"/>
                <table:data-pilot-member table:name="0,000806193" table:display="true" table:show-details="true"/>
                <table:data-pilot-member table:name="0,000806206" table:display="true" table:show-details="true"/>
                <table:data-pilot-member table:name="0,000806699" table:display="true" table:show-details="true"/>
                <table:data-pilot-member table:name="0,000807058" table:display="true" table:show-details="true"/>
                <table:data-pilot-member table:name="0,00080723" table:display="true" table:show-details="true"/>
                <table:data-pilot-member table:name="0,000808008" table:display="true" table:show-details="true"/>
                <table:data-pilot-member table:name="0,000808745" table:display="true" table:show-details="true"/>
                <table:data-pilot-member table:name="0,000809131" table:display="true" table:show-details="true"/>
                <table:data-pilot-member table:name="0,000810888" table:display="true" table:show-details="true"/>
                <table:data-pilot-member table:name="0,000811948" table:display="true" table:show-details="true"/>
                <table:data-pilot-member table:name="0,000812153" table:display="true" table:show-details="true"/>
                <table:data-pilot-member table:name="0,000813267" table:display="true" table:show-details="true"/>
                <table:data-pilot-member table:name="0,000813344" table:display="true" table:show-details="true"/>
                <table:data-pilot-member table:name="0,000813549" table:display="true" table:show-details="true"/>
                <table:data-pilot-member table:name="0,000813912" table:display="true" table:show-details="true"/>
                <table:data-pilot-member table:name="0,000814214" table:display="true" table:show-details="true"/>
                <table:data-pilot-member table:name="0,000815423" table:display="true" table:show-details="true"/>
                <table:data-pilot-member table:name="0,000816479" table:display="true" table:show-details="true"/>
                <table:data-pilot-member table:name="0,000819335" table:display="true" table:show-details="true"/>
                <table:data-pilot-member table:name="0,000821425" table:display="true" table:show-details="true"/>
                <table:data-pilot-member table:name="0,000825222" table:display="true" table:show-details="true"/>
                <table:data-pilot-member table:name="0,00082615" table:display="true" table:show-details="true"/>
                <table:data-pilot-member table:name="0,000827008" table:display="true" table:show-details="true"/>
                <table:data-pilot-member table:name="0,000829292" table:display="true" table:show-details="true"/>
                <table:data-pilot-member table:name="0,000829402" table:display="true" table:show-details="true"/>
                <table:data-pilot-member table:name="0,000829919" table:display="true" table:show-details="true"/>
                <table:data-pilot-member table:name="0,00083401" table:display="true" table:show-details="true"/>
                <table:data-pilot-member table:name="0,000835109" table:display="true" table:show-details="true"/>
                <table:data-pilot-member table:name="0,000837635" table:display="true" table:show-details="true"/>
                <table:data-pilot-member table:name="0,000838731" table:display="true" table:show-details="true"/>
                <table:data-pilot-member table:name="0,000839056" table:display="true" table:show-details="true"/>
                <table:data-pilot-member table:name="0,000839764" table:display="true" table:show-details="true"/>
                <table:data-pilot-member table:name="0,0008398" table:display="true" table:show-details="true"/>
                <table:data-pilot-member table:name="0,000839995" table:display="true" table:show-details="true"/>
                <table:data-pilot-member table:name="0,000840524" table:display="true" table:show-details="true"/>
                <table:data-pilot-member table:name="0,000841805" table:display="true" table:show-details="true"/>
                <table:data-pilot-member table:name="0,000842564" table:display="true" table:show-details="true"/>
                <table:data-pilot-member table:name="0,000843433" table:display="true" table:show-details="true"/>
                <table:data-pilot-member table:name="0,000843719" table:display="true" table:show-details="true"/>
                <table:data-pilot-member table:name="0,000845386" table:display="true" table:show-details="true"/>
                <table:data-pilot-member table:name="0,000845407" table:display="true" table:show-details="true"/>
                <table:data-pilot-member table:name="0,000846235" table:display="true" table:show-details="true"/>
                <table:data-pilot-member table:name="0,000846512" table:display="true" table:show-details="true"/>
                <table:data-pilot-member table:name="0,00084692" table:display="true" table:show-details="true"/>
                <table:data-pilot-member table:name="0,000847076" table:display="true" table:show-details="true"/>
                <table:data-pilot-member table:name="0,000849603" table:display="true" table:show-details="true"/>
                <table:data-pilot-member table:name="0,00085009" table:display="true" table:show-details="true"/>
                <table:data-pilot-member table:name="0,000850959" table:display="true" table:show-details="true"/>
                <table:data-pilot-member table:name="0,000851142" table:display="true" table:show-details="true"/>
                <table:data-pilot-member table:name="0,000851186" table:display="true" table:show-details="true"/>
                <table:data-pilot-member table:name="0,000851817" table:display="true" table:show-details="true"/>
                <table:data-pilot-member table:name="0,000852937" table:display="true" table:show-details="true"/>
                <table:data-pilot-member table:name="0,000854728" table:display="true" table:show-details="true"/>
                <table:data-pilot-member table:name="0,000855602" table:display="true" table:show-details="true"/>
                <table:data-pilot-member table:name="0,000860187" table:display="true" table:show-details="true"/>
                <table:data-pilot-member table:name="0,00086026" table:display="true" table:show-details="true"/>
                <table:data-pilot-member table:name="0,000862491" table:display="true" table:show-details="true"/>
                <table:data-pilot-member table:name="0,000863518" table:display="true" table:show-details="true"/>
                <table:data-pilot-member table:name="0,000863537" table:display="true" table:show-details="true"/>
                <table:data-pilot-member table:name="0,000863999" table:display="true" table:show-details="true"/>
                <table:data-pilot-member table:name="0,000865174" table:display="true" table:show-details="true"/>
                <table:data-pilot-member table:name="0,000871363" table:display="true" table:show-details="true"/>
                <table:data-pilot-member table:name="0,000872415" table:display="true" table:show-details="true"/>
                <table:data-pilot-member table:name="0,000875637" table:display="true" table:show-details="true"/>
                <table:data-pilot-member table:name="0,00087599" table:display="true" table:show-details="true"/>
                <table:data-pilot-member table:name="0,000877816" table:display="true" table:show-details="true"/>
                <table:data-pilot-member table:name="0,000878508" table:display="true" table:show-details="true"/>
                <table:data-pilot-member table:name="0,00087961" table:display="true" table:show-details="true"/>
                <table:data-pilot-member table:name="0,000880184" table:display="true" table:show-details="true"/>
                <table:data-pilot-member table:name="0,000880403" table:display="true" table:show-details="true"/>
                <table:data-pilot-member table:name="0,000881453" table:display="true" table:show-details="true"/>
                <table:data-pilot-member table:name="0,000881516" table:display="true" table:show-details="true"/>
                <table:data-pilot-member table:name="0,000882176" table:display="true" table:show-details="true"/>
                <table:data-pilot-member table:name="0,00088243" table:display="true" table:show-details="true"/>
                <table:data-pilot-member table:name="0,00088269" table:display="true" table:show-details="true"/>
                <table:data-pilot-member table:name="0,000884423" table:display="true" table:show-details="true"/>
                <table:data-pilot-member table:name="0,000887563" table:display="true" table:show-details="true"/>
                <table:data-pilot-member table:name="0,000889086" table:display="true" table:show-details="true"/>
                <table:data-pilot-member table:name="0,00088909" table:display="true" table:show-details="true"/>
                <table:data-pilot-member table:name="0,000889388" table:display="true" table:show-details="true"/>
                <table:data-pilot-member table:name="0,000890558" table:display="true" table:show-details="true"/>
                <table:data-pilot-member table:name="0,000891119" table:display="true" table:show-details="true"/>
                <table:data-pilot-member table:name="0,000893773" table:display="true" table:show-details="true"/>
                <table:data-pilot-member table:name="0,000894435" table:display="true" table:show-details="true"/>
                <table:data-pilot-member table:name="0,00089481" table:display="true" table:show-details="true"/>
                <table:data-pilot-member table:name="0,000895332" table:display="true" table:show-details="true"/>
                <table:data-pilot-member table:name="0,00089737" table:display="true" table:show-details="true"/>
                <table:data-pilot-member table:name="0,000898892" table:display="true" table:show-details="true"/>
                <table:data-pilot-member table:name="0,000900043" table:display="true" table:show-details="true"/>
                <table:data-pilot-member table:name="0,000902251" table:display="true" table:show-details="true"/>
                <table:data-pilot-member table:name="0,000905299" table:display="true" table:show-details="true"/>
                <table:data-pilot-member table:name="0,000906403" table:display="true" table:show-details="true"/>
                <table:data-pilot-member table:name="0,000907022" table:display="true" table:show-details="true"/>
                <table:data-pilot-member table:name="0,000907915" table:display="true" table:show-details="true"/>
                <table:data-pilot-member table:name="0,000908139" table:display="true" table:show-details="true"/>
                <table:data-pilot-member table:name="0,000908332" table:display="true" table:show-details="true"/>
                <table:data-pilot-member table:name="0,000909172" table:display="true" table:show-details="true"/>
                <table:data-pilot-member table:name="0,000909347" table:display="true" table:show-details="true"/>
                <table:data-pilot-member table:name="0,0009146" table:display="true" table:show-details="true"/>
                <table:data-pilot-member table:name="0,000917317" table:display="true" table:show-details="true"/>
                <table:data-pilot-member table:name="0,000918604" table:display="true" table:show-details="true"/>
                <table:data-pilot-member table:name="0,000919934" table:display="true" table:show-details="true"/>
                <table:data-pilot-member table:name="0,000920075" table:display="true" table:show-details="true"/>
                <table:data-pilot-member table:name="0,000921721" table:display="true" table:show-details="true"/>
                <table:data-pilot-member table:name="0,000927925" table:display="true" table:show-details="true"/>
                <table:data-pilot-member table:name="0,000928631" table:display="true" table:show-details="true"/>
                <table:data-pilot-member table:name="0,000928672" table:display="true" table:show-details="true"/>
                <table:data-pilot-member table:name="0,000935151" table:display="true" table:show-details="true"/>
                <table:data-pilot-member table:name="0,000936653" table:display="true" table:show-details="true"/>
                <table:data-pilot-member table:name="0,000936714" table:display="true" table:show-details="true"/>
                <table:data-pilot-member table:name="0,000938829" table:display="true" table:show-details="true"/>
                <table:data-pilot-member table:name="0,000939305" table:display="true" table:show-details="true"/>
                <table:data-pilot-member table:name="0,000939651" table:display="true" table:show-details="true"/>
                <table:data-pilot-member table:name="0,000940442" table:display="true" table:show-details="true"/>
                <table:data-pilot-member table:name="0,000943171" table:display="true" table:show-details="true"/>
                <table:data-pilot-member table:name="0,000945864" table:display="true" table:show-details="true"/>
                <table:data-pilot-member table:name="0,000948573" table:display="true" table:show-details="true"/>
                <table:data-pilot-member table:name="0,000951066" table:display="true" table:show-details="true"/>
                <table:data-pilot-member table:name="0,000954873" table:display="true" table:show-details="true"/>
                <table:data-pilot-member table:name="0,000957231" table:display="true" table:show-details="true"/>
                <table:data-pilot-member table:name="0,000968812" table:display="true" table:show-details="true"/>
                <table:data-pilot-member table:name="0,000971194" table:display="true" table:show-details="true"/>
                <table:data-pilot-member table:name="0,00097205" table:display="true" table:show-details="true"/>
                <table:data-pilot-member table:name="0,000973436" table:display="true" table:show-details="true"/>
                <table:data-pilot-member table:name="0,000974188" table:display="true" table:show-details="true"/>
                <table:data-pilot-member table:name="0,00097617" table:display="true" table:show-details="true"/>
                <table:data-pilot-member table:name="0,000976365" table:display="true" table:show-details="true"/>
                <table:data-pilot-member table:name="0,000977121" table:display="true" table:show-details="true"/>
                <table:data-pilot-member table:name="0,000978189" table:display="true" table:show-details="true"/>
                <table:data-pilot-member table:name="0,000981035" table:display="true" table:show-details="true"/>
                <table:data-pilot-member table:name="0,000982381" table:display="true" table:show-details="true"/>
                <table:data-pilot-member table:name="0,000987233" table:display="true" table:show-details="true"/>
                <table:data-pilot-member table:name="0,000988647" table:display="true" table:show-details="true"/>
                <table:data-pilot-member table:name="0,000989437" table:display="true" table:show-details="true"/>
                <table:data-pilot-member table:name="0,000989925" table:display="true" table:show-details="true"/>
                <table:data-pilot-member table:name="0,000998576" table:display="true" table:show-details="true"/>
                <table:data-pilot-member table:name="0,000999" table:display="true" table:show-details="true"/>
                <table:data-pilot-member table:name="0,00100316" table:display="true" table:show-details="true"/>
                <table:data-pilot-member table:name="0,00100359" table:display="true" table:show-details="true"/>
                <table:data-pilot-member table:name="0,00100449" table:display="true" table:show-details="true"/>
                <table:data-pilot-member table:name="0,00100499" table:display="true" table:show-details="true"/>
                <table:data-pilot-member table:name="0,00100526" table:display="true" table:show-details="true"/>
                <table:data-pilot-member table:name="0,00100549" table:display="true" table:show-details="true"/>
                <table:data-pilot-member table:name="0,00100578" table:display="true" table:show-details="true"/>
                <table:data-pilot-member table:name="0,00100672" table:display="true" table:show-details="true"/>
                <table:data-pilot-member table:name="0,00100734" table:display="true" table:show-details="true"/>
                <table:data-pilot-member table:name="0,00100753" table:display="true" table:show-details="true"/>
                <table:data-pilot-member table:name="0,00100888" table:display="true" table:show-details="true"/>
                <table:data-pilot-member table:name="0,00100912" table:display="true" table:show-details="true"/>
                <table:data-pilot-member table:name="0,00100947" table:display="true" table:show-details="true"/>
                <table:data-pilot-member table:name="0,00100967" table:display="true" table:show-details="true"/>
                <table:data-pilot-member table:name="0,00100993" table:display="true" table:show-details="true"/>
                <table:data-pilot-member table:name="0,00100997" table:display="true" table:show-details="true"/>
                <table:data-pilot-member table:name="0,00101045" table:display="true" table:show-details="true"/>
                <table:data-pilot-member table:name="0,0010106" table:display="true" table:show-details="true"/>
                <table:data-pilot-member table:name="0,00101164" table:display="true" table:show-details="true"/>
                <table:data-pilot-member table:name="0,00101244" table:display="true" table:show-details="true"/>
                <table:data-pilot-member table:name="0,00101254" table:display="true" table:show-details="true"/>
                <table:data-pilot-member table:name="0,00101435" table:display="true" table:show-details="true"/>
                <table:data-pilot-member table:name="0,00101518" table:display="true" table:show-details="true"/>
                <table:data-pilot-member table:name="0,00101628" table:display="true" table:show-details="true"/>
                <table:data-pilot-member table:name="0,00101629" table:display="true" table:show-details="true"/>
                <table:data-pilot-member table:name="0,00101699" table:display="true" table:show-details="true"/>
                <table:data-pilot-member table:name="0,00101722" table:display="true" table:show-details="true"/>
                <table:data-pilot-member table:name="0,00101766" table:display="true" table:show-details="true"/>
                <table:data-pilot-member table:name="0,00101788" table:display="true" table:show-details="true"/>
                <table:data-pilot-member table:name="0,00101858" table:display="true" table:show-details="true"/>
                <table:data-pilot-member table:name="0,00101867" table:display="true" table:show-details="true"/>
                <table:data-pilot-member table:name="0,0010187" table:display="true" table:show-details="true"/>
                <table:data-pilot-member table:name="0,00101945" table:display="true" table:show-details="true"/>
                <table:data-pilot-member table:name="0,00101963" table:display="true" table:show-details="true"/>
                <table:data-pilot-member table:name="0,00102042" table:display="true" table:show-details="true"/>
                <table:data-pilot-member table:name="0,00102093" table:display="true" table:show-details="true"/>
                <table:data-pilot-member table:name="0,00102152" table:display="true" table:show-details="true"/>
                <table:data-pilot-member table:name="0,00102452" table:display="true" table:show-details="true"/>
                <table:data-pilot-member table:name="0,00102609" table:display="true" table:show-details="true"/>
                <table:data-pilot-member table:name="0,00102628" table:display="true" table:show-details="true"/>
                <table:data-pilot-member table:name="0,0010281" table:display="true" table:show-details="true"/>
                <table:data-pilot-member table:name="0,00102907" table:display="true" table:show-details="true"/>
                <table:data-pilot-member table:name="0,00102939" table:display="true" table:show-details="true"/>
                <table:data-pilot-member table:name="0,00103052" table:display="true" table:show-details="true"/>
                <table:data-pilot-member table:name="0,0010309" table:display="true" table:show-details="true"/>
                <table:data-pilot-member table:name="0,00103236" table:display="true" table:show-details="true"/>
                <table:data-pilot-member table:name="0,00103239" table:display="true" table:show-details="true"/>
                <table:data-pilot-member table:name="0,00103314" table:display="true" table:show-details="true"/>
                <table:data-pilot-member table:name="0,0010358" table:display="true" table:show-details="true"/>
                <table:data-pilot-member table:name="0,00103788" table:display="true" table:show-details="true"/>
                <table:data-pilot-member table:name="0,00104759" table:display="true" table:show-details="true"/>
                <table:data-pilot-member table:name="0,00106214" table:display="true" table:show-details="true"/>
                <table:data-pilot-member table:name="0,00106496" table:display="true" table:show-details="true"/>
                <table:data-pilot-member table:name="0,00106979" table:display="true" table:show-details="true"/>
                <table:data-pilot-member table:name="0,0010735" table:display="true" table:show-details="true"/>
                <table:data-pilot-member table:name="0,00107666" table:display="true" table:show-details="true"/>
                <table:data-pilot-member table:name="0,00108127" table:display="true" table:show-details="true"/>
                <table:data-pilot-member table:name="0,00108409" table:display="true" table:show-details="true"/>
                <table:data-pilot-member table:name="0,00108569" table:display="true" table:show-details="true"/>
                <table:data-pilot-member table:name="0,00108666" table:display="true" table:show-details="true"/>
                <table:data-pilot-member table:name="0,00109397" table:display="true" table:show-details="true"/>
                <table:data-pilot-member table:name="0,00109791" table:display="true" table:show-details="true"/>
                <table:data-pilot-member table:name="0,00110303" table:display="true" table:show-details="true"/>
                <table:data-pilot-member table:name="0,00110309" table:display="true" table:show-details="true"/>
                <table:data-pilot-member table:name="0,0011061" table:display="true" table:show-details="true"/>
                <table:data-pilot-member table:name="0,00110699" table:display="true" table:show-details="true"/>
                <table:data-pilot-member table:name="0,00111041" table:display="true" table:show-details="true"/>
                <table:data-pilot-member table:name="0,00111181" table:display="true" table:show-details="true"/>
                <table:data-pilot-member table:name="0,00111545" table:display="true" table:show-details="true"/>
                <table:data-pilot-member table:name="0,00111619" table:display="true" table:show-details="true"/>
                <table:data-pilot-member table:name="0,00111798" table:display="true" table:show-details="true"/>
                <table:data-pilot-member table:name="0,00112291" table:display="true" table:show-details="true"/>
                <table:data-pilot-member table:name="0,00112934" table:display="true" table:show-details="true"/>
                <table:data-pilot-member table:name="0,00113197" table:display="true" table:show-details="true"/>
                <table:data-pilot-member table:name="0,00113306" table:display="true" table:show-details="true"/>
                <table:data-pilot-member table:name="0,00114612" table:display="true" table:show-details="true"/>
                <table:data-pilot-member table:name="0,00114676" table:display="true" table:show-details="true"/>
                <table:data-pilot-member table:name="0,00114705" table:display="true" table:show-details="true"/>
                <table:data-pilot-member table:name="0,00115837" table:display="true" table:show-details="true"/>
                <table:data-pilot-member table:name="0,00117276" table:display="true" table:show-details="true"/>
                <table:data-pilot-member table:name="0,00117793" table:display="true" table:show-details="true"/>
                <table:data-pilot-member table:name="0,00118378" table:display="true" table:show-details="true"/>
                <table:data-pilot-member table:name="0,00118772" table:display="true" table:show-details="true"/>
                <table:data-pilot-member table:name="0,00118856" table:display="true" table:show-details="true"/>
                <table:data-pilot-member table:name="0,00119259" table:display="true" table:show-details="true"/>
                <table:data-pilot-member table:name="0,00119457" table:display="true" table:show-details="true"/>
                <table:data-pilot-member table:name="0,00119854" table:display="true" table:show-details="true"/>
                <table:data-pilot-member table:name="0,00119962" table:display="true" table:show-details="true"/>
                <table:data-pilot-member table:name="0,00120236" table:display="true" table:show-details="true"/>
                <table:data-pilot-member table:name="0,00120565" table:display="true" table:show-details="true"/>
                <table:data-pilot-member table:name="0,001206" table:display="true" table:show-details="true"/>
                <table:data-pilot-member table:name="0,00120635" table:display="true" table:show-details="true"/>
                <table:data-pilot-member table:name="0,00120812" table:display="true" table:show-details="true"/>
                <table:data-pilot-member table:name="0,00120881" table:display="true" table:show-details="true"/>
                <table:data-pilot-member table:name="0,00120925" table:display="true" table:show-details="true"/>
                <table:data-pilot-member table:name="0,00120933" table:display="true" table:show-details="true"/>
                <table:data-pilot-member table:name="0,0012097" table:display="true" table:show-details="true"/>
                <table:data-pilot-member table:name="0,00120985" table:display="true" table:show-details="true"/>
                <table:data-pilot-member table:name="0,00121394" table:display="true" table:show-details="true"/>
                <table:data-pilot-member table:name="0,00121409" table:display="true" table:show-details="true"/>
                <table:data-pilot-member table:name="0,0012142" table:display="true" table:show-details="true"/>
                <table:data-pilot-member table:name="0,00121474" table:display="true" table:show-details="true"/>
                <table:data-pilot-member table:name="0,00121682" table:display="true" table:show-details="true"/>
                <table:data-pilot-member table:name="0,00121981" table:display="true" table:show-details="true"/>
                <table:data-pilot-member table:name="0,00122044" table:display="true" table:show-details="true"/>
                <table:data-pilot-member table:name="0,00122318" table:display="true" table:show-details="true"/>
                <table:data-pilot-member table:name="0,00122616" table:display="true" table:show-details="true"/>
                <table:data-pilot-member table:name="0,00122982" table:display="true" table:show-details="true"/>
                <table:data-pilot-member table:name="0,00123116" table:display="true" table:show-details="true"/>
                <table:data-pilot-member table:name="0,00123186" table:display="true" table:show-details="true"/>
                <table:data-pilot-member table:name="0,00123223" table:display="true" table:show-details="true"/>
                <table:data-pilot-member table:name="0,00123397" table:display="true" table:show-details="true"/>
                <table:data-pilot-member table:name="0,00124375" table:display="true" table:show-details="true"/>
                <table:data-pilot-member table:name="0,0012448" table:display="true" table:show-details="true"/>
                <table:data-pilot-member table:name="0,0012603" table:display="true" table:show-details="true"/>
                <table:data-pilot-member table:name="0,00126127" table:display="true" table:show-details="true"/>
                <table:data-pilot-member table:name="0,00126403" table:display="true" table:show-details="true"/>
                <table:data-pilot-member table:name="0,00129437" table:display="true" table:show-details="true"/>
                <table:data-pilot-member table:name="0,00130224" table:display="true" table:show-details="true"/>
                <table:data-pilot-member table:name="0,00130362" table:display="true" table:show-details="true"/>
                <table:data-pilot-member table:name="0,00133111" table:display="true" table:show-details="true"/>
                <table:data-pilot-member table:name="0,00135823" table:display="true" table:show-details="true"/>
                <table:data-pilot-member table:name="0,00135842" table:display="true" table:show-details="true"/>
                <table:data-pilot-member table:name="0,00136411" table:display="true" table:show-details="true"/>
                <table:data-pilot-member table:name="0,00137128" table:display="true" table:show-details="true"/>
                <table:data-pilot-member table:name="0,00137812" table:display="true" table:show-details="true"/>
                <table:data-pilot-member table:name="0,00138684" table:display="true" table:show-details="true"/>
                <table:data-pilot-member table:name="0,0013883" table:display="true" table:show-details="true"/>
                <table:data-pilot-member table:name="0,00138876" table:display="true" table:show-details="true"/>
                <table:data-pilot-member table:name="0,00139067" table:display="true" table:show-details="true"/>
                <table:data-pilot-member table:name="0,00139129" table:display="true" table:show-details="true"/>
                <table:data-pilot-member table:name="0,00139234" table:display="true" table:show-details="true"/>
                <table:data-pilot-member table:name="0,00139435" table:display="true" table:show-details="true"/>
                <table:data-pilot-member table:name="0,0013957" table:display="true" table:show-details="true"/>
                <table:data-pilot-member table:name="0,00139579" table:display="true" table:show-details="true"/>
                <table:data-pilot-member table:name="0,00139875" table:display="true" table:show-details="true"/>
                <table:data-pilot-member table:name="0,00139962" table:display="true" table:show-details="true"/>
                <table:data-pilot-member table:name="0,00140005" table:display="true" table:show-details="true"/>
                <table:data-pilot-member table:name="0,00140011" table:display="true" table:show-details="true"/>
                <table:data-pilot-member table:name="0,00140168" table:display="true" table:show-details="true"/>
                <table:data-pilot-member table:name="0,00140266" table:display="true" table:show-details="true"/>
                <table:data-pilot-member table:name="0,00140332" table:display="true" table:show-details="true"/>
                <table:data-pilot-member table:name="0,00140362" table:display="true" table:show-details="true"/>
                <table:data-pilot-member table:name="0,00140432" table:display="true" table:show-details="true"/>
                <table:data-pilot-member table:name="0,0014045" table:display="true" table:show-details="true"/>
                <table:data-pilot-member table:name="0,00140482" table:display="true" table:show-details="true"/>
                <table:data-pilot-member table:name="0,00141188" table:display="true" table:show-details="true"/>
                <table:data-pilot-member table:name="0,00141281" table:display="true" table:show-details="true"/>
                <table:data-pilot-member table:name="0,00141583" table:display="true" table:show-details="true"/>
                <table:data-pilot-member table:name="0,00141763" table:display="true" table:show-details="true"/>
                <table:data-pilot-member table:name="0,00141896" table:display="true" table:show-details="true"/>
                <table:data-pilot-member table:name="0,00141978" table:display="true" table:show-details="true"/>
                <table:data-pilot-member table:name="0,00142096" table:display="true" table:show-details="true"/>
                <table:data-pilot-member table:name="0,00142267" table:display="true" table:show-details="true"/>
                <table:data-pilot-member table:name="0,00142283" table:display="true" table:show-details="true"/>
                <table:data-pilot-member table:name="0,00142434" table:display="true" table:show-details="true"/>
                <table:data-pilot-member table:name="0,00142589" table:display="true" table:show-details="true"/>
                <table:data-pilot-member table:name="0,00142682" table:display="true" table:show-details="true"/>
                <table:data-pilot-member table:name="0,00142684" table:display="true" table:show-details="true"/>
                <table:data-pilot-member table:name="0,00142711" table:display="true" table:show-details="true"/>
                <table:data-pilot-member table:name="0,00142714" table:display="true" table:show-details="true"/>
                <table:data-pilot-member table:name="0,00142743" table:display="true" table:show-details="true"/>
                <table:data-pilot-member table:name="0,00142745" table:display="true" table:show-details="true"/>
                <table:data-pilot-member table:name="0,00142824" table:display="true" table:show-details="true"/>
                <table:data-pilot-member table:name="0,00142952" table:display="true" table:show-details="true"/>
                <table:data-pilot-member table:name="0,0014303" table:display="true" table:show-details="true"/>
                <table:data-pilot-member table:name="0,00143057" table:display="true" table:show-details="true"/>
                <table:data-pilot-member table:name="0,00143176" table:display="true" table:show-details="true"/>
                <table:data-pilot-member table:name="0,00143324" table:display="true" table:show-details="true"/>
                <table:data-pilot-member table:name="0,00143395" table:display="true" table:show-details="true"/>
                <table:data-pilot-member table:name="0,0014357" table:display="true" table:show-details="true"/>
                <table:data-pilot-member table:name="0,00143695" table:display="true" table:show-details="true"/>
                <table:data-pilot-member table:name="0,001437" table:display="true" table:show-details="true"/>
                <table:data-pilot-member table:name="0,00144147" table:display="true" table:show-details="true"/>
                <table:data-pilot-member table:name="0,00144405" table:display="true" table:show-details="true"/>
                <table:data-pilot-member table:name="0,00144761" table:display="true" table:show-details="true"/>
                <table:data-pilot-member table:name="0,00144794" table:display="true" table:show-details="true"/>
                <table:data-pilot-member table:name="0,00144929" table:display="true" table:show-details="true"/>
                <table:data-pilot-member table:name="0,00144953" table:display="true" table:show-details="true"/>
                <table:data-pilot-member table:name="0,00145052" table:display="true" table:show-details="true"/>
                <table:data-pilot-member table:name="0,00145126" table:display="true" table:show-details="true"/>
                <table:data-pilot-member table:name="0,00145132" table:display="true" table:show-details="true"/>
                <table:data-pilot-member table:name="0,00145235" table:display="true" table:show-details="true"/>
                <table:data-pilot-member table:name="0,00145303" table:display="true" table:show-details="true"/>
                <table:data-pilot-member table:name="0,00145326" table:display="true" table:show-details="true"/>
                <table:data-pilot-member table:name="0,00145571" table:display="true" table:show-details="true"/>
                <table:data-pilot-member table:name="0,00145652" table:display="true" table:show-details="true"/>
                <table:data-pilot-member table:name="0,00145702" table:display="true" table:show-details="true"/>
                <table:data-pilot-member table:name="0,00145709" table:display="true" table:show-details="true"/>
                <table:data-pilot-member table:name="0,00145722" table:display="true" table:show-details="true"/>
                <table:data-pilot-member table:name="0,00145882" table:display="true" table:show-details="true"/>
                <table:data-pilot-member table:name="0,00145898" table:display="true" table:show-details="true"/>
                <table:data-pilot-member table:name="0,001459" table:display="true" table:show-details="true"/>
                <table:data-pilot-member table:name="0,00145918" table:display="true" table:show-details="true"/>
                <table:data-pilot-member table:name="0,00146266" table:display="true" table:show-details="true"/>
                <table:data-pilot-member table:name="0,00146271" table:display="true" table:show-details="true"/>
                <table:data-pilot-member table:name="0,00146378" table:display="true" table:show-details="true"/>
                <table:data-pilot-member table:name="0,00146459" table:display="true" table:show-details="true"/>
                <table:data-pilot-member table:name="0,0014653" table:display="true" table:show-details="true"/>
                <table:data-pilot-member table:name="0,00146762" table:display="true" table:show-details="true"/>
                <table:data-pilot-member table:name="0,00146775" table:display="true" table:show-details="true"/>
                <table:data-pilot-member table:name="0,00146819" table:display="true" table:show-details="true"/>
                <table:data-pilot-member table:name="0,00146863" table:display="true" table:show-details="true"/>
                <table:data-pilot-member table:name="0,00146893" table:display="true" table:show-details="true"/>
                <table:data-pilot-member table:name="0,00147131" table:display="true" table:show-details="true"/>
                <table:data-pilot-member table:name="0,00147337" table:display="true" table:show-details="true"/>
                <table:data-pilot-member table:name="0,00147395" table:display="true" table:show-details="true"/>
                <table:data-pilot-member table:name="0,00147786" table:display="true" table:show-details="true"/>
                <table:data-pilot-member table:name="0,00147799" table:display="true" table:show-details="true"/>
                <table:data-pilot-member table:name="0,00147832" table:display="true" table:show-details="true"/>
                <table:data-pilot-member table:name="0,00148177" table:display="true" table:show-details="true"/>
                <table:data-pilot-member table:name="0,00148341" table:display="true" table:show-details="true"/>
                <table:data-pilot-member table:name="0,00148431" table:display="true" table:show-details="true"/>
                <table:data-pilot-member table:name="0,00148583" table:display="true" table:show-details="true"/>
                <table:data-pilot-member table:name="0,00148769" table:display="true" table:show-details="true"/>
                <table:data-pilot-member table:name="0,00148833" table:display="true" table:show-details="true"/>
                <table:data-pilot-member table:name="0,00148834" table:display="true" table:show-details="true"/>
                <table:data-pilot-member table:name="0,00149002" table:display="true" table:show-details="true"/>
                <table:data-pilot-member table:name="0,00149063" table:display="true" table:show-details="true"/>
                <table:data-pilot-member table:name="0,00149154" table:display="true" table:show-details="true"/>
                <table:data-pilot-member table:name="0,00149197" table:display="true" table:show-details="true"/>
                <table:data-pilot-member table:name="0,00149201" table:display="true" table:show-details="true"/>
                <table:data-pilot-member table:name="0,00149345" table:display="true" table:show-details="true"/>
                <table:data-pilot-member table:name="0,00149408" table:display="true" table:show-details="true"/>
                <table:data-pilot-member table:name="0,00149461" table:display="true" table:show-details="true"/>
                <table:data-pilot-member table:name="0,00149524" table:display="true" table:show-details="true"/>
                <table:data-pilot-member table:name="0,00149562" table:display="true" table:show-details="true"/>
                <table:data-pilot-member table:name="0,00149761" table:display="true" table:show-details="true"/>
                <table:data-pilot-member table:name="0,00149902" table:display="true" table:show-details="true"/>
                <table:data-pilot-member table:name="0,00149943" table:display="true" table:show-details="true"/>
                <table:data-pilot-member table:name="0,00150044" table:display="true" table:show-details="true"/>
                <table:data-pilot-member table:name="0,00150243" table:display="true" table:show-details="true"/>
                <table:data-pilot-member table:name="0,00150284" table:display="true" table:show-details="true"/>
                <table:data-pilot-member table:name="0,00150497" table:display="true" table:show-details="true"/>
                <table:data-pilot-member table:name="0,00150498" table:display="true" table:show-details="true"/>
                <table:data-pilot-member table:name="0,00150566" table:display="true" table:show-details="true"/>
                <table:data-pilot-member table:name="0,00150658" table:display="true" table:show-details="true"/>
                <table:data-pilot-member table:name="0,00150717" table:display="true" table:show-details="true"/>
                <table:data-pilot-member table:name="0,00150857" table:display="true" table:show-details="true"/>
                <table:data-pilot-member table:name="0,00150974" table:display="true" table:show-details="true"/>
                <table:data-pilot-member table:name="0,00151061" table:display="true" table:show-details="true"/>
                <table:data-pilot-member table:name="0,00151071" table:display="true" table:show-details="true"/>
                <table:data-pilot-member table:name="0,00151213" table:display="true" table:show-details="true"/>
                <table:data-pilot-member table:name="0,00151336" table:display="true" table:show-details="true"/>
                <table:data-pilot-member table:name="0,00151523" table:display="true" table:show-details="true"/>
                <table:data-pilot-member table:name="0,00151562" table:display="true" table:show-details="true"/>
                <table:data-pilot-member table:name="0,00151616" table:display="true" table:show-details="true"/>
                <table:data-pilot-member table:name="0,00151696" table:display="true" table:show-details="true"/>
                <table:data-pilot-member table:name="0,00151699" table:display="true" table:show-details="true"/>
                <table:data-pilot-member table:name="0,00151903" table:display="true" table:show-details="true"/>
                <table:data-pilot-member table:name="0,00151943" table:display="true" table:show-details="true"/>
                <table:data-pilot-member table:name="0,0015209" table:display="true" table:show-details="true"/>
                <table:data-pilot-member table:name="0,0015212" table:display="true" table:show-details="true"/>
                <table:data-pilot-member table:name="0,00152298" table:display="true" table:show-details="true"/>
                <table:data-pilot-member table:name="0,0015282" table:display="true" table:show-details="true"/>
                <table:data-pilot-member table:name="0,00152915" table:display="true" table:show-details="true"/>
                <table:data-pilot-member table:name="0,00153097" table:display="true" table:show-details="true"/>
                <table:data-pilot-member table:name="0,00153119" table:display="true" table:show-details="true"/>
                <table:data-pilot-member table:name="0,00153326" table:display="true" table:show-details="true"/>
                <table:data-pilot-member table:name="0,00153399" table:display="true" table:show-details="true"/>
                <table:data-pilot-member table:name="0,00153474" table:display="true" table:show-details="true"/>
                <table:data-pilot-member table:name="0,00153775" table:display="true" table:show-details="true"/>
                <table:data-pilot-member table:name="0,00153779" table:display="true" table:show-details="true"/>
                <table:data-pilot-member table:name="0,00154259" table:display="true" table:show-details="true"/>
                <table:data-pilot-member table:name="0,00154518" table:display="true" table:show-details="true"/>
                <table:data-pilot-member table:name="0,00154527" table:display="true" table:show-details="true"/>
                <table:data-pilot-member table:name="0,00154603" table:display="true" table:show-details="true"/>
                <table:data-pilot-member table:name="0,00154809" table:display="true" table:show-details="true"/>
                <table:data-pilot-member table:name="0,00154973" table:display="true" table:show-details="true"/>
                <table:data-pilot-member table:name="0,00155145" table:display="true" table:show-details="true"/>
                <table:data-pilot-member table:name="0,00155209" table:display="true" table:show-details="true"/>
                <table:data-pilot-member table:name="0,00155402" table:display="true" table:show-details="true"/>
                <table:data-pilot-member table:name="0,00155783" table:display="true" table:show-details="true"/>
                <table:data-pilot-member table:name="0,00155891" table:display="true" table:show-details="true"/>
                <table:data-pilot-member table:name="0,00155905" table:display="true" table:show-details="true"/>
                <table:data-pilot-member table:name="0,00156038" table:display="true" table:show-details="true"/>
                <table:data-pilot-member table:name="0,00156193" table:display="true" table:show-details="true"/>
                <table:data-pilot-member table:name="0,00156353" table:display="true" table:show-details="true"/>
                <table:data-pilot-member table:name="0,00156453" table:display="true" table:show-details="true"/>
                <table:data-pilot-member table:name="0,0015697" table:display="true" table:show-details="true"/>
                <table:data-pilot-member table:name="0,00157488" table:display="true" table:show-details="true"/>
                <table:data-pilot-member table:name="0,00157924" table:display="true" table:show-details="true"/>
                <table:data-pilot-member table:name="0,00158024" table:display="true" table:show-details="true"/>
                <table:data-pilot-member table:name="0,00158128" table:display="true" table:show-details="true"/>
                <table:data-pilot-member table:name="0,00158675" table:display="true" table:show-details="true"/>
                <table:data-pilot-member table:name="0,00158954" table:display="true" table:show-details="true"/>
                <table:data-pilot-member table:name="0,00158963" table:display="true" table:show-details="true"/>
                <table:data-pilot-member table:name="0,00159008" table:display="true" table:show-details="true"/>
                <table:data-pilot-member table:name="0,00159135" table:display="true" table:show-details="true"/>
                <table:data-pilot-member table:name="0,00159642" table:display="true" table:show-details="true"/>
                <table:data-pilot-member table:name="0,0015967" table:display="true" table:show-details="true"/>
                <table:data-pilot-member table:name="0,00159724" table:display="true" table:show-details="true"/>
                <table:data-pilot-member table:name="0,00159805" table:display="true" table:show-details="true"/>
                <table:data-pilot-member table:name="0,00159933" table:display="true" table:show-details="true"/>
                <table:data-pilot-member table:name="0,00159971" table:display="true" table:show-details="true"/>
                <table:data-pilot-member table:name="0,00160244" table:display="true" table:show-details="true"/>
                <table:data-pilot-member table:name="0,00160348" table:display="true" table:show-details="true"/>
                <table:data-pilot-member table:name="0,0016038" table:display="true" table:show-details="true"/>
                <table:data-pilot-member table:name="0,00160799" table:display="true" table:show-details="true"/>
                <table:data-pilot-member table:name="0,00160886" table:display="true" table:show-details="true"/>
                <table:data-pilot-member table:name="0,00161221" table:display="true" table:show-details="true"/>
                <table:data-pilot-member table:name="0,00161302" table:display="true" table:show-details="true"/>
                <table:data-pilot-member table:name="0,00161376" table:display="true" table:show-details="true"/>
                <table:data-pilot-member table:name="0,00161444" table:display="true" table:show-details="true"/>
                <table:data-pilot-member table:name="0,00161673" table:display="true" table:show-details="true"/>
                <table:data-pilot-member table:name="0,00162148" table:display="true" table:show-details="true"/>
                <table:data-pilot-member table:name="0,00162242" table:display="true" table:show-details="true"/>
                <table:data-pilot-member table:name="0,00162331" table:display="true" table:show-details="true"/>
                <table:data-pilot-member table:name="0,0016235" table:display="true" table:show-details="true"/>
                <table:data-pilot-member table:name="0,00162571" table:display="true" table:show-details="true"/>
                <table:data-pilot-member table:name="0,00162595" table:display="true" table:show-details="true"/>
                <table:data-pilot-member table:name="0,00162713" table:display="true" table:show-details="true"/>
                <table:data-pilot-member table:name="0,00162808" table:display="true" table:show-details="true"/>
                <table:data-pilot-member table:name="0,00162857" table:display="true" table:show-details="true"/>
                <table:data-pilot-member table:name="0,00162968" table:display="true" table:show-details="true"/>
                <table:data-pilot-member table:name="0,00163032" table:display="true" table:show-details="true"/>
                <table:data-pilot-member table:name="0,0016322" table:display="true" table:show-details="true"/>
                <table:data-pilot-member table:name="0,00163556" table:display="true" table:show-details="true"/>
                <table:data-pilot-member table:name="0,00163653" table:display="true" table:show-details="true"/>
                <table:data-pilot-member table:name="0,00163709" table:display="true" table:show-details="true"/>
                <table:data-pilot-member table:name="0,00164056" table:display="true" table:show-details="true"/>
                <table:data-pilot-member table:name="0,00164083" table:display="true" table:show-details="true"/>
                <table:data-pilot-member table:name="0,00164105" table:display="true" table:show-details="true"/>
                <table:data-pilot-member table:name="0,00164252" table:display="true" table:show-details="true"/>
                <table:data-pilot-member table:name="0,00164373" table:display="true" table:show-details="true"/>
                <table:data-pilot-member table:name="0,00164739" table:display="true" table:show-details="true"/>
                <table:data-pilot-member table:name="0,00164826" table:display="true" table:show-details="true"/>
                <table:data-pilot-member table:name="0,00165083" table:display="true" table:show-details="true"/>
                <table:data-pilot-member table:name="0,00165089" table:display="true" table:show-details="true"/>
                <table:data-pilot-member table:name="0,0016509" table:display="true" table:show-details="true"/>
                <table:data-pilot-member table:name="0,00165524" table:display="true" table:show-details="true"/>
                <table:data-pilot-member table:name="0,00165642" table:display="true" table:show-details="true"/>
                <table:data-pilot-member table:name="0,00165909" table:display="true" table:show-details="true"/>
                <table:data-pilot-member table:name="0,00166103" table:display="true" table:show-details="true"/>
                <table:data-pilot-member table:name="0,00166161" table:display="true" table:show-details="true"/>
                <table:data-pilot-member table:name="0,00166597" table:display="true" table:show-details="true"/>
                <table:data-pilot-member table:name="0,00166662" table:display="true" table:show-details="true"/>
                <table:data-pilot-member table:name="0,00166714" table:display="true" table:show-details="true"/>
                <table:data-pilot-member table:name="0,00166962" table:display="true" table:show-details="true"/>
                <table:data-pilot-member table:name="0,00167018" table:display="true" table:show-details="true"/>
                <table:data-pilot-member table:name="0,001671" table:display="true" table:show-details="true"/>
                <table:data-pilot-member table:name="0,00167536" table:display="true" table:show-details="true"/>
                <table:data-pilot-member table:name="0,00167976" table:display="true" table:show-details="true"/>
                <table:data-pilot-member table:name="0,00168156" table:display="true" table:show-details="true"/>
                <table:data-pilot-member table:name="0,0016834" table:display="true" table:show-details="true"/>
                <table:data-pilot-member table:name="0,00168506" table:display="true" table:show-details="true"/>
                <table:data-pilot-member table:name="0,00168595" table:display="true" table:show-details="true"/>
                <table:data-pilot-member table:name="0,00168632" table:display="true" table:show-details="true"/>
                <table:data-pilot-member table:name="0,00168685" table:display="true" table:show-details="true"/>
                <table:data-pilot-member table:name="0,00168753" table:display="true" table:show-details="true"/>
                <table:data-pilot-member table:name="0,0016889" table:display="true" table:show-details="true"/>
                <table:data-pilot-member table:name="0,0016891" table:display="true" table:show-details="true"/>
                <table:data-pilot-member table:name="0,00168964" table:display="true" table:show-details="true"/>
                <table:data-pilot-member table:name="0,0016903" table:display="true" table:show-details="true"/>
                <table:data-pilot-member table:name="0,00169429" table:display="true" table:show-details="true"/>
                <table:data-pilot-member table:name="0,00169476" table:display="true" table:show-details="true"/>
                <table:data-pilot-member table:name="0,00169534" table:display="true" table:show-details="true"/>
                <table:data-pilot-member table:name="0,00169548" table:display="true" table:show-details="true"/>
                <table:data-pilot-member table:name="0,0016955" table:display="true" table:show-details="true"/>
                <table:data-pilot-member table:name="0,00169722" table:display="true" table:show-details="true"/>
                <table:data-pilot-member table:name="0,00169806" table:display="true" table:show-details="true"/>
                <table:data-pilot-member table:name="0,00169902" table:display="true" table:show-details="true"/>
                <table:data-pilot-member table:name="0,00170049" table:display="true" table:show-details="true"/>
                <table:data-pilot-member table:name="0,00170312" table:display="true" table:show-details="true"/>
                <table:data-pilot-member table:name="0,00170318" table:display="true" table:show-details="true"/>
                <table:data-pilot-member table:name="0,00170416" table:display="true" table:show-details="true"/>
                <table:data-pilot-member table:name="0,00170462" table:display="true" table:show-details="true"/>
                <table:data-pilot-member table:name="0,00170582" table:display="true" table:show-details="true"/>
                <table:data-pilot-member table:name="0,00170654" table:display="true" table:show-details="true"/>
                <table:data-pilot-member table:name="0,00170692" table:display="true" table:show-details="true"/>
                <table:data-pilot-member table:name="0,00170747" table:display="true" table:show-details="true"/>
                <table:data-pilot-member table:name="0,00170787" table:display="true" table:show-details="true"/>
                <table:data-pilot-member table:name="0,00170789" table:display="true" table:show-details="true"/>
                <table:data-pilot-member table:name="0,0017082" table:display="true" table:show-details="true"/>
                <table:data-pilot-member table:name="0,0017084" table:display="true" table:show-details="true"/>
                <table:data-pilot-member table:name="0,00171297" table:display="true" table:show-details="true"/>
                <table:data-pilot-member table:name="0,00171375" table:display="true" table:show-details="true"/>
                <table:data-pilot-member table:name="0,0017139" table:display="true" table:show-details="true"/>
                <table:data-pilot-member table:name="0,00171576" table:display="true" table:show-details="true"/>
                <table:data-pilot-member table:name="0,00171601" table:display="true" table:show-details="true"/>
                <table:data-pilot-member table:name="0,00171678" table:display="true" table:show-details="true"/>
                <table:data-pilot-member table:name="0,00171926" table:display="true" table:show-details="true"/>
                <table:data-pilot-member table:name="0,00172083" table:display="true" table:show-details="true"/>
                <table:data-pilot-member table:name="0,00172102" table:display="true" table:show-details="true"/>
                <table:data-pilot-member table:name="0,00172255" table:display="true" table:show-details="true"/>
                <table:data-pilot-member table:name="0,00172283" table:display="true" table:show-details="true"/>
                <table:data-pilot-member table:name="0,00172291" table:display="true" table:show-details="true"/>
                <table:data-pilot-member table:name="0,00172349" table:display="true" table:show-details="true"/>
                <table:data-pilot-member table:name="0,00172534" table:display="true" table:show-details="true"/>
                <table:data-pilot-member table:name="0,0017259" table:display="true" table:show-details="true"/>
                <table:data-pilot-member table:name="0,00172635" table:display="true" table:show-details="true"/>
                <table:data-pilot-member table:name="0,00172651" table:display="true" table:show-details="true"/>
                <table:data-pilot-member table:name="0,0017283" table:display="true" table:show-details="true"/>
                <table:data-pilot-member table:name="0,00172887" table:display="true" table:show-details="true"/>
                <table:data-pilot-member table:name="0,00172976" table:display="true" table:show-details="true"/>
                <table:data-pilot-member table:name="0,00173127" table:display="true" table:show-details="true"/>
                <table:data-pilot-member table:name="0,0017327" table:display="true" table:show-details="true"/>
                <table:data-pilot-member table:name="0,00173438" table:display="true" table:show-details="true"/>
                <table:data-pilot-member table:name="0,0017355" table:display="true" table:show-details="true"/>
                <table:data-pilot-member table:name="0,00173857" table:display="true" table:show-details="true"/>
                <table:data-pilot-member table:name="0,00173999" table:display="true" table:show-details="true"/>
                <table:data-pilot-member table:name="0,00174001" table:display="true" table:show-details="true"/>
                <table:data-pilot-member table:name="0,00174129" table:display="true" table:show-details="true"/>
                <table:data-pilot-member table:name="0,00174649" table:display="true" table:show-details="true"/>
                <table:data-pilot-member table:name="0,00175161" table:display="true" table:show-details="true"/>
                <table:data-pilot-member table:name="0,00175217" table:display="true" table:show-details="true"/>
                <table:data-pilot-member table:name="0,00175264" table:display="true" table:show-details="true"/>
                <table:data-pilot-member table:name="0,00175268" table:display="true" table:show-details="true"/>
                <table:data-pilot-member table:name="0,00175349" table:display="true" table:show-details="true"/>
                <table:data-pilot-member table:name="0,00175352" table:display="true" table:show-details="true"/>
                <table:data-pilot-member table:name="0,00175426" table:display="true" table:show-details="true"/>
                <table:data-pilot-member table:name="0,00175471" table:display="true" table:show-details="true"/>
                <table:data-pilot-member table:name="0,00175515" table:display="true" table:show-details="true"/>
                <table:data-pilot-member table:name="0,00175584" table:display="true" table:show-details="true"/>
                <table:data-pilot-member table:name="0,00175738" table:display="true" table:show-details="true"/>
                <table:data-pilot-member table:name="0,00175762" table:display="true" table:show-details="true"/>
                <table:data-pilot-member table:name="0,0017584" table:display="true" table:show-details="true"/>
                <table:data-pilot-member table:name="0,0017592" table:display="true" table:show-details="true"/>
                <table:data-pilot-member table:name="0,0017594" table:display="true" table:show-details="true"/>
                <table:data-pilot-member table:name="0,00175978" table:display="true" table:show-details="true"/>
                <table:data-pilot-member table:name="0,00175993" table:display="true" table:show-details="true"/>
                <table:data-pilot-member table:name="0,00176059" table:display="true" table:show-details="true"/>
                <table:data-pilot-member table:name="0,00176322" table:display="true" table:show-details="true"/>
                <table:data-pilot-member table:name="0,0017651" table:display="true" table:show-details="true"/>
                <table:data-pilot-member table:name="0,00176559" table:display="true" table:show-details="true"/>
                <table:data-pilot-member table:name="0,00176635" table:display="true" table:show-details="true"/>
                <table:data-pilot-member table:name="0,00176745" table:display="true" table:show-details="true"/>
                <table:data-pilot-member table:name="0,00176786" table:display="true" table:show-details="true"/>
                <table:data-pilot-member table:name="0,00176794" table:display="true" table:show-details="true"/>
                <table:data-pilot-member table:name="0,00176801" table:display="true" table:show-details="true"/>
                <table:data-pilot-member table:name="0,00176862" table:display="true" table:show-details="true"/>
                <table:data-pilot-member table:name="0,00176872" table:display="true" table:show-details="true"/>
                <table:data-pilot-member table:name="0,00176902" table:display="true" table:show-details="true"/>
                <table:data-pilot-member table:name="0,00176936" table:display="true" table:show-details="true"/>
                <table:data-pilot-member table:name="0,00177101" table:display="true" table:show-details="true"/>
                <table:data-pilot-member table:name="0,00177279" table:display="true" table:show-details="true"/>
                <table:data-pilot-member table:name="0,00177427" table:display="true" table:show-details="true"/>
                <table:data-pilot-member table:name="0,00177503" table:display="true" table:show-details="true"/>
                <table:data-pilot-member table:name="0,0017756" table:display="true" table:show-details="true"/>
                <table:data-pilot-member table:name="0,00177616" table:display="true" table:show-details="true"/>
                <table:data-pilot-member table:name="0,00177734" table:display="true" table:show-details="true"/>
                <table:data-pilot-member table:name="0,0017786" table:display="true" table:show-details="true"/>
                <table:data-pilot-member table:name="0,00177886" table:display="true" table:show-details="true"/>
                <table:data-pilot-member table:name="0,00177911" table:display="true" table:show-details="true"/>
                <table:data-pilot-member table:name="0,00177963" table:display="true" table:show-details="true"/>
                <table:data-pilot-member table:name="0,00177971" table:display="true" table:show-details="true"/>
                <table:data-pilot-member table:name="0,0017798" table:display="true" table:show-details="true"/>
                <table:data-pilot-member table:name="0,00177991" table:display="true" table:show-details="true"/>
                <table:data-pilot-member table:name="0,00178089" table:display="true" table:show-details="true"/>
                <table:data-pilot-member table:name="0,0017818" table:display="true" table:show-details="true"/>
                <table:data-pilot-member table:name="0,00178202" table:display="true" table:show-details="true"/>
                <table:data-pilot-member table:name="0,00178228" table:display="true" table:show-details="true"/>
                <table:data-pilot-member table:name="0,00178229" table:display="true" table:show-details="true"/>
                <table:data-pilot-member table:name="0,00178256" table:display="true" table:show-details="true"/>
                <table:data-pilot-member table:name="0,00178342" table:display="true" table:show-details="true"/>
                <table:data-pilot-member table:name="0,00178348" table:display="true" table:show-details="true"/>
                <table:data-pilot-member table:name="0,00178456" table:display="true" table:show-details="true"/>
                <table:data-pilot-member table:name="0,00178673" table:display="true" table:show-details="true"/>
                <table:data-pilot-member table:name="0,00178679" table:display="true" table:show-details="true"/>
                <table:data-pilot-member table:name="0,00178702" table:display="true" table:show-details="true"/>
                <table:data-pilot-member table:name="0,00178809" table:display="true" table:show-details="true"/>
                <table:data-pilot-member table:name="0,00178857" table:display="true" table:show-details="true"/>
                <table:data-pilot-member table:name="0,00178897" table:display="true" table:show-details="true"/>
                <table:data-pilot-member table:name="0,00179022" table:display="true" table:show-details="true"/>
                <table:data-pilot-member table:name="0,00179057" table:display="true" table:show-details="true"/>
                <table:data-pilot-member table:name="0,0017913" table:display="true" table:show-details="true"/>
                <table:data-pilot-member table:name="0,00179174" table:display="true" table:show-details="true"/>
                <table:data-pilot-member table:name="0,00179195" table:display="true" table:show-details="true"/>
                <table:data-pilot-member table:name="0,00179211" table:display="true" table:show-details="true"/>
                <table:data-pilot-member table:name="0,0017927" table:display="true" table:show-details="true"/>
                <table:data-pilot-member table:name="0,00179319" table:display="true" table:show-details="true"/>
                <table:data-pilot-member table:name="0,00179525" table:display="true" table:show-details="true"/>
                <table:data-pilot-member table:name="0,00179563" table:display="true" table:show-details="true"/>
                <table:data-pilot-member table:name="0,00179579" table:display="true" table:show-details="true"/>
                <table:data-pilot-member table:name="0,0017958" table:display="true" table:show-details="true"/>
                <table:data-pilot-member table:name="0,00179598" table:display="true" table:show-details="true"/>
                <table:data-pilot-member table:name="0,00179639" table:display="true" table:show-details="true"/>
                <table:data-pilot-member table:name="0,00179686" table:display="true" table:show-details="true"/>
                <table:data-pilot-member table:name="0,0017974" table:display="true" table:show-details="true"/>
                <table:data-pilot-member table:name="0,00179746" table:display="true" table:show-details="true"/>
                <table:data-pilot-member table:name="0,00179757" table:display="true" table:show-details="true"/>
                <table:data-pilot-member table:name="0,00179762" table:display="true" table:show-details="true"/>
                <table:data-pilot-member table:name="0,00179899" table:display="true" table:show-details="true"/>
                <table:data-pilot-member table:name="0,0017992" table:display="true" table:show-details="true"/>
                <table:data-pilot-member table:name="0,00179937" table:display="true" table:show-details="true"/>
                <table:data-pilot-member table:name="0,00180019" table:display="true" table:show-details="true"/>
                <table:data-pilot-member table:name="0,00180094" table:display="true" table:show-details="true"/>
                <table:data-pilot-member table:name="0,00180145" table:display="true" table:show-details="true"/>
                <table:data-pilot-member table:name="0,00180191" table:display="true" table:show-details="true"/>
                <table:data-pilot-member table:name="0,00180347" table:display="true" table:show-details="true"/>
                <table:data-pilot-member table:name="0,0018041" table:display="true" table:show-details="true"/>
                <table:data-pilot-member table:name="0,00180696" table:display="true" table:show-details="true"/>
                <table:data-pilot-member table:name="0,00180792" table:display="true" table:show-details="true"/>
                <table:data-pilot-member table:name="0,0018097" table:display="true" table:show-details="true"/>
                <table:data-pilot-member table:name="0,00181055" table:display="true" table:show-details="true"/>
                <table:data-pilot-member table:name="0,0018116" table:display="true" table:show-details="true"/>
                <table:data-pilot-member table:name="0,00181219" table:display="true" table:show-details="true"/>
                <table:data-pilot-member table:name="0,00181383" table:display="true" table:show-details="true"/>
                <table:data-pilot-member table:name="0,00181752" table:display="true" table:show-details="true"/>
                <table:data-pilot-member table:name="0,00181753" table:display="true" table:show-details="true"/>
                <table:data-pilot-member table:name="0,00182003" table:display="true" table:show-details="true"/>
                <table:data-pilot-member table:name="0,00182236" table:display="true" table:show-details="true"/>
                <table:data-pilot-member table:name="0,00182434" table:display="true" table:show-details="true"/>
                <table:data-pilot-member table:name="0,00182526" table:display="true" table:show-details="true"/>
                <table:data-pilot-member table:name="0,00182779" table:display="true" table:show-details="true"/>
                <table:data-pilot-member table:name="0,00182974" table:display="true" table:show-details="true"/>
                <table:data-pilot-member table:name="0,00183324" table:display="true" table:show-details="true"/>
                <table:data-pilot-member table:name="0,00183386" table:display="true" table:show-details="true"/>
                <table:data-pilot-member table:name="0,0018377" table:display="true" table:show-details="true"/>
                <table:data-pilot-member table:name="0,00183777" table:display="true" table:show-details="true"/>
                <table:data-pilot-member table:name="0,00183982" table:display="true" table:show-details="true"/>
                <table:data-pilot-member table:name="0,00184154" table:display="true" table:show-details="true"/>
                <table:data-pilot-member table:name="0,00184188" table:display="true" table:show-details="true"/>
                <table:data-pilot-member table:name="0,00184307" table:display="true" table:show-details="true"/>
                <table:data-pilot-member table:name="0,00184611" table:display="true" table:show-details="true"/>
                <table:data-pilot-member table:name="0,00184672" table:display="true" table:show-details="true"/>
                <table:data-pilot-member table:name="0,00184675" table:display="true" table:show-details="true"/>
                <table:data-pilot-member table:name="0,00185054" table:display="true" table:show-details="true"/>
                <table:data-pilot-member table:name="0,00185084" table:display="true" table:show-details="true"/>
                <table:data-pilot-member table:name="0,00185228" table:display="true" table:show-details="true"/>
                <table:data-pilot-member table:name="0,00185288" table:display="true" table:show-details="true"/>
                <table:data-pilot-member table:name="0,00185293" table:display="true" table:show-details="true"/>
                <table:data-pilot-member table:name="0,00185498" table:display="true" table:show-details="true"/>
                <table:data-pilot-member table:name="0,00185539" table:display="true" table:show-details="true"/>
                <table:data-pilot-member table:name="0,00185637" table:display="true" table:show-details="true"/>
                <table:data-pilot-member table:name="0,00185933" table:display="true" table:show-details="true"/>
                <table:data-pilot-member table:name="0,00185984" table:display="true" table:show-details="true"/>
                <table:data-pilot-member table:name="0,00186137" table:display="true" table:show-details="true"/>
                <table:data-pilot-member table:name="0,00186553" table:display="true" table:show-details="true"/>
                <table:data-pilot-member table:name="0,00186637" table:display="true" table:show-details="true"/>
                <table:data-pilot-member table:name="0,00186658" table:display="true" table:show-details="true"/>
                <table:data-pilot-member table:name="0,00186727" table:display="true" table:show-details="true"/>
                <table:data-pilot-member table:name="0,00186769" table:display="true" table:show-details="true"/>
                <table:data-pilot-member table:name="0,001868" table:display="true" table:show-details="true"/>
                <table:data-pilot-member table:name="0,00186883" table:display="true" table:show-details="true"/>
                <table:data-pilot-member table:name="0,00186908" table:display="true" table:show-details="true"/>
                <table:data-pilot-member table:name="0,00186919" table:display="true" table:show-details="true"/>
                <table:data-pilot-member table:name="0,00187009" table:display="true" table:show-details="true"/>
                <table:data-pilot-member table:name="0,00187031" table:display="true" table:show-details="true"/>
                <table:data-pilot-member table:name="0,0018731" table:display="true" table:show-details="true"/>
                <table:data-pilot-member table:name="0,00187466" table:display="true" table:show-details="true"/>
                <table:data-pilot-member table:name="0,00187481" table:display="true" table:show-details="true"/>
                <table:data-pilot-member table:name="0,00187552" table:display="true" table:show-details="true"/>
                <table:data-pilot-member table:name="0,00188252" table:display="true" table:show-details="true"/>
                <table:data-pilot-member table:name="0,00188298" table:display="true" table:show-details="true"/>
                <table:data-pilot-member table:name="0,00188368" table:display="true" table:show-details="true"/>
                <table:data-pilot-member table:name="0,001885" table:display="true" table:show-details="true"/>
                <table:data-pilot-member table:name="0,00188557" table:display="true" table:show-details="true"/>
                <table:data-pilot-member table:name="0,0018867" table:display="true" table:show-details="true"/>
                <table:data-pilot-member table:name="0,00188791" table:display="true" table:show-details="true"/>
                <table:data-pilot-member table:name="0,001888" table:display="true" table:show-details="true"/>
                <table:data-pilot-member table:name="0,00188933" table:display="true" table:show-details="true"/>
                <table:data-pilot-member table:name="0,00189056" table:display="true" table:show-details="true"/>
                <table:data-pilot-member table:name="0,00189492" table:display="true" table:show-details="true"/>
                <table:data-pilot-member table:name="0,001895" table:display="true" table:show-details="true"/>
                <table:data-pilot-member table:name="0,00189562" table:display="true" table:show-details="true"/>
                <table:data-pilot-member table:name="0,00190058" table:display="true" table:show-details="true"/>
                <table:data-pilot-member table:name="0,001903" table:display="true" table:show-details="true"/>
                <table:data-pilot-member table:name="0,00190347" table:display="true" table:show-details="true"/>
                <table:data-pilot-member table:name="0,00190376" table:display="true" table:show-details="true"/>
                <table:data-pilot-member table:name="0,00190466" table:display="true" table:show-details="true"/>
                <table:data-pilot-member table:name="0,00190545" table:display="true" table:show-details="true"/>
                <table:data-pilot-member table:name="0,00190565" table:display="true" table:show-details="true"/>
                <table:data-pilot-member table:name="0,0019062" table:display="true" table:show-details="true"/>
                <table:data-pilot-member table:name="0,00190697" table:display="true" table:show-details="true"/>
                <table:data-pilot-member table:name="0,00190751" table:display="true" table:show-details="true"/>
                <table:data-pilot-member table:name="0,0019079" table:display="true" table:show-details="true"/>
                <table:data-pilot-member table:name="0,0019086" table:display="true" table:show-details="true"/>
                <table:data-pilot-member table:name="0,0019105" table:display="true" table:show-details="true"/>
                <table:data-pilot-member table:name="0,00191054" table:display="true" table:show-details="true"/>
                <table:data-pilot-member table:name="0,00191098" table:display="true" table:show-details="true"/>
                <table:data-pilot-member table:name="0,00191151" table:display="true" table:show-details="true"/>
                <table:data-pilot-member table:name="0,00191167" table:display="true" table:show-details="true"/>
                <table:data-pilot-member table:name="0,00191241" table:display="true" table:show-details="true"/>
                <table:data-pilot-member table:name="0,00191322" table:display="true" table:show-details="true"/>
                <table:data-pilot-member table:name="0,00191324" table:display="true" table:show-details="true"/>
                <table:data-pilot-member table:name="0,00191357" table:display="true" table:show-details="true"/>
                <table:data-pilot-member table:name="0,00191366" table:display="true" table:show-details="true"/>
                <table:data-pilot-member table:name="0,00191465" table:display="true" table:show-details="true"/>
                <table:data-pilot-member table:name="0,00191509" table:display="true" table:show-details="true"/>
                <table:data-pilot-member table:name="0,0019152" table:display="true" table:show-details="true"/>
                <table:data-pilot-member table:name="0,00191558" table:display="true" table:show-details="true"/>
                <table:data-pilot-member table:name="0,00191668" table:display="true" table:show-details="true"/>
                <table:data-pilot-member table:name="0,00191669" table:display="true" table:show-details="true"/>
                <table:data-pilot-member table:name="0,00191861" table:display="true" table:show-details="true"/>
                <table:data-pilot-member table:name="0,00191867" table:display="true" table:show-details="true"/>
                <table:data-pilot-member table:name="0,00191937" table:display="true" table:show-details="true"/>
                <table:data-pilot-member table:name="0,00191963" table:display="true" table:show-details="true"/>
                <table:data-pilot-member table:name="0,00191964" table:display="true" table:show-details="true"/>
                <table:data-pilot-member table:name="0,00191969" table:display="true" table:show-details="true"/>
                <table:data-pilot-member table:name="0,00191976" table:display="true" table:show-details="true"/>
                <table:data-pilot-member table:name="0,00192004" table:display="true" table:show-details="true"/>
                <table:data-pilot-member table:name="0,00192083" table:display="true" table:show-details="true"/>
                <table:data-pilot-member table:name="0,00192123" table:display="true" table:show-details="true"/>
                <table:data-pilot-member table:name="0,0019215" table:display="true" table:show-details="true"/>
                <table:data-pilot-member table:name="0,00192219" table:display="true" table:show-details="true"/>
                <table:data-pilot-member table:name="0,0019223" table:display="true" table:show-details="true"/>
                <table:data-pilot-member table:name="0,00192389" table:display="true" table:show-details="true"/>
                <table:data-pilot-member table:name="0,00192432" table:display="true" table:show-details="true"/>
                <table:data-pilot-member table:name="0,00192458" table:display="true" table:show-details="true"/>
                <table:data-pilot-member table:name="0,00192554" table:display="true" table:show-details="true"/>
                <table:data-pilot-member table:name="0,00192573" table:display="true" table:show-details="true"/>
                <table:data-pilot-member table:name="0,00192704" table:display="true" table:show-details="true"/>
                <table:data-pilot-member table:name="0,00192706" table:display="true" table:show-details="true"/>
                <table:data-pilot-member table:name="0,00192833" table:display="true" table:show-details="true"/>
                <table:data-pilot-member table:name="0,00192863" table:display="true" table:show-details="true"/>
                <table:data-pilot-member table:name="0,00192877" table:display="true" table:show-details="true"/>
                <table:data-pilot-member table:name="0,00193167" table:display="true" table:show-details="true"/>
                <table:data-pilot-member table:name="0,00193265" table:display="true" table:show-details="true"/>
                <table:data-pilot-member table:name="0,00193373" table:display="true" table:show-details="true"/>
                <table:data-pilot-member table:name="0,00193476" table:display="true" table:show-details="true"/>
                <table:data-pilot-member table:name="0,00193495" table:display="true" table:show-details="true"/>
                <table:data-pilot-member table:name="0,00193565" table:display="true" table:show-details="true"/>
                <table:data-pilot-member table:name="0,00193613" table:display="true" table:show-details="true"/>
                <table:data-pilot-member table:name="0,00193734" table:display="true" table:show-details="true"/>
                <table:data-pilot-member table:name="0,00193854" table:display="true" table:show-details="true"/>
                <table:data-pilot-member table:name="0,00193892" table:display="true" table:show-details="true"/>
                <table:data-pilot-member table:name="0,00193975" table:display="true" table:show-details="true"/>
                <table:data-pilot-member table:name="0,0019417" table:display="true" table:show-details="true"/>
                <table:data-pilot-member table:name="0,00194217" table:display="true" table:show-details="true"/>
                <table:data-pilot-member table:name="0,00194277" table:display="true" table:show-details="true"/>
                <table:data-pilot-member table:name="0,00194553" table:display="true" table:show-details="true"/>
                <table:data-pilot-member table:name="0,00194707" table:display="true" table:show-details="true"/>
                <table:data-pilot-member table:name="0,00194719" table:display="true" table:show-details="true"/>
                <table:data-pilot-member table:name="0,0019474" table:display="true" table:show-details="true"/>
                <table:data-pilot-member table:name="0,0019489" table:display="true" table:show-details="true"/>
                <table:data-pilot-member table:name="0,00194986" table:display="true" table:show-details="true"/>
                <table:data-pilot-member table:name="0,00195102" table:display="true" table:show-details="true"/>
                <table:data-pilot-member table:name="0,00195263" table:display="true" table:show-details="true"/>
                <table:data-pilot-member table:name="0,0019553" table:display="true" table:show-details="true"/>
                <table:data-pilot-member table:name="0,00195546" table:display="true" table:show-details="true"/>
                <table:data-pilot-member table:name="0,00196184" table:display="true" table:show-details="true"/>
                <table:data-pilot-member table:name="0,00196214" table:display="true" table:show-details="true"/>
                <table:data-pilot-member table:name="0,00196296" table:display="true" table:show-details="true"/>
                <table:data-pilot-member table:name="0,00196306" table:display="true" table:show-details="true"/>
                <table:data-pilot-member table:name="0,00196831" table:display="true" table:show-details="true"/>
                <table:data-pilot-member table:name="0,00196968" table:display="true" table:show-details="true"/>
                <table:data-pilot-member table:name="0,00196981" table:display="true" table:show-details="true"/>
                <table:data-pilot-member table:name="0,00197061" table:display="true" table:show-details="true"/>
                <table:data-pilot-member table:name="0,00197109" table:display="true" table:show-details="true"/>
                <table:data-pilot-member table:name="0,00197177" table:display="true" table:show-details="true"/>
                <table:data-pilot-member table:name="0,00197273" table:display="true" table:show-details="true"/>
                <table:data-pilot-member table:name="0,00197364" table:display="true" table:show-details="true"/>
                <table:data-pilot-member table:name="0,00197422" table:display="true" table:show-details="true"/>
                <table:data-pilot-member table:name="0,00197451" table:display="true" table:show-details="true"/>
                <table:data-pilot-member table:name="0,00197582" table:display="true" table:show-details="true"/>
                <table:data-pilot-member table:name="0,00197853" table:display="true" table:show-details="true"/>
                <table:data-pilot-member table:name="0,00197917" table:display="true" table:show-details="true"/>
                <table:data-pilot-member table:name="0,00197955" table:display="true" table:show-details="true"/>
                <table:data-pilot-member table:name="0,00198091" table:display="true" table:show-details="true"/>
                <table:data-pilot-member table:name="0,00198115" table:display="true" table:show-details="true"/>
                <table:data-pilot-member table:name="0,00198149" table:display="true" table:show-details="true"/>
                <table:data-pilot-member table:name="0,00198535" table:display="true" table:show-details="true"/>
                <table:data-pilot-member table:name="0,00198594" table:display="true" table:show-details="true"/>
                <table:data-pilot-member table:name="0,0019864" table:display="true" table:show-details="true"/>
                <table:data-pilot-member table:name="0,00198759" table:display="true" table:show-details="true"/>
                <table:data-pilot-member table:name="0,001988" table:display="true" table:show-details="true"/>
                <table:data-pilot-member table:name="0,00198907" table:display="true" table:show-details="true"/>
                <table:data-pilot-member table:name="0,00199054" table:display="true" table:show-details="true"/>
                <table:data-pilot-member table:name="0,00199171" table:display="true" table:show-details="true"/>
                <table:data-pilot-member table:name="0,00199213" table:display="true" table:show-details="true"/>
                <table:data-pilot-member table:name="0,00199348" table:display="true" table:show-details="true"/>
                <table:data-pilot-member table:name="0,00199481" table:display="true" table:show-details="true"/>
                <table:data-pilot-member table:name="0,0019955" table:display="true" table:show-details="true"/>
                <table:data-pilot-member table:name="0,00199847" table:display="true" table:show-details="true"/>
                <table:data-pilot-member table:name="0,00199904" table:display="true" table:show-details="true"/>
                <table:data-pilot-member table:name="0,00199935" table:display="true" table:show-details="true"/>
                <table:data-pilot-member table:name="0,00200042" table:display="true" table:show-details="true"/>
                <table:data-pilot-member table:name="0,00200177" table:display="true" table:show-details="true"/>
                <table:data-pilot-member table:name="0,00200443" table:display="true" table:show-details="true"/>
                <table:data-pilot-member table:name="0,00200556" table:display="true" table:show-details="true"/>
                <table:data-pilot-member table:name="0,00200587" table:display="true" table:show-details="true"/>
                <table:data-pilot-member table:name="0,00200653" table:display="true" table:show-details="true"/>
                <table:data-pilot-member table:name="0,00200708" table:display="true" table:show-details="true"/>
                <table:data-pilot-member table:name="0,00200722" table:display="true" table:show-details="true"/>
                <table:data-pilot-member table:name="0,00200847" table:display="true" table:show-details="true"/>
                <table:data-pilot-member table:name="0,00200855" table:display="true" table:show-details="true"/>
                <table:data-pilot-member table:name="0,00200952" table:display="true" table:show-details="true"/>
                <table:data-pilot-member table:name="0,00201362" table:display="true" table:show-details="true"/>
                <table:data-pilot-member table:name="0,00201451" table:display="true" table:show-details="true"/>
                <table:data-pilot-member table:name="0,00201515" table:display="true" table:show-details="true"/>
                <table:data-pilot-member table:name="0,00201534" table:display="true" table:show-details="true"/>
                <table:data-pilot-member table:name="0,00201582" table:display="true" table:show-details="true"/>
                <table:data-pilot-member table:name="0,00201666" table:display="true" table:show-details="true"/>
                <table:data-pilot-member table:name="0,00201923" table:display="true" table:show-details="true"/>
                <table:data-pilot-member table:name="0,00201941" table:display="true" table:show-details="true"/>
                <table:data-pilot-member table:name="0,00201996" table:display="true" table:show-details="true"/>
                <table:data-pilot-member table:name="0,00202012" table:display="true" table:show-details="true"/>
                <table:data-pilot-member table:name="0,00202019" table:display="true" table:show-details="true"/>
                <table:data-pilot-member table:name="0,00202032" table:display="true" table:show-details="true"/>
                <table:data-pilot-member table:name="0,00202065" table:display="true" table:show-details="true"/>
                <table:data-pilot-member table:name="0,00202179" table:display="true" table:show-details="true"/>
                <table:data-pilot-member table:name="0,00202189" table:display="true" table:show-details="true"/>
                <table:data-pilot-member table:name="0,0020224" table:display="true" table:show-details="true"/>
                <table:data-pilot-member table:name="0,00202284" table:display="true" table:show-details="true"/>
                <table:data-pilot-member table:name="0,00202433" table:display="true" table:show-details="true"/>
                <table:data-pilot-member table:name="0,00203028" table:display="true" table:show-details="true"/>
                <table:data-pilot-member table:name="0,00203164" table:display="true" table:show-details="true"/>
                <table:data-pilot-member table:name="0,00203283" table:display="true" table:show-details="true"/>
                <table:data-pilot-member table:name="0,00203301" table:display="true" table:show-details="true"/>
                <table:data-pilot-member table:name="0,00203424" table:display="true" table:show-details="true"/>
                <table:data-pilot-member table:name="0,00203558" table:display="true" table:show-details="true"/>
                <table:data-pilot-member table:name="0,00203773" table:display="true" table:show-details="true"/>
                <table:data-pilot-member table:name="0,0020401" table:display="true" table:show-details="true"/>
                <table:data-pilot-member table:name="0,00204055" table:display="true" table:show-details="true"/>
                <table:data-pilot-member table:name="0,00204205" table:display="true" table:show-details="true"/>
                <table:data-pilot-member table:name="0,00204715" table:display="true" table:show-details="true"/>
                <table:data-pilot-member table:name="0,00204829" table:display="true" table:show-details="true"/>
                <table:data-pilot-member table:name="0,00204957" table:display="true" table:show-details="true"/>
                <table:data-pilot-member table:name="0,00205172" table:display="true" table:show-details="true"/>
                <table:data-pilot-member table:name="0,00205257" table:display="true" table:show-details="true"/>
                <table:data-pilot-member table:name="0,00205299" table:display="true" table:show-details="true"/>
                <table:data-pilot-member table:name="0,00205378" table:display="true" table:show-details="true"/>
                <table:data-pilot-member table:name="0,00205624" table:display="true" table:show-details="true"/>
                <table:data-pilot-member table:name="0,00205694" table:display="true" table:show-details="true"/>
                <table:data-pilot-member table:name="0,00205855" table:display="true" table:show-details="true"/>
                <table:data-pilot-member table:name="0,0020589" table:display="true" table:show-details="true"/>
                <table:data-pilot-member table:name="0,00205938" table:display="true" table:show-details="true"/>
                <table:data-pilot-member table:name="0,00205971" table:display="true" table:show-details="true"/>
                <table:data-pilot-member table:name="0,00206194" table:display="true" table:show-details="true"/>
                <table:data-pilot-member table:name="0,00206268" table:display="true" table:show-details="true"/>
                <table:data-pilot-member table:name="0,00206376" table:display="true" table:show-details="true"/>
                <table:data-pilot-member table:name="0,00206402" table:display="true" table:show-details="true"/>
                <table:data-pilot-member table:name="0,0020667" table:display="true" table:show-details="true"/>
                <table:data-pilot-member table:name="0,00206852" table:display="true" table:show-details="true"/>
                <table:data-pilot-member table:name="0,00206965" table:display="true" table:show-details="true"/>
                <table:data-pilot-member table:name="0,00207019" table:display="true" table:show-details="true"/>
                <table:data-pilot-member table:name="0,00207034" table:display="true" table:show-details="true"/>
                <table:data-pilot-member table:name="0,0020712" table:display="true" table:show-details="true"/>
                <table:data-pilot-member table:name="0,00207141" table:display="true" table:show-details="true"/>
                <table:data-pilot-member table:name="0,00207208" table:display="true" table:show-details="true"/>
                <table:data-pilot-member table:name="0,00207349" table:display="true" table:show-details="true"/>
                <table:data-pilot-member table:name="0,0020747" table:display="true" table:show-details="true"/>
                <table:data-pilot-member table:name="0,00207626" table:display="true" table:show-details="true"/>
                <table:data-pilot-member table:name="0,00207672" table:display="true" table:show-details="true"/>
                <table:data-pilot-member table:name="0,00207756" table:display="true" table:show-details="true"/>
                <table:data-pilot-member table:name="0,00207887" table:display="true" table:show-details="true"/>
                <table:data-pilot-member table:name="0,00207952" table:display="true" table:show-details="true"/>
                <table:data-pilot-member table:name="0,00207958" table:display="true" table:show-details="true"/>
                <table:data-pilot-member table:name="0,00208047" table:display="true" table:show-details="true"/>
                <table:data-pilot-member table:name="0,00208298" table:display="true" table:show-details="true"/>
                <table:data-pilot-member table:name="0,00208302" table:display="true" table:show-details="true"/>
                <table:data-pilot-member table:name="0,00208459" table:display="true" table:show-details="true"/>
                <table:data-pilot-member table:name="0,00208503" table:display="true" table:show-details="true"/>
                <table:data-pilot-member table:name="0,00208505" table:display="true" table:show-details="true"/>
                <table:data-pilot-member table:name="0,00208546" table:display="true" table:show-details="true"/>
                <table:data-pilot-member table:name="0,00208621" table:display="true" table:show-details="true"/>
                <table:data-pilot-member table:name="0,00208806" table:display="true" table:show-details="true"/>
                <table:data-pilot-member table:name="0,00208852" table:display="true" table:show-details="true"/>
                <table:data-pilot-member table:name="0,00209001" table:display="true" table:show-details="true"/>
                <table:data-pilot-member table:name="0,00209435" table:display="true" table:show-details="true"/>
                <table:data-pilot-member table:name="0,00209585" table:display="true" table:show-details="true"/>
                <table:data-pilot-member table:name="0,00209981" table:display="true" table:show-details="true"/>
                <table:data-pilot-member table:name="0,00210038" table:display="true" table:show-details="true"/>
                <table:data-pilot-member table:name="0,00210157" table:display="true" table:show-details="true"/>
                <table:data-pilot-member table:name="0,00210289" table:display="true" table:show-details="true"/>
                <table:data-pilot-member table:name="0,00210292" table:display="true" table:show-details="true"/>
                <table:data-pilot-member table:name="0,00210308" table:display="true" table:show-details="true"/>
                <table:data-pilot-member table:name="0,00210485" table:display="true" table:show-details="true"/>
                <table:data-pilot-member table:name="0,0021058" table:display="true" table:show-details="true"/>
                <table:data-pilot-member table:name="0,0021059" table:display="true" table:show-details="true"/>
                <table:data-pilot-member table:name="0,00210613" table:display="true" table:show-details="true"/>
                <table:data-pilot-member table:name="0,00210737" table:display="true" table:show-details="true"/>
                <table:data-pilot-member table:name="0,00210874" table:display="true" table:show-details="true"/>
                <table:data-pilot-member table:name="0,0021108" table:display="true" table:show-details="true"/>
                <table:data-pilot-member table:name="0,00211176" table:display="true" table:show-details="true"/>
                <table:data-pilot-member table:name="0,00211607" table:display="true" table:show-details="true"/>
                <table:data-pilot-member table:name="0,00211834" table:display="true" table:show-details="true"/>
                <table:data-pilot-member table:name="0,00211859" table:display="true" table:show-details="true"/>
                <table:data-pilot-member table:name="0,0021189" table:display="true" table:show-details="true"/>
                <table:data-pilot-member table:name="0,00211892" table:display="true" table:show-details="true"/>
                <table:data-pilot-member table:name="0,00211918" table:display="true" table:show-details="true"/>
                <table:data-pilot-member table:name="0,00212165" table:display="true" table:show-details="true"/>
                <table:data-pilot-member table:name="0,00212204" table:display="true" table:show-details="true"/>
                <table:data-pilot-member table:name="0,00212295" table:display="true" table:show-details="true"/>
                <table:data-pilot-member table:name="0,0021238" table:display="true" table:show-details="true"/>
                <table:data-pilot-member table:name="0,0021248" table:display="true" table:show-details="true"/>
                <table:data-pilot-member table:name="0,00212537" table:display="true" table:show-details="true"/>
                <table:data-pilot-member table:name="0,00212698" table:display="true" table:show-details="true"/>
                <table:data-pilot-member table:name="0,00212777" table:display="true" table:show-details="true"/>
                <table:data-pilot-member table:name="0,00213029" table:display="true" table:show-details="true"/>
                <table:data-pilot-member table:name="0,00213047" table:display="true" table:show-details="true"/>
                <table:data-pilot-member table:name="0,00213061" table:display="true" table:show-details="true"/>
                <table:data-pilot-member table:name="0,00213131" table:display="true" table:show-details="true"/>
                <table:data-pilot-member table:name="0,00213153" table:display="true" table:show-details="true"/>
                <table:data-pilot-member table:name="0,00213218" table:display="true" table:show-details="true"/>
                <table:data-pilot-member table:name="0,00213327" table:display="true" table:show-details="true"/>
                <table:data-pilot-member table:name="0,00213522" table:display="true" table:show-details="true"/>
                <table:data-pilot-member table:name="0,00213724" table:display="true" table:show-details="true"/>
                <table:data-pilot-member table:name="0,00213726" table:display="true" table:show-details="true"/>
                <table:data-pilot-member table:name="0,00213768" table:display="true" table:show-details="true"/>
                <table:data-pilot-member table:name="0,0021393" table:display="true" table:show-details="true"/>
                <table:data-pilot-member table:name="0,00213951" table:display="true" table:show-details="true"/>
                <table:data-pilot-member table:name="0,0021397" table:display="true" table:show-details="true"/>
                <table:data-pilot-member table:name="0,00214" table:display="true" table:show-details="true"/>
                <table:data-pilot-member table:name="0,00214017" table:display="true" table:show-details="true"/>
                <table:data-pilot-member table:name="0,00214063" table:display="true" table:show-details="true"/>
                <table:data-pilot-member table:name="0,00214309" table:display="true" table:show-details="true"/>
                <table:data-pilot-member table:name="0,00214398" table:display="true" table:show-details="true"/>
                <table:data-pilot-member table:name="0,00214424" table:display="true" table:show-details="true"/>
                <table:data-pilot-member table:name="0,00214438" table:display="true" table:show-details="true"/>
                <table:data-pilot-member table:name="0,00214512" table:display="true" table:show-details="true"/>
                <table:data-pilot-member table:name="0,00214539" table:display="true" table:show-details="true"/>
                <table:data-pilot-member table:name="0,0021456" table:display="true" table:show-details="true"/>
                <table:data-pilot-member table:name="0,00214659" table:display="true" table:show-details="true"/>
                <table:data-pilot-member table:name="0,00214696" table:display="true" table:show-details="true"/>
                <table:data-pilot-member table:name="0,00214732" table:display="true" table:show-details="true"/>
                <table:data-pilot-member table:name="0,00214769" table:display="true" table:show-details="true"/>
                <table:data-pilot-member table:name="0,00214825" table:display="true" table:show-details="true"/>
                <table:data-pilot-member table:name="0,00214837" table:display="true" table:show-details="true"/>
                <table:data-pilot-member table:name="0,00214851" table:display="true" table:show-details="true"/>
                <table:data-pilot-member table:name="0,00214915" table:display="true" table:show-details="true"/>
                <table:data-pilot-member table:name="0,00214925" table:display="true" table:show-details="true"/>
                <table:data-pilot-member table:name="0,00214926" table:display="true" table:show-details="true"/>
                <table:data-pilot-member table:name="0,0021493" table:display="true" table:show-details="true"/>
                <table:data-pilot-member table:name="0,00214947" table:display="true" table:show-details="true"/>
                <table:data-pilot-member table:name="0,00214963" table:display="true" table:show-details="true"/>
                <table:data-pilot-member table:name="0,00215018" table:display="true" table:show-details="true"/>
                <table:data-pilot-member table:name="0,00215026" table:display="true" table:show-details="true"/>
                <table:data-pilot-member table:name="0,00215055" table:display="true" table:show-details="true"/>
                <table:data-pilot-member table:name="0,00215068" table:display="true" table:show-details="true"/>
                <table:data-pilot-member table:name="0,00215155" table:display="true" table:show-details="true"/>
                <table:data-pilot-member table:name="0,0021531" table:display="true" table:show-details="true"/>
                <table:data-pilot-member table:name="0,00215429" table:display="true" table:show-details="true"/>
                <table:data-pilot-member table:name="0,00215523" table:display="true" table:show-details="true"/>
                <table:data-pilot-member table:name="0,00215532" table:display="true" table:show-details="true"/>
                <table:data-pilot-member table:name="0,00215555" table:display="true" table:show-details="true"/>
                <table:data-pilot-member table:name="0,00215571" table:display="true" table:show-details="true"/>
                <table:data-pilot-member table:name="0,00215684" table:display="true" table:show-details="true"/>
                <table:data-pilot-member table:name="0,00215735" table:display="true" table:show-details="true"/>
                <table:data-pilot-member table:name="0,00215761" table:display="true" table:show-details="true"/>
                <table:data-pilot-member table:name="0,00215825" table:display="true" table:show-details="true"/>
                <table:data-pilot-member table:name="0,00215998" table:display="true" table:show-details="true"/>
                <table:data-pilot-member table:name="0,00216078" table:display="true" table:show-details="true"/>
                <table:data-pilot-member table:name="0,00216163" table:display="true" table:show-details="true"/>
                <table:data-pilot-member table:name="0,00216209" table:display="true" table:show-details="true"/>
                <table:data-pilot-member table:name="0,00216233" table:display="true" table:show-details="true"/>
                <table:data-pilot-member table:name="0,00216243" table:display="true" table:show-details="true"/>
                <table:data-pilot-member table:name="0,00216396" table:display="true" table:show-details="true"/>
                <table:data-pilot-member table:name="0,00216406" table:display="true" table:show-details="true"/>
                <table:data-pilot-member table:name="0,00216741" table:display="true" table:show-details="true"/>
                <table:data-pilot-member table:name="0,00217057" table:display="true" table:show-details="true"/>
                <table:data-pilot-member table:name="0,00217062" table:display="true" table:show-details="true"/>
                <table:data-pilot-member table:name="0,00217193" table:display="true" table:show-details="true"/>
                <table:data-pilot-member table:name="0,00217223" table:display="true" table:show-details="true"/>
                <table:data-pilot-member table:name="0,0021723" table:display="true" table:show-details="true"/>
                <table:data-pilot-member table:name="0,00217239" table:display="true" table:show-details="true"/>
                <table:data-pilot-member table:name="0,00217274" table:display="true" table:show-details="true"/>
                <table:data-pilot-member table:name="0,00217391" table:display="true" table:show-details="true"/>
                <table:data-pilot-member table:name="0,00217395" table:display="true" table:show-details="true"/>
                <table:data-pilot-member table:name="0,00217407" table:display="true" table:show-details="true"/>
                <table:data-pilot-member table:name="0,00217421" table:display="true" table:show-details="true"/>
                <table:data-pilot-member table:name="0,00217506" table:display="true" table:show-details="true"/>
                <table:data-pilot-member table:name="0,00217521" table:display="true" table:show-details="true"/>
                <table:data-pilot-member table:name="0,00217565" table:display="true" table:show-details="true"/>
                <table:data-pilot-member table:name="0,00217591" table:display="true" table:show-details="true"/>
                <table:data-pilot-member table:name="0,00217624" table:display="true" table:show-details="true"/>
                <table:data-pilot-member table:name="0,00217634" table:display="true" table:show-details="true"/>
                <table:data-pilot-member table:name="0,00217804" table:display="true" table:show-details="true"/>
                <table:data-pilot-member table:name="0,00217818" table:display="true" table:show-details="true"/>
                <table:data-pilot-member table:name="0,00217867" table:display="true" table:show-details="true"/>
                <table:data-pilot-member table:name="0,00217876" table:display="true" table:show-details="true"/>
                <table:data-pilot-member table:name="0,00217957" table:display="true" table:show-details="true"/>
                <table:data-pilot-member table:name="0,00218011" table:display="true" table:show-details="true"/>
                <table:data-pilot-member table:name="0,00218028" table:display="true" table:show-details="true"/>
                <table:data-pilot-member table:name="0,00218049" table:display="true" table:show-details="true"/>
                <table:data-pilot-member table:name="0,00218231" table:display="true" table:show-details="true"/>
                <table:data-pilot-member table:name="0,00218266" table:display="true" table:show-details="true"/>
                <table:data-pilot-member table:name="0,00218338" table:display="true" table:show-details="true"/>
                <table:data-pilot-member table:name="0,00218371" table:display="true" table:show-details="true"/>
                <table:data-pilot-member table:name="0,00218404" table:display="true" table:show-details="true"/>
                <table:data-pilot-member table:name="0,00218424" table:display="true" table:show-details="true"/>
                <table:data-pilot-member table:name="0,0021849" table:display="true" table:show-details="true"/>
                <table:data-pilot-member table:name="0,00218603" table:display="true" table:show-details="true"/>
                <table:data-pilot-member table:name="0,00218664" table:display="true" table:show-details="true"/>
                <table:data-pilot-member table:name="0,0021873" table:display="true" table:show-details="true"/>
                <table:data-pilot-member table:name="0,00219116" table:display="true" table:show-details="true"/>
                <table:data-pilot-member table:name="0,00219173" table:display="true" table:show-details="true"/>
                <table:data-pilot-member table:name="0,00219209" table:display="true" table:show-details="true"/>
                <table:data-pilot-member table:name="0,00219315" table:display="true" table:show-details="true"/>
                <table:data-pilot-member table:name="0,00219483" table:display="true" table:show-details="true"/>
                <table:data-pilot-member table:name="0,00219543" table:display="true" table:show-details="true"/>
                <table:data-pilot-member table:name="0,00219556" table:display="true" table:show-details="true"/>
                <table:data-pilot-member table:name="0,00219643" table:display="true" table:show-details="true"/>
                <table:data-pilot-member table:name="0,00219815" table:display="true" table:show-details="true"/>
                <table:data-pilot-member table:name="0,00219978" table:display="true" table:show-details="true"/>
                <table:data-pilot-member table:name="0,00220037" table:display="true" table:show-details="true"/>
                <table:data-pilot-member table:name="0,00220167" table:display="true" table:show-details="true"/>
                <table:data-pilot-member table:name="0,0022045" table:display="true" table:show-details="true"/>
                <table:data-pilot-member table:name="0,00220719" table:display="true" table:show-details="true"/>
                <table:data-pilot-member table:name="0,00220725" table:display="true" table:show-details="true"/>
                <table:data-pilot-member table:name="0,00220792" table:display="true" table:show-details="true"/>
                <table:data-pilot-member table:name="0,00220794" table:display="true" table:show-details="true"/>
                <table:data-pilot-member table:name="0,00221014" table:display="true" table:show-details="true"/>
                <table:data-pilot-member table:name="0,00221109" table:display="true" table:show-details="true"/>
                <table:data-pilot-member table:name="0,00221136" table:display="true" table:show-details="true"/>
                <table:data-pilot-member table:name="0,00221166" table:display="true" table:show-details="true"/>
                <table:data-pilot-member table:name="0,00221381" table:display="true" table:show-details="true"/>
                <table:data-pilot-member table:name="0,00221439" table:display="true" table:show-details="true"/>
                <table:data-pilot-member table:name="0,00221507" table:display="true" table:show-details="true"/>
                <table:data-pilot-member table:name="0,00221527" table:display="true" table:show-details="true"/>
                <table:data-pilot-member table:name="0,00221596" table:display="true" table:show-details="true"/>
                <table:data-pilot-member table:name="0,00221653" table:display="true" table:show-details="true"/>
                <table:data-pilot-member table:name="0,00221771" table:display="true" table:show-details="true"/>
                <table:data-pilot-member table:name="0,00221997" table:display="true" table:show-details="true"/>
                <table:data-pilot-member table:name="0,00222023" table:display="true" table:show-details="true"/>
                <table:data-pilot-member table:name="0,00222158" table:display="true" table:show-details="true"/>
                <table:data-pilot-member table:name="0,00222291" table:display="true" table:show-details="true"/>
                <table:data-pilot-member table:name="0,00222313" table:display="true" table:show-details="true"/>
                <table:data-pilot-member table:name="0,00222386" table:display="true" table:show-details="true"/>
                <table:data-pilot-member table:name="0,00222547" table:display="true" table:show-details="true"/>
                <table:data-pilot-member table:name="0,00222565" table:display="true" table:show-details="true"/>
                <table:data-pilot-member table:name="0,00222642" table:display="true" table:show-details="true"/>
                <table:data-pilot-member table:name="0,00222659" table:display="true" table:show-details="true"/>
                <table:data-pilot-member table:name="0,00222929" table:display="true" table:show-details="true"/>
                <table:data-pilot-member table:name="0,00222947" table:display="true" table:show-details="true"/>
                <table:data-pilot-member table:name="0,00222976" table:display="true" table:show-details="true"/>
                <table:data-pilot-member table:name="0,00223047" table:display="true" table:show-details="true"/>
                <table:data-pilot-member table:name="0,00223119" table:display="true" table:show-details="true"/>
                <table:data-pilot-member table:name="0,00223257" table:display="true" table:show-details="true"/>
                <table:data-pilot-member table:name="0,00223454" table:display="true" table:show-details="true"/>
                <table:data-pilot-member table:name="0,00223505" table:display="true" table:show-details="true"/>
                <table:data-pilot-member table:name="0,00223869" table:display="true" table:show-details="true"/>
                <table:data-pilot-member table:name="0,00223902" table:display="true" table:show-details="true"/>
                <table:data-pilot-member table:name="0,00223938" table:display="true" table:show-details="true"/>
                <table:data-pilot-member table:name="0,00224236" table:display="true" table:show-details="true"/>
                <table:data-pilot-member table:name="0,00224244" table:display="true" table:show-details="true"/>
                <table:data-pilot-member table:name="0,00224409" table:display="true" table:show-details="true"/>
                <table:data-pilot-member table:name="0,00224612" table:display="true" table:show-details="true"/>
                <table:data-pilot-member table:name="0,00224969" table:display="true" table:show-details="true"/>
                <table:data-pilot-member table:name="0,00225089" table:display="true" table:show-details="true"/>
                <table:data-pilot-member table:name="0,00225112" table:display="true" table:show-details="true"/>
                <table:data-pilot-member table:name="0,00225132" table:display="true" table:show-details="true"/>
                <table:data-pilot-member table:name="0,00225182" table:display="true" table:show-details="true"/>
                <table:data-pilot-member table:name="0,00225243" table:display="true" table:show-details="true"/>
                <table:data-pilot-member table:name="0,00225299" table:display="true" table:show-details="true"/>
                <table:data-pilot-member table:name="0,00225332" table:display="true" table:show-details="true"/>
                <table:data-pilot-member table:name="0,00225345" table:display="true" table:show-details="true"/>
                <table:data-pilot-member table:name="0,00225386" table:display="true" table:show-details="true"/>
                <table:data-pilot-member table:name="0,00225464" table:display="true" table:show-details="true"/>
                <table:data-pilot-member table:name="0,00225479" table:display="true" table:show-details="true"/>
                <table:data-pilot-member table:name="0,00225493" table:display="true" table:show-details="true"/>
                <table:data-pilot-member table:name="0,00225537" table:display="true" table:show-details="true"/>
                <table:data-pilot-member table:name="0,00225578" table:display="true" table:show-details="true"/>
                <table:data-pilot-member table:name="0,00225833" table:display="true" table:show-details="true"/>
                <table:data-pilot-member table:name="0,00225925" table:display="true" table:show-details="true"/>
                <table:data-pilot-member table:name="0,00226101" table:display="true" table:show-details="true"/>
                <table:data-pilot-member table:name="0,00226158" table:display="true" table:show-details="true"/>
                <table:data-pilot-member table:name="0,00226183" table:display="true" table:show-details="true"/>
                <table:data-pilot-member table:name="0,00226206" table:display="true" table:show-details="true"/>
                <table:data-pilot-member table:name="0,00226292" table:display="true" table:show-details="true"/>
                <table:data-pilot-member table:name="0,00226333" table:display="true" table:show-details="true"/>
                <table:data-pilot-member table:name="0,00226502" table:display="true" table:show-details="true"/>
                <table:data-pilot-member table:name="0,00226635" table:display="true" table:show-details="true"/>
                <table:data-pilot-member table:name="0,00226646" table:display="true" table:show-details="true"/>
                <table:data-pilot-member table:name="0,00226722" table:display="true" table:show-details="true"/>
                <table:data-pilot-member table:name="0,00226858" table:display="true" table:show-details="true"/>
                <table:data-pilot-member table:name="0,00226929" table:display="true" table:show-details="true"/>
                <table:data-pilot-member table:name="0,00227123" table:display="true" table:show-details="true"/>
                <table:data-pilot-member table:name="0,00227138" table:display="true" table:show-details="true"/>
                <table:data-pilot-member table:name="0,00227218" table:display="true" table:show-details="true"/>
                <table:data-pilot-member table:name="0,00227492" table:display="true" table:show-details="true"/>
                <table:data-pilot-member table:name="0,00227553" table:display="true" table:show-details="true"/>
                <table:data-pilot-member table:name="0,00227629" table:display="true" table:show-details="true"/>
                <table:data-pilot-member table:name="0,00227788" table:display="true" table:show-details="true"/>
                <table:data-pilot-member table:name="0,00227803" table:display="true" table:show-details="true"/>
                <table:data-pilot-member table:name="0,00228068" table:display="true" table:show-details="true"/>
                <table:data-pilot-member table:name="0,00228269" table:display="true" table:show-details="true"/>
                <table:data-pilot-member table:name="0,00228344" table:display="true" table:show-details="true"/>
                <table:data-pilot-member table:name="0,00228614" table:display="true" table:show-details="true"/>
                <table:data-pilot-member table:name="0,00228629" table:display="true" table:show-details="true"/>
                <table:data-pilot-member table:name="0,00228638" table:display="true" table:show-details="true"/>
                <table:data-pilot-member table:name="0,00228642" table:display="true" table:show-details="true"/>
                <table:data-pilot-member table:name="0,00228779" table:display="true" table:show-details="true"/>
                <table:data-pilot-member table:name="0,0022886" table:display="true" table:show-details="true"/>
                <table:data-pilot-member table:name="0,00228962" table:display="true" table:show-details="true"/>
                <table:data-pilot-member table:name="0,00229012" table:display="true" table:show-details="true"/>
                <table:data-pilot-member table:name="0,00229021" table:display="true" table:show-details="true"/>
                <table:data-pilot-member table:name="0,00229037" table:display="true" table:show-details="true"/>
                <table:data-pilot-member table:name="0,00229046" table:display="true" table:show-details="true"/>
                <table:data-pilot-member table:name="0,00229054" table:display="true" table:show-details="true"/>
                <table:data-pilot-member table:name="0,00229074" table:display="true" table:show-details="true"/>
                <table:data-pilot-member table:name="0,00229294" table:display="true" table:show-details="true"/>
                <table:data-pilot-member table:name="0,00229309" table:display="true" table:show-details="true"/>
                <table:data-pilot-member table:name="0,00229611" table:display="true" table:show-details="true"/>
                <table:data-pilot-member table:name="0,0022973" table:display="true" table:show-details="true"/>
                <table:data-pilot-member table:name="0,00229834" table:display="true" table:show-details="true"/>
                <table:data-pilot-member table:name="0,00229877" table:display="true" table:show-details="true"/>
                <table:data-pilot-member table:name="0,00229992" table:display="true" table:show-details="true"/>
                <table:data-pilot-member table:name="0,00230023" table:display="true" table:show-details="true"/>
                <table:data-pilot-member table:name="0,0023009" table:display="true" table:show-details="true"/>
                <table:data-pilot-member table:name="0,00230253" table:display="true" table:show-details="true"/>
                <table:data-pilot-member table:name="0,00230372" table:display="true" table:show-details="true"/>
                <table:data-pilot-member table:name="0,00230429" table:display="true" table:show-details="true"/>
                <table:data-pilot-member table:name="0,00230565" table:display="true" table:show-details="true"/>
                <table:data-pilot-member table:name="0,00230698" table:display="true" table:show-details="true"/>
                <table:data-pilot-member table:name="0,00230767" table:display="true" table:show-details="true"/>
                <table:data-pilot-member table:name="0,00230827" table:display="true" table:show-details="true"/>
                <table:data-pilot-member table:name="0,00230936" table:display="true" table:show-details="true"/>
                <table:data-pilot-member table:name="0,00231086" table:display="true" table:show-details="true"/>
                <table:data-pilot-member table:name="0,00231227" table:display="true" table:show-details="true"/>
                <table:data-pilot-member table:name="0,00231233" table:display="true" table:show-details="true"/>
                <table:data-pilot-member table:name="0,00231313" table:display="true" table:show-details="true"/>
                <table:data-pilot-member table:name="0,00231327" table:display="true" table:show-details="true"/>
                <table:data-pilot-member table:name="0,00231415" table:display="true" table:show-details="true"/>
                <table:data-pilot-member table:name="0,00231523" table:display="true" table:show-details="true"/>
                <table:data-pilot-member table:name="0,00231632" table:display="true" table:show-details="true"/>
                <table:data-pilot-member table:name="0,00231651" table:display="true" table:show-details="true"/>
                <table:data-pilot-member table:name="0,00231688" table:display="true" table:show-details="true"/>
                <table:data-pilot-member table:name="0,00231807" table:display="true" table:show-details="true"/>
                <table:data-pilot-member table:name="0,00231933" table:display="true" table:show-details="true"/>
                <table:data-pilot-member table:name="0,00232008" table:display="true" table:show-details="true"/>
                <table:data-pilot-member table:name="0,00232024" table:display="true" table:show-details="true"/>
                <table:data-pilot-member table:name="0,00232091" table:display="true" table:show-details="true"/>
                <table:data-pilot-member table:name="0,00232265" table:display="true" table:show-details="true"/>
                <table:data-pilot-member table:name="0,00232341" table:display="true" table:show-details="true"/>
                <table:data-pilot-member table:name="0,00232772" table:display="true" table:show-details="true"/>
                <table:data-pilot-member table:name="0,00232949" table:display="true" table:show-details="true"/>
                <table:data-pilot-member table:name="0,00233116" table:display="true" table:show-details="true"/>
                <table:data-pilot-member table:name="0,00233306" table:display="true" table:show-details="true"/>
                <table:data-pilot-member table:name="0,00233428" table:display="true" table:show-details="true"/>
                <table:data-pilot-member table:name="0,0023382" table:display="true" table:show-details="true"/>
                <table:data-pilot-member table:name="0,00233831" table:display="true" table:show-details="true"/>
                <table:data-pilot-member table:name="0,00233947" table:display="true" table:show-details="true"/>
                <table:data-pilot-member table:name="0,00234135" table:display="true" table:show-details="true"/>
                <table:data-pilot-member table:name="0,00234152" table:display="true" table:show-details="true"/>
                <table:data-pilot-member table:name="0,00234304" table:display="true" table:show-details="true"/>
                <table:data-pilot-member table:name="0,00234359" table:display="true" table:show-details="true"/>
                <table:data-pilot-member table:name="0,00234443" table:display="true" table:show-details="true"/>
                <table:data-pilot-member table:name="0,00234473" table:display="true" table:show-details="true"/>
                <table:data-pilot-member table:name="0,00234503" table:display="true" table:show-details="true"/>
                <table:data-pilot-member table:name="0,00234565" table:display="true" table:show-details="true"/>
                <table:data-pilot-member table:name="0,00234971" table:display="true" table:show-details="true"/>
                <table:data-pilot-member table:name="0,00235262" table:display="true" table:show-details="true"/>
                <table:data-pilot-member table:name="0,00235679" table:display="true" table:show-details="true"/>
                <table:data-pilot-member table:name="0,00235766" table:display="true" table:show-details="true"/>
                <table:data-pilot-member table:name="0,00235807" table:display="true" table:show-details="true"/>
                <table:data-pilot-member table:name="0,00235845" table:display="true" table:show-details="true"/>
                <table:data-pilot-member table:name="0,00235899" table:display="true" table:show-details="true"/>
                <table:data-pilot-member table:name="0,00235995" table:display="true" table:show-details="true"/>
                <table:data-pilot-member table:name="0,00236193" table:display="true" table:show-details="true"/>
                <table:data-pilot-member table:name="0,00236204" table:display="true" table:show-details="true"/>
                <table:data-pilot-member table:name="0,00236233" table:display="true" table:show-details="true"/>
                <table:data-pilot-member table:name="0,0023637" table:display="true" table:show-details="true"/>
                <table:data-pilot-member table:name="0,002367" table:display="true" table:show-details="true"/>
                <table:data-pilot-member table:name="0,00236728" table:display="true" table:show-details="true"/>
                <table:data-pilot-member table:name="0,00236743" table:display="true" table:show-details="true"/>
                <table:data-pilot-member table:name="0,00236871" table:display="true" table:show-details="true"/>
                <table:data-pilot-member table:name="0,00236975" table:display="true" table:show-details="true"/>
                <table:data-pilot-member table:name="0,00237032" table:display="true" table:show-details="true"/>
                <table:data-pilot-member table:name="0,00237253" table:display="true" table:show-details="true"/>
                <table:data-pilot-member table:name="0,0023735" table:display="true" table:show-details="true"/>
                <table:data-pilot-member table:name="0,00237408" table:display="true" table:show-details="true"/>
                <table:data-pilot-member table:name="0,00237557" table:display="true" table:show-details="true"/>
                <table:data-pilot-member table:name="0,00237736" table:display="true" table:show-details="true"/>
                <table:data-pilot-member table:name="0,00237808" table:display="true" table:show-details="true"/>
                <table:data-pilot-member table:name="0,00237863" table:display="true" table:show-details="true"/>
                <table:data-pilot-member table:name="0,00237906" table:display="true" table:show-details="true"/>
                <table:data-pilot-member table:name="0,00238025" table:display="true" table:show-details="true"/>
                <table:data-pilot-member table:name="0,0023812" table:display="true" table:show-details="true"/>
                <table:data-pilot-member table:name="0,00238356" table:display="true" table:show-details="true"/>
                <table:data-pilot-member table:name="0,00238455" table:display="true" table:show-details="true"/>
                <table:data-pilot-member table:name="0,00238556" table:display="true" table:show-details="true"/>
                <table:data-pilot-member table:name="0,00238582" table:display="true" table:show-details="true"/>
                <table:data-pilot-member table:name="0,00238794" table:display="true" table:show-details="true"/>
                <table:data-pilot-member table:name="0,00238899" table:display="true" table:show-details="true"/>
                <table:data-pilot-member table:name="0,00238906" table:display="true" table:show-details="true"/>
                <table:data-pilot-member table:name="0,00238914" table:display="true" table:show-details="true"/>
                <table:data-pilot-member table:name="0,0023922" table:display="true" table:show-details="true"/>
                <table:data-pilot-member table:name="0,00239281" table:display="true" table:show-details="true"/>
                <table:data-pilot-member table:name="0,00239289" table:display="true" table:show-details="true"/>
                <table:data-pilot-member table:name="0,00239423" table:display="true" table:show-details="true"/>
                <table:data-pilot-member table:name="0,00239439" table:display="true" table:show-details="true"/>
                <table:data-pilot-member table:name="0,0023948" table:display="true" table:show-details="true"/>
                <table:data-pilot-member table:name="0,0023961" table:display="true" table:show-details="true"/>
                <table:data-pilot-member table:name="0,00239624" table:display="true" table:show-details="true"/>
                <table:data-pilot-member table:name="0,00239689" table:display="true" table:show-details="true"/>
                <table:data-pilot-member table:name="0,00239928" table:display="true" table:show-details="true"/>
                <table:data-pilot-member table:name="0,00240106" table:display="true" table:show-details="true"/>
                <table:data-pilot-member table:name="0,00240387" table:display="true" table:show-details="true"/>
                <table:data-pilot-member table:name="0,00240406" table:display="true" table:show-details="true"/>
                <table:data-pilot-member table:name="0,00240843" table:display="true" table:show-details="true"/>
                <table:data-pilot-member table:name="0,00240924" table:display="true" table:show-details="true"/>
                <table:data-pilot-member table:name="0,00241028" table:display="true" table:show-details="true"/>
                <table:data-pilot-member table:name="0,0024127" table:display="true" table:show-details="true"/>
                <table:data-pilot-member table:name="0,00241403" table:display="true" table:show-details="true"/>
                <table:data-pilot-member table:name="0,00241539" table:display="true" table:show-details="true"/>
                <table:data-pilot-member table:name="0,00241632" table:display="true" table:show-details="true"/>
                <table:data-pilot-member table:name="0,00241727" table:display="true" table:show-details="true"/>
                <table:data-pilot-member table:name="0,00241742" table:display="true" table:show-details="true"/>
                <table:data-pilot-member table:name="0,00241852" table:display="true" table:show-details="true"/>
                <table:data-pilot-member table:name="0,00241974" table:display="true" table:show-details="true"/>
                <table:data-pilot-member table:name="0,00242082" table:display="true" table:show-details="true"/>
                <table:data-pilot-member table:name="0,00242206" table:display="true" table:show-details="true"/>
                <table:data-pilot-member table:name="0,00242429" table:display="true" table:show-details="true"/>
                <table:data-pilot-member table:name="0,00242537" table:display="true" table:show-details="true"/>
                <table:data-pilot-member table:name="0,00242636" table:display="true" table:show-details="true"/>
                <table:data-pilot-member table:name="0,00242641" table:display="true" table:show-details="true"/>
                <table:data-pilot-member table:name="0,00242648" table:display="true" table:show-details="true"/>
                <table:data-pilot-member table:name="0,0024272" table:display="true" table:show-details="true"/>
                <table:data-pilot-member table:name="0,00242984" table:display="true" table:show-details="true"/>
                <table:data-pilot-member table:name="0,00243096" table:display="true" table:show-details="true"/>
                <table:data-pilot-member table:name="0,00243258" table:display="true" table:show-details="true"/>
                <table:data-pilot-member table:name="0,00243318" table:display="true" table:show-details="true"/>
                <table:data-pilot-member table:name="0,00243361" table:display="true" table:show-details="true"/>
                <table:data-pilot-member table:name="0,00243547" table:display="true" table:show-details="true"/>
                <table:data-pilot-member table:name="0,00243564" table:display="true" table:show-details="true"/>
                <table:data-pilot-member table:name="0,00243993" table:display="true" table:show-details="true"/>
                <table:data-pilot-member table:name="0,00244207" table:display="true" table:show-details="true"/>
                <table:data-pilot-member table:name="0,00244301" table:display="true" table:show-details="true"/>
                <table:data-pilot-member table:name="0,00244497" table:display="true" table:show-details="true"/>
                <table:data-pilot-member table:name="0,00244698" table:display="true" table:show-details="true"/>
                <table:data-pilot-member table:name="0,00244709" table:display="true" table:show-details="true"/>
                <table:data-pilot-member table:name="0,00244756" table:display="true" table:show-details="true"/>
                <table:data-pilot-member table:name="0,00244772" table:display="true" table:show-details="true"/>
                <table:data-pilot-member table:name="0,00244908" table:display="true" table:show-details="true"/>
                <table:data-pilot-member table:name="0,00244939" table:display="true" table:show-details="true"/>
                <table:data-pilot-member table:name="0,00244945" table:display="true" table:show-details="true"/>
                <table:data-pilot-member table:name="0,00245089" table:display="true" table:show-details="true"/>
                <table:data-pilot-member table:name="0,00245092" table:display="true" table:show-details="true"/>
                <table:data-pilot-member table:name="0,00245096" table:display="true" table:show-details="true"/>
                <table:data-pilot-member table:name="0,00245236" table:display="true" table:show-details="true"/>
                <table:data-pilot-member table:name="0,00245254" table:display="true" table:show-details="true"/>
                <table:data-pilot-member table:name="0,00245334" table:display="true" table:show-details="true"/>
                <table:data-pilot-member table:name="0,00245335" table:display="true" table:show-details="true"/>
                <table:data-pilot-member table:name="0,00245355" table:display="true" table:show-details="true"/>
                <table:data-pilot-member table:name="0,00245388" table:display="true" table:show-details="true"/>
                <table:data-pilot-member table:name="0,00245416" table:display="true" table:show-details="true"/>
                <table:data-pilot-member table:name="0,00245437" table:display="true" table:show-details="true"/>
                <table:data-pilot-member table:name="0,00245459" table:display="true" table:show-details="true"/>
                <table:data-pilot-member table:name="0,00245499" table:display="true" table:show-details="true"/>
                <table:data-pilot-member table:name="0,00245504" table:display="true" table:show-details="true"/>
                <table:data-pilot-member table:name="0,00245585" table:display="true" table:show-details="true"/>
                <table:data-pilot-member table:name="0,00245621" table:display="true" table:show-details="true"/>
                <table:data-pilot-member table:name="0,0024566" table:display="true" table:show-details="true"/>
                <table:data-pilot-member table:name="0,00245819" table:display="true" table:show-details="true"/>
                <table:data-pilot-member table:name="0,00245879" table:display="true" table:show-details="true"/>
                <table:data-pilot-member table:name="0,00245896" table:display="true" table:show-details="true"/>
                <table:data-pilot-member table:name="0,00245906" table:display="true" table:show-details="true"/>
                <table:data-pilot-member table:name="0,00245909" table:display="true" table:show-details="true"/>
                <table:data-pilot-member table:name="0,00245939" table:display="true" table:show-details="true"/>
                <table:data-pilot-member table:name="0,00246037" table:display="true" table:show-details="true"/>
                <table:data-pilot-member table:name="0,00246047" table:display="true" table:show-details="true"/>
                <table:data-pilot-member table:name="0,00246096" table:display="true" table:show-details="true"/>
                <table:data-pilot-member table:name="0,00246098" table:display="true" table:show-details="true"/>
                <table:data-pilot-member table:name="0,00246337" table:display="true" table:show-details="true"/>
                <table:data-pilot-member table:name="0,00246355" table:display="true" table:show-details="true"/>
                <table:data-pilot-member table:name="0,00246366" table:display="true" table:show-details="true"/>
                <table:data-pilot-member table:name="0,00246367" table:display="true" table:show-details="true"/>
                <table:data-pilot-member table:name="0,00246391" table:display="true" table:show-details="true"/>
                <table:data-pilot-member table:name="0,0024643" table:display="true" table:show-details="true"/>
                <table:data-pilot-member table:name="0,00246472" table:display="true" table:show-details="true"/>
                <table:data-pilot-member table:name="0,00246508" table:display="true" table:show-details="true"/>
                <table:data-pilot-member table:name="0,00246582" table:display="true" table:show-details="true"/>
                <table:data-pilot-member table:name="0,00246603" table:display="true" table:show-details="true"/>
                <table:data-pilot-member table:name="0,00246651" table:display="true" table:show-details="true"/>
                <table:data-pilot-member table:name="0,00246755" table:display="true" table:show-details="true"/>
                <table:data-pilot-member table:name="0,00246846" table:display="true" table:show-details="true"/>
                <table:data-pilot-member table:name="0,00246853" table:display="true" table:show-details="true"/>
                <table:data-pilot-member table:name="0,00246873" table:display="true" table:show-details="true"/>
                <table:data-pilot-member table:name="0,00247002" table:display="true" table:show-details="true"/>
                <table:data-pilot-member table:name="0,00247163" table:display="true" table:show-details="true"/>
                <table:data-pilot-member table:name="0,00247183" table:display="true" table:show-details="true"/>
                <table:data-pilot-member table:name="0,00247237" table:display="true" table:show-details="true"/>
                <table:data-pilot-member table:name="0,00247379" table:display="true" table:show-details="true"/>
                <table:data-pilot-member table:name="0,00247486" table:display="true" table:show-details="true"/>
                <table:data-pilot-member table:name="0,00247527" table:display="true" table:show-details="true"/>
                <table:data-pilot-member table:name="0,00247798" table:display="true" table:show-details="true"/>
                <table:data-pilot-member table:name="0,00247802" table:display="true" table:show-details="true"/>
                <table:data-pilot-member table:name="0,00247812" table:display="true" table:show-details="true"/>
                <table:data-pilot-member table:name="0,00247857" table:display="true" table:show-details="true"/>
                <table:data-pilot-member table:name="0,00247893" table:display="true" table:show-details="true"/>
                <table:data-pilot-member table:name="0,00247917" table:display="true" table:show-details="true"/>
                <table:data-pilot-member table:name="0,00247935" table:display="true" table:show-details="true"/>
                <table:data-pilot-member table:name="0,00248201" table:display="true" table:show-details="true"/>
                <table:data-pilot-member table:name="0,00248222" table:display="true" table:show-details="true"/>
                <table:data-pilot-member table:name="0,00248237" table:display="true" table:show-details="true"/>
                <table:data-pilot-member table:name="0,00248285" table:display="true" table:show-details="true"/>
                <table:data-pilot-member table:name="0,00248428" table:display="true" table:show-details="true"/>
                <table:data-pilot-member table:name="0,00248433" table:display="true" table:show-details="true"/>
                <table:data-pilot-member table:name="0,00248553" table:display="true" table:show-details="true"/>
                <table:data-pilot-member table:name="0,00248594" table:display="true" table:show-details="true"/>
                <table:data-pilot-member table:name="0,00248662" table:display="true" table:show-details="true"/>
                <table:data-pilot-member table:name="0,00248706" table:display="true" table:show-details="true"/>
                <table:data-pilot-member table:name="0,00248899" table:display="true" table:show-details="true"/>
                <table:data-pilot-member table:name="0,00248921" table:display="true" table:show-details="true"/>
                <table:data-pilot-member table:name="0,00249071" table:display="true" table:show-details="true"/>
                <table:data-pilot-member table:name="0,00249323" table:display="true" table:show-details="true"/>
                <table:data-pilot-member table:name="0,00249398" table:display="true" table:show-details="true"/>
                <table:data-pilot-member table:name="0,00249403" table:display="true" table:show-details="true"/>
                <table:data-pilot-member table:name="0,00249506" table:display="true" table:show-details="true"/>
                <table:data-pilot-member table:name="0,00249575" table:display="true" table:show-details="true"/>
                <table:data-pilot-member table:name="0,00249649" table:display="true" table:show-details="true"/>
                <table:data-pilot-member table:name="0,00249737" table:display="true" table:show-details="true"/>
                <table:data-pilot-member table:name="0,00249885" table:display="true" table:show-details="true"/>
                <table:data-pilot-member table:name="0,00249924" table:display="true" table:show-details="true"/>
                <table:data-pilot-member table:name="0,00250098" table:display="true" table:show-details="true"/>
                <table:data-pilot-member table:name="0,00250321" table:display="true" table:show-details="true"/>
                <table:data-pilot-member table:name="0,00250352" table:display="true" table:show-details="true"/>
                <table:data-pilot-member table:name="0,00250565" table:display="true" table:show-details="true"/>
                <table:data-pilot-member table:name="0,00250618" table:display="true" table:show-details="true"/>
                <table:data-pilot-member table:name="0,00250704" table:display="true" table:show-details="true"/>
                <table:data-pilot-member table:name="0,00250842" table:display="true" table:show-details="true"/>
                <table:data-pilot-member table:name="0,00251055" table:display="true" table:show-details="true"/>
                <table:data-pilot-member table:name="0,00251105" table:display="true" table:show-details="true"/>
                <table:data-pilot-member table:name="0,00251132" table:display="true" table:show-details="true"/>
                <table:data-pilot-member table:name="0,0025123" table:display="true" table:show-details="true"/>
                <table:data-pilot-member table:name="0,00251297" table:display="true" table:show-details="true"/>
                <table:data-pilot-member table:name="0,00251475" table:display="true" table:show-details="true"/>
                <table:data-pilot-member table:name="0,00251607" table:display="true" table:show-details="true"/>
                <table:data-pilot-member table:name="0,00251635" table:display="true" table:show-details="true"/>
                <table:data-pilot-member table:name="0,00251652" table:display="true" table:show-details="true"/>
                <table:data-pilot-member table:name="0,00251673" table:display="true" table:show-details="true"/>
                <table:data-pilot-member table:name="0,00251824" table:display="true" table:show-details="true"/>
                <table:data-pilot-member table:name="0,00251853" table:display="true" table:show-details="true"/>
                <table:data-pilot-member table:name="0,00251879" table:display="true" table:show-details="true"/>
                <table:data-pilot-member table:name="0,00251956" table:display="true" table:show-details="true"/>
                <table:data-pilot-member table:name="0,00251963" table:display="true" table:show-details="true"/>
                <table:data-pilot-member table:name="0,00252041" table:display="true" table:show-details="true"/>
                <table:data-pilot-member table:name="0,00252047" table:display="true" table:show-details="true"/>
                <table:data-pilot-member table:name="0,00252164" table:display="true" table:show-details="true"/>
                <table:data-pilot-member table:name="0,00252246" table:display="true" table:show-details="true"/>
                <table:data-pilot-member table:name="0,0025227" table:display="true" table:show-details="true"/>
                <table:data-pilot-member table:name="0,00252349" table:display="true" table:show-details="true"/>
                <table:data-pilot-member table:name="0,00252428" table:display="true" table:show-details="true"/>
                <table:data-pilot-member table:name="0,00252529" table:display="true" table:show-details="true"/>
                <table:data-pilot-member table:name="0,00252549" table:display="true" table:show-details="true"/>
                <table:data-pilot-member table:name="0,00252566" table:display="true" table:show-details="true"/>
                <table:data-pilot-member table:name="0,00252628" table:display="true" table:show-details="true"/>
                <table:data-pilot-member table:name="0,00252843" table:display="true" table:show-details="true"/>
                <table:data-pilot-member table:name="0,00252898" table:display="true" table:show-details="true"/>
                <table:data-pilot-member table:name="0,00252921" table:display="true" table:show-details="true"/>
                <table:data-pilot-member table:name="0,0025299" table:display="true" table:show-details="true"/>
                <table:data-pilot-member table:name="0,00253201" table:display="true" table:show-details="true"/>
                <table:data-pilot-member table:name="0,00253323" table:display="true" table:show-details="true"/>
                <table:data-pilot-member table:name="0,00253624" table:display="true" table:show-details="true"/>
                <table:data-pilot-member table:name="0,0025365" table:display="true" table:show-details="true"/>
                <table:data-pilot-member table:name="0,00253795" table:display="true" table:show-details="true"/>
                <table:data-pilot-member table:name="0,00253804" table:display="true" table:show-details="true"/>
                <table:data-pilot-member table:name="0,00253903" table:display="true" table:show-details="true"/>
                <table:data-pilot-member table:name="0,00253971" table:display="true" table:show-details="true"/>
                <table:data-pilot-member table:name="0,00254162" table:display="true" table:show-details="true"/>
                <table:data-pilot-member table:name="0,00254178" table:display="true" table:show-details="true"/>
                <table:data-pilot-member table:name="0,002542" table:display="true" table:show-details="true"/>
                <table:data-pilot-member table:name="0,0025424" table:display="true" table:show-details="true"/>
                <table:data-pilot-member table:name="0,00254299" table:display="true" table:show-details="true"/>
                <table:data-pilot-member table:name="0,00254314" table:display="true" table:show-details="true"/>
                <table:data-pilot-member table:name="0,00254472" table:display="true" table:show-details="true"/>
                <table:data-pilot-member table:name="0,00254603" table:display="true" table:show-details="true"/>
                <table:data-pilot-member table:name="0,00254643" table:display="true" table:show-details="true"/>
                <table:data-pilot-member table:name="0,00254662" table:display="true" table:show-details="true"/>
                <table:data-pilot-member table:name="0,00254699" table:display="true" table:show-details="true"/>
                <table:data-pilot-member table:name="0,00255075" table:display="true" table:show-details="true"/>
                <table:data-pilot-member table:name="0,00255107" table:display="true" table:show-details="true"/>
                <table:data-pilot-member table:name="0,00255441" table:display="true" table:show-details="true"/>
                <table:data-pilot-member table:name="0,00255466" table:display="true" table:show-details="true"/>
                <table:data-pilot-member table:name="0,00255688" table:display="true" table:show-details="true"/>
                <table:data-pilot-member table:name="0,00255696" table:display="true" table:show-details="true"/>
                <table:data-pilot-member table:name="0,00255714" table:display="true" table:show-details="true"/>
                <table:data-pilot-member table:name="0,00255802" table:display="true" table:show-details="true"/>
                <table:data-pilot-member table:name="0,00255827" table:display="true" table:show-details="true"/>
                <table:data-pilot-member table:name="0,00255839" table:display="true" table:show-details="true"/>
                <table:data-pilot-member table:name="0,00255842" table:display="true" table:show-details="true"/>
                <table:data-pilot-member table:name="0,00255844" table:display="true" table:show-details="true"/>
                <table:data-pilot-member table:name="0,00255977" table:display="true" table:show-details="true"/>
                <table:data-pilot-member table:name="0,00256112" table:display="true" table:show-details="true"/>
                <table:data-pilot-member table:name="0,00256176" table:display="true" table:show-details="true"/>
                <table:data-pilot-member table:name="0,00256233" table:display="true" table:show-details="true"/>
                <table:data-pilot-member table:name="0,00256516" table:display="true" table:show-details="true"/>
                <table:data-pilot-member table:name="0,00256592" table:display="true" table:show-details="true"/>
                <table:data-pilot-member table:name="0,00256861" table:display="true" table:show-details="true"/>
                <table:data-pilot-member table:name="0,00256927" table:display="true" table:show-details="true"/>
                <table:data-pilot-member table:name="0,0025705" table:display="true" table:show-details="true"/>
                <table:data-pilot-member table:name="0,00257077" table:display="true" table:show-details="true"/>
                <table:data-pilot-member table:name="0,00257096" table:display="true" table:show-details="true"/>
                <table:data-pilot-member table:name="0,00257109" table:display="true" table:show-details="true"/>
                <table:data-pilot-member table:name="0,00257145" table:display="true" table:show-details="true"/>
                <table:data-pilot-member table:name="0,0025724" table:display="true" table:show-details="true"/>
                <table:data-pilot-member table:name="0,00257676" table:display="true" table:show-details="true"/>
                <table:data-pilot-member table:name="0,00257678" table:display="true" table:show-details="true"/>
                <table:data-pilot-member table:name="0,00257739" table:display="true" table:show-details="true"/>
                <table:data-pilot-member table:name="0,00257796" table:display="true" table:show-details="true"/>
                <table:data-pilot-member table:name="0,00258064" table:display="true" table:show-details="true"/>
                <table:data-pilot-member table:name="0,00258119" table:display="true" table:show-details="true"/>
                <table:data-pilot-member table:name="0,0025823" table:display="true" table:show-details="true"/>
                <table:data-pilot-member table:name="0,00258369" table:display="true" table:show-details="true"/>
                <table:data-pilot-member table:name="0,0025848" table:display="true" table:show-details="true"/>
                <table:data-pilot-member table:name="0,00258505" table:display="true" table:show-details="true"/>
                <table:data-pilot-member table:name="0,00258653" table:display="true" table:show-details="true"/>
                <table:data-pilot-member table:name="0,0025868" table:display="true" table:show-details="true"/>
                <table:data-pilot-member table:name="0,00258774" table:display="true" table:show-details="true"/>
                <table:data-pilot-member table:name="0,00258798" table:display="true" table:show-details="true"/>
                <table:data-pilot-member table:name="0,00258836" table:display="true" table:show-details="true"/>
                <table:data-pilot-member table:name="0,00258881" table:display="true" table:show-details="true"/>
                <table:data-pilot-member table:name="0,00259168" table:display="true" table:show-details="true"/>
                <table:data-pilot-member table:name="0,00259325" table:display="true" table:show-details="true"/>
                <table:data-pilot-member table:name="0,00259449" table:display="true" table:show-details="true"/>
                <table:data-pilot-member table:name="0,00259587" table:display="true" table:show-details="true"/>
                <table:data-pilot-member table:name="0,00259613" table:display="true" table:show-details="true"/>
                <table:data-pilot-member table:name="0,00259633" table:display="true" table:show-details="true"/>
                <table:data-pilot-member table:name="0,00259688" table:display="true" table:show-details="true"/>
                <table:data-pilot-member table:name="0,00259907" table:display="true" table:show-details="true"/>
                <table:data-pilot-member table:name="0,00259916" table:display="true" table:show-details="true"/>
                <table:data-pilot-member table:name="0,0025996" table:display="true" table:show-details="true"/>
                <table:data-pilot-member table:name="0,00259963" table:display="true" table:show-details="true"/>
                <table:data-pilot-member table:name="0,00260192" table:display="true" table:show-details="true"/>
                <table:data-pilot-member table:name="0,00260194" table:display="true" table:show-details="true"/>
                <table:data-pilot-member table:name="0,00260403" table:display="true" table:show-details="true"/>
                <table:data-pilot-member table:name="0,00260505" table:display="true" table:show-details="true"/>
                <table:data-pilot-member table:name="0,00260568" table:display="true" table:show-details="true"/>
                <table:data-pilot-member table:name="0,00260768" table:display="true" table:show-details="true"/>
                <table:data-pilot-member table:name="0,00261039" table:display="true" table:show-details="true"/>
                <table:data-pilot-member table:name="0,00261047" table:display="true" table:show-details="true"/>
                <table:data-pilot-member table:name="0,00261065" table:display="true" table:show-details="true"/>
                <table:data-pilot-member table:name="0,00261203" table:display="true" table:show-details="true"/>
                <table:data-pilot-member table:name="0,00261245" table:display="true" table:show-details="true"/>
                <table:data-pilot-member table:name="0,00261335" table:display="true" table:show-details="true"/>
                <table:data-pilot-member table:name="0,0026139" table:display="true" table:show-details="true"/>
                <table:data-pilot-member table:name="0,00261431" table:display="true" table:show-details="true"/>
                <table:data-pilot-member table:name="0,00261612" table:display="true" table:show-details="true"/>
                <table:data-pilot-member table:name="0,00261628" table:display="true" table:show-details="true"/>
                <table:data-pilot-member table:name="0,00261951" table:display="true" table:show-details="true"/>
                <table:data-pilot-member table:name="0,00262178" table:display="true" table:show-details="true"/>
                <table:data-pilot-member table:name="0,00262244" table:display="true" table:show-details="true"/>
                <table:data-pilot-member table:name="0,00262526" table:display="true" table:show-details="true"/>
                <table:data-pilot-member table:name="0,00262606" table:display="true" table:show-details="true"/>
                <table:data-pilot-member table:name="0,00262733" table:display="true" table:show-details="true"/>
                <table:data-pilot-member table:name="0,00262734" table:display="true" table:show-details="true"/>
                <table:data-pilot-member table:name="0,00262807" table:display="true" table:show-details="true"/>
                <table:data-pilot-member table:name="0,00262926" table:display="true" table:show-details="true"/>
                <table:data-pilot-member table:name="0,00263" table:display="true" table:show-details="true"/>
                <table:data-pilot-member table:name="0,00263186" table:display="true" table:show-details="true"/>
                <table:data-pilot-member table:name="0,0026334" table:display="true" table:show-details="true"/>
                <table:data-pilot-member table:name="0,00263578" table:display="true" table:show-details="true"/>
                <table:data-pilot-member table:name="0,0026361" table:display="true" table:show-details="true"/>
                <table:data-pilot-member table:name="0,00263692" table:display="true" table:show-details="true"/>
                <table:data-pilot-member table:name="0,00263898" table:display="true" table:show-details="true"/>
                <table:data-pilot-member table:name="0,00264009" table:display="true" table:show-details="true"/>
                <table:data-pilot-member table:name="0,00264035" table:display="true" table:show-details="true"/>
                <table:data-pilot-member table:name="0,00264055" table:display="true" table:show-details="true"/>
                <table:data-pilot-member table:name="0,00264177" table:display="true" table:show-details="true"/>
                <table:data-pilot-member table:name="0,00264269" table:display="true" table:show-details="true"/>
                <table:data-pilot-member table:name="0,00264324" table:display="true" table:show-details="true"/>
                <table:data-pilot-member table:name="0,00264865" table:display="true" table:show-details="true"/>
                <table:data-pilot-member table:name="0,00265315" table:display="true" table:show-details="true"/>
                <table:data-pilot-member table:name="0,00265438" table:display="true" table:show-details="true"/>
                <table:data-pilot-member table:name="0,00265656" table:display="true" table:show-details="true"/>
                <table:data-pilot-member table:name="0,00265871" table:display="true" table:show-details="true"/>
                <table:data-pilot-member table:name="0,00265965" table:display="true" table:show-details="true"/>
                <table:data-pilot-member table:name="0,00266051" table:display="true" table:show-details="true"/>
                <table:data-pilot-member table:name="0,00266234" table:display="true" table:show-details="true"/>
                <table:data-pilot-member table:name="0,00266269" table:display="true" table:show-details="true"/>
                <table:data-pilot-member table:name="0,00266322" table:display="true" table:show-details="true"/>
                <table:data-pilot-member table:name="0,00266382" table:display="true" table:show-details="true"/>
                <table:data-pilot-member table:name="0,00266523" table:display="true" table:show-details="true"/>
                <table:data-pilot-member table:name="0,00266569" table:display="true" table:show-details="true"/>
                <table:data-pilot-member table:name="0,00266695" table:display="true" table:show-details="true"/>
                <table:data-pilot-member table:name="0,00266764" table:display="true" table:show-details="true"/>
                <table:data-pilot-member table:name="0,00266836" table:display="true" table:show-details="true"/>
                <table:data-pilot-member table:name="0,00266913" table:display="true" table:show-details="true"/>
                <table:data-pilot-member table:name="0,00266989" table:display="true" table:show-details="true"/>
                <table:data-pilot-member table:name="0,00267374" table:display="true" table:show-details="true"/>
                <table:data-pilot-member table:name="0,00267715" table:display="true" table:show-details="true"/>
                <table:data-pilot-member table:name="0,00267885" table:display="true" table:show-details="true"/>
                <table:data-pilot-member table:name="0,00268154" table:display="true" table:show-details="true"/>
                <table:data-pilot-member table:name="0,00268661" table:display="true" table:show-details="true"/>
                <table:data-pilot-member table:name="0,00268759" table:display="true" table:show-details="true"/>
                <table:data-pilot-member table:name="0,00268926" table:display="true" table:show-details="true"/>
                <table:data-pilot-member table:name="0,00269263" table:display="true" table:show-details="true"/>
                <table:data-pilot-member table:name="0,00269384" table:display="true" table:show-details="true"/>
                <table:data-pilot-member table:name="0,00269402" table:display="true" table:show-details="true"/>
                <table:data-pilot-member table:name="0,00269601" table:display="true" table:show-details="true"/>
                <table:data-pilot-member table:name="0,00269795" table:display="true" table:show-details="true"/>
                <table:data-pilot-member table:name="0,00270191" table:display="true" table:show-details="true"/>
                <table:data-pilot-member table:name="0,00270534" table:display="true" table:show-details="true"/>
                <table:data-pilot-member table:name="0,00270598" table:display="true" table:show-details="true"/>
                <table:data-pilot-member table:name="0,00270624" table:display="true" table:show-details="true"/>
                <table:data-pilot-member table:name="0,00270636" table:display="true" table:show-details="true"/>
                <table:data-pilot-member table:name="0,00270717" table:display="true" table:show-details="true"/>
                <table:data-pilot-member table:name="0,00270804" table:display="true" table:show-details="true"/>
                <table:data-pilot-member table:name="0,0027097" table:display="true" table:show-details="true"/>
                <table:data-pilot-member table:name="0,00271184" table:display="true" table:show-details="true"/>
                <table:data-pilot-member table:name="0,0027164" table:display="true" table:show-details="true"/>
                <table:data-pilot-member table:name="0,00271738" table:display="true" table:show-details="true"/>
                <table:data-pilot-member table:name="0,00272078" table:display="true" table:show-details="true"/>
                <table:data-pilot-member table:name="0,00272365" table:display="true" table:show-details="true"/>
                <table:data-pilot-member table:name="0,00272502" table:display="true" table:show-details="true"/>
                <table:data-pilot-member table:name="0,00272746" table:display="true" table:show-details="true"/>
                <table:data-pilot-member table:name="0,00272751" table:display="true" table:show-details="true"/>
                <table:data-pilot-member table:name="0,00272771" table:display="true" table:show-details="true"/>
                <table:data-pilot-member table:name="0,00272825" table:display="true" table:show-details="true"/>
                <table:data-pilot-member table:name="0,00272952" table:display="true" table:show-details="true"/>
                <table:data-pilot-member table:name="0,00273134" table:display="true" table:show-details="true"/>
                <table:data-pilot-member table:name="0,00273202" table:display="true" table:show-details="true"/>
                <table:data-pilot-member table:name="0,00273315" table:display="true" table:show-details="true"/>
                <table:data-pilot-member table:name="0,00273433" table:display="true" table:show-details="true"/>
                <table:data-pilot-member table:name="0,00273698" table:display="true" table:show-details="true"/>
                <table:data-pilot-member table:name="0,00273727" table:display="true" table:show-details="true"/>
                <table:data-pilot-member table:name="0,00273904" table:display="true" table:show-details="true"/>
                <table:data-pilot-member table:name="0,00274026" table:display="true" table:show-details="true"/>
                <table:data-pilot-member table:name="0,00274229" table:display="true" table:show-details="true"/>
                <table:data-pilot-member table:name="0,00274265" table:display="true" table:show-details="true"/>
                <table:data-pilot-member table:name="0,00274412" table:display="true" table:show-details="true"/>
                <table:data-pilot-member table:name="0,00274481" table:display="true" table:show-details="true"/>
                <table:data-pilot-member table:name="0,00274503" table:display="true" table:show-details="true"/>
                <table:data-pilot-member table:name="0,00274533" table:display="true" table:show-details="true"/>
                <table:data-pilot-member table:name="0,00274577" table:display="true" table:show-details="true"/>
                <table:data-pilot-member table:name="0,00274621" table:display="true" table:show-details="true"/>
                <table:data-pilot-member table:name="0,00274775" table:display="true" table:show-details="true"/>
                <table:data-pilot-member table:name="0,00274806" table:display="true" table:show-details="true"/>
                <table:data-pilot-member table:name="0,00274845" table:display="true" table:show-details="true"/>
                <table:data-pilot-member table:name="0,00275032" table:display="true" table:show-details="true"/>
                <table:data-pilot-member table:name="0,00275138" table:display="true" table:show-details="true"/>
                <table:data-pilot-member table:name="0,00275163" table:display="true" table:show-details="true"/>
                <table:data-pilot-member table:name="0,0027532" table:display="true" table:show-details="true"/>
                <table:data-pilot-member table:name="0,00275323" table:display="true" table:show-details="true"/>
                <table:data-pilot-member table:name="0,00275526" table:display="true" table:show-details="true"/>
                <table:data-pilot-member table:name="0,00275533" table:display="true" table:show-details="true"/>
                <table:data-pilot-member table:name="0,00275665" table:display="true" table:show-details="true"/>
                <table:data-pilot-member table:name="0,00275705" table:display="true" table:show-details="true"/>
                <table:data-pilot-member table:name="0,00275927" table:display="true" table:show-details="true"/>
                <table:data-pilot-member table:name="0,00276112" table:display="true" table:show-details="true"/>
                <table:data-pilot-member table:name="0,00276134" table:display="true" table:show-details="true"/>
                <table:data-pilot-member table:name="0,00276355" table:display="true" table:show-details="true"/>
                <table:data-pilot-member table:name="0,00276521" table:display="true" table:show-details="true"/>
                <table:data-pilot-member table:name="0,0027663" table:display="true" table:show-details="true"/>
                <table:data-pilot-member table:name="0,00276761" table:display="true" table:show-details="true"/>
                <table:data-pilot-member table:name="0,00276819" table:display="true" table:show-details="true"/>
                <table:data-pilot-member table:name="0,00277066" table:display="true" table:show-details="true"/>
                <table:data-pilot-member table:name="0,00277091" table:display="true" table:show-details="true"/>
                <table:data-pilot-member table:name="0,00277159" table:display="true" table:show-details="true"/>
                <table:data-pilot-member table:name="0,00277453" table:display="true" table:show-details="true"/>
                <table:data-pilot-member table:name="0,00277461" table:display="true" table:show-details="true"/>
                <table:data-pilot-member table:name="0,00277482" table:display="true" table:show-details="true"/>
                <table:data-pilot-member table:name="0,00278006" table:display="true" table:show-details="true"/>
                <table:data-pilot-member table:name="0,0027823" table:display="true" table:show-details="true"/>
                <table:data-pilot-member table:name="0,00278243" table:display="true" table:show-details="true"/>
                <table:data-pilot-member table:name="0,00278392" table:display="true" table:show-details="true"/>
                <table:data-pilot-member table:name="0,00278433" table:display="true" table:show-details="true"/>
                <table:data-pilot-member table:name="0,00278538" table:display="true" table:show-details="true"/>
                <table:data-pilot-member table:name="0,00278548" table:display="true" table:show-details="true"/>
                <table:data-pilot-member table:name="0,0027867" table:display="true" table:show-details="true"/>
                <table:data-pilot-member table:name="0,00278761" table:display="true" table:show-details="true"/>
                <table:data-pilot-member table:name="0,00278907" table:display="true" table:show-details="true"/>
                <table:data-pilot-member table:name="0,00279171" table:display="true" table:show-details="true"/>
                <table:data-pilot-member table:name="0,00279498" table:display="true" table:show-details="true"/>
                <table:data-pilot-member table:name="0,00279679" table:display="true" table:show-details="true"/>
                <table:data-pilot-member table:name="0,00280006" table:display="true" table:show-details="true"/>
                <table:data-pilot-member table:name="0,00280197" table:display="true" table:show-details="true"/>
                <table:data-pilot-member table:name="0,00280632" table:display="true" table:show-details="true"/>
                <table:data-pilot-member table:name="0,00280767" table:display="true" table:show-details="true"/>
                <table:data-pilot-member table:name="0,00280949" table:display="true" table:show-details="true"/>
                <table:data-pilot-member table:name="0,00280979" table:display="true" table:show-details="true"/>
                <table:data-pilot-member table:name="0,00281014" table:display="true" table:show-details="true"/>
                <table:data-pilot-member table:name="0,00281063" table:display="true" table:show-details="true"/>
                <table:data-pilot-member table:name="0,0028124" table:display="true" table:show-details="true"/>
                <table:data-pilot-member table:name="0,00281387" table:display="true" table:show-details="true"/>
                <table:data-pilot-member table:name="0,00281753" table:display="true" table:show-details="true"/>
                <table:data-pilot-member table:name="0,00282002" table:display="true" table:show-details="true"/>
                <table:data-pilot-member table:name="0,00282017" table:display="true" table:show-details="true"/>
                <table:data-pilot-member table:name="0,00282066" table:display="true" table:show-details="true"/>
                <table:data-pilot-member table:name="0,00282256" table:display="true" table:show-details="true"/>
                <table:data-pilot-member table:name="0,00282287" table:display="true" table:show-details="true"/>
                <table:data-pilot-member table:name="0,00282543" table:display="true" table:show-details="true"/>
                <table:data-pilot-member table:name="0,00282666" table:display="true" table:show-details="true"/>
                <table:data-pilot-member table:name="0,00282985" table:display="true" table:show-details="true"/>
                <table:data-pilot-member table:name="0,00283109" table:display="true" table:show-details="true"/>
                <table:data-pilot-member table:name="0,00283221" table:display="true" table:show-details="true"/>
                <table:data-pilot-member table:name="0,00283327" table:display="true" table:show-details="true"/>
                <table:data-pilot-member table:name="0,00283463" table:display="true" table:show-details="true"/>
                <table:data-pilot-member table:name="0,00283474" table:display="true" table:show-details="true"/>
                <table:data-pilot-member table:name="0,00283514" table:display="true" table:show-details="true"/>
                <table:data-pilot-member table:name="0,00283598" table:display="true" table:show-details="true"/>
                <table:data-pilot-member table:name="0,00283892" table:display="true" table:show-details="true"/>
                <table:data-pilot-member table:name="0,00284376" table:display="true" table:show-details="true"/>
                <table:data-pilot-member table:name="0,0028473" table:display="true" table:show-details="true"/>
                <table:data-pilot-member table:name="0,00285398" table:display="true" table:show-details="true"/>
                <table:data-pilot-member table:name="0,00285608" table:display="true" table:show-details="true"/>
                <table:data-pilot-member table:name="0,00285994" table:display="true" table:show-details="true"/>
                <table:data-pilot-member table:name="0,0028644" table:display="true" table:show-details="true"/>
                <table:data-pilot-member table:name="0,00286737" table:display="true" table:show-details="true"/>
                <table:data-pilot-member table:name="0,00286787" table:display="true" table:show-details="true"/>
                <table:data-pilot-member table:name="0,00286919" table:display="true" table:show-details="true"/>
                <table:data-pilot-member table:name="0,00287182" table:display="true" table:show-details="true"/>
                <table:data-pilot-member table:name="0,00287218" table:display="true" table:show-details="true"/>
                <table:data-pilot-member table:name="0,0028728" table:display="true" table:show-details="true"/>
                <table:data-pilot-member table:name="0,00287885" table:display="true" table:show-details="true"/>
                <table:data-pilot-member table:name="0,00288166" table:display="true" table:show-details="true"/>
                <table:data-pilot-member table:name="0,00288362" table:display="true" table:show-details="true"/>
                <table:data-pilot-member table:name="0,0028854" table:display="true" table:show-details="true"/>
                <table:data-pilot-member table:name="0,00288631" table:display="true" table:show-details="true"/>
                <table:data-pilot-member table:name="0,00288657" table:display="true" table:show-details="true"/>
                <table:data-pilot-member table:name="0,00289032" table:display="true" table:show-details="true"/>
                <table:data-pilot-member table:name="0,00289427" table:display="true" table:show-details="true"/>
                <table:data-pilot-member table:name="0,0028945" table:display="true" table:show-details="true"/>
                <table:data-pilot-member table:name="0,00289457" table:display="true" table:show-details="true"/>
                <table:data-pilot-member table:name="0,0028961" table:display="true" table:show-details="true"/>
                <table:data-pilot-member table:name="0,00289777" table:display="true" table:show-details="true"/>
                <table:data-pilot-member table:name="0,00289954" table:display="true" table:show-details="true"/>
                <table:data-pilot-member table:name="0,00290056" table:display="true" table:show-details="true"/>
                <table:data-pilot-member table:name="0,00290368" table:display="true" table:show-details="true"/>
                <table:data-pilot-member table:name="0,00290581" table:display="true" table:show-details="true"/>
                <table:data-pilot-member table:name="0,00290653" table:display="true" table:show-details="true"/>
                <table:data-pilot-member table:name="0,00291241" table:display="true" table:show-details="true"/>
                <table:data-pilot-member table:name="0,0029134" table:display="true" table:show-details="true"/>
                <table:data-pilot-member table:name="0,00291346" table:display="true" table:show-details="true"/>
                <table:data-pilot-member table:name="0,00291352" table:display="true" table:show-details="true"/>
                <table:data-pilot-member table:name="0,00291353" table:display="true" table:show-details="true"/>
                <table:data-pilot-member table:name="0,0029147" table:display="true" table:show-details="true"/>
                <table:data-pilot-member table:name="0,0029174" table:display="true" table:show-details="true"/>
                <table:data-pilot-member table:name="0,00292131" table:display="true" table:show-details="true"/>
                <table:data-pilot-member table:name="0,00292221" table:display="true" table:show-details="true"/>
                <table:data-pilot-member table:name="0,00292287" table:display="true" table:show-details="true"/>
                <table:data-pilot-member table:name="0,00292516" table:display="true" table:show-details="true"/>
                <table:data-pilot-member table:name="0,00292682" table:display="true" table:show-details="true"/>
                <table:data-pilot-member table:name="0,00292986" table:display="true" table:show-details="true"/>
                <table:data-pilot-member table:name="0,00293412" table:display="true" table:show-details="true"/>
                <table:data-pilot-member table:name="0,00293685" table:display="true" table:show-details="true"/>
                <table:data-pilot-member table:name="0,00293982" table:display="true" table:show-details="true"/>
                <table:data-pilot-member table:name="0,00294506" table:display="true" table:show-details="true"/>
                <table:data-pilot-member table:name="0,00295486" table:display="true" table:show-details="true"/>
                <table:data-pilot-member table:name="0,00295846" table:display="true" table:show-details="true"/>
                <table:data-pilot-member table:name="0,00296591" table:display="true" table:show-details="true"/>
                <table:data-pilot-member table:name="0,00296592" table:display="true" table:show-details="true"/>
                <table:data-pilot-member table:name="0,00299888" table:display="true" table:show-details="true"/>
                <table:data-pilot-member table:name="0,00300307" table:display="true" table:show-details="true"/>
                <table:data-pilot-member table:name="0,00300701" table:display="true" table:show-details="true"/>
                <table:data-pilot-member table:name="0,00301048" table:display="true" table:show-details="true"/>
                <table:data-pilot-member table:name="0,0030113" table:display="true" table:show-details="true"/>
                <table:data-pilot-member table:name="0,003012" table:display="true" table:show-details="true"/>
                <table:data-pilot-member table:name="0,0030181" table:display="true" table:show-details="true"/>
                <table:data-pilot-member table:name="0,00302353" table:display="true" table:show-details="true"/>
                <table:data-pilot-member table:name="0,00302441" table:display="true" table:show-details="true"/>
                <table:data-pilot-member table:name="0,00302557" table:display="true" table:show-details="true"/>
                <table:data-pilot-member table:name="0,00303019" table:display="true" table:show-details="true"/>
                <table:data-pilot-member table:name="0,00303218" table:display="true" table:show-details="true"/>
                <table:data-pilot-member table:name="0,00303647" table:display="true" table:show-details="true"/>
                <table:data-pilot-member table:name="0,00303816" table:display="true" table:show-details="true"/>
                <table:data-pilot-member table:name="0,00303836" table:display="true" table:show-details="true"/>
                <table:data-pilot-member table:name="0,00304565" table:display="true" table:show-details="true"/>
                <table:data-pilot-member table:name="0,00305108" table:display="true" table:show-details="true"/>
                <table:data-pilot-member table:name="0,00305216" table:display="true" table:show-details="true"/>
                <table:data-pilot-member table:name="0,00305586" table:display="true" table:show-details="true"/>
                <table:data-pilot-member table:name="0,00305734" table:display="true" table:show-details="true"/>
                <table:data-pilot-member table:name="0,00305849" table:display="true" table:show-details="true"/>
                <table:data-pilot-member table:name="0,00307597" table:display="true" table:show-details="true"/>
                <table:data-pilot-member table:name="0,00307845" table:display="true" table:show-details="true"/>
                <table:data-pilot-member table:name="0,00308417" table:display="true" table:show-details="true"/>
                <table:data-pilot-member table:name="0,00308654" table:display="true" table:show-details="true"/>
                <table:data-pilot-member table:name="0,00308723" table:display="true" table:show-details="true"/>
                <table:data-pilot-member table:name="0,0030892" table:display="true" table:show-details="true"/>
                <table:data-pilot-member table:name="0,00309249" table:display="true" table:show-details="true"/>
                <table:data-pilot-member table:name="0,00309367" table:display="true" table:show-details="true"/>
                <table:data-pilot-member table:name="0,00309865" table:display="true" table:show-details="true"/>
                <table:data-pilot-member table:name="0,00310534" table:display="true" table:show-details="true"/>
                <table:data-pilot-member table:name="0,00311172" table:display="true" table:show-details="true"/>
                <table:data-pilot-member table:name="0,00311265" table:display="true" table:show-details="true"/>
                <table:data-pilot-member table:name="0,00311267" table:display="true" table:show-details="true"/>
                <table:data-pilot-member table:name="0,00311683" table:display="true" table:show-details="true"/>
                <table:data-pilot-member table:name="0,0031237" table:display="true" table:show-details="true"/>
                <table:data-pilot-member table:name="0,0031276" table:display="true" table:show-details="true"/>
                <table:data-pilot-member table:name="0,00312831" table:display="true" table:show-details="true"/>
                <table:data-pilot-member table:name="0,00313098" table:display="true" table:show-details="true"/>
                <table:data-pilot-member table:name="0,00313142" table:display="true" table:show-details="true"/>
                <table:data-pilot-member table:name="0,00313155" table:display="true" table:show-details="true"/>
                <table:data-pilot-member table:name="0,00313296" table:display="true" table:show-details="true"/>
                <table:data-pilot-member table:name="0,00313423" table:display="true" table:show-details="true"/>
                <table:data-pilot-member table:name="0,00313595" table:display="true" table:show-details="true"/>
                <table:data-pilot-member table:name="0,00313606" table:display="true" table:show-details="true"/>
                <table:data-pilot-member table:name="0,00313686" table:display="true" table:show-details="true"/>
                <table:data-pilot-member table:name="0,00313914" table:display="true" table:show-details="true"/>
                <table:data-pilot-member table:name="0,0031405" table:display="true" table:show-details="true"/>
                <table:data-pilot-member table:name="0,00314092" table:display="true" table:show-details="true"/>
                <table:data-pilot-member table:name="0,00314214" table:display="true" table:show-details="true"/>
                <table:data-pilot-member table:name="0,00314239" table:display="true" table:show-details="true"/>
                <table:data-pilot-member table:name="0,00314273" table:display="true" table:show-details="true"/>
                <table:data-pilot-member table:name="0,00314536" table:display="true" table:show-details="true"/>
                <table:data-pilot-member table:name="0,00314628" table:display="true" table:show-details="true"/>
                <table:data-pilot-member table:name="0,00314667" table:display="true" table:show-details="true"/>
                <table:data-pilot-member table:name="0,003151" table:display="true" table:show-details="true"/>
                <table:data-pilot-member table:name="0,00315169" table:display="true" table:show-details="true"/>
                <table:data-pilot-member table:name="0,00315344" table:display="true" table:show-details="true"/>
                <table:data-pilot-member table:name="0,00315489" table:display="true" table:show-details="true"/>
                <table:data-pilot-member table:name="0,00315574" table:display="true" table:show-details="true"/>
                <table:data-pilot-member table:name="0,0031581" table:display="true" table:show-details="true"/>
                <table:data-pilot-member table:name="0,00315849" table:display="true" table:show-details="true"/>
                <table:data-pilot-member table:name="0,00315973" table:display="true" table:show-details="true"/>
                <table:data-pilot-member table:name="0,00316079" table:display="true" table:show-details="true"/>
                <table:data-pilot-member table:name="0,00316181" table:display="true" table:show-details="true"/>
                <table:data-pilot-member table:name="0,00316244" table:display="true" table:show-details="true"/>
                <table:data-pilot-member table:name="0,00316246" table:display="true" table:show-details="true"/>
                <table:data-pilot-member table:name="0,00316615" table:display="true" table:show-details="true"/>
                <table:data-pilot-member table:name="0,00316621" table:display="true" table:show-details="true"/>
                <table:data-pilot-member table:name="0,00317059" table:display="true" table:show-details="true"/>
                <table:data-pilot-member table:name="0,00317116" table:display="true" table:show-details="true"/>
                <table:data-pilot-member table:name="0,00317199" table:display="true" table:show-details="true"/>
                <table:data-pilot-member table:name="0,0031763" table:display="true" table:show-details="true"/>
                <table:data-pilot-member table:name="0,00317642" table:display="true" table:show-details="true"/>
                <table:data-pilot-member table:name="0,00317886" table:display="true" table:show-details="true"/>
                <table:data-pilot-member table:name="0,00318104" table:display="true" table:show-details="true"/>
                <table:data-pilot-member table:name="0,00318362" table:display="true" table:show-details="true"/>
                <table:data-pilot-member table:name="0,00318436" table:display="true" table:show-details="true"/>
                <table:data-pilot-member table:name="0,00318613" table:display="true" table:show-details="true"/>
                <table:data-pilot-member table:name="0,00321289" table:display="true" table:show-details="true"/>
                <table:data-pilot-member table:name="0,00321857" table:display="true" table:show-details="true"/>
                <table:data-pilot-member table:name="0,00322244" table:display="true" table:show-details="true"/>
                <table:data-pilot-member table:name="0,00322671" table:display="true" table:show-details="true"/>
                <table:data-pilot-member table:name="0,00323592" table:display="true" table:show-details="true"/>
                <table:data-pilot-member table:name="0,0032368" table:display="true" table:show-details="true"/>
                <table:data-pilot-member table:name="0,00327457" table:display="true" table:show-details="true"/>
                <table:data-pilot-member table:name="0,00328311" table:display="true" table:show-details="true"/>
                <table:data-pilot-member table:name="0,00329257" table:display="true" table:show-details="true"/>
                <table:data-pilot-member table:name="0,00329304" table:display="true" table:show-details="true"/>
                <table:data-pilot-member table:name="0,00329346" table:display="true" table:show-details="true"/>
                <table:data-pilot-member table:name="0,00330602" table:display="true" table:show-details="true"/>
                <table:data-pilot-member table:name="0,00330671" table:display="true" table:show-details="true"/>
                <table:data-pilot-member table:name="0,00330962" table:display="true" table:show-details="true"/>
                <table:data-pilot-member table:name="0,00331275" table:display="true" table:show-details="true"/>
                <table:data-pilot-member table:name="0,00332442" table:display="true" table:show-details="true"/>
                <table:data-pilot-member table:name="0,0033276" table:display="true" table:show-details="true"/>
                <table:data-pilot-member table:name="0,00333127" table:display="true" table:show-details="true"/>
                <table:data-pilot-member table:name="0,00333941" table:display="true" table:show-details="true"/>
                <table:data-pilot-member table:name="0,00335696" table:display="true" table:show-details="true"/>
                <table:data-pilot-member table:name="0,00335756" table:display="true" table:show-details="true"/>
                <table:data-pilot-member table:name="0,00335885" table:display="true" table:show-details="true"/>
                <table:data-pilot-member table:name="0,00336923" table:display="true" table:show-details="true"/>
                <table:data-pilot-member table:name="0,00337864" table:display="true" table:show-details="true"/>
                <table:data-pilot-member table:name="0,00344783" table:display="true" table:show-details="true"/>
                <table:data-pilot-member table:name="0,00345122" table:display="true" table:show-details="true"/>
                <table:data-pilot-member table:name="0,00345507" table:display="true" table:show-details="true"/>
                <table:data-pilot-member table:name="0,00348834" table:display="true" table:show-details="true"/>
                <table:data-pilot-member table:name="0,00349431" table:display="true" table:show-details="true"/>
                <table:data-pilot-member table:name="0,00349468" table:display="true" table:show-details="true"/>
                <table:data-pilot-member table:name="0,00353551" table:display="true" table:show-details="true"/>
                <table:data-pilot-member table:name="0,00356407" table:display="true" table:show-details="true"/>
                <table:data-pilot-member table:name="0,00362283" table:display="true" table:show-details="true"/>
                <table:data-pilot-member table:name="0,00398385" table:display="true" table:show-details="true"/>
                <table:data-pilot-member table:name="0,00400425" table:display="true" table:show-details="true"/>
                <table:data-pilot-member table:name="0,00406904" table:display="true" table:show-details="true"/>
                <table:data-pilot-member table:name="0,004555" table:display="true" table:show-details="true"/>
                <table:data-pilot-member table:name="0,004564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3T17:51:35.192365013</dc:date>
    <meta:editing-duration>PT31S</meta:editing-duration>
    <meta:editing-cycles>1</meta:editing-cycles>
    <meta:document-statistic meta:table-count="2" meta:cell-count="12075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1.46cm" svg:y="2.29cm" style:legend-expansion="high" chart:style-name="ch2"/>
        <chart:plot-area chart:style-name="ch3" table:cell-range-address="PivotChart" chart:data-source-has-labels="column" svg:x="0.32cm" svg:y="0.18cm" svg:width="10.82cm" svg:height="7.74cm">
          <chart:coordinate-region svg:x="1.651cm" svg:y="0.383cm" svg:width="8.99cm" svg:height="6.88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"/>
          </chart:series>
          <chart:series chart:style-name="ch7" chart:values-cell-range-address="PT@data 1" chart:label-cell-address="PT@label 1" chart:class="chart:line">
            <chart:data-point chart:repeated="8"/>
          </chart:series>
          <chart:series chart:style-name="ch8" chart:values-cell-range-address="PT@data 2" chart:label-cell-address="PT@label 2" chart:class="chart:line">
            <chart:data-point chart:repeated="8"/>
          </chart:series>
          <chart:series chart:style-name="ch9" chart:values-cell-range-address="PT@data 3" chart:label-cell-address="PT@label 3" chart:class="chart:line">
            <chart:data-point chart:repeated="8"/>
          </chart:series>
          <chart:series chart:style-name="ch10" chart:values-cell-range-address="PT@data 4" chart:label-cell-address="PT@label 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0000000191">
                <text:p>0.0000000191</text:p>
                <draw:g>
                  <svg:desc>PT@data 0</svg:desc>
                </draw:g>
              </table:table-cell>
              <table:table-cell office:value-type="float" office:value="0.00023306632">
                <text:p>0.00023306632</text:p>
                <draw:g>
                  <svg:desc>PT@data 1</svg:desc>
                </draw:g>
              </table:table-cell>
              <table:table-cell office:value-type="float" office:value="0.00033215042">
                <text:p>0.00033215042</text:p>
                <draw:g>
                  <svg:desc>PT@data 2</svg:desc>
                </draw:g>
              </table:table-cell>
              <table:table-cell office:value-type="float" office:value="0.00023964461">
                <text:p>0.00023964461</text:p>
                <draw:g>
                  <svg:desc>PT@data 3</svg:desc>
                </draw:g>
              </table:table-cell>
              <table:table-cell office:value-type="float" office:value="0.00001313244">
                <text:p>0.00001313244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00003049">
                <text:p>0.00000003049</text:p>
              </table:table-cell>
              <table:table-cell office:value-type="float" office:value="0.0005757674">
                <text:p>0.0005757674</text:p>
              </table:table-cell>
              <table:table-cell office:value-type="float" office:value="0.00078997912">
                <text:p>0.00078997912</text:p>
              </table:table-cell>
              <table:table-cell office:value-type="float" office:value="0.00062346013">
                <text:p>0.00062346013</text:p>
              </table:table-cell>
              <table:table-cell office:value-type="float" office:value="0.00003619605">
                <text:p>0.00003619605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0000001646">
                <text:p>0.00000001646</text:p>
              </table:table-cell>
              <table:table-cell office:value-type="float" office:value="0.0008776931">
                <text:p>0.0008776931</text:p>
              </table:table-cell>
              <table:table-cell office:value-type="float" office:value="0.00113902945">
                <text:p>0.00113902945</text:p>
              </table:table-cell>
              <table:table-cell office:value-type="float" office:value="0.00094628976">
                <text:p>0.00094628976</text:p>
              </table:table-cell>
              <table:table-cell office:value-type="float" office:value="0.00006544676">
                <text:p>0.00006544676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000001856">
                <text:p>0.00000001856</text:p>
              </table:table-cell>
              <table:table-cell office:value-type="float" office:value="0.0014898951">
                <text:p>0.0014898951</text:p>
              </table:table-cell>
              <table:table-cell office:value-type="float" office:value="0.0018695682">
                <text:p>0.0018695682</text:p>
              </table:table-cell>
              <table:table-cell office:value-type="float" office:value="0.0015464101">
                <text:p>0.0015464101</text:p>
              </table:table-cell>
              <table:table-cell office:value-type="float" office:value="0.00012298833">
                <text:p>0.00012298833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00000001386">
                <text:p>0.00000001386</text:p>
              </table:table-cell>
              <table:table-cell office:value-type="float" office:value="0.0017699528">
                <text:p>0.0017699528</text:p>
              </table:table-cell>
              <table:table-cell office:value-type="float" office:value="0.0022213907">
                <text:p>0.0022213907</text:p>
              </table:table-cell>
              <table:table-cell office:value-type="float" office:value="0.0018475733">
                <text:p>0.0018475733</text:p>
              </table:table-cell>
              <table:table-cell office:value-type="float" office:value="0.00015136612">
                <text:p>0.00015136612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000002297">
                <text:p>0.00000002297</text:p>
              </table:table-cell>
              <table:table-cell office:value-type="float" office:value="0.002038871">
                <text:p>0.002038871</text:p>
              </table:table-cell>
              <table:table-cell office:value-type="float" office:value="0.0025711857">
                <text:p>0.0025711857</text:p>
              </table:table-cell>
              <table:table-cell office:value-type="float" office:value="0.0021777176">
                <text:p>0.0021777176</text:p>
              </table:table-cell>
              <table:table-cell office:value-type="float" office:value="0.00017990046">
                <text:p>0.00017990046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0.00000003138">
                <text:p>0.00000003138</text:p>
              </table:table-cell>
              <table:table-cell office:value-type="float" office:value="0.0022711465">
                <text:p>0.0022711465</text:p>
              </table:table-cell>
              <table:table-cell office:value-type="float" office:value="0.0028605518">
                <text:p>0.0028605518</text:p>
              </table:table-cell>
              <table:table-cell office:value-type="float" office:value="0.0024193846">
                <text:p>0.0024193846</text:p>
              </table:table-cell>
              <table:table-cell office:value-type="float" office:value="0.00020758777">
                <text:p>0.00020758777</text:p>
              </table:table-cell>
            </table:table-row>
            <table:table-row>
              <table:table-cell office:value-type="string">
                <text:p>19908</text:p>
              </table:table-cell>
              <table:table-cell office:value-type="float" office:value="0.00000001663">
                <text:p>0.00000001663</text:p>
              </table:table-cell>
              <table:table-cell office:value-type="float" office:value="0.0025648771">
                <text:p>0.0025648771</text:p>
              </table:table-cell>
              <table:table-cell office:value-type="float" office:value="0.0032052717">
                <text:p>0.0032052717</text:p>
              </table:table-cell>
              <table:table-cell office:value-type="float" office:value="0.0026637211">
                <text:p>0.0026637211</text:p>
              </table:table-cell>
              <table:table-cell office:value-type="float" office:value="0.00024336986">
                <text:p>0.00024336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